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212 <text:s text:c="2"/>-0.961 <text:s text:c="3"/>0.149 | <text:s text:c="2"/>-80.9 <text:s text:c="2"/>-12.2 <text:s text:c="3"/>32.2</text:p>
      <text:p text:style-name="Standard"><text:s text:c="3"/>0.000 | 2 <text:s/>| <text:s text:c="3"/>0.196 <text:s text:c="3"/>0.989 <text:s text:c="3"/>0.097 | <text:s text:c="3"/>83.8 <text:s text:c="2"/>-11.1 <text:s text:c="3"/>62.2</text:p>
      <text:p text:style-name="Standard"><text:s text:c="3"/>0.000 | 3 <text:s/>| <text:s text:c="3"/>0.995 <text:s text:c="2"/>-0.013 <text:s text:c="3"/>0.238 | <text:s text:c="3"/>-2.9 <text:s text:c="2"/>-75.6 <text:s text:c="4"/>4.4</text:p>
      <text:p text:style-name="Standard"><text:s text:c="3"/>0.000 | 4 <text:s/>| <text:s text:c="3"/>1.009 <text:s text:c="2"/>-0.005 <text:s text:c="3"/>0.003 | <text:s text:c="2"/>-37.2 <text:s text:c="2"/>-85.3 <text:s text:c="2"/>-27.2</text:p>
      <text:p text:style-name="Standard"><text:s text:c="3"/>0.000 | 5 <text:s/>| <text:s text:c="3"/>1.019 <text:s text:c="2"/>-0.087 <text:s text:c="2"/>-0.127 | <text:s/>-144.6 <text:s text:c="2"/>-80.2 <text:s/>-165.1</text:p>
      <text:p text:style-name="Standard"><text:s text:c="3"/>0.035 | 0 <text:s/>| <text:s text:c="8"/>Comm Error <text:s text:c="8"/>| <text:s text:c="11"/>- <text:s text:c="10"/></text:p>
      <text:p text:style-name="Standard"><text:s text:c="3"/>0.035 | 1 <text:s/>| <text:s text:c="3"/>0.212 <text:s text:c="2"/>-0.961 <text:s text:c="3"/>0.149 | <text:s text:c="2"/>-80.9 <text:s text:c="2"/>-12.2 <text:s text:c="3"/>32.2</text:p>
      <text:p text:style-name="Standard"><text:s text:c="3"/>0.035 | 2 <text:s/>| <text:s text:c="3"/>0.193 <text:s text:c="3"/>0.987 <text:s text:c="3"/>0.098 | <text:s text:c="3"/>83.8 <text:s text:c="2"/>-11.1 <text:s text:c="3"/>62.2</text:p>
      <text:p text:style-name="Standard"><text:s text:c="3"/>0.035 | 3 <text:s/>| <text:s text:c="3"/>0.995 <text:s text:c="2"/>-0.011 <text:s text:c="3"/>0.238 | <text:s text:c="3"/>-2.9 <text:s text:c="2"/>-75.6 <text:s text:c="4"/>4.4</text:p>
      <text:p text:style-name="Standard"><text:s text:c="3"/>0.035 | 4 <text:s/>| <text:s text:c="3"/>1.009 <text:s text:c="2"/>-0.003 <text:s text:c="3"/>0.004 | <text:s text:c="2"/>-37.5 <text:s text:c="2"/>-85.3 <text:s text:c="2"/>-27.2</text:p>
      <text:p text:style-name="Standard"><text:s text:c="3"/>0.035 | 5 <text:s/>| <text:s text:c="3"/>1.020 <text:s text:c="2"/>-0.086 <text:s text:c="2"/>-0.124 | <text:s/>-144.3 <text:s text:c="2"/>-80.3 <text:s/>-165.4</text:p>
      <text:p text:style-name="Standard"><text:s text:c="3"/>0.069 | 0 <text:s/>| <text:s text:c="8"/>Comm Error <text:s text:c="8"/>| <text:s text:c="11"/>- <text:s text:c="10"/></text:p>
      <text:p text:style-name="Standard"><text:s text:c="3"/>0.069 | 1 <text:s/>| <text:s text:c="3"/>0.213 <text:s text:c="2"/>-0.964 <text:s text:c="3"/>0.148 | <text:s text:c="2"/>-80.9 <text:s text:c="2"/>-12.2 <text:s text:c="3"/>32.2</text:p>
      <text:p text:style-name="Standard"><text:s text:c="3"/>0.069 | 2 <text:s/>| <text:s text:c="3"/>0.194 <text:s text:c="3"/>0.989 <text:s text:c="3"/>0.103 | <text:s text:c="3"/>83.8 <text:s text:c="2"/>-11.1 <text:s text:c="3"/>62.2</text:p>
      <text:p text:style-name="Standard"><text:s text:c="3"/>0.069 | 3 <text:s/>| <text:s text:c="3"/>0.996 <text:s text:c="2"/>-0.012 <text:s text:c="3"/>0.240 | <text:s text:c="3"/>-2.9 <text:s text:c="2"/>-75.5 <text:s text:c="4"/>4.4</text:p>
      <text:p text:style-name="Standard"><text:s text:c="3"/>0.069 | 4 <text:s/>| <text:s text:c="3"/>1.008 <text:s text:c="3"/>0.002 <text:s text:c="3"/>0.003 | <text:s text:c="2"/>-36.1 <text:s text:c="2"/>-85.3 <text:s text:c="2"/>-28.5</text:p>
      <text:p text:style-name="Standard"><text:s text:c="3"/>0.069 | 5 <text:s/>| <text:s text:c="3"/>1.022 <text:s text:c="2"/>-0.089 <text:s text:c="2"/>-0.135 | <text:s/>-144.3 <text:s text:c="2"/>-80.2 <text:s/>-165.5</text:p>
      <text:p text:style-name="Standard"><text:s text:c="3"/>0.104 | 0 <text:s/>| <text:s text:c="8"/>Comm Error <text:s text:c="8"/>| <text:s text:c="11"/>- <text:s text:c="10"/></text:p>
      <text:p text:style-name="Standard"><text:s text:c="3"/>0.104 | 1 <text:s/>| <text:s text:c="3"/>0.214 <text:s text:c="2"/>-0.961 <text:s text:c="3"/>0.148 | <text:s text:c="2"/>-80.9 <text:s text:c="2"/>-12.2 <text:s text:c="3"/>32.2</text:p>
      <text:p text:style-name="Standard"><text:s text:c="3"/>0.104 | 2 <text:s/>| <text:s text:c="3"/>0.195 <text:s text:c="3"/>0.988 <text:s text:c="3"/>0.103 | <text:s text:c="3"/>83.8 <text:s text:c="2"/>-11.1 <text:s text:c="3"/>62.2</text:p>
      <text:p text:style-name="Standard"><text:s text:c="3"/>0.104 | 3 <text:s/>| <text:s text:c="3"/>0.995 <text:s text:c="2"/>-0.012 <text:s text:c="3"/>0.239 | <text:s text:c="3"/>-3.0 <text:s text:c="2"/>-75.5 <text:s text:c="4"/>4.5</text:p>
      <text:p text:style-name="Standard"><text:s text:c="3"/>0.104 | 4 <text:s/>| <text:s text:c="3"/>1.011 <text:s text:c="2"/>-0.015 <text:s text:c="3"/>0.005 | <text:s text:c="2"/>-38.8 <text:s text:c="2"/>-85.3 <text:s text:c="2"/>-27.1</text:p>
      <text:p text:style-name="Standard"><text:s text:c="3"/>0.104 | 5 <text:s/>| <text:s text:c="3"/>1.020 <text:s text:c="2"/>-0.085 <text:s text:c="2"/>-0.128 | <text:s/>-144.3 <text:s text:c="2"/>-80.2 <text:s/>-165.5</text:p>
      <text:p text:style-name="Standard"><text:s text:c="3"/>0.138 | 0 <text:s/>| <text:s text:c="8"/>Comm Error <text:s text:c="8"/>| <text:s text:c="11"/>- <text:s text:c="10"/></text:p>
      <text:p text:style-name="Standard"><text:s text:c="3"/>0.138 | 1 <text:s/>| <text:s text:c="3"/>0.214 <text:s text:c="2"/>-0.961 <text:s text:c="3"/>0.149 | <text:s text:c="2"/>-80.9 <text:s text:c="2"/>-12.2 <text:s text:c="3"/>32.2</text:p>
      <text:p text:style-name="Standard"><text:s text:c="3"/>0.138 | 2 <text:s/>| <text:s text:c="3"/>0.196 <text:s text:c="3"/>0.989 <text:s text:c="3"/>0.099 | <text:s text:c="3"/>83.8 <text:s text:c="2"/>-11.1 <text:s text:c="3"/>62.2</text:p>
      <text:p text:style-name="Standard"><text:s text:c="3"/>0.138 | 3 <text:s/>| <text:s text:c="3"/>0.997 <text:s text:c="2"/>-0.017 <text:s text:c="3"/>0.243 | <text:s text:c="3"/>-3.2 <text:s text:c="2"/>-75.5 <text:s text:c="4"/>4.7</text:p>
      <text:p text:style-name="Standard"><text:s text:c="3"/>0.138 | 4 <text:s/>| <text:s text:c="3"/>1.007 <text:s text:c="3"/>0.010 <text:s text:c="2"/>-0.000 | <text:s text:c="2"/>-37.3 <text:s text:c="2"/>-85.3 <text:s text:c="2"/>-27.3</text:p>
      <text:p text:style-name="Standard"><text:s text:c="3"/>0.138 | 5 <text:s/>| <text:s text:c="3"/>1.022 <text:s text:c="2"/>-0.091 <text:s text:c="2"/>-0.128 | <text:s/>-144.1 <text:s text:c="2"/>-80.2 <text:s/>-165.7</text:p>
      <text:p text:style-name="Standard"><text:s text:c="3"/>0.172 | 0 <text:s/>| <text:s text:c="8"/>Comm Error <text:s text:c="8"/>| <text:s text:c="11"/>- <text:s text:c="10"/></text:p>
      <text:p text:style-name="Standard"><text:s text:c="3"/>0.172 | 1 <text:s/>| <text:s text:c="3"/>0.211 <text:s text:c="2"/>-0.961 <text:s text:c="3"/>0.152 | <text:s text:c="2"/>-80.8 <text:s text:c="2"/>-12.2 <text:s text:c="3"/>32.2</text:p>
      <text:p text:style-name="Standard"><text:s text:c="3"/>0.172 | 2 <text:s/>| <text:s text:c="3"/>0.197 <text:s text:c="3"/>0.988 <text:s text:c="3"/>0.096 | <text:s text:c="3"/>83.8 <text:s text:c="2"/>-11.2 <text:s text:c="3"/>62.2</text:p>
      <text:p text:style-name="Standard"><text:s text:c="3"/>0.172 | 3 <text:s/>| <text:s text:c="3"/>0.993 <text:s text:c="2"/>-0.018 <text:s text:c="3"/>0.240 | <text:s text:c="3"/>-3.5 <text:s text:c="2"/>-75.5 <text:s text:c="4"/>5.0</text:p>
      <text:p text:style-name="Standard"><text:s text:c="3"/>0.172 | 4 <text:s/>| <text:s text:c="3"/>1.012 <text:s text:c="2"/>-0.027 <text:s text:c="3"/>0.008 | <text:s text:c="2"/>-42.1 <text:s text:c="2"/>-85.3 <text:s text:c="2"/>-25.3</text:p>
      <text:p text:style-name="Standard"><text:s text:c="3"/>0.172 | 5 <text:s/>| <text:s text:c="3"/>1.020 <text:s text:c="2"/>-0.085 <text:s text:c="2"/>-0.128 | <text:s/>-144.0 <text:s text:c="2"/>-80.2 <text:s/>-165.7</text:p>
      <text:p text:style-name="Standard"><text:soft-page-break/><text:s text:c="3"/>0.206 | 0 <text:s/>| <text:s text:c="8"/>Comm Error <text:s text:c="8"/>| <text:s text:c="11"/>- <text:s text:c="10"/></text:p>
      <text:p text:style-name="Standard"><text:s text:c="3"/>0.206 | 1 <text:s/>| <text:s text:c="3"/>0.212 <text:s text:c="2"/>-0.962 <text:s text:c="3"/>0.151 | <text:s text:c="2"/>-80.8 <text:s text:c="2"/>-12.2 <text:s text:c="3"/>32.2</text:p>
      <text:p text:style-name="Standard"><text:s text:c="3"/>0.206 | 2 <text:s/>| <text:s text:c="3"/>0.197 <text:s text:c="3"/>0.989 <text:s text:c="3"/>0.098 | <text:s text:c="3"/>83.9 <text:s text:c="2"/>-11.2 <text:s text:c="3"/>62.2</text:p>
      <text:p text:style-name="Standard"><text:s text:c="3"/>0.206 | 3 <text:s/>| <text:s text:c="3"/>0.996 <text:s text:c="2"/>-0.013 <text:s text:c="3"/>0.241 | <text:s text:c="3"/>-3.6 <text:s text:c="2"/>-75.5 <text:s text:c="4"/>5.1</text:p>
      <text:p text:style-name="Standard"><text:s text:c="3"/>0.206 | 4 <text:s/>| <text:s text:c="3"/>1.013 <text:s text:c="2"/>-0.007 <text:s text:c="3"/>0.003 | <text:s text:c="2"/>-44.2 <text:s text:c="2"/>-85.2 <text:s text:c="2"/>-24.1</text:p>
      <text:p text:style-name="Standard"><text:s text:c="3"/>0.206 | 5 <text:s/>| <text:s text:c="3"/>1.021 <text:s text:c="2"/>-0.088 <text:s text:c="2"/>-0.130 | <text:s/>-144.1 <text:s text:c="2"/>-80.2 <text:s/>-165.7</text:p>
      <text:p text:style-name="Standard"><text:s text:c="3"/>0.240 | 0 <text:s/>| <text:s text:c="8"/>Comm Error <text:s text:c="8"/>| <text:s text:c="11"/>- <text:s text:c="10"/></text:p>
      <text:p text:style-name="Standard"><text:s text:c="3"/>0.240 | 1 <text:s/>| <text:s text:c="3"/>0.212 <text:s text:c="2"/>-0.963 <text:s text:c="3"/>0.153 | <text:s text:c="2"/>-80.7 <text:s text:c="2"/>-12.2 <text:s text:c="3"/>32.2</text:p>
      <text:p text:style-name="Standard"><text:s text:c="3"/>0.240 | 2 <text:s/>| <text:s text:c="3"/>0.195 <text:s text:c="3"/>0.988 <text:s text:c="3"/>0.100 | <text:s text:c="3"/>83.9 <text:s text:c="2"/>-11.2 <text:s text:c="3"/>62.2</text:p>
      <text:p text:style-name="Standard"><text:s text:c="3"/>0.240 | 3 <text:s/>| <text:s text:c="3"/>0.995 <text:s text:c="2"/>-0.015 <text:s text:c="3"/>0.241 | <text:s text:c="3"/>-3.7 <text:s text:c="2"/>-75.5 <text:s text:c="4"/>5.2</text:p>
      <text:p text:style-name="Standard"><text:s text:c="3"/>0.240 | 4 <text:s/>| <text:s text:c="3"/>1.009 <text:s text:c="2"/>-0.006 <text:s text:c="3"/>0.005 | <text:s text:c="2"/>-44.0 <text:s text:c="2"/>-85.2 <text:s text:c="2"/>-24.4</text:p>
      <text:p text:style-name="Standard"><text:s text:c="3"/>0.240 | 5 <text:s/>| <text:s text:c="3"/>1.020 <text:s text:c="2"/>-0.086 <text:s text:c="2"/>-0.125 | <text:s/>-144.1 <text:s text:c="2"/>-80.2 <text:s/>-165.6</text:p>
      <text:p text:style-name="Standard"><text:s text:c="3"/>0.274 | 0 <text:s/>| <text:s text:c="8"/>Comm Error <text:s text:c="8"/>| <text:s text:c="11"/>- <text:s text:c="10"/></text:p>
      <text:p text:style-name="Standard"><text:s text:c="3"/>0.274 | 1 <text:s/>| <text:s text:c="3"/>0.210 <text:s text:c="2"/>-0.963 <text:s text:c="3"/>0.151 | <text:s text:c="2"/>-80.7 <text:s text:c="2"/>-12.1 <text:s text:c="3"/>32.3</text:p>
      <text:p text:style-name="Standard"><text:s text:c="3"/>0.274 | 2 <text:s/>| <text:s text:c="3"/>0.195 <text:s text:c="3"/>0.989 <text:s text:c="3"/>0.100 | <text:s text:c="3"/>83.9 <text:s text:c="2"/>-11.2 <text:s text:c="3"/>62.2</text:p>
      <text:p text:style-name="Standard"><text:s text:c="3"/>0.274 | 3 <text:s/>| <text:s text:c="3"/>0.992 <text:s text:c="2"/>-0.020 <text:s text:c="3"/>0.238 | <text:s text:c="3"/>-4.0 <text:s text:c="2"/>-75.5 <text:s text:c="4"/>5.5</text:p>
      <text:p text:style-name="Standard"><text:s text:c="3"/>0.274 | 4 <text:s/>| <text:s text:c="3"/>1.009 <text:s text:c="2"/>-0.009 <text:s text:c="3"/>0.008 | <text:s text:c="2"/>-43.7 <text:s text:c="2"/>-85.2 <text:s text:c="2"/>-25.6</text:p>
      <text:p text:style-name="Standard"><text:s text:c="3"/>0.274 | 5 <text:s/>| <text:s text:c="3"/>1.017 <text:s text:c="2"/>-0.088 <text:s text:c="2"/>-0.128 | <text:s/>-143.9 <text:s text:c="2"/>-80.2 <text:s/>-165.8</text:p>
      <text:p text:style-name="Standard"><text:s text:c="3"/>0.308 | 0 <text:s/>| <text:s text:c="8"/>Comm Error <text:s text:c="8"/>| <text:s text:c="11"/>- <text:s text:c="10"/></text:p>
      <text:p text:style-name="Standard"><text:s text:c="3"/>0.308 | 1 <text:s/>| <text:s text:c="3"/>0.211 <text:s text:c="2"/>-0.962 <text:s text:c="3"/>0.149 | <text:s text:c="2"/>-80.7 <text:s text:c="2"/>-12.1 <text:s text:c="3"/>32.3</text:p>
      <text:p text:style-name="Standard"><text:s text:c="3"/>0.308 | 2 <text:s/>| <text:s text:c="3"/>0.198 <text:s text:c="3"/>0.984 <text:s text:c="3"/>0.096 | <text:s text:c="3"/>83.9 <text:s text:c="2"/>-11.2 <text:s text:c="3"/>62.2</text:p>
      <text:p text:style-name="Standard"><text:s text:c="3"/>0.308 | 3 <text:s/>| <text:s text:c="3"/>0.996 <text:s text:c="2"/>-0.017 <text:s text:c="3"/>0.244 | <text:s text:c="3"/>-4.1 <text:s text:c="2"/>-75.5 <text:s text:c="4"/>5.6</text:p>
      <text:p text:style-name="Standard"><text:s text:c="3"/>0.308 | 4 <text:s/>| <text:s text:c="3"/>1.013 <text:s text:c="2"/>-0.006 <text:s text:c="3"/>0.003 | <text:s text:c="2"/>-44.0 <text:s text:c="2"/>-85.2 <text:s text:c="2"/>-25.2</text:p>
      <text:p text:style-name="Standard"><text:s text:c="3"/>0.308 | 5 <text:s/>| <text:s text:c="3"/>1.022 <text:s text:c="2"/>-0.089 <text:s text:c="2"/>-0.130 | <text:s/>-144.0 <text:s text:c="2"/>-80.2 <text:s/>-165.8</text:p>
      <text:p text:style-name="Standard"><text:s text:c="3"/>0.342 | 0 <text:s/>| <text:s text:c="8"/>Comm Error <text:s text:c="8"/>| <text:s text:c="11"/>- <text:s text:c="10"/></text:p>
      <text:p text:style-name="Standard"><text:s text:c="3"/>0.342 | 1 <text:s/>| <text:s text:c="3"/>0.210 <text:s text:c="2"/>-0.971 <text:s text:c="3"/>0.154 | <text:s text:c="2"/>-80.6 <text:s text:c="2"/>-12.1 <text:s text:c="3"/>32.3</text:p>
      <text:p text:style-name="Standard"><text:s text:c="3"/>0.342 | 2 <text:s/>| <text:s text:c="3"/>0.201 <text:s text:c="3"/>0.986 <text:s text:c="3"/>0.096 | <text:s text:c="3"/>84.0 <text:s text:c="2"/>-11.2 <text:s text:c="3"/>62.2</text:p>
      <text:p text:style-name="Standard"><text:s text:c="3"/>0.342 | 3 <text:s/>| <text:s text:c="3"/>0.999 <text:s text:c="2"/>-0.011 <text:s text:c="3"/>0.239 | <text:s text:c="3"/>-4.0 <text:s text:c="2"/>-75.5 <text:s text:c="4"/>5.5</text:p>
      <text:p text:style-name="Standard"><text:s text:c="3"/>0.342 | 4 <text:s/>| <text:s text:c="3"/>1.010 <text:s text:c="2"/>-0.001 <text:s text:c="3"/>0.001 | <text:s text:c="2"/>-42.8 <text:s text:c="2"/>-85.2 <text:s text:c="2"/>-25.5</text:p>
      <text:p text:style-name="Standard"><text:s text:c="3"/>0.342 | 5 <text:s/>| <text:s text:c="3"/>1.022 <text:s text:c="2"/>-0.089 <text:s text:c="2"/>-0.132 | <text:s/>-144.0 <text:s text:c="2"/>-80.2 <text:s/>-165.8</text:p>
      <text:p text:style-name="Standard"><text:s text:c="3"/>0.376 | 0 <text:s/>| <text:s text:c="8"/>Comm Error <text:s text:c="8"/>| <text:s text:c="11"/>- <text:s text:c="10"/></text:p>
      <text:p text:style-name="Standard"><text:s text:c="3"/>0.376 | 1 <text:s/>| <text:s text:c="3"/>0.209 <text:s text:c="2"/>-0.972 <text:s text:c="3"/>0.153 | <text:s text:c="2"/>-80.6 <text:s text:c="2"/>-12.0 <text:s text:c="3"/>32.3</text:p>
      <text:p text:style-name="Standard"><text:s text:c="3"/>0.376 | 2 <text:s/>| <text:s text:c="3"/>0.200 <text:s text:c="3"/>0.984 <text:s text:c="3"/>0.102 | <text:s text:c="3"/>84.0 <text:s text:c="2"/>-11.3 <text:s text:c="3"/>62.2</text:p>
      <text:p text:style-name="Standard"><text:s text:c="3"/>0.376 | 3 <text:s/>| <text:s text:c="3"/>0.995 <text:s text:c="2"/>-0.007 <text:s text:c="3"/>0.243 | <text:s text:c="3"/>-3.7 <text:s text:c="2"/>-75.5 <text:s text:c="4"/>5.2</text:p>
      <text:p text:style-name="Standard"><text:s text:c="3"/>0.376 | 4 <text:s/>| <text:s text:c="3"/>1.009 <text:s text:c="2"/>-0.012 <text:s text:c="3"/>0.002 | <text:s text:c="2"/>-45.2 <text:s text:c="2"/>-85.2 <text:s text:c="2"/>-23.6</text:p>
      <text:p text:style-name="Standard"><text:s text:c="3"/>0.376 | 5 <text:s/>| <text:s text:c="3"/>1.017 <text:s text:c="2"/>-0.090 <text:s text:c="2"/>-0.125 | <text:s/>-143.8 <text:s text:c="2"/>-80.2 <text:s/>-165.9</text:p>
      <text:p text:style-name="Standard"><text:s text:c="3"/>0.410 | 0 <text:s/>| <text:s text:c="8"/>Comm Error <text:s text:c="8"/>| <text:s text:c="11"/>- <text:s text:c="10"/></text:p>
      <text:p text:style-name="Standard"><text:s text:c="3"/>0.410 | 1 <text:s/>| <text:s text:c="3"/>0.208 <text:s text:c="2"/>-0.963 <text:s text:c="3"/>0.146 | <text:s text:c="2"/>-80.7 <text:s text:c="2"/>-12.0 <text:s text:c="3"/>32.4</text:p>
      <text:p text:style-name="Standard"><text:s text:c="3"/>0.410 | 2 <text:s/>| <text:s text:c="3"/>0.199 <text:s text:c="3"/>0.983 <text:s text:c="3"/>0.108 | <text:s text:c="3"/>83.9 <text:s text:c="2"/>-11.3 <text:s text:c="3"/>62.3</text:p>
      <text:p text:style-name="Standard"><text:s text:c="3"/>0.410 | 3 <text:s/>| <text:s text:c="3"/>0.992 <text:s text:c="2"/>-0.010 <text:s text:c="3"/>0.238 | <text:s text:c="3"/>-3.4 <text:s text:c="2"/>-75.5 <text:s text:c="4"/>5.0</text:p>
      <text:p text:style-name="Standard"><text:s text:c="3"/>0.410 | 4 <text:s/>| <text:s text:c="3"/>1.010 <text:s text:c="2"/>-0.009 <text:s text:c="3"/>0.005 | <text:s text:c="2"/>-45.6 <text:s text:c="2"/>-85.2 <text:s text:c="2"/>-23.8</text:p>
      <text:p text:style-name="Standard"><text:s text:c="3"/>0.410 | 5 <text:s/>| <text:s text:c="3"/>1.020 <text:s text:c="2"/>-0.083 <text:s text:c="2"/>-0.125 | <text:s/>-143.9 <text:s text:c="2"/>-80.2 <text:s/>-165.9</text:p>
      <text:p text:style-name="Standard"><text:s text:c="3"/>0.444 | 0 <text:s/>| <text:s text:c="8"/>Comm Error <text:s text:c="8"/>| <text:s text:c="11"/>- <text:s text:c="10"/></text:p>
      <text:p text:style-name="Standard"><text:s text:c="3"/>0.444 | 1 <text:s/>| <text:s text:c="3"/>0.209 <text:s text:c="2"/>-0.958 <text:s text:c="3"/>0.149 | <text:s text:c="2"/>-80.7 <text:s text:c="2"/>-12.0 <text:s text:c="3"/>32.4</text:p>
      <text:p text:style-name="Standard"><text:s text:c="3"/>0.444 | 2 <text:s/>| <text:s text:c="3"/>0.199 <text:s text:c="3"/>0.985 <text:s text:c="3"/>0.105 | <text:s text:c="3"/>83.8 <text:s text:c="2"/>-11.3 <text:s text:c="3"/>62.3</text:p>
      <text:p text:style-name="Standard"><text:s text:c="3"/>0.444 | 3 <text:s/>| <text:s text:c="3"/>0.994 <text:s text:c="2"/>-0.015 <text:s text:c="3"/>0.245 | <text:s text:c="3"/>-3.4 <text:s text:c="2"/>-75.4 <text:s text:c="4"/>4.9</text:p>
      <text:p text:style-name="Standard"><text:s text:c="3"/>0.444 | 4 <text:s/>| <text:s text:c="3"/>1.009 <text:s text:c="2"/>-0.004 <text:s text:c="3"/>0.004 | <text:s text:c="2"/>-43.6 <text:s text:c="2"/>-85.2 <text:s text:c="2"/>-24.8</text:p>
      <text:p text:style-name="Standard"><text:s text:c="3"/>0.444 | 5 <text:s/>| <text:s text:c="3"/>1.020 <text:s text:c="2"/>-0.093 <text:s text:c="2"/>-0.130 | <text:s/>-143.7 <text:s text:c="2"/>-80.2 <text:s/>-166.1</text:p>
      <text:p text:style-name="Standard"><text:s text:c="3"/>0.478 | 0 <text:s/>| <text:s text:c="8"/>Comm Error <text:s text:c="8"/>| <text:s text:c="11"/>- <text:s text:c="10"/></text:p>
      <text:p text:style-name="Standard"><text:soft-page-break/><text:s text:c="3"/>0.478 | 1 <text:s/>| <text:s text:c="3"/>0.207 <text:s text:c="2"/>-0.966 <text:s text:c="3"/>0.157 | <text:s text:c="2"/>-80.7 <text:s text:c="2"/>-11.9 <text:s text:c="3"/>32.4</text:p>
      <text:p text:style-name="Standard"><text:s text:c="3"/>0.478 | 2 <text:s/>| <text:s text:c="3"/>0.201 <text:s text:c="3"/>0.987 <text:s text:c="3"/>0.099 | <text:s text:c="3"/>83.8 <text:s text:c="2"/>-11.3 <text:s text:c="3"/>62.3</text:p>
      <text:p text:style-name="Standard"><text:s text:c="3"/>0.478 | 3 <text:s/>| <text:s text:c="3"/>0.998 <text:s text:c="2"/>-0.012 <text:s text:c="3"/>0.245 | <text:s text:c="3"/>-3.4 <text:s text:c="2"/>-75.4 <text:s text:c="4"/>4.9</text:p>
      <text:p text:style-name="Standard"><text:s text:c="3"/>0.478 | 4 <text:s/>| <text:s text:c="3"/>1.011 <text:s text:c="2"/>-0.011 <text:s text:c="3"/>0.006 | <text:s text:c="2"/>-45.0 <text:s text:c="2"/>-85.2 <text:s text:c="2"/>-24.7</text:p>
      <text:p text:style-name="Standard"><text:s text:c="3"/>0.478 | 5 <text:s/>| <text:s text:c="3"/>1.020 <text:s text:c="2"/>-0.087 <text:s text:c="2"/>-0.125 | <text:s/>-143.6 <text:s text:c="2"/>-80.2 <text:s/>-166.3</text:p>
      <text:p text:style-name="Standard"><text:s text:c="3"/>0.512 | 0 <text:s/>| <text:s text:c="8"/>Comm Error <text:s text:c="8"/>| <text:s text:c="11"/>- <text:s text:c="10"/></text:p>
      <text:p text:style-name="Standard"><text:s text:c="3"/>0.512 | 1 <text:s/>| <text:s text:c="3"/>0.209 <text:s text:c="2"/>-0.967 <text:s text:c="3"/>0.154 | <text:s text:c="2"/>-80.6 <text:s text:c="2"/>-11.9 <text:s text:c="3"/>32.4</text:p>
      <text:p text:style-name="Standard"><text:s text:c="3"/>0.512 | 2 <text:s/>| <text:s text:c="3"/>0.198 <text:s text:c="3"/>0.987 <text:s text:c="3"/>0.099 | <text:s text:c="3"/>83.8 <text:s text:c="2"/>-11.3 <text:s text:c="3"/>62.3</text:p>
      <text:p text:style-name="Standard"><text:s text:c="3"/>0.512 | 3 <text:s/>| <text:s text:c="3"/>0.997 <text:s text:c="2"/>-0.014 <text:s text:c="3"/>0.240 | <text:s text:c="3"/>-3.4 <text:s text:c="2"/>-75.4 <text:s text:c="4"/>4.8</text:p>
      <text:p text:style-name="Standard"><text:s text:c="3"/>0.512 | 4 <text:s/>| <text:s text:c="3"/>1.009 <text:s text:c="3"/>0.001 <text:s text:c="3"/>0.003 | <text:s text:c="2"/>-42.5 <text:s text:c="2"/>-85.2 <text:s text:c="2"/>-26.1</text:p>
      <text:p text:style-name="Standard"><text:s text:c="3"/>0.512 | 5 <text:s/>| <text:s text:c="3"/>1.021 <text:s text:c="2"/>-0.093 <text:s text:c="2"/>-0.129 | <text:s/>-143.4 <text:s text:c="2"/>-80.2 <text:s/>-167.4</text:p>
      <text:p text:style-name="Standard"><text:s text:c="3"/>0.547 | 0 <text:s/>| <text:s text:c="8"/>Comm Error <text:s text:c="8"/>| <text:s text:c="11"/>- <text:s text:c="10"/></text:p>
      <text:p text:style-name="Standard"><text:s text:c="3"/>0.547 | 1 <text:s/>| <text:s text:c="3"/>0.212 <text:s text:c="2"/>-0.960 <text:s text:c="3"/>0.149 | <text:s text:c="2"/>-80.7 <text:s text:c="2"/>-11.9 <text:s text:c="3"/>32.4</text:p>
      <text:p text:style-name="Standard"><text:s text:c="3"/>0.547 | 2 <text:s/>| <text:s text:c="3"/>0.198 <text:s text:c="3"/>0.988 <text:s text:c="3"/>0.094 | <text:s text:c="3"/>83.9 <text:s text:c="2"/>-11.3 <text:s text:c="3"/>62.2</text:p>
      <text:p text:style-name="Standard"><text:s text:c="3"/>0.547 | 3 <text:s/>| <text:s text:c="3"/>0.994 <text:s text:c="2"/>-0.020 <text:s text:c="3"/>0.238 | <text:s text:c="3"/>-3.5 <text:s text:c="2"/>-75.4 <text:s text:c="4"/>5.0</text:p>
      <text:p text:style-name="Standard"><text:s text:c="3"/>0.547 | 4 <text:s/>| <text:s text:c="3"/>1.008 <text:s text:c="2"/>-0.010 <text:s text:c="3"/>0.003 | <text:s text:c="2"/>-43.2 <text:s text:c="2"/>-85.2 <text:s text:c="2"/>-25.3</text:p>
      <text:p text:style-name="Standard"><text:s text:c="3"/>0.547 | 5 <text:s/>| <text:s text:c="3"/>1.018 <text:s text:c="2"/>-0.088 <text:s text:c="2"/>-0.128 | <text:s/>-143.3 <text:s text:c="2"/>-80.2 <text:s/>-166.6</text:p>
      <text:p text:style-name="Standard"><text:s text:c="3"/>0.581 | 0 <text:s/>| <text:s text:c="8"/>Comm Error <text:s text:c="8"/>| <text:s text:c="11"/>- <text:s text:c="10"/></text:p>
      <text:p text:style-name="Standard"><text:s text:c="3"/>0.581 | 1 <text:s/>| <text:s text:c="3"/>0.212 <text:s text:c="2"/>-0.961 <text:s text:c="3"/>0.152 | <text:s text:c="2"/>-80.7 <text:s text:c="2"/>-11.9 <text:s text:c="3"/>32.3</text:p>
      <text:p text:style-name="Standard"><text:s text:c="3"/>0.581 | 2 <text:s/>| <text:s text:c="3"/>0.198 <text:s text:c="3"/>0.985 <text:s text:c="3"/>0.094 | <text:s text:c="3"/>83.9 <text:s text:c="2"/>-11.3 <text:s text:c="3"/>62.2</text:p>
      <text:p text:style-name="Standard"><text:s text:c="3"/>0.581 | 3 <text:s/>| <text:s text:c="3"/>0.997 <text:s text:c="2"/>-0.018 <text:s text:c="3"/>0.242 | <text:s text:c="3"/>-3.7 <text:s text:c="2"/>-75.4 <text:s text:c="4"/>5.1</text:p>
      <text:p text:style-name="Standard"><text:s text:c="3"/>0.581 | 4 <text:s/>| <text:s text:c="3"/>1.009 <text:s text:c="2"/>-0.013 <text:s text:c="3"/>0.005 | <text:s text:c="2"/>-46.7 <text:s text:c="2"/>-85.2 <text:s text:c="2"/>-24.0</text:p>
      <text:p text:style-name="Standard"><text:s text:c="3"/>0.581 | 5 <text:s/>| <text:s text:c="3"/>1.020 <text:s text:c="2"/>-0.089 <text:s text:c="2"/>-0.129 | <text:s/>-143.4 <text:s text:c="2"/>-80.2 <text:s/>-166.5</text:p>
      <text:p text:style-name="Standard"><text:s text:c="3"/>0.616 | 0 <text:s/>| <text:s text:c="8"/>Comm Error <text:s text:c="8"/>| <text:s text:c="11"/>- <text:s text:c="10"/></text:p>
      <text:p text:style-name="Standard"><text:s text:c="3"/>0.616 | 1 <text:s/>| <text:s text:c="3"/>0.211 <text:s text:c="2"/>-0.963 <text:s text:c="3"/>0.154 | <text:s text:c="2"/>-80.6 <text:s text:c="2"/>-11.9 <text:s text:c="3"/>32.3</text:p>
      <text:p text:style-name="Standard"><text:s text:c="3"/>0.616 | 2 <text:s/>| <text:s text:c="3"/>0.197 <text:s text:c="3"/>0.990 <text:s text:c="3"/>0.100 | <text:s text:c="3"/>83.9 <text:s text:c="2"/>-11.3 <text:s text:c="3"/>62.2</text:p>
      <text:p text:style-name="Standard"><text:s text:c="3"/>0.616 | 3 <text:s/>| <text:s text:c="3"/>0.995 <text:s text:c="2"/>-0.019 <text:s text:c="3"/>0.243 | <text:s text:c="3"/>-3.8 <text:s text:c="2"/>-75.4 <text:s text:c="4"/>5.2</text:p>
      <text:p text:style-name="Standard"><text:s text:c="3"/>0.616 | 4 <text:s/>| <text:s text:c="3"/>1.009 <text:s text:c="2"/>-0.003 <text:s text:c="3"/>0.004 | <text:s text:c="2"/>-45.2 <text:s text:c="2"/>-85.2 <text:s text:c="2"/>-24.9</text:p>
      <text:p text:style-name="Standard"><text:s text:c="3"/>0.616 | 5 <text:s/>| <text:s text:c="3"/>1.020 <text:s text:c="2"/>-0.092 <text:s text:c="2"/>-0.127 | <text:s/>-143.4 <text:s text:c="2"/>-80.2 <text:s/>-166.6</text:p>
      <text:p text:style-name="Standard"><text:s text:c="3"/>0.650 | 0 <text:s/>| <text:s text:c="8"/>Comm Error <text:s text:c="8"/>| <text:s text:c="11"/>- <text:s text:c="10"/></text:p>
      <text:p text:style-name="Standard"><text:s text:c="3"/>0.650 | 1 <text:s/>| <text:s text:c="3"/>0.212 <text:s text:c="2"/>-0.962 <text:s text:c="3"/>0.155 | <text:s text:c="2"/>-80.6 <text:s text:c="2"/>-11.9 <text:s text:c="3"/>32.3</text:p>
      <text:p text:style-name="Standard"><text:s text:c="3"/>0.650 | 2 <text:s/>| <text:s text:c="3"/>0.196 <text:s text:c="3"/>0.989 <text:s text:c="3"/>0.098 | <text:s text:c="3"/>84.0 <text:s text:c="2"/>-11.3 <text:s text:c="3"/>62.2</text:p>
      <text:p text:style-name="Standard"><text:s text:c="3"/>0.650 | 3 <text:s/>| <text:s text:c="3"/>0.995 <text:s text:c="2"/>-0.020 <text:s text:c="3"/>0.242 | <text:s text:c="3"/>-3.9 <text:s text:c="2"/>-75.4 <text:s text:c="4"/>5.3</text:p>
      <text:p text:style-name="Standard"><text:s text:c="3"/>0.650 | 4 <text:s/>| <text:s text:c="3"/>1.008 <text:s text:c="2"/>-0.006 <text:s text:c="3"/>0.006 | <text:s text:c="2"/>-44.2 <text:s text:c="2"/>-85.2 <text:s text:c="2"/>-26.1</text:p>
      <text:p text:style-name="Standard"><text:s text:c="3"/>0.650 | 5 <text:s/>| <text:s text:c="3"/>1.019 <text:s text:c="2"/>-0.093 <text:s text:c="2"/>-0.131 | <text:s/>-143.3 <text:s text:c="2"/>-80.2 <text:s/>-166.6</text:p>
      <text:p text:style-name="Standard"><text:s text:c="3"/>0.684 | 0 <text:s/>| <text:s text:c="8"/>Comm Error <text:s text:c="8"/>| <text:s text:c="11"/>- <text:s text:c="10"/></text:p>
      <text:p text:style-name="Standard"><text:s text:c="3"/>0.684 | 1 <text:s/>| <text:s text:c="3"/>0.212 <text:s text:c="2"/>-0.960 <text:s text:c="3"/>0.154 | <text:s text:c="2"/>-80.6 <text:s text:c="2"/>-12.0 <text:s text:c="3"/>32.3</text:p>
      <text:p text:style-name="Standard"><text:s text:c="3"/>0.684 | 2 <text:s/>| <text:s text:c="3"/>0.198 <text:s text:c="3"/>0.987 <text:s text:c="3"/>0.092 | <text:s text:c="3"/>84.0 <text:s text:c="2"/>-11.3 <text:s text:c="3"/>62.1</text:p>
      <text:p text:style-name="Standard"><text:s text:c="3"/>0.684 | 3 <text:s/>| <text:s text:c="3"/>0.996 <text:s text:c="2"/>-0.021 <text:s text:c="3"/>0.242 | <text:s text:c="3"/>-4.1 <text:s text:c="2"/>-75.4 <text:s text:c="4"/>5.4</text:p>
      <text:p text:style-name="Standard"><text:s text:c="3"/>0.684 | 4 <text:s/>| <text:s text:c="3"/>1.009 <text:s text:c="2"/>-0.010 <text:s text:c="3"/>0.004 | <text:s text:c="2"/>-45.2 <text:s text:c="2"/>-85.2 <text:s text:c="2"/>-25.5</text:p>
      <text:p text:style-name="Standard"><text:s text:c="3"/>0.684 | 5 <text:s/>| <text:s text:c="3"/>1.020 <text:s text:c="2"/>-0.092 <text:s text:c="2"/>-0.126 | <text:s/>-143.2 <text:s text:c="2"/>-80.2 <text:s/>-166.8</text:p>
      <text:p text:style-name="Standard"><text:s text:c="3"/>0.718 | 0 <text:s/>| <text:s text:c="8"/>Comm Error <text:s text:c="8"/>| <text:s text:c="11"/>- <text:s text:c="10"/></text:p>
      <text:p text:style-name="Standard"><text:s text:c="3"/>0.718 | 1 <text:s/>| <text:s text:c="3"/>0.213 <text:s text:c="2"/>-0.962 <text:s text:c="3"/>0.152 | <text:s text:c="2"/>-80.6 <text:s text:c="2"/>-12.0 <text:s text:c="3"/>32.4</text:p>
      <text:p text:style-name="Standard"><text:s text:c="3"/>0.718 | 2 <text:s/>| <text:s text:c="3"/>0.199 <text:s text:c="3"/>0.988 <text:s text:c="3"/>0.091 | <text:s text:c="3"/>84.1 <text:s text:c="2"/>-11.3 <text:s text:c="3"/>62.1</text:p>
      <text:p text:style-name="Standard"><text:s text:c="3"/>0.718 | 3 <text:s/>| <text:s text:c="3"/>0.997 <text:s text:c="2"/>-0.021 <text:s text:c="3"/>0.241 | <text:s text:c="3"/>-4.2 <text:s text:c="2"/>-75.4 <text:s text:c="4"/>5.5</text:p>
      <text:p text:style-name="Standard"><text:s text:c="3"/>0.718 | 4 <text:s/>| <text:s text:c="3"/>1.008 <text:s text:c="2"/>-0.008 <text:s text:c="3"/>0.005 | <text:s text:c="2"/>-44.8 <text:s text:c="2"/>-85.2 <text:s text:c="2"/>-26.0</text:p>
      <text:p text:style-name="Standard"><text:s text:c="3"/>0.718 | 5 <text:s/>| <text:s text:c="3"/>1.021 <text:s text:c="2"/>-0.091 <text:s text:c="2"/>-0.127 | <text:s/>-143.2 <text:s text:c="2"/>-80.2 <text:s/>-166.8</text:p>
      <text:p text:style-name="Standard"><text:s text:c="3"/>0.752 | 0 <text:s/>| <text:s text:c="8"/>Comm Error <text:s text:c="8"/>| <text:s text:c="11"/>- <text:s text:c="10"/></text:p>
      <text:p text:style-name="Standard"><text:s text:c="3"/>0.752 | 1 <text:s/>| <text:s text:c="3"/>0.211 <text:s text:c="2"/>-0.964 <text:s text:c="3"/>0.154 | <text:s text:c="2"/>-80.6 <text:s text:c="2"/>-12.0 <text:s text:c="3"/>32.4</text:p>
      <text:p text:style-name="Standard"><text:soft-page-break/><text:s text:c="3"/>0.752 | 2 <text:s/>| <text:s text:c="3"/>0.197 <text:s text:c="3"/>0.988 <text:s text:c="3"/>0.094 | <text:s text:c="3"/>84.1 <text:s text:c="2"/>-11.3 <text:s text:c="3"/>62.1</text:p>
      <text:p text:style-name="Standard"><text:s text:c="3"/>0.752 | 3 <text:s/>| <text:s text:c="3"/>0.996 <text:s text:c="2"/>-0.020 <text:s text:c="3"/>0.240 | <text:s text:c="3"/>-4.3 <text:s text:c="2"/>-75.4 <text:s text:c="4"/>5.7</text:p>
      <text:p text:style-name="Standard"><text:s text:c="3"/>0.752 | 4 <text:s/>| <text:s text:c="3"/>1.010 <text:s text:c="2"/>-0.018 <text:s text:c="3"/>0.008 | <text:s text:c="2"/>-44.9 <text:s text:c="2"/>-85.2 <text:s text:c="2"/>-26.6</text:p>
      <text:p text:style-name="Standard"><text:s text:c="3"/>0.752 | 5 <text:s/>| <text:s text:c="3"/>1.019 <text:s text:c="2"/>-0.091 <text:s text:c="2"/>-0.128 | <text:s/>-143.2 <text:s text:c="2"/>-80.2 <text:s/>-166.8</text:p>
      <text:p text:style-name="Standard"><text:s text:c="3"/>0.786 | 0 <text:s/>| <text:s text:c="8"/>Comm Error <text:s text:c="8"/>| <text:s text:c="11"/>- <text:s text:c="10"/></text:p>
      <text:p text:style-name="Standard"><text:s text:c="3"/>0.786 | 1 <text:s/>| <text:s text:c="3"/>0.211 <text:s text:c="2"/>-0.962 <text:s text:c="3"/>0.154 | <text:s text:c="2"/>-80.6 <text:s text:c="2"/>-12.0 <text:s text:c="3"/>32.4</text:p>
      <text:p text:style-name="Standard"><text:s text:c="3"/>0.786 | 2 <text:s/>| <text:s text:c="3"/>0.197 <text:s text:c="3"/>0.987 <text:s text:c="3"/>0.097 | <text:s text:c="3"/>84.1 <text:s text:c="2"/>-11.2 <text:s text:c="3"/>62.1</text:p>
      <text:p text:style-name="Standard"><text:s text:c="3"/>0.786 | 3 <text:s/>| <text:s text:c="3"/>0.995 <text:s text:c="2"/>-0.018 <text:s text:c="3"/>0.241 | <text:s text:c="3"/>-4.4 <text:s text:c="2"/>-75.4 <text:s text:c="4"/>5.8</text:p>
      <text:p text:style-name="Standard"><text:s text:c="3"/>0.786 | 4 <text:s/>| <text:s text:c="3"/>1.008 <text:s text:c="2"/>-0.016 <text:s text:c="3"/>0.010 | <text:s text:c="2"/>-47.3 <text:s text:c="2"/>-85.2 <text:s text:c="2"/>-25.4</text:p>
      <text:p text:style-name="Standard"><text:s text:c="3"/>0.786 | 5 <text:s/>| <text:s text:c="3"/>1.020 <text:s text:c="2"/>-0.092 <text:s text:c="2"/>-0.127 | <text:s/>-143.3 <text:s text:c="2"/>-80.2 <text:s/>-166.7</text:p>
      <text:p text:style-name="Standard"><text:s text:c="3"/>0.821 | 0 <text:s/>| <text:s text:c="8"/>Comm Error <text:s text:c="8"/>| <text:s text:c="11"/>- <text:s text:c="10"/></text:p>
      <text:p text:style-name="Standard"><text:s text:c="3"/>0.821 | 1 <text:s/>| <text:s text:c="3"/>0.209 <text:s text:c="2"/>-0.963 <text:s text:c="3"/>0.155 | <text:s text:c="2"/>-80.6 <text:s text:c="2"/>-12.0 <text:s text:c="3"/>32.5</text:p>
      <text:p text:style-name="Standard"><text:s text:c="3"/>0.821 | 2 <text:s/>| <text:s text:c="3"/>0.197 <text:s text:c="3"/>0.988 <text:s text:c="3"/>0.096 | <text:s text:c="3"/>84.1 <text:s text:c="2"/>-11.2 <text:s text:c="3"/>62.2</text:p>
      <text:p text:style-name="Standard"><text:s text:c="3"/>0.821 | 3 <text:s/>| <text:s text:c="3"/>0.995 <text:s text:c="2"/>-0.017 <text:s text:c="3"/>0.241 | <text:s text:c="3"/>-4.4 <text:s text:c="2"/>-75.4 <text:s text:c="4"/>5.8</text:p>
      <text:p text:style-name="Standard"><text:s text:c="3"/>0.821 | 4 <text:s/>| <text:s text:c="3"/>1.009 <text:s text:c="2"/>-0.004 <text:s text:c="3"/>0.003 | <text:s text:c="2"/>-47.3 <text:s text:c="2"/>-85.2 <text:s text:c="2"/>-25.0</text:p>
      <text:p text:style-name="Standard"><text:s text:c="3"/>0.821 | 5 <text:s/>| <text:s text:c="3"/>1.021 <text:s text:c="2"/>-0.089 <text:s text:c="2"/>-0.125 | <text:s/>-143.3 <text:s text:c="2"/>-80.2 <text:s/>-166.7</text:p>
      <text:p text:style-name="Standard"><text:s text:c="3"/>0.857 | 0 <text:s/>| <text:s text:c="8"/>Comm Error <text:s text:c="8"/>| <text:s text:c="11"/>- <text:s text:c="10"/></text:p>
      <text:p text:style-name="Standard"><text:s text:c="3"/>0.857 | 1 <text:s/>| <text:s text:c="3"/>0.207 <text:s text:c="2"/>-0.965 <text:s text:c="3"/>0.155 | <text:s text:c="2"/>-80.5 <text:s text:c="2"/>-12.0 <text:s text:c="3"/>32.5</text:p>
      <text:p text:style-name="Standard"><text:s text:c="3"/>0.857 | 2 <text:s/>| <text:s text:c="3"/>0.199 <text:s text:c="3"/>0.987 <text:s text:c="3"/>0.094 | <text:s text:c="3"/>84.2 <text:s text:c="2"/>-11.2 <text:s text:c="3"/>62.2</text:p>
      <text:p text:style-name="Standard"><text:s text:c="3"/>0.857 | 3 <text:s/>| <text:s text:c="3"/>0.996 <text:s text:c="2"/>-0.017 <text:s text:c="3"/>0.240 | <text:s text:c="3"/>-4.4 <text:s text:c="2"/>-75.4 <text:s text:c="4"/>5.8</text:p>
      <text:p text:style-name="Standard"><text:s text:c="3"/>0.857 | 4 <text:s/>| <text:s text:c="3"/>1.010 <text:s text:c="2"/>-0.007 <text:s text:c="3"/>0.004 | <text:s text:c="2"/>-47.4 <text:s text:c="2"/>-85.2 <text:s text:c="2"/>-23.6</text:p>
      <text:p text:style-name="Standard"><text:s text:c="3"/>0.857 | 5 <text:s/>| <text:s text:c="3"/>1.020 <text:s text:c="2"/>-0.090 <text:s text:c="2"/>-0.127 | <text:s/>-143.2 <text:s text:c="2"/>-80.2 <text:s/>-166.8</text:p>
      <text:p text:style-name="Standard"><text:s text:c="3"/>0.891 | 0 <text:s/>| <text:s text:c="8"/>Comm Error <text:s text:c="8"/>| <text:s text:c="11"/>- <text:s text:c="10"/></text:p>
      <text:p text:style-name="Standard"><text:s text:c="3"/>0.891 | 1 <text:s/>| <text:s text:c="3"/>0.206 <text:s text:c="2"/>-0.964 <text:s text:c="3"/>0.152 | <text:s text:c="2"/>-80.5 <text:s text:c="2"/>-11.9 <text:s text:c="3"/>32.6</text:p>
      <text:p text:style-name="Standard"><text:s text:c="3"/>0.891 | 2 <text:s/>| <text:s text:c="3"/>0.198 <text:s text:c="3"/>0.986 <text:s text:c="3"/>0.094 | <text:s text:c="3"/>84.2 <text:s text:c="2"/>-11.2 <text:s text:c="3"/>62.2</text:p>
      <text:p text:style-name="Standard"><text:s text:c="3"/>0.891 | 3 <text:s/>| <text:s text:c="3"/>0.997 <text:s text:c="2"/>-0.019 <text:s text:c="3"/>0.238 | <text:s text:c="3"/>-4.5 <text:s text:c="2"/>-75.5 <text:s text:c="4"/>5.9</text:p>
      <text:p text:style-name="Standard"><text:s text:c="3"/>0.891 | 4 <text:s/>| <text:s text:c="3"/>1.010 <text:s text:c="2"/>-0.002 <text:s text:c="3"/>0.001 | <text:s text:c="2"/>-48.6 <text:s text:c="2"/>-85.2 <text:s text:c="2"/>-21.9</text:p>
      <text:p text:style-name="Standard"><text:s text:c="3"/>0.891 | 5 <text:s/>| <text:s text:c="3"/>1.021 <text:s text:c="2"/>-0.090 <text:s text:c="2"/>-0.125 | <text:s/>-143.2 <text:s text:c="2"/>-80.2 <text:s/>-166.8</text:p>
      <text:p text:style-name="Standard"><text:s text:c="3"/>0.926 | 0 <text:s/>| <text:s text:c="8"/>Comm Error <text:s text:c="8"/>| <text:s text:c="11"/>- <text:s text:c="10"/></text:p>
      <text:p text:style-name="Standard"><text:s text:c="3"/>0.926 | 1 <text:s/>| <text:s text:c="3"/>0.208 <text:s text:c="2"/>-0.964 <text:s text:c="3"/>0.149 | <text:s text:c="2"/>-80.5 <text:s text:c="2"/>-11.9 <text:s text:c="3"/>32.6</text:p>
      <text:p text:style-name="Standard"><text:s text:c="3"/>0.926 | 2 <text:s/>| <text:s text:c="3"/>0.198 <text:s text:c="3"/>0.986 <text:s text:c="3"/>0.097 | <text:s text:c="3"/>84.2 <text:s text:c="2"/>-11.2 <text:s text:c="3"/>62.2</text:p>
      <text:p text:style-name="Standard"><text:s text:c="3"/>0.926 | 3 <text:s/>| <text:s text:c="3"/>0.997 <text:s text:c="2"/>-0.016 <text:s text:c="3"/>0.240 | <text:s text:c="3"/>-4.4 <text:s text:c="2"/>-75.5 <text:s text:c="4"/>5.7</text:p>
      <text:p text:style-name="Standard"><text:s text:c="3"/>0.926 | 4 <text:s/>| <text:s text:c="3"/>1.010 <text:s text:c="2"/>-0.008 <text:s text:c="3"/>0.004 | <text:s text:c="2"/>-48.3 <text:s text:c="2"/>-85.2 <text:s text:c="2"/>-21.4</text:p>
      <text:p text:style-name="Standard"><text:s text:c="3"/>0.926 | 5 <text:s/>| <text:s text:c="3"/>1.021 <text:s text:c="2"/>-0.091 <text:s text:c="2"/>-0.131 | <text:s/>-143.4 <text:s text:c="2"/>-80.2 <text:s/>-166.7</text:p>
      <text:p text:style-name="Standard"><text:s text:c="3"/>0.960 | 0 <text:s/>| <text:s text:c="8"/>Comm Error <text:s text:c="8"/>| <text:s text:c="11"/>- <text:s text:c="10"/></text:p>
      <text:p text:style-name="Standard"><text:s text:c="3"/>0.960 | 1 <text:s/>| <text:s text:c="3"/>0.208 <text:s text:c="2"/>-0.964 <text:s text:c="3"/>0.151 | <text:s text:c="2"/>-80.6 <text:s text:c="2"/>-11.8 <text:s text:c="3"/>32.6</text:p>
      <text:p text:style-name="Standard"><text:s text:c="3"/>0.960 | 2 <text:s/>| <text:s text:c="3"/>0.195 <text:s text:c="3"/>0.988 <text:s text:c="3"/>0.099 | <text:s text:c="3"/>84.1 <text:s text:c="2"/>-11.2 <text:s text:c="3"/>62.2</text:p>
      <text:p text:style-name="Standard"><text:s text:c="3"/>0.960 | 3 <text:s/>| <text:s text:c="3"/>0.995 <text:s text:c="2"/>-0.017 <text:s text:c="3"/>0.238 | <text:s text:c="3"/>-4.3 <text:s text:c="2"/>-75.5 <text:s text:c="4"/>5.7</text:p>
      <text:p text:style-name="Standard"><text:s text:c="3"/>0.960 | 4 <text:s/>| <text:s text:c="3"/>1.010 <text:s text:c="2"/>-0.012 <text:s text:c="3"/>0.007 | <text:s text:c="2"/>-46.8 <text:s text:c="2"/>-85.2 <text:s text:c="2"/>-22.0</text:p>
      <text:p text:style-name="Standard"><text:s text:c="3"/>0.960 | 5 <text:s/>| <text:s text:c="3"/>1.017 <text:s text:c="2"/>-0.090 <text:s text:c="2"/>-0.127 | <text:s/>-143.3 <text:s text:c="2"/>-80.2 <text:s/>-166.8</text:p>
      <text:p text:style-name="Standard"><text:s text:c="3"/>0.994 | 0 <text:s/>| <text:s text:c="8"/>Comm Error <text:s text:c="8"/>| <text:s text:c="11"/>- <text:s text:c="10"/></text:p>
      <text:p text:style-name="Standard"><text:s text:c="3"/>0.994 | 1 <text:s/>| <text:s text:c="3"/>0.210 <text:s text:c="2"/>-0.965 <text:s text:c="3"/>0.154 | <text:s text:c="2"/>-80.6 <text:s text:c="2"/>-11.8 <text:s text:c="3"/>32.6</text:p>
      <text:p text:style-name="Standard"><text:s text:c="3"/>0.994 | 2 <text:s/>| <text:s text:c="3"/>0.196 <text:s text:c="3"/>0.986 <text:s text:c="3"/>0.093 | <text:s text:c="3"/>84.1 <text:s text:c="2"/>-11.2 <text:s text:c="3"/>62.2</text:p>
      <text:p text:style-name="Standard"><text:s text:c="3"/>0.994 | 3 <text:s/>| <text:s text:c="3"/>0.999 <text:s text:c="2"/>-0.016 <text:s text:c="3"/>0.242 | <text:s text:c="3"/>-4.3 <text:s text:c="2"/>-75.5 <text:s text:c="4"/>5.6</text:p>
      <text:p text:style-name="Standard"><text:s text:c="3"/>0.994 | 4 <text:s/>| <text:s text:c="3"/>1.010 <text:s text:c="2"/>-0.012 <text:s text:c="3"/>0.005 | <text:s text:c="2"/>-49.5 <text:s text:c="2"/>-85.2 <text:s text:c="2"/>-20.8</text:p>
      <text:p text:style-name="Standard"><text:s text:c="3"/>0.994 | 5 <text:s/>| <text:s text:c="3"/>1.019 <text:s text:c="2"/>-0.087 <text:s text:c="2"/>-0.126 | <text:s/>-143.5 <text:s text:c="2"/>-80.2 <text:s/>-166.7</text:p>
      <text:p text:style-name="Standard"><text:s text:c="3"/>1.028 | 0 <text:s/>| <text:s text:c="8"/>Comm Error <text:s text:c="8"/>| <text:s text:c="11"/>- <text:s text:c="10"/></text:p>
      <text:p text:style-name="Standard"><text:s text:c="3"/>1.028 | 1 <text:s/>| <text:s text:c="3"/>0.207 <text:s text:c="2"/>-0.972 <text:s text:c="3"/>0.157 | <text:s text:c="2"/>-80.6 <text:s text:c="2"/>-11.8 <text:s text:c="3"/>32.6</text:p>
      <text:p text:style-name="Standard"><text:s text:c="3"/>1.028 | 2 <text:s/>| <text:s text:c="3"/>0.199 <text:s text:c="3"/>0.985 <text:s text:c="3"/>0.091 | <text:s text:c="3"/>84.2 <text:s text:c="2"/>-11.2 <text:s text:c="3"/>62.2</text:p>
      <text:p text:style-name="Standard"><text:soft-page-break/><text:s text:c="3"/>1.028 | 3 <text:s/>| <text:s text:c="3"/>0.998 <text:s text:c="2"/>-0.015 <text:s text:c="3"/>0.241 | <text:s text:c="3"/>-4.2 <text:s text:c="2"/>-75.5 <text:s text:c="4"/>5.5</text:p>
      <text:p text:style-name="Standard"><text:s text:c="3"/>1.028 | 4 <text:s/>| <text:s text:c="3"/>1.012 <text:s text:c="2"/>-0.002 <text:s text:c="3"/>0.003 | <text:s text:c="2"/>-48.3 <text:s text:c="2"/>-85.2 <text:s text:c="2"/>-20.6</text:p>
      <text:p text:style-name="Standard"><text:s text:c="3"/>1.028 | 5 <text:s/>| <text:s text:c="3"/>1.022 <text:s text:c="2"/>-0.090 <text:s text:c="2"/>-0.135 | <text:s/>-143.7 <text:s text:c="2"/>-80.2 <text:s/>-166.5</text:p>
      <text:p text:style-name="Standard"><text:s text:c="3"/>1.061 | 0 <text:s/>| <text:s text:c="8"/>Comm Error <text:s text:c="8"/>| <text:s text:c="11"/>- <text:s text:c="10"/></text:p>
      <text:p text:style-name="Standard"><text:s text:c="3"/>1.061 | 1 <text:s/>| <text:s text:c="3"/>0.204 <text:s text:c="2"/>-0.964 <text:s text:c="3"/>0.149 | <text:s text:c="2"/>-80.6 <text:s text:c="2"/>-11.8 <text:s text:c="3"/>32.7</text:p>
      <text:p text:style-name="Standard"><text:s text:c="3"/>1.061 | 2 <text:s/>| <text:s text:c="3"/>0.196 <text:s text:c="3"/>0.987 <text:s text:c="3"/>0.098 | <text:s text:c="3"/>84.2 <text:s text:c="2"/>-11.2 <text:s text:c="3"/>62.2</text:p>
      <text:p text:style-name="Standard"><text:s text:c="3"/>1.061 | 3 <text:s/>| <text:s text:c="3"/>0.996 <text:s text:c="2"/>-0.013 <text:s text:c="3"/>0.235 | <text:s text:c="3"/>-4.0 <text:s text:c="2"/>-75.5 <text:s text:c="4"/>5.3</text:p>
      <text:p text:style-name="Standard"><text:s text:c="3"/>1.061 | 4 <text:s/>| <text:s text:c="3"/>1.008 <text:s text:c="2"/>-0.011 <text:s text:c="3"/>0.004 | <text:s text:c="2"/>-49.8 <text:s text:c="2"/>-85.2 <text:s text:c="2"/>-19.6</text:p>
      <text:p text:style-name="Standard"><text:s text:c="3"/>1.061 | 5 <text:s/>| <text:s text:c="3"/>1.019 <text:s text:c="2"/>-0.089 <text:s text:c="2"/>-0.133 | <text:s/>-143.8 <text:s text:c="2"/>-80.2 <text:s/>-166.3</text:p>
      <text:p text:style-name="Standard"><text:s text:c="3"/>1.095 | 0 <text:s/>| <text:s text:c="8"/>Comm Error <text:s text:c="8"/>| <text:s text:c="11"/>- <text:s text:c="10"/></text:p>
      <text:p text:style-name="Standard"><text:s text:c="3"/>1.095 | 1 <text:s/>| <text:s text:c="3"/>0.206 <text:s text:c="2"/>-0.960 <text:s text:c="3"/>0.147 | <text:s text:c="2"/>-80.7 <text:s text:c="2"/>-11.8 <text:s text:c="3"/>32.8</text:p>
      <text:p text:style-name="Standard"><text:s text:c="3"/>1.095 | 2 <text:s/>| <text:s text:c="3"/>0.192 <text:s text:c="3"/>0.986 <text:s text:c="3"/>0.099 | <text:s text:c="3"/>84.1 <text:s text:c="2"/>-11.2 <text:s text:c="3"/>62.2</text:p>
      <text:p text:style-name="Standard"><text:s text:c="3"/>1.095 | 3 <text:s/>| <text:s text:c="3"/>0.995 <text:s text:c="2"/>-0.020 <text:s text:c="3"/>0.240 | <text:s text:c="3"/>-4.0 <text:s text:c="2"/>-75.5 <text:s text:c="4"/>5.4</text:p>
      <text:p text:style-name="Standard"><text:s text:c="3"/>1.095 | 4 <text:s/>| <text:s text:c="3"/>1.007 <text:s text:c="2"/>-0.003 <text:s text:c="3"/>0.002 | <text:s text:c="2"/>-50.0 <text:s text:c="2"/>-85.2 <text:s text:c="2"/>-18.5</text:p>
      <text:p text:style-name="Standard"><text:s text:c="3"/>1.095 | 5 <text:s/>| <text:s text:c="3"/>1.020 <text:s text:c="2"/>-0.090 <text:s text:c="2"/>-0.125 | <text:s/>-143.7 <text:s text:c="2"/>-80.2 <text:s/>-166.5</text:p>
      <text:p text:style-name="Standard"><text:s text:c="3"/>1.130 | 0 <text:s/>| <text:s text:c="8"/>Comm Error <text:s text:c="8"/>| <text:s text:c="11"/>- <text:s text:c="10"/></text:p>
      <text:p text:style-name="Standard"><text:s text:c="3"/>1.130 | 1 <text:s/>| <text:s text:c="3"/>0.205 <text:s text:c="2"/>-0.962 <text:s text:c="3"/>0.153 | <text:s text:c="2"/>-80.6 <text:s text:c="2"/>-11.8 <text:s text:c="3"/>32.7</text:p>
      <text:p text:style-name="Standard"><text:s text:c="3"/>1.130 | 2 <text:s/>| <text:s text:c="3"/>0.195 <text:s text:c="3"/>0.985 <text:s text:c="3"/>0.093 | <text:s text:c="3"/>84.1 <text:s text:c="2"/>-11.2 <text:s text:c="3"/>62.2</text:p>
      <text:p text:style-name="Standard"><text:s text:c="3"/>1.130 | 3 <text:s/>| <text:s text:c="3"/>0.999 <text:s text:c="2"/>-0.016 <text:s text:c="3"/>0.240 | <text:s text:c="3"/>-4.0 <text:s text:c="2"/>-75.5 <text:s text:c="4"/>5.4</text:p>
      <text:p text:style-name="Standard"><text:s text:c="3"/>1.130 | 4 <text:s/>| <text:s text:c="3"/>1.010 <text:s text:c="2"/>-0.009 <text:s text:c="3"/>0.006 | <text:s text:c="2"/>-51.1 <text:s text:c="2"/>-85.2 <text:s text:c="2"/>-18.0</text:p>
      <text:p text:style-name="Standard"><text:s text:c="3"/>1.130 | 5 <text:s/>| <text:s text:c="3"/>1.022 <text:s text:c="2"/>-0.087 <text:s text:c="2"/>-0.128 | <text:s/>-143.8 <text:s text:c="2"/>-80.2 <text:s/>-166.4</text:p>
      <text:p text:style-name="Standard"><text:s text:c="3"/>1.164 | 0 <text:s/>| <text:s text:c="8"/>Comm Error <text:s text:c="8"/>| <text:s text:c="11"/>- <text:s text:c="10"/></text:p>
      <text:p text:style-name="Standard"><text:s text:c="3"/>1.164 | 1 <text:s/>| <text:s text:c="3"/>0.206 <text:s text:c="2"/>-0.969 <text:s text:c="3"/>0.155 | <text:s text:c="2"/>-80.6 <text:s text:c="2"/>-11.8 <text:s text:c="3"/>32.7</text:p>
      <text:p text:style-name="Standard"><text:s text:c="3"/>1.164 | 2 <text:s/>| <text:s text:c="3"/>0.196 <text:s text:c="3"/>0.991 <text:s text:c="3"/>0.092 | <text:s text:c="3"/>84.2 <text:s text:c="2"/>-11.1 <text:s text:c="3"/>62.2</text:p>
      <text:p text:style-name="Standard"><text:s text:c="3"/>1.164 | 3 <text:s/>| <text:s text:c="3"/>1.000 <text:s text:c="2"/>-0.013 <text:s text:c="3"/>0.235 | <text:s text:c="3"/>-3.8 <text:s text:c="2"/>-75.5 <text:s text:c="4"/>5.2</text:p>
      <text:p text:style-name="Standard"><text:s text:c="3"/>1.164 | 4 <text:s/>| <text:s text:c="3"/>1.009 <text:s text:c="2"/>-0.004 <text:s text:c="3"/>0.002 | <text:s text:c="2"/>-50.7 <text:s text:c="2"/>-85.2 <text:s text:c="2"/>-17.5</text:p>
      <text:p text:style-name="Standard"><text:s text:c="3"/>1.164 | 5 <text:s/>| <text:s text:c="3"/>1.020 <text:s text:c="2"/>-0.087 <text:s text:c="2"/>-0.130 | <text:s/>-143.9 <text:s text:c="2"/>-80.2 <text:s/>-166.3</text:p>
      <text:p text:style-name="Standard"><text:s text:c="3"/>1.199 | 0 <text:s/>| <text:s text:c="8"/>Comm Error <text:s text:c="8"/>| <text:s text:c="11"/>- <text:s text:c="10"/></text:p>
      <text:p text:style-name="Standard"><text:s text:c="3"/>1.199 | 1 <text:s/>| <text:s text:c="3"/>0.207 <text:s text:c="2"/>-0.964 <text:s text:c="3"/>0.150 | <text:s text:c="2"/>-80.6 <text:s text:c="2"/>-11.8 <text:s text:c="3"/>32.8</text:p>
      <text:p text:style-name="Standard"><text:s text:c="3"/>1.199 | 2 <text:s/>| <text:s text:c="3"/>0.192 <text:s text:c="3"/>0.991 <text:s text:c="3"/>0.094 | <text:s text:c="3"/>84.2 <text:s text:c="2"/>-11.1 <text:s text:c="3"/>62.3</text:p>
      <text:p text:style-name="Standard"><text:s text:c="3"/>1.199 | 3 <text:s/>| <text:s text:c="3"/>0.998 <text:s text:c="2"/>-0.020 <text:s text:c="3"/>0.240 | <text:s text:c="3"/>-3.9 <text:s text:c="2"/>-75.6 <text:s text:c="4"/>5.3</text:p>
      <text:p text:style-name="Standard"><text:s text:c="3"/>1.199 | 4 <text:s/>| <text:s text:c="3"/>1.008 <text:s text:c="2"/>-0.007 <text:s text:c="3"/>0.003 | <text:s text:c="2"/>-52.4 <text:s text:c="2"/>-85.3 <text:s text:c="2"/>-15.6</text:p>
      <text:p text:style-name="Standard"><text:s text:c="3"/>1.199 | 5 <text:s/>| <text:s text:c="3"/>1.020 <text:s text:c="2"/>-0.087 <text:s text:c="2"/>-0.127 | <text:s/>-144.1 <text:s text:c="2"/>-80.2 <text:s/>-166.2</text:p>
      <text:p text:style-name="Standard"><text:s text:c="3"/>1.233 | 0 <text:s/>| <text:s text:c="8"/>Comm Error <text:s text:c="8"/>| <text:s text:c="11"/>- <text:s text:c="10"/></text:p>
      <text:p text:style-name="Standard"><text:s text:c="3"/>1.233 | 1 <text:s/>| <text:s text:c="3"/>0.206 <text:s text:c="2"/>-0.963 <text:s text:c="3"/>0.147 | <text:s text:c="2"/>-80.7 <text:s text:c="2"/>-11.8 <text:s text:c="3"/>32.8</text:p>
      <text:p text:style-name="Standard"><text:s text:c="3"/>1.233 | 2 <text:s/>| <text:s text:c="3"/>0.192 <text:s text:c="3"/>0.986 <text:s text:c="3"/>0.092 | <text:s text:c="3"/>84.2 <text:s text:c="2"/>-11.1 <text:s text:c="3"/>62.3</text:p>
      <text:p text:style-name="Standard"><text:s text:c="3"/>1.233 | 3 <text:s/>| <text:s text:c="3"/>0.997 <text:s text:c="2"/>-0.017 <text:s text:c="3"/>0.236 | <text:s text:c="3"/>-4.0 <text:s text:c="2"/>-75.6 <text:s text:c="4"/>5.4</text:p>
      <text:p text:style-name="Standard"><text:s text:c="3"/>1.233 | 4 <text:s/>| <text:s text:c="3"/>1.009 <text:s text:c="2"/>-0.008 <text:s text:c="3"/>0.001 | <text:s text:c="2"/>-54.6 <text:s text:c="2"/>-85.3 <text:s text:c="2"/>-13.7</text:p>
      <text:p text:style-name="Standard"><text:s text:c="3"/>1.233 | 5 <text:s/>| <text:s text:c="3"/>1.021 <text:s text:c="2"/>-0.088 <text:s text:c="2"/>-0.134 | <text:s/>-144.3 <text:s text:c="2"/>-80.2 <text:s/>-165.9</text:p>
      <text:p text:style-name="Standard"><text:s text:c="3"/>1.267 | 0 <text:s/>| <text:s text:c="8"/>Comm Error <text:s text:c="8"/>| <text:s text:c="11"/>- <text:s text:c="10"/></text:p>
      <text:p text:style-name="Standard"><text:s text:c="3"/>1.267 | 1 <text:s/>| <text:s text:c="3"/>0.203 <text:s text:c="2"/>-0.965 <text:s text:c="3"/>0.148 | <text:s text:c="2"/>-80.7 <text:s text:c="2"/>-11.8 <text:s text:c="3"/>32.8</text:p>
      <text:p text:style-name="Standard"><text:s text:c="3"/>1.267 | 2 <text:s/>| <text:s text:c="3"/>0.192 <text:s text:c="3"/>0.988 <text:s text:c="3"/>0.094 | <text:s text:c="3"/>84.2 <text:s text:c="2"/>-11.1 <text:s text:c="3"/>62.3</text:p>
      <text:p text:style-name="Standard"><text:s text:c="3"/>1.267 | 3 <text:s/>| <text:s text:c="3"/>0.996 <text:s text:c="2"/>-0.011 <text:s text:c="3"/>0.237 | <text:s text:c="3"/>-3.9 <text:s text:c="2"/>-75.6 <text:s text:c="4"/>5.2</text:p>
      <text:p text:style-name="Standard"><text:s text:c="3"/>1.267 | 4 <text:s/>| <text:s text:c="3"/>1.011 <text:s text:c="2"/>-0.014 <text:s text:c="3"/>0.001 | <text:s text:c="2"/>-58.6 <text:s text:c="2"/>-85.2 <text:s text:c="2"/>-10.7</text:p>
      <text:p text:style-name="Standard"><text:s text:c="3"/>1.267 | 5 <text:s/>| <text:s text:c="3"/>1.020 <text:s text:c="2"/>-0.083 <text:s text:c="2"/>-0.131 | <text:s/>-144.5 <text:s text:c="2"/>-80.2 <text:s/>-165.7</text:p>
      <text:p text:style-name="Standard"><text:s text:c="3"/>1.301 | 0 <text:s/>| <text:s text:c="8"/>Comm Error <text:s text:c="8"/>| <text:s text:c="11"/>- <text:s text:c="10"/></text:p>
      <text:p text:style-name="Standard"><text:s text:c="3"/>1.301 | 1 <text:s/>| <text:s text:c="3"/>0.204 <text:s text:c="2"/>-0.967 <text:s text:c="3"/>0.149 | <text:s text:c="2"/>-80.7 <text:s text:c="2"/>-11.8 <text:s text:c="3"/>32.8</text:p>
      <text:p text:style-name="Standard"><text:s text:c="3"/>1.301 | 2 <text:s/>| <text:s text:c="3"/>0.191 <text:s text:c="3"/>0.991 <text:s text:c="3"/>0.098 | <text:s text:c="3"/>84.1 <text:s text:c="2"/>-11.0 <text:s text:c="3"/>62.3</text:p>
      <text:p text:style-name="Standard"><text:s text:c="3"/>1.301 | 3 <text:s/>| <text:s text:c="3"/>0.998 <text:s text:c="2"/>-0.013 <text:s text:c="3"/>0.235 | <text:s text:c="3"/>-3.7 <text:s text:c="2"/>-75.6 <text:s text:c="4"/>5.0</text:p>
      <text:p text:style-name="Standard"><text:soft-page-break/><text:s text:c="3"/>1.301 | 4 <text:s/>| <text:s text:c="3"/>1.009 <text:s text:c="2"/>-0.004 <text:s text:c="3"/>0.001 | <text:s text:c="2"/>-59.6 <text:s text:c="2"/>-85.2 <text:s text:c="3"/>-9.5</text:p>
      <text:p text:style-name="Standard"><text:s text:c="3"/>1.301 | 5 <text:s/>| <text:s text:c="3"/>1.018 <text:s text:c="2"/>-0.093 <text:s text:c="2"/>-0.136 | <text:s/>-144.6 <text:s text:c="2"/>-80.2 <text:s/>-165.6</text:p>
      <text:p text:style-name="Standard"><text:s text:c="3"/>1.335 | 0 <text:s/>| <text:s text:c="8"/>Comm Error <text:s text:c="8"/>| <text:s text:c="11"/>- <text:s text:c="10"/></text:p>
      <text:p text:style-name="Standard"><text:s text:c="3"/>1.335 | 1 <text:s/>| <text:s text:c="3"/>0.204 <text:s text:c="2"/>-0.965 <text:s text:c="3"/>0.147 | <text:s text:c="2"/>-80.8 <text:s text:c="2"/>-11.8 <text:s text:c="3"/>32.8</text:p>
      <text:p text:style-name="Standard"><text:s text:c="3"/>1.335 | 2 <text:s/>| <text:s text:c="3"/>0.192 <text:s text:c="3"/>0.988 <text:s text:c="3"/>0.097 | <text:s text:c="3"/>84.1 <text:s text:c="2"/>-11.0 <text:s text:c="3"/>62.3</text:p>
      <text:p text:style-name="Standard"><text:s text:c="3"/>1.335 | 3 <text:s/>| <text:s text:c="3"/>0.996 <text:s text:c="2"/>-0.007 <text:s text:c="3"/>0.234 | <text:s text:c="3"/>-3.5 <text:s text:c="2"/>-75.7 <text:s text:c="4"/>4.9</text:p>
      <text:p text:style-name="Standard"><text:s text:c="3"/>1.335 | 4 <text:s/>| <text:s text:c="3"/>1.000 <text:s text:c="2"/>-0.009 <text:s text:c="3"/>0.008 | <text:s text:c="2"/>-58.0 <text:s text:c="2"/>-85.2 <text:s text:c="2"/>-11.7</text:p>
      <text:p text:style-name="Standard"><text:s text:c="3"/>1.335 | 5 <text:s/>| <text:s text:c="3"/>1.018 <text:s text:c="2"/>-0.085 <text:s text:c="2"/>-0.127 | <text:s/>-144.3 <text:s text:c="2"/>-80.1 <text:s/>-165.8</text:p>
      <text:p text:style-name="Standard"><text:s text:c="3"/>1.369 | 0 <text:s/>| <text:s text:c="8"/>Comm Error <text:s text:c="8"/>| <text:s text:c="11"/>- <text:s text:c="10"/></text:p>
      <text:p text:style-name="Standard"><text:s text:c="3"/>1.369 | 1 <text:s/>| <text:s text:c="3"/>0.204 <text:s text:c="2"/>-0.963 <text:s text:c="3"/>0.139 | <text:s text:c="2"/>-80.9 <text:s text:c="2"/>-11.8 <text:s text:c="3"/>32.8</text:p>
      <text:p text:style-name="Standard"><text:s text:c="3"/>1.369 | 2 <text:s/>| <text:s text:c="3"/>0.193 <text:s text:c="3"/>0.984 <text:s text:c="3"/>0.096 | <text:s text:c="3"/>84.1 <text:s text:c="2"/>-11.0 <text:s text:c="3"/>62.2</text:p>
      <text:p text:style-name="Standard"><text:s text:c="3"/>1.369 | 3 <text:s/>| <text:s text:c="3"/>0.995 <text:s text:c="2"/>-0.002 <text:s text:c="3"/>0.237 | <text:s text:c="3"/>-3.0 <text:s text:c="2"/>-75.7 <text:s text:c="4"/>4.4</text:p>
      <text:p text:style-name="Standard"><text:s text:c="3"/>1.369 | 4 <text:s/>| <text:s text:c="3"/>1.006 <text:s text:c="3"/>0.003 <text:s text:c="3"/>0.013 | <text:s text:c="2"/>-54.3 <text:s text:c="2"/>-85.2 <text:s text:c="2"/>-13.7</text:p>
      <text:p text:style-name="Standard"><text:s text:c="3"/>1.369 | 5 <text:s/>| <text:s text:c="3"/>1.022 <text:s text:c="2"/>-0.082 <text:s text:c="2"/>-0.121 | <text:s/>-144.5 <text:s text:c="2"/>-80.2 <text:s/>-165.6</text:p>
      <text:p text:style-name="Standard"><text:s text:c="3"/>1.404 | 0 <text:s/>| <text:s text:c="8"/>Comm Error <text:s text:c="8"/>| <text:s text:c="11"/>- <text:s text:c="10"/></text:p>
      <text:p text:style-name="Standard"><text:s text:c="3"/>1.404 | 1 <text:s/>| <text:s text:c="3"/>0.205 <text:s text:c="2"/>-0.974 <text:s text:c="3"/>0.138 | <text:s text:c="2"/>-80.9 <text:s text:c="2"/>-11.8 <text:s text:c="3"/>32.7</text:p>
      <text:p text:style-name="Standard"><text:s text:c="3"/>1.404 | 2 <text:s/>| <text:s text:c="3"/>0.194 <text:s text:c="3"/>0.997 <text:s text:c="3"/>0.105 | <text:s text:c="3"/>84.1 <text:s text:c="2"/>-11.0 <text:s text:c="3"/>62.2</text:p>
      <text:p text:style-name="Standard"><text:s text:c="3"/>1.404 | 3 <text:s/>| <text:s text:c="3"/>0.998 <text:s text:c="2"/>-0.000 <text:s text:c="3"/>0.236 | <text:s text:c="3"/>-2.7 <text:s text:c="2"/>-75.8 <text:s text:c="4"/>4.0</text:p>
      <text:p text:style-name="Standard"><text:s text:c="3"/>1.404 | 4 <text:s/>| <text:s text:c="3"/>0.999 <text:s text:c="2"/>-0.001 <text:s text:c="3"/>0.019 | <text:s text:c="2"/>-50.0 <text:s text:c="2"/>-85.2 <text:s text:c="2"/>-17.7</text:p>
      <text:p text:style-name="Standard"><text:s text:c="3"/>1.404 | 5 <text:s/>| <text:s text:c="3"/>1.023 <text:s text:c="2"/>-0.087 <text:s text:c="2"/>-0.122 | <text:s/>-144.3 <text:s text:c="2"/>-80.2 <text:s/>-165.7</text:p>
      <text:p text:style-name="Standard"><text:s text:c="3"/>1.438 | 0 <text:s/>| <text:s text:c="8"/>Comm Error <text:s text:c="8"/>| <text:s text:c="11"/>- <text:s text:c="10"/></text:p>
      <text:p text:style-name="Standard"><text:s text:c="3"/>1.438 | 1 <text:s/>| <text:s text:c="3"/>0.199 <text:s text:c="2"/>-0.970 <text:s text:c="3"/>0.146 | <text:s text:c="2"/>-81.0 <text:s text:c="2"/>-11.8 <text:s text:c="3"/>32.7</text:p>
      <text:p text:style-name="Standard"><text:s text:c="3"/>1.438 | 2 <text:s/>| <text:s text:c="3"/>0.190 <text:s text:c="3"/>0.988 <text:s text:c="3"/>0.110 | <text:s text:c="3"/>84.0 <text:s text:c="2"/>-10.9 <text:s text:c="3"/>62.1</text:p>
      <text:p text:style-name="Standard"><text:s text:c="3"/>1.438 | 3 <text:s/>| <text:s text:c="3"/>0.988 <text:s text:c="3"/>0.004 <text:s text:c="3"/>0.221 | <text:s text:c="3"/>-2.3 <text:s text:c="2"/>-75.9 <text:s text:c="4"/>3.5</text:p>
      <text:p text:style-name="Standard"><text:s text:c="3"/>1.438 | 4 <text:s/>| <text:s text:c="3"/>1.019 <text:s text:c="3"/>0.005 <text:s text:c="2"/>-0.035 | <text:s text:c="2"/>-59.6 <text:s text:c="2"/>-85.3 <text:s text:c="3"/>-6.8</text:p>
      <text:p text:style-name="Standard"><text:s text:c="3"/>1.438 | 5 <text:s/>| <text:s text:c="3"/>1.021 <text:s text:c="2"/>-0.082 <text:s text:c="2"/>-0.122 | <text:s/>-144.2 <text:s text:c="2"/>-80.3 <text:s/>-165.8</text:p>
      <text:p text:style-name="Standard"><text:s text:c="3"/>1.473 | 0 <text:s/>| <text:s text:c="8"/>Comm Error <text:s text:c="8"/>| <text:s text:c="11"/>- <text:s text:c="10"/></text:p>
      <text:p text:style-name="Standard"><text:s text:c="3"/>1.473 | 1 <text:s/>| <text:s text:c="3"/>0.201 <text:s text:c="2"/>-0.955 <text:s text:c="3"/>0.148 | <text:s text:c="2"/>-81.0 <text:s text:c="2"/>-11.8 <text:s text:c="3"/>32.6</text:p>
      <text:p text:style-name="Standard"><text:s text:c="3"/>1.473 | 2 <text:s/>| <text:s text:c="3"/>0.190 <text:s text:c="3"/>0.985 <text:s text:c="3"/>0.109 | <text:s text:c="3"/>83.9 <text:s text:c="2"/>-10.9 <text:s text:c="3"/>61.9</text:p>
      <text:p text:style-name="Standard"><text:s text:c="3"/>1.473 | 3 <text:s/>| <text:s text:c="3"/>0.990 <text:s text:c="2"/>-0.013 <text:s text:c="3"/>0.236 | <text:s text:c="3"/>-2.3 <text:s text:c="2"/>-75.9 <text:s text:c="4"/>3.5</text:p>
      <text:p text:style-name="Standard"><text:s text:c="3"/>1.473 | 4 <text:s/>| <text:s text:c="3"/>1.010 <text:s text:c="2"/>-0.020 <text:s text:c="2"/>-0.051 | <text:s text:c="2"/>-99.5 <text:s text:c="2"/>-85.2 <text:s text:c="3"/>22.9</text:p>
      <text:p text:style-name="Standard"><text:s text:c="3"/>1.473 | 5 <text:s/>| <text:s text:c="3"/>1.018 <text:s text:c="2"/>-0.091 <text:s text:c="2"/>-0.120 | <text:s/>-143.8 <text:s text:c="2"/>-80.3 <text:s/>-166.4</text:p>
      <text:p text:style-name="Standard"><text:s text:c="3"/>1.507 | 0 <text:s/>| <text:s text:c="8"/>Comm Error <text:s text:c="8"/>| <text:s text:c="11"/>- <text:s text:c="10"/></text:p>
      <text:p text:style-name="Standard"><text:s text:c="3"/>1.507 | 1 <text:s/>| <text:s text:c="3"/>0.204 <text:s text:c="2"/>-0.950 <text:s text:c="3"/>0.145 | <text:s text:c="2"/>-81.0 <text:s text:c="2"/>-11.7 <text:s text:c="3"/>32.4</text:p>
      <text:p text:style-name="Standard"><text:s text:c="3"/>1.507 | 2 <text:s/>| <text:s text:c="3"/>0.194 <text:s text:c="3"/>0.982 <text:s text:c="3"/>0.094 | <text:s text:c="3"/>84.0 <text:s text:c="2"/>-10.9 <text:s text:c="3"/>61.7</text:p>
      <text:p text:style-name="Standard"><text:s text:c="3"/>1.507 | 3 <text:s/>| <text:s text:c="3"/>0.993 <text:s text:c="2"/>-0.020 <text:s text:c="3"/>0.237 | <text:s text:c="3"/>-2.6 <text:s text:c="2"/>-75.9 <text:s text:c="4"/>3.8</text:p>
      <text:p text:style-name="Standard"><text:s text:c="3"/>1.507 | 4 <text:s/>| <text:s text:c="3"/>1.010 <text:s text:c="3"/>0.012 <text:s text:c="2"/>-0.010 | <text:s/>-117.1 <text:s text:c="2"/>-85.2 <text:s text:c="3"/>36.0</text:p>
      <text:p text:style-name="Standard"><text:s text:c="3"/>1.507 | 5 <text:s/>| <text:s text:c="3"/>1.023 <text:s text:c="2"/>-0.084 <text:s text:c="2"/>-0.124 | <text:s/>-143.7 <text:s text:c="2"/>-80.3 <text:s/>-166.6</text:p>
      <text:p text:style-name="Standard"><text:s text:c="3"/>1.542 | 0 <text:s/>| <text:s text:c="8"/>Comm Error <text:s text:c="8"/>| <text:s text:c="11"/>- <text:s text:c="10"/></text:p>
      <text:p text:style-name="Standard"><text:s text:c="3"/>1.542 | 1 <text:s/>| <text:s text:c="3"/>0.205 <text:s text:c="2"/>-0.967 <text:s text:c="3"/>0.149 | <text:s text:c="2"/>-80.9 <text:s text:c="2"/>-11.7 <text:s text:c="3"/>32.2</text:p>
      <text:p text:style-name="Standard"><text:s text:c="3"/>1.542 | 2 <text:s/>| <text:s text:c="3"/>0.189 <text:s text:c="3"/>0.994 <text:s text:c="3"/>0.092 | <text:s text:c="3"/>84.0 <text:s text:c="2"/>-10.9 <text:s text:c="3"/>61.6</text:p>
      <text:p text:style-name="Standard"><text:s text:c="3"/>1.542 | 3 <text:s/>| <text:s text:c="3"/>1.002 <text:s text:c="2"/>-0.012 <text:s text:c="3"/>0.236 | <text:s text:c="3"/>-2.9 <text:s text:c="2"/>-75.9 <text:s text:c="4"/>3.9</text:p>
      <text:p text:style-name="Standard"><text:s text:c="3"/>1.542 | 4 <text:s/>| <text:s text:c="3"/>1.010 <text:s text:c="2"/>-0.009 <text:s text:c="3"/>0.012 | <text:s/>-103.1 <text:s text:c="2"/>-85.3 <text:s text:c="3"/>26.8</text:p>
      <text:p text:style-name="Standard"><text:s text:c="3"/>1.542 | 5 <text:s/>| <text:s text:c="3"/>1.021 <text:s text:c="2"/>-0.090 <text:s text:c="2"/>-0.128 | <text:s/>-143.7 <text:s text:c="2"/>-80.3 <text:s/>-166.9</text:p>
      <text:p text:style-name="Standard"><text:s text:c="3"/>1.576 | 0 <text:s/>| <text:s text:c="8"/>Comm Error <text:s text:c="8"/>| <text:s text:c="11"/>- <text:s text:c="10"/></text:p>
      <text:p text:style-name="Standard"><text:s text:c="3"/>1.576 | 1 <text:s/>| <text:s text:c="3"/>0.211 <text:s text:c="2"/>-0.973 <text:s text:c="3"/>0.149 | <text:s text:c="2"/>-80.9 <text:s text:c="2"/>-11.6 <text:s text:c="3"/>32.2</text:p>
      <text:p text:style-name="Standard"><text:s text:c="3"/>1.576 | 2 <text:s/>| <text:s text:c="3"/>0.180 <text:s text:c="3"/>1.000 <text:s text:c="3"/>0.098 | <text:s text:c="3"/>84.0 <text:s text:c="2"/>-10.8 <text:s text:c="3"/>61.5</text:p>
      <text:p text:style-name="Standard"><text:s text:c="3"/>1.576 | 3 <text:s/>| <text:s text:c="3"/>1.002 <text:s text:c="2"/>-0.010 <text:s text:c="3"/>0.225 | <text:s text:c="3"/>-3.0 <text:s text:c="2"/>-76.0 <text:s text:c="4"/>3.8</text:p>
      <text:p text:style-name="Standard"><text:s text:c="3"/>1.576 | 4 <text:s/>| <text:s text:c="3"/>1.012 <text:s text:c="2"/>-0.013 <text:s text:c="3"/>0.009 | <text:s text:c="2"/>-82.4 <text:s text:c="2"/>-85.2 <text:s text:c="3"/>10.3</text:p>
      <text:p text:style-name="Standard"><text:soft-page-break/><text:s text:c="3"/>1.576 | 5 <text:s/>| <text:s text:c="3"/>1.021 <text:s text:c="2"/>-0.091 <text:s text:c="2"/>-0.133 | <text:s/>-143.9 <text:s text:c="2"/>-80.2 <text:s/>-167.0</text:p>
      <text:p text:style-name="Standard"><text:s text:c="3"/>1.610 | 0 <text:s/>| <text:s text:c="8"/>Comm Error <text:s text:c="8"/>| <text:s text:c="11"/>- <text:s text:c="10"/></text:p>
      <text:p text:style-name="Standard"><text:s text:c="3"/>1.610 | 1 <text:s/>| <text:s text:c="3"/>0.217 <text:s text:c="2"/>-0.963 <text:s text:c="3"/>0.141 | <text:s text:c="2"/>-80.9 <text:s text:c="2"/>-11.7 <text:s text:c="3"/>32.3</text:p>
      <text:p text:style-name="Standard"><text:s text:c="3"/>1.610 | 2 <text:s/>| <text:s text:c="3"/>0.182 <text:s text:c="3"/>0.993 <text:s text:c="3"/>0.092 | <text:s text:c="3"/>84.1 <text:s text:c="2"/>-10.8 <text:s text:c="3"/>61.5</text:p>
      <text:p text:style-name="Standard"><text:s text:c="3"/>1.610 | 3 <text:s/>| <text:s text:c="3"/>0.994 <text:s text:c="2"/>-0.013 <text:s text:c="3"/>0.226 | <text:s text:c="3"/>-3.1 <text:s text:c="2"/>-76.1 <text:s text:c="4"/>3.9</text:p>
      <text:p text:style-name="Standard"><text:s text:c="3"/>1.610 | 4 <text:s/>| <text:s text:c="3"/>1.008 <text:s text:c="2"/>-0.016 <text:s text:c="2"/>-0.003 | <text:s text:c="2"/>-83.3 <text:s text:c="2"/>-85.2 <text:s text:c="4"/>9.2</text:p>
      <text:p text:style-name="Standard"><text:s text:c="3"/>1.610 | 5 <text:s/>| <text:s text:c="3"/>1.016 <text:s text:c="2"/>-0.095 <text:s text:c="2"/>-0.140 | <text:s/>-143.9 <text:s text:c="2"/>-80.1 <text:s/>-167.1</text:p>
      <text:p text:style-name="Standard"><text:s text:c="3"/>1.645 | 0 <text:s/>| <text:s text:c="8"/>Comm Error <text:s text:c="8"/>| <text:s text:c="11"/>- <text:s text:c="10"/></text:p>
      <text:p text:style-name="Standard"><text:s text:c="3"/>1.645 | 1 <text:s/>| <text:s text:c="3"/>0.212 <text:s text:c="2"/>-0.958 <text:s text:c="3"/>0.143 | <text:s text:c="2"/>-81.0 <text:s text:c="2"/>-11.8 <text:s text:c="3"/>32.3</text:p>
      <text:p text:style-name="Standard"><text:s text:c="3"/>1.645 | 2 <text:s/>| <text:s text:c="3"/>0.186 <text:s text:c="3"/>0.988 <text:s text:c="3"/>0.080 | <text:s text:c="3"/>84.2 <text:s text:c="2"/>-10.7 <text:s text:c="3"/>61.4</text:p>
      <text:p text:style-name="Standard"><text:s text:c="3"/>1.645 | 3 <text:s/>| <text:s text:c="3"/>0.990 <text:s text:c="2"/>-0.022 <text:s text:c="3"/>0.227 | <text:s text:c="3"/>-3.5 <text:s text:c="2"/>-76.1 <text:s text:c="4"/>4.2</text:p>
      <text:p text:style-name="Standard"><text:s text:c="3"/>1.645 | 4 <text:s/>| <text:s text:c="3"/>1.005 <text:s text:c="2"/>-0.011 <text:s text:c="2"/>-0.002 | <text:s text:c="2"/>-84.0 <text:s text:c="2"/>-85.2 <text:s text:c="4"/>8.8</text:p>
      <text:p text:style-name="Standard"><text:s text:c="3"/>1.645 | 5 <text:s/>| <text:s text:c="3"/>1.015 <text:s text:c="2"/>-0.087 <text:s text:c="2"/>-0.139 | <text:s/>-144.1 <text:s text:c="2"/>-80.0 <text:s/>-167.0</text:p>
      <text:p text:style-name="Standard"><text:s text:c="3"/>1.678 | 0 <text:s/>| <text:s text:c="8"/>Comm Error <text:s text:c="8"/>| <text:s text:c="11"/>- <text:s text:c="10"/></text:p>
      <text:p text:style-name="Standard"><text:s text:c="3"/>1.678 | 1 <text:s/>| <text:s text:c="3"/>0.209 <text:s text:c="2"/>-0.960 <text:s text:c="3"/>0.147 | <text:s text:c="2"/>-80.9 <text:s text:c="2"/>-11.8 <text:s text:c="3"/>32.2</text:p>
      <text:p text:style-name="Standard"><text:s text:c="3"/>1.678 | 2 <text:s/>| <text:s text:c="3"/>0.186 <text:s text:c="3"/>0.990 <text:s text:c="3"/>0.076 | <text:s text:c="3"/>84.4 <text:s text:c="2"/>-10.7 <text:s text:c="3"/>61.3</text:p>
      <text:p text:style-name="Standard"><text:s text:c="3"/>1.678 | 3 <text:s/>| <text:s text:c="3"/>0.999 <text:s text:c="2"/>-0.020 <text:s text:c="3"/>0.229 | <text:s text:c="3"/>-4.0 <text:s text:c="2"/>-76.2 <text:s text:c="4"/>4.7</text:p>
      <text:p text:style-name="Standard"><text:s text:c="3"/>1.678 | 4 <text:s/>| <text:s text:c="3"/>1.013 <text:s text:c="2"/>-0.011 <text:s text:c="2"/>-0.003 | <text:s text:c="2"/>-84.8 <text:s text:c="2"/>-85.2 <text:s text:c="4"/>8.7</text:p>
      <text:p text:style-name="Standard"><text:s text:c="3"/>1.678 | 5 <text:s/>| <text:s text:c="3"/>1.019 <text:s text:c="2"/>-0.096 <text:s text:c="2"/>-0.141 | <text:s/>-144.1 <text:s text:c="2"/>-79.9 <text:s/>-167.0</text:p>
      <text:p text:style-name="Standard"><text:s text:c="3"/>1.712 | 0 <text:s/>| <text:s text:c="8"/>Comm Error <text:s text:c="8"/>| <text:s text:c="11"/>- <text:s text:c="10"/></text:p>
      <text:p text:style-name="Standard"><text:s text:c="3"/>1.712 | 1 <text:s/>| <text:s text:c="3"/>0.207 <text:s text:c="2"/>-0.972 <text:s text:c="3"/>0.151 | <text:s text:c="2"/>-80.9 <text:s text:c="2"/>-11.7 <text:s text:c="3"/>32.2</text:p>
      <text:p text:style-name="Standard"><text:s text:c="3"/>1.712 | 2 <text:s/>| <text:s text:c="3"/>0.186 <text:s text:c="3"/>0.996 <text:s text:c="3"/>0.081 | <text:s text:c="3"/>84.6 <text:s text:c="2"/>-10.7 <text:s text:c="3"/>61.1</text:p>
      <text:p text:style-name="Standard"><text:s text:c="3"/>1.712 | 3 <text:s/>| <text:s text:c="3"/>1.003 <text:s text:c="2"/>-0.011 <text:s text:c="3"/>0.225 | <text:s text:c="3"/>-4.1 <text:s text:c="2"/>-76.3 <text:s text:c="4"/>4.8</text:p>
      <text:p text:style-name="Standard"><text:s text:c="3"/>1.712 | 4 <text:s/>| <text:s text:c="3"/>1.010 <text:s text:c="2"/>-0.010 <text:s text:c="2"/>-0.005 | <text:s text:c="2"/>-85.6 <text:s text:c="2"/>-85.2 <text:s text:c="4"/>9.0</text:p>
      <text:p text:style-name="Standard"><text:s text:c="3"/>1.712 | 5 <text:s/>| <text:s text:c="3"/>1.025 <text:s text:c="2"/>-0.089 <text:s text:c="2"/>-0.130 | <text:s/>-143.8 <text:s text:c="2"/>-79.9 <text:s/>-167.2</text:p>
      <text:p text:style-name="Standard"><text:s text:c="3"/>1.746 | 0 <text:s/>| <text:s text:c="8"/>Comm Error <text:s text:c="8"/>| <text:s text:c="11"/>- <text:s text:c="10"/></text:p>
      <text:p text:style-name="Standard"><text:s text:c="3"/>1.746 | 1 <text:s/>| <text:s text:c="3"/>0.208 <text:s text:c="2"/>-0.971 <text:s text:c="3"/>0.147 | <text:s text:c="2"/>-80.9 <text:s text:c="2"/>-11.7 <text:s text:c="3"/>32.2</text:p>
      <text:p text:style-name="Standard"><text:s text:c="3"/>1.746 | 2 <text:s/>| <text:s text:c="3"/>0.183 <text:s text:c="3"/>0.994 <text:s text:c="3"/>0.094 | <text:s text:c="3"/>84.6 <text:s text:c="2"/>-10.6 <text:s text:c="3"/>61.1</text:p>
      <text:p text:style-name="Standard"><text:s text:c="3"/>1.746 | 3 <text:s/>| <text:s text:c="3"/>0.998 <text:s text:c="2"/>-0.008 <text:s text:c="3"/>0.224 | <text:s text:c="3"/>-3.9 <text:s text:c="2"/>-76.3 <text:s text:c="4"/>4.6</text:p>
      <text:p text:style-name="Standard"><text:s text:c="3"/>1.746 | 4 <text:s/>| <text:s text:c="3"/>1.007 <text:s text:c="2"/>-0.006 <text:s text:c="2"/>-0.011 | <text:s text:c="2"/>-90.6 <text:s text:c="2"/>-85.2 <text:s text:c="3"/>13.0</text:p>
      <text:p text:style-name="Standard"><text:s text:c="3"/>1.746 | 5 <text:s/>| <text:s text:c="3"/>1.016 <text:s text:c="2"/>-0.094 <text:s text:c="2"/>-0.132 | <text:s/>-143.4 <text:s text:c="2"/>-79.8 <text:s/>-167.6</text:p>
      <text:p text:style-name="Standard"><text:s text:c="3"/>1.781 | 0 <text:s/>| <text:s text:c="8"/>Comm Error <text:s text:c="8"/>| <text:s text:c="11"/>- <text:s text:c="10"/></text:p>
      <text:p text:style-name="Standard"><text:s text:c="3"/>1.781 | 1 <text:s/>| <text:s text:c="3"/>0.203 <text:s text:c="2"/>-0.959 <text:s text:c="3"/>0.137 | <text:s text:c="2"/>-81.0 <text:s text:c="2"/>-11.6 <text:s text:c="3"/>32.3</text:p>
      <text:p text:style-name="Standard"><text:s text:c="3"/>1.781 | 2 <text:s/>| <text:s text:c="3"/>0.180 <text:s text:c="3"/>0.984 <text:s text:c="3"/>0.100 | <text:s text:c="3"/>84.6 <text:s text:c="2"/>-10.6 <text:s text:c="3"/>61.1</text:p>
      <text:p text:style-name="Standard"><text:s text:c="3"/>1.781 | 3 <text:s/>| <text:s text:c="3"/>0.992 <text:s text:c="2"/>-0.016 <text:s text:c="3"/>0.223 | <text:s text:c="3"/>-4.0 <text:s text:c="2"/>-76.4 <text:s text:c="4"/>4.7</text:p>
      <text:p text:style-name="Standard"><text:s text:c="3"/>1.781 | 4 <text:s/>| <text:s text:c="3"/>1.004 <text:s text:c="2"/>-0.028 <text:s text:c="2"/>-0.006 | <text:s text:c="2"/>-90.1 <text:s text:c="2"/>-85.2 <text:s text:c="3"/>11.8</text:p>
      <text:p text:style-name="Standard"><text:s text:c="3"/>1.781 | 5 <text:s/>| <text:s text:c="3"/>1.016 <text:s text:c="2"/>-0.091 <text:s text:c="2"/>-0.132 | <text:s/>-143.1 <text:s text:c="2"/>-79.8 <text:s/>-167.9</text:p>
      <text:p text:style-name="Standard"><text:s text:c="3"/>1.815 | 0 <text:s/>| <text:s text:c="8"/>Comm Error <text:s text:c="8"/>| <text:s text:c="11"/>- <text:s text:c="10"/></text:p>
      <text:p text:style-name="Standard"><text:s text:c="3"/>1.815 | 1 <text:s/>| <text:s text:c="3"/>0.200 <text:s text:c="2"/>-0.959 <text:s text:c="3"/>0.144 | <text:s text:c="2"/>-81.0 <text:s text:c="2"/>-11.5 <text:s text:c="3"/>32.4</text:p>
      <text:p text:style-name="Standard"><text:s text:c="3"/>1.815 | 2 <text:s/>| <text:s text:c="3"/>0.185 <text:s text:c="3"/>0.987 <text:s text:c="3"/>0.088 | <text:s text:c="3"/>84.6 <text:s text:c="2"/>-10.6 <text:s text:c="3"/>61.1</text:p>
      <text:p text:style-name="Standard"><text:s text:c="3"/>1.815 | 3 <text:s/>| <text:s text:c="3"/>0.998 <text:s text:c="2"/>-0.012 <text:s text:c="3"/>0.226 | <text:s text:c="3"/>-4.2 <text:s text:c="2"/>-76.5 <text:s text:c="4"/>4.9</text:p>
      <text:p text:style-name="Standard"><text:s text:c="3"/>1.815 | 4 <text:s/>| <text:s text:c="3"/>1.002 <text:s text:c="2"/>-0.015 <text:s text:c="3"/>0.000 | <text:s text:c="2"/>-89.5 <text:s text:c="2"/>-85.1 <text:s text:c="3"/>10.9</text:p>
      <text:p text:style-name="Standard"><text:s text:c="3"/>1.815 | 5 <text:s/>| <text:s text:c="3"/>1.018 <text:s text:c="2"/>-0.103 <text:s text:c="2"/>-0.127 | <text:s/>-142.5 <text:s text:c="2"/>-79.7 <text:s/>-168.5</text:p>
      <text:p text:style-name="Standard"><text:s text:c="3"/>1.849 | 0 <text:s/>| <text:s text:c="8"/>Comm Error <text:s text:c="8"/>| <text:s text:c="11"/>- <text:s text:c="10"/></text:p>
      <text:p text:style-name="Standard"><text:s text:c="3"/>1.849 | 1 <text:s/>| <text:s text:c="3"/>0.202 <text:s text:c="2"/>-0.966 <text:s text:c="3"/>0.144 | <text:s text:c="2"/>-81.0 <text:s text:c="2"/>-11.4 <text:s text:c="3"/>32.5</text:p>
      <text:p text:style-name="Standard"><text:s text:c="3"/>1.849 | 2 <text:s/>| <text:s text:c="3"/>0.189 <text:s text:c="3"/>0.995 <text:s text:c="3"/>0.088 | <text:s text:c="3"/>84.7 <text:s text:c="2"/>-10.6 <text:s text:c="3"/>61.1</text:p>
      <text:p text:style-name="Standard"><text:s text:c="3"/>1.849 | 3 <text:s/>| <text:s text:c="3"/>1.001 <text:s text:c="2"/>-0.007 <text:s text:c="3"/>0.224 | <text:s text:c="3"/>-4.0 <text:s text:c="2"/>-76.5 <text:s text:c="4"/>4.8</text:p>
      <text:p text:style-name="Standard"><text:s text:c="3"/>1.849 | 4 <text:s/>| <text:s text:c="3"/>1.002 <text:s text:c="2"/>-0.021 <text:s text:c="3"/>0.002 | <text:s text:c="2"/>-86.9 <text:s text:c="2"/>-85.1 <text:s text:c="4"/>7.8</text:p>
      <text:p text:style-name="Standard"><text:s text:c="3"/>1.849 | 5 <text:s/>| <text:s text:c="3"/>1.015 <text:s text:c="2"/>-0.104 <text:s text:c="2"/>-0.116 | <text:s/>-141.7 <text:s text:c="2"/>-79.7 <text:s/>-169.3</text:p>
      <text:p text:style-name="Standard"><text:soft-page-break/><text:s text:c="3"/>1.883 | 0 <text:s/>| <text:s text:c="8"/>Comm Error <text:s text:c="8"/>| <text:s text:c="11"/>- <text:s text:c="10"/></text:p>
      <text:p text:style-name="Standard"><text:s text:c="3"/>1.883 | 1 <text:s/>| <text:s text:c="3"/>0.205 <text:s text:c="2"/>-0.967 <text:s text:c="3"/>0.130 | <text:s text:c="2"/>-81.0 <text:s text:c="2"/>-11.4 <text:s text:c="3"/>32.5</text:p>
      <text:p text:style-name="Standard"><text:s text:c="3"/>1.883 | 2 <text:s/>| <text:s text:c="3"/>0.195 <text:s text:c="3"/>0.992 <text:s text:c="3"/>0.089 | <text:s text:c="3"/>84.7 <text:s text:c="2"/>-10.7 <text:s text:c="3"/>61.0</text:p>
      <text:p text:style-name="Standard"><text:s text:c="3"/>1.883 | 3 <text:s/>| <text:s text:c="3"/>0.997 <text:s text:c="2"/>-0.010 <text:s text:c="3"/>0.225 | <text:s text:c="3"/>-4.0 <text:s text:c="2"/>-76.6 <text:s text:c="4"/>4.8</text:p>
      <text:p text:style-name="Standard"><text:s text:c="3"/>1.883 | 4 <text:s/>| <text:s text:c="3"/>0.995 <text:s text:c="2"/>-0.032 <text:s text:c="3"/>0.035 | <text:s text:c="2"/>-82.3 <text:s text:c="2"/>-85.1 <text:s text:c="4"/>3.6</text:p>
      <text:p text:style-name="Standard"><text:s text:c="3"/>1.883 | 5 <text:s/>| <text:s text:c="3"/>0.998 <text:s text:c="2"/>-0.122 <text:s text:c="2"/>-0.080 | <text:s/>-139.5 <text:s text:c="2"/>-79.7 <text:s/>-171.5</text:p>
      <text:p text:style-name="Standard"><text:s text:c="3"/>1.917 | 0 <text:s/>| <text:s text:c="8"/>Comm Error <text:s text:c="8"/>| <text:s text:c="11"/>- <text:s text:c="10"/></text:p>
      <text:p text:style-name="Standard"><text:s text:c="3"/>1.917 | 1 <text:s/>| <text:s text:c="3"/>0.195 <text:s text:c="2"/>-0.966 <text:s text:c="3"/>0.135 | <text:s text:c="2"/>-81.1 <text:s text:c="2"/>-11.3 <text:s text:c="3"/>32.5</text:p>
      <text:p text:style-name="Standard"><text:s text:c="3"/>1.917 | 2 <text:s/>| <text:s text:c="3"/>0.213 <text:s text:c="3"/>0.983 <text:s text:c="3"/>0.108 | <text:s text:c="3"/>84.6 <text:s text:c="2"/>-10.8 <text:s text:c="3"/>61.0</text:p>
      <text:p text:style-name="Standard"><text:s text:c="3"/>1.917 | 3 <text:s/>| <text:s text:c="3"/>1.003 <text:s text:c="3"/>0.000 <text:s text:c="3"/>0.223 | <text:s text:c="3"/>-3.7 <text:s text:c="2"/>-76.6 <text:s text:c="4"/>4.4</text:p>
      <text:p text:style-name="Standard"><text:s text:c="3"/>1.917 | 4 <text:s/>| <text:s text:c="3"/>1.013 <text:s text:c="2"/>-0.006 <text:s text:c="3"/>0.016 | <text:s text:c="2"/>-72.3 <text:s text:c="2"/>-85.0 <text:s text:c="3"/>-5.5</text:p>
      <text:p text:style-name="Standard"><text:s text:c="3"/>1.917 | 5 <text:s/>| <text:s text:c="3"/>0.996 <text:s text:c="2"/>-0.115 <text:s text:c="2"/>-0.013 | <text:s/>-136.6 <text:s text:c="2"/>-79.9 <text:s/>-174.0</text:p>
      <text:p text:style-name="Standard"><text:s text:c="3"/>1.951 | 0 <text:s/>| <text:s text:c="8"/>Comm Error <text:s text:c="8"/>| <text:s text:c="11"/>- <text:s text:c="10"/></text:p>
      <text:p text:style-name="Standard"><text:s text:c="3"/>1.951 | 1 <text:s/>| <text:s text:c="3"/>0.175 <text:s text:c="2"/>-0.981 <text:s text:c="3"/>0.146 | <text:s text:c="2"/>-81.0 <text:s text:c="2"/>-11.2 <text:s text:c="3"/>32.5</text:p>
      <text:p text:style-name="Standard"><text:s text:c="3"/>1.951 | 2 <text:s/>| <text:s text:c="3"/>0.222 <text:s text:c="3"/>0.987 <text:s text:c="3"/>0.130 | <text:s text:c="3"/>84.4 <text:s text:c="2"/>-11.1 <text:s text:c="3"/>60.9</text:p>
      <text:p text:style-name="Standard"><text:s text:c="3"/>1.951 | 3 <text:s/>| <text:s text:c="3"/>1.002 <text:s text:c="3"/>0.022 <text:s text:c="3"/>0.221 | <text:s text:c="3"/>-2.8 <text:s text:c="2"/>-76.6 <text:s text:c="4"/>3.4</text:p>
      <text:p text:style-name="Standard"><text:s text:c="3"/>1.951 | 4 <text:s/>| <text:s text:c="3"/>1.004 <text:s text:c="2"/>-0.016 <text:s text:c="2"/>-0.021 | <text:s text:c="2"/>-76.7 <text:s text:c="2"/>-85.0 <text:s text:c="3"/>-0.2</text:p>
      <text:p text:style-name="Standard"><text:s text:c="3"/>1.951 | 5 <text:s/>| <text:s text:c="3"/>0.971 <text:s text:c="2"/>-0.137 <text:s text:c="3"/>0.041 | <text:s/>-130.4 <text:s text:c="2"/>-80.2 <text:s/>-179.5</text:p>
      <text:p text:style-name="Standard"><text:s text:c="3"/>1.985 | 0 <text:s/>| <text:s text:c="8"/>Comm Error <text:s text:c="8"/>| <text:s text:c="11"/>- <text:s text:c="10"/></text:p>
      <text:p text:style-name="Standard"><text:s text:c="3"/>1.985 | 1 <text:s/>| <text:s text:c="3"/>0.145 <text:s text:c="2"/>-0.972 <text:s text:c="3"/>0.148 | <text:s text:c="2"/>-81.0 <text:s text:c="2"/>-10.9 <text:s text:c="3"/>32.6</text:p>
      <text:p text:style-name="Standard"><text:s text:c="3"/>1.985 | 2 <text:s/>| <text:s text:c="3"/>0.238 <text:s text:c="3"/>0.963 <text:s text:c="3"/>0.140 | <text:s text:c="3"/>83.9 <text:s text:c="2"/>-11.6 <text:s text:c="3"/>60.6</text:p>
      <text:p text:style-name="Standard"><text:s text:c="3"/>1.985 | 3 <text:s/>| <text:s text:c="3"/>0.974 <text:s text:c="3"/>0.030 <text:s text:c="3"/>0.209 | <text:s text:c="3"/>-1.6 <text:s text:c="2"/>-76.6 <text:s text:c="4"/>2.0</text:p>
      <text:p text:style-name="Standard"><text:s text:c="3"/>1.985 | 4 <text:s/>| <text:s text:c="3"/>0.991 <text:s text:c="2"/>-0.031 <text:s text:c="2"/>-0.049 | <text:s text:c="2"/>-90.0 <text:s text:c="2"/>-84.9 <text:s text:c="3"/>12.5</text:p>
      <text:p text:style-name="Standard"><text:s text:c="3"/>1.985 | 5 <text:s/>| <text:s text:c="3"/>0.976 <text:s text:c="2"/>-0.182 <text:s text:c="3"/>0.104 | <text:s/>-126.7 <text:s text:c="2"/>-80.1 <text:s text:c="2"/>177.4</text:p>
      <text:p text:style-name="Standard"><text:s text:c="3"/>2.019 | 0 <text:s/>| <text:s text:c="8"/>Comm Error <text:s text:c="8"/>| <text:s text:c="11"/>- <text:s text:c="10"/></text:p>
      <text:p text:style-name="Standard"><text:s text:c="3"/>2.019 | 1 <text:s/>| <text:s text:c="3"/>0.111 <text:s text:c="2"/>-0.954 <text:s text:c="3"/>0.142 | <text:s text:c="2"/>-81.0 <text:s text:c="2"/>-10.2 <text:s text:c="3"/>32.7</text:p>
      <text:p text:style-name="Standard"><text:s text:c="3"/>2.019 | 2 <text:s/>| <text:s text:c="3"/>0.246 <text:s text:c="3"/>0.917 <text:s text:c="3"/>0.141 | <text:s text:c="3"/>83.4 <text:s text:c="2"/>-12.1 <text:s text:c="3"/>60.2</text:p>
      <text:p text:style-name="Standard"><text:s text:c="3"/>2.019 | 3 <text:s/>| <text:s text:c="3"/>0.951 <text:s text:c="3"/>0.038 <text:s text:c="3"/>0.197 | <text:s text:c="4"/>0.3 <text:s text:c="2"/>-76.6 <text:s text:c="3"/>-0.6</text:p>
      <text:p text:style-name="Standard"><text:s text:c="3"/>2.019 | 4 <text:s/>| <text:s text:c="3"/>0.995 <text:s text:c="3"/>0.023 <text:s text:c="2"/>-0.092 | <text:s/>-103.0 <text:s text:c="2"/>-84.9 <text:s text:c="3"/>25.1</text:p>
      <text:p text:style-name="Standard"><text:s text:c="3"/>2.019 | 5 <text:s/>| <text:s text:c="3"/>1.005 <text:s text:c="2"/>-0.155 <text:s text:c="3"/>0.051 | <text:s/>-125.4 <text:s text:c="2"/>-79.7 <text:s text:c="2"/>177.1</text:p>
      <text:p text:style-name="Standard"><text:s text:c="3"/>2.053 | 0 <text:s/>| <text:s text:c="8"/>Comm Error <text:s text:c="8"/>| <text:s text:c="11"/>- <text:s text:c="10"/></text:p>
      <text:p text:style-name="Standard"><text:s text:c="3"/>2.053 | 1 <text:s/>| <text:s text:c="3"/>0.082 <text:s text:c="2"/>-0.943 <text:s text:c="3"/>0.144 | <text:s text:c="2"/>-81.0 <text:s text:c="3"/>-9.6 <text:s text:c="3"/>32.5</text:p>
      <text:p text:style-name="Standard"><text:s text:c="3"/>2.053 | 2 <text:s/>| <text:s text:c="3"/>0.250 <text:s text:c="3"/>0.894 <text:s text:c="3"/>0.154 | <text:s text:c="3"/>82.9 <text:s text:c="2"/>-12.6 <text:s text:c="3"/>59.5</text:p>
      <text:p text:style-name="Standard"><text:s text:c="3"/>2.053 | 3 <text:s/>| <text:s text:c="3"/>0.941 <text:s text:c="3"/>0.039 <text:s text:c="3"/>0.199 | <text:s text:c="4"/>1.3 <text:s text:c="2"/>-76.6 <text:s text:c="3"/>-2.1</text:p>
      <text:p text:style-name="Standard"><text:s text:c="3"/>2.053 | 4 <text:s/>| <text:s text:c="3"/>1.001 <text:s text:c="2"/>-0.017 <text:s text:c="2"/>-0.066 | <text:s/>-109.3 <text:s text:c="2"/>-84.9 <text:s text:c="3"/>26.1</text:p>
      <text:p text:style-name="Standard"><text:s text:c="3"/>2.053 | 5 <text:s/>| <text:s text:c="3"/>1.088 <text:s text:c="2"/>-0.088 <text:s text:c="2"/>-0.156 | <text:s/>-135.7 <text:s text:c="2"/>-78.3 <text:s/>-171.6</text:p>
      <text:p text:style-name="Standard"><text:s text:c="3"/>2.088 | 0 <text:s/>| <text:s text:c="8"/>Comm Error <text:s text:c="8"/>| <text:s text:c="11"/>- <text:s text:c="10"/></text:p>
      <text:p text:style-name="Standard"><text:s text:c="3"/>2.088 | 1 <text:s/>| <text:s text:c="3"/>0.071 <text:s text:c="2"/>-0.948 <text:s text:c="3"/>0.158 | <text:s text:c="2"/>-80.9 <text:s text:c="3"/>-8.7 <text:s text:c="3"/>31.6</text:p>
      <text:p text:style-name="Standard"><text:s text:c="3"/>2.088 | 2 <text:s/>| <text:s text:c="3"/>0.271 <text:s text:c="3"/>0.927 <text:s text:c="3"/>0.169 | <text:s text:c="3"/>82.2 <text:s text:c="2"/>-13.3 <text:s text:c="3"/>58.2</text:p>
      <text:p text:style-name="Standard"><text:s text:c="3"/>2.088 | 3 <text:s/>| <text:s text:c="3"/>0.996 <text:s text:c="3"/>0.023 <text:s text:c="3"/>0.227 | <text:s text:c="4"/>2.6 <text:s text:c="2"/>-76.5 <text:s text:c="3"/>-4.7</text:p>
      <text:p text:style-name="Standard"><text:s text:c="3"/>2.088 | 4 <text:s/>| <text:s text:c="3"/>1.041 <text:s text:c="2"/>-0.058 <text:s text:c="3"/>0.040 | <text:s text:c="2"/>-93.6 <text:s text:c="2"/>-84.7 <text:s text:c="3"/>16.2</text:p>
      <text:p text:style-name="Standard"><text:s text:c="3"/>2.088 | 5 <text:s/>| <text:s text:c="3"/>1.140 <text:s text:c="2"/>-0.167 <text:s text:c="2"/>-0.211 | <text:s/>-142.2 <text:s text:c="2"/>-76.6 <text:s/>-164.8</text:p>
      <text:p text:style-name="Standard"><text:s text:c="3"/>2.122 | 0 <text:s/>| <text:s text:c="8"/>Comm Error <text:s text:c="8"/>| <text:s text:c="11"/>- <text:s text:c="10"/></text:p>
      <text:p text:style-name="Standard"><text:s text:c="3"/>2.122 | 1 <text:s/>| <text:s text:c="3"/>0.100 <text:s text:c="2"/>-1.017 <text:s text:c="3"/>0.205 | <text:s text:c="2"/>-80.6 <text:s text:c="3"/>-8.2 <text:s text:c="3"/>30.2</text:p>
      <text:p text:style-name="Standard"><text:s text:c="3"/>2.122 | 2 <text:s/>| <text:s text:c="3"/>0.293 <text:s text:c="3"/>0.998 <text:s text:c="3"/>0.181 | <text:s text:c="3"/>81.9 <text:s text:c="2"/>-13.6 <text:s text:c="3"/>57.3</text:p>
      <text:p text:style-name="Standard"><text:s text:c="3"/>2.122 | 3 <text:s/>| <text:s text:c="3"/>1.069 <text:s text:c="3"/>0.008 <text:s text:c="3"/>0.249 | <text:s text:c="4"/>2.8 <text:s text:c="2"/>-76.3 <text:s text:c="3"/>-6.3</text:p>
      <text:p text:style-name="Standard"><text:s text:c="3"/>2.122 | 4 <text:s/>| <text:s text:c="3"/>1.022 <text:s text:c="2"/>-0.054 <text:s text:c="3"/>0.026 | <text:s text:c="2"/>-84.4 <text:s text:c="2"/>-84.6 <text:s text:c="4"/>7.1</text:p>
      <text:p text:style-name="Standard"><text:s text:c="3"/>2.122 | 5 <text:s/>| <text:s text:c="3"/>1.163 <text:s text:c="2"/>-0.061 <text:s text:c="2"/>-0.250 | <text:s/>-146.8 <text:s text:c="2"/>-74.1 <text:s/>-161.1</text:p>
      <text:p text:style-name="Standard"><text:s text:c="3"/>2.156 | 0 <text:s/>| <text:s text:c="8"/>Comm Error <text:s text:c="8"/>| <text:s text:c="11"/>- <text:s text:c="10"/></text:p>
      <text:p text:style-name="Standard"><text:soft-page-break/><text:s text:c="3"/>2.156 | 1 <text:s/>| <text:s text:c="3"/>0.114 <text:s text:c="2"/>-1.065 <text:s text:c="3"/>0.233 | <text:s text:c="2"/>-80.2 <text:s text:c="3"/>-7.8 <text:s text:c="3"/>28.3</text:p>
      <text:p text:style-name="Standard"><text:s text:c="3"/>2.156 | 2 <text:s/>| <text:s text:c="3"/>0.306 <text:s text:c="3"/>1.042 <text:s text:c="3"/>0.174 | <text:s text:c="3"/>81.4 <text:s text:c="2"/>-14.1 <text:s text:c="3"/>55.4</text:p>
      <text:p text:style-name="Standard"><text:s text:c="3"/>2.156 | 3 <text:s/>| <text:s text:c="3"/>1.076 <text:s text:c="3"/>0.006 <text:s text:c="3"/>0.253 | <text:s text:c="4"/>2.8 <text:s text:c="2"/>-76.2 <text:s text:c="3"/>-7.9</text:p>
      <text:p text:style-name="Standard"><text:s text:c="3"/>2.156 | 4 <text:s/>| <text:s text:c="3"/>1.010 <text:s text:c="2"/>-0.085 <text:s text:c="3"/>0.047 | <text:s text:c="2"/>-75.6 <text:s text:c="2"/>-84.4 <text:s text:c="3"/>-2.3</text:p>
      <text:p text:style-name="Standard"><text:s text:c="3"/>2.156 | 5 <text:s/>| <text:s text:c="3"/>1.021 <text:s text:c="2"/>-0.125 <text:s text:c="2"/>-0.396 | <text:s/>-149.9 <text:s text:c="2"/>-72.2 <text:s/>-160.9</text:p>
      <text:p text:style-name="Standard"><text:s text:c="3"/>2.190 | 0 <text:s/>| <text:s text:c="8"/>Comm Error <text:s text:c="8"/>| <text:s text:c="11"/>- <text:s text:c="10"/></text:p>
      <text:p text:style-name="Standard"><text:s text:c="3"/>2.190 | 1 <text:s/>| <text:s text:c="3"/>0.139 <text:s text:c="2"/>-1.043 <text:s text:c="3"/>0.232 | <text:s text:c="2"/>-79.8 <text:s text:c="3"/>-7.6 <text:s text:c="3"/>25.3</text:p>
      <text:p text:style-name="Standard"><text:s text:c="3"/>2.190 | 2 <text:s/>| <text:s text:c="3"/>0.316 <text:s text:c="3"/>1.027 <text:s text:c="3"/>0.156 | <text:s text:c="3"/>81.2 <text:s text:c="2"/>-14.5 <text:s text:c="3"/>53.8</text:p>
      <text:p text:style-name="Standard"><text:s text:c="3"/>2.190 | 3 <text:s/>| <text:s text:c="3"/>1.036 <text:s text:c="3"/>0.010 <text:s text:c="3"/>0.225 | <text:s text:c="4"/>3.1 <text:s text:c="2"/>-76.0 <text:s text:c="2"/>-10.8</text:p>
      <text:p text:style-name="Standard"><text:s text:c="3"/>2.190 | 4 <text:s/>| <text:s text:c="3"/>1.011 <text:s text:c="2"/>-0.072 <text:s text:c="3"/>0.023 | <text:s text:c="2"/>-74.4 <text:s text:c="2"/>-84.3 <text:s text:c="3"/>-4.6</text:p>
      <text:p text:style-name="Standard"><text:s text:c="3"/>2.190 | 5 <text:s/>| <text:s text:c="3"/>0.944 <text:s text:c="2"/>-0.193 <text:s text:c="2"/>-0.327 | <text:s/>-149.3 <text:s text:c="2"/>-70.5 <text:s/>-165.3</text:p>
      <text:p text:style-name="Standard"><text:s text:c="3"/>2.224 | 0 <text:s/>| <text:s text:c="8"/>Comm Error <text:s text:c="8"/>| <text:s text:c="11"/>- <text:s text:c="10"/></text:p>
      <text:p text:style-name="Standard"><text:s text:c="3"/>2.224 | 1 <text:s/>| <text:s text:c="3"/>0.149 <text:s text:c="2"/>-0.988 <text:s text:c="3"/>0.228 | <text:s text:c="2"/>-79.7 <text:s text:c="3"/>-7.7 <text:s text:c="3"/>22.9</text:p>
      <text:p text:style-name="Standard"><text:s text:c="3"/>2.224 | 2 <text:s/>| <text:s text:c="3"/>0.301 <text:s text:c="3"/>0.989 <text:s text:c="3"/>0.146 | <text:s text:c="3"/>81.0 <text:s text:c="2"/>-14.9 <text:s text:c="3"/>51.9</text:p>
      <text:p text:style-name="Standard"><text:s text:c="3"/>2.224 | 3 <text:s/>| <text:s text:c="3"/>1.004 <text:s text:c="2"/>-0.007 <text:s text:c="3"/>0.207 | <text:s text:c="4"/>3.3 <text:s text:c="2"/>-76.1 <text:s text:c="2"/>-13.0</text:p>
      <text:p text:style-name="Standard"><text:s text:c="3"/>2.224 | 4 <text:s/>| <text:s text:c="3"/>1.018 <text:s text:c="2"/>-0.079 <text:s text:c="3"/>0.002 | <text:s text:c="2"/>-77.9 <text:s text:c="2"/>-84.2 <text:s text:c="3"/>-2.3</text:p>
      <text:p text:style-name="Standard"><text:s text:c="3"/>2.224 | 5 <text:s/>| <text:s text:c="3"/>0.918 <text:s text:c="2"/>-0.110 <text:s text:c="2"/>-0.293 | <text:s/>-147.7 <text:s text:c="2"/>-70.3 <text:s/>-171.2</text:p>
      <text:p text:style-name="Standard"><text:s text:c="3"/>2.258 | 0 <text:s/>| <text:s text:c="8"/>Comm Error <text:s text:c="8"/>| <text:s text:c="11"/>- <text:s text:c="10"/></text:p>
      <text:p text:style-name="Standard"><text:s text:c="3"/>2.258 | 1 <text:s/>| <text:s text:c="3"/>0.173 <text:s text:c="2"/>-0.949 <text:s text:c="3"/>0.224 | <text:s text:c="2"/>-79.6 <text:s text:c="3"/>-8.1 <text:s text:c="3"/>19.9</text:p>
      <text:p text:style-name="Standard"><text:s text:c="3"/>2.258 | 2 <text:s/>| <text:s text:c="3"/>0.265 <text:s text:c="3"/>0.955 <text:s text:c="3"/>0.142 | <text:s text:c="3"/>80.9 <text:s text:c="2"/>-15.4 <text:s text:c="3"/>49.0</text:p>
      <text:p text:style-name="Standard"><text:s text:c="3"/>2.258 | 3 <text:s/>| <text:s text:c="3"/>0.996 <text:s text:c="2"/>-0.033 <text:s text:c="3"/>0.216 | <text:s text:c="4"/>2.4 <text:s text:c="2"/>-76.2 <text:s text:c="2"/>-14.9</text:p>
      <text:p text:style-name="Standard"><text:s text:c="3"/>2.258 | 4 <text:s/>| <text:s text:c="3"/>1.000 <text:s text:c="2"/>-0.050 <text:s text:c="2"/>-0.003 | <text:s text:c="2"/>-81.1 <text:s text:c="2"/>-84.3 <text:s text:c="4"/>0.1</text:p>
      <text:p text:style-name="Standard"><text:s text:c="3"/>2.258 | 5 <text:s/>| <text:s text:c="3"/>0.940 <text:s text:c="2"/>-0.171 <text:s text:c="2"/>-0.313 | <text:s/>-143.8 <text:s text:c="2"/>-70.5 <text:s/>-179.5</text:p>
      <text:p text:style-name="Standard"><text:s text:c="3"/>2.292 | 0 <text:s/>| <text:s text:c="8"/>Comm Error <text:s text:c="8"/>| <text:s text:c="11"/>- <text:s text:c="10"/></text:p>
      <text:p text:style-name="Standard"><text:s text:c="3"/>2.292 | 1 <text:s/>| <text:s text:c="3"/>0.209 <text:s text:c="2"/>-0.931 <text:s text:c="3"/>0.222 | <text:s text:c="2"/>-79.5 <text:s text:c="3"/>-8.5 <text:s text:c="3"/>17.7</text:p>
      <text:p text:style-name="Standard"><text:s text:c="3"/>2.292 | 2 <text:s/>| <text:s text:c="3"/>0.218 <text:s text:c="3"/>0.944 <text:s text:c="3"/>0.138 | <text:s text:c="3"/>80.9 <text:s text:c="2"/>-15.6 <text:s text:c="3"/>46.4</text:p>
      <text:p text:style-name="Standard"><text:s text:c="3"/>2.292 | 3 <text:s/>| <text:s text:c="3"/>0.983 <text:s text:c="2"/>-0.068 <text:s text:c="3"/>0.247 | <text:s text:c="4"/>0.6 <text:s text:c="2"/>-76.1 <text:s text:c="2"/>-15.4</text:p>
      <text:p text:style-name="Standard"><text:s text:c="3"/>2.292 | 4 <text:s/>| <text:s text:c="3"/>1.003 <text:s text:c="2"/>-0.058 <text:s text:c="3"/>0.034 | <text:s text:c="2"/>-79.8 <text:s text:c="2"/>-84.3 <text:s text:c="3"/>-3.4</text:p>
      <text:p text:style-name="Standard"><text:s text:c="3"/>2.292 | 5 <text:s/>| <text:s text:c="3"/>0.969 <text:s text:c="2"/>-0.120 <text:s text:c="2"/>-0.347 | <text:s/>-140.7 <text:s text:c="2"/>-71.1 <text:s text:c="2"/>170.3</text:p>
      <text:p text:style-name="Standard"><text:s text:c="3"/>2.326 | 0 <text:s/>| <text:s text:c="8"/>Comm Error <text:s text:c="8"/>| <text:s text:c="11"/>- <text:s text:c="10"/></text:p>
      <text:p text:style-name="Standard"><text:s text:c="3"/>2.326 | 1 <text:s/>| <text:s text:c="3"/>0.221 <text:s text:c="2"/>-0.939 <text:s text:c="3"/>0.225 | <text:s text:c="2"/>-79.4 <text:s text:c="3"/>-9.0 <text:s text:c="3"/>15.4</text:p>
      <text:p text:style-name="Standard"><text:s text:c="3"/>2.326 | 2 <text:s/>| <text:s text:c="3"/>0.206 <text:s text:c="3"/>0.963 <text:s text:c="3"/>0.105 | <text:s text:c="3"/>81.7 <text:s text:c="2"/>-15.3 <text:s text:c="3"/>42.3</text:p>
      <text:p text:style-name="Standard"><text:s text:c="3"/>2.326 | 3 <text:s/>| <text:s text:c="3"/>1.003 <text:s text:c="2"/>-0.077 <text:s text:c="3"/>0.231 | <text:s text:c="3"/>-6.6 <text:s text:c="2"/>-76.0 <text:s text:c="2"/>-15.5</text:p>
      <text:p text:style-name="Standard"><text:s text:c="3"/>2.326 | 4 <text:s/>| <text:s text:c="3"/>1.025 <text:s text:c="3"/>0.014 <text:s text:c="2"/>-0.020 | <text:s text:c="2"/>-80.6 <text:s text:c="2"/>-84.6 <text:s text:c="3"/>-1.1</text:p>
      <text:p text:style-name="Standard"><text:s text:c="3"/>2.326 | 5 <text:s/>| <text:s text:c="3"/>0.991 <text:s text:c="3"/>0.045 <text:s text:c="2"/>-0.380 | <text:s/>-141.6 <text:s text:c="2"/>-71.9 <text:s text:c="2"/>164.4</text:p>
      <text:p text:style-name="Standard"><text:s text:c="3"/>2.361 | 0 <text:s/>| <text:s text:c="8"/>Comm Error <text:s text:c="8"/>| <text:s text:c="11"/>- <text:s text:c="10"/></text:p>
      <text:p text:style-name="Standard"><text:s text:c="3"/>2.361 | 1 <text:s/>| <text:s text:c="3"/>0.220 <text:s text:c="2"/>-0.965 <text:s text:c="3"/>0.242 | <text:s text:c="2"/>-79.1 <text:s text:c="3"/>-9.5 <text:s text:c="3"/>11.9</text:p>
      <text:p text:style-name="Standard"><text:s text:c="3"/>2.361 | 2 <text:s/>| <text:s text:c="3"/>0.215 <text:s text:c="3"/>1.008 <text:s text:c="3"/>0.068 | <text:s text:c="3"/>82.4 <text:s text:c="2"/>-15.0 <text:s text:c="3"/>39.0</text:p>
      <text:p text:style-name="Standard"><text:s text:c="3"/>2.361 | 3 <text:s/>| <text:s text:c="3"/>1.027 <text:s text:c="2"/>-0.100 <text:s text:c="3"/>0.204 | <text:s text:c="3"/>-4.8 <text:s text:c="2"/>-76.1 <text:s text:c="2"/>-15.3</text:p>
      <text:p text:style-name="Standard"><text:s text:c="3"/>2.361 | 4 <text:s/>| <text:s text:c="3"/>1.017 <text:s text:c="2"/>-0.060 <text:s text:c="3"/>0.004 | <text:s text:c="2"/>-84.1 <text:s text:c="2"/>-84.7 <text:s text:c="4"/>2.1</text:p>
      <text:p text:style-name="Standard"><text:s text:c="3"/>2.361 | 5 <text:s/>| <text:s text:c="3"/>0.953 <text:s text:c="3"/>0.052 <text:s text:c="2"/>-0.453 | <text:s/>-147.6 <text:s text:c="2"/>-72.8 <text:s text:c="2"/>158.3</text:p>
      <text:p text:style-name="Standard"><text:s text:c="3"/>2.396 | 0 <text:s/>| <text:s text:c="8"/>Comm Error <text:s text:c="8"/>| <text:s text:c="11"/>- <text:s text:c="10"/></text:p>
      <text:p text:style-name="Standard"><text:s text:c="3"/>2.396 | 1 <text:s/>| <text:s text:c="3"/>0.190 <text:s text:c="2"/>-0.960 <text:s text:c="3"/>0.258 | <text:s text:c="2"/>-78.8 <text:s text:c="3"/>-9.7 <text:s text:c="4"/>9.3</text:p>
      <text:p text:style-name="Standard"><text:s text:c="3"/>2.396 | 2 <text:s/>| <text:s text:c="3"/>0.227 <text:s text:c="3"/>1.023 <text:s text:c="3"/>0.059 | <text:s text:c="3"/>83.2 <text:s text:c="2"/>-14.7 <text:s text:c="3"/>36.1</text:p>
      <text:p text:style-name="Standard"><text:s text:c="3"/>2.396 | 3 <text:s/>| <text:s text:c="3"/>1.021 <text:s text:c="2"/>-0.115 <text:s text:c="3"/>0.196 | <text:s text:c="3"/>-7.9 <text:s text:c="2"/>-76.4 <text:s text:c="2"/>-14.2</text:p>
      <text:p text:style-name="Standard"><text:s text:c="3"/>2.396 | 4 <text:s/>| <text:s text:c="3"/>1.022 <text:s text:c="2"/>-0.109 <text:s text:c="3"/>0.027 | <text:s text:c="2"/>-85.6 <text:s text:c="2"/>-84.8 <text:s text:c="4"/>2.8</text:p>
      <text:p text:style-name="Standard"><text:s text:c="3"/>2.396 | 5 <text:s/>| <text:s text:c="3"/>0.928 <text:s text:c="2"/>-0.053 <text:s text:c="2"/>-0.495 | <text:s/>-150.1 <text:s text:c="2"/>-72.6 <text:s text:c="2"/>151.4</text:p>
      <text:p text:style-name="Standard"><text:s text:c="3"/>2.430 | 0 <text:s/>| <text:s text:c="8"/>Comm Error <text:s text:c="8"/>| <text:s text:c="11"/>- <text:s text:c="10"/></text:p>
      <text:p text:style-name="Standard"><text:s text:c="3"/>2.430 | 1 <text:s/>| <text:s text:c="3"/>0.152 <text:s text:c="2"/>-0.954 <text:s text:c="3"/>0.266 | <text:s text:c="2"/>-78.3 <text:s text:c="3"/>-9.6 <text:s text:c="4"/>6.4</text:p>
      <text:p text:style-name="Standard"><text:soft-page-break/><text:s text:c="3"/>2.430 | 2 <text:s/>| <text:s text:c="3"/>0.274 <text:s text:c="3"/>0.999 <text:s text:c="3"/>0.105 | <text:s text:c="3"/>83.6 <text:s text:c="2"/>-14.6 <text:s text:c="3"/>33.9</text:p>
      <text:p text:style-name="Standard"><text:s text:c="3"/>2.430 | 3 <text:s/>| <text:s text:c="3"/>1.007 <text:s text:c="2"/>-0.041 <text:s text:c="3"/>0.218 | <text:s text:c="2"/>-10.0 <text:s text:c="2"/>-76.6 <text:s text:c="2"/>-15.2</text:p>
      <text:p text:style-name="Standard"><text:s text:c="3"/>2.430 | 4 <text:s/>| <text:s text:c="3"/>1.017 <text:s text:c="2"/>-0.056 <text:s text:c="2"/>-0.033 | <text:s text:c="2"/>-93.5 <text:s text:c="2"/>-84.7 <text:s text:c="4"/>9.4</text:p>
      <text:p text:style-name="Standard"><text:s text:c="3"/>2.430 | 5 <text:s/>| <text:s text:c="3"/>0.851 <text:s text:c="2"/>-0.350 <text:s text:c="2"/>-0.501 | <text:s/>-149.3 <text:s text:c="2"/>-70.2 <text:s text:c="2"/>141.3</text:p>
      <text:p text:style-name="Standard"><text:s text:c="3"/>2.464 | 0 <text:s/>| <text:s text:c="8"/>Comm Error <text:s text:c="8"/>| <text:s text:c="11"/>- <text:s text:c="10"/></text:p>
      <text:p text:style-name="Standard"><text:s text:c="3"/>2.464 | 1 <text:s/>| <text:s text:c="3"/>0.151 <text:s text:c="2"/>-0.940 <text:s text:c="3"/>0.260 | <text:s text:c="2"/>-78.0 <text:s text:c="3"/>-9.6 <text:s text:c="4"/>4.5</text:p>
      <text:p text:style-name="Standard"><text:s text:c="3"/>2.464 | 2 <text:s/>| <text:s text:c="3"/>0.262 <text:s text:c="3"/>0.966 <text:s text:c="3"/>0.147 | <text:s text:c="3"/>83.2 <text:s text:c="2"/>-14.7 <text:s text:c="3"/>32.5</text:p>
      <text:p text:style-name="Standard"><text:s text:c="3"/>2.464 | 3 <text:s/>| <text:s text:c="3"/>0.978 <text:s text:c="3"/>0.008 <text:s text:c="3"/>0.220 | <text:s text:c="3"/>-9.0 <text:s text:c="2"/>-76.7 <text:s text:c="2"/>-18.8</text:p>
      <text:p text:style-name="Standard"><text:s text:c="3"/>2.464 | 4 <text:s/>| <text:s text:c="3"/>1.023 <text:s text:c="3"/>0.007 <text:s text:c="2"/>-0.027 | <text:s/>-124.5 <text:s text:c="2"/>-85.0 <text:s text:c="3"/>36.0</text:p>
      <text:p text:style-name="Standard"><text:s text:c="3"/>2.464 | 5 <text:s/>| <text:s text:c="3"/>0.909 <text:s text:c="3"/>0.030 <text:s text:c="2"/>-0.394 | <text:s/>-153.6 <text:s text:c="2"/>-69.9 <text:s text:c="2"/>141.5</text:p>
      <text:p text:style-name="Standard"><text:s text:c="3"/>2.499 | 0 <text:s/>| <text:s text:c="8"/>Comm Error <text:s text:c="8"/>| <text:s text:c="11"/>- <text:s text:c="10"/></text:p>
      <text:p text:style-name="Standard"><text:s text:c="3"/>2.499 | 1 <text:s/>| <text:s text:c="3"/>0.098 <text:s text:c="2"/>-0.931 <text:s text:c="3"/>0.262 | <text:s text:c="2"/>-77.4 <text:s text:c="3"/>-9.1 <text:s text:c="4"/>1.3</text:p>
      <text:p text:style-name="Standard"><text:s text:c="3"/>2.499 | 2 <text:s/>| <text:s text:c="3"/>0.246 <text:s text:c="3"/>0.941 <text:s text:c="3"/>0.185 | <text:s text:c="3"/>82.5 <text:s text:c="2"/>-14.7 <text:s text:c="3"/>29.9</text:p>
      <text:p text:style-name="Standard"><text:s text:c="3"/>2.499 | 3 <text:s/>| <text:s text:c="3"/>0.980 <text:s text:c="2"/>-0.007 <text:s text:c="3"/>0.180 | <text:s text:c="3"/>-7.7 <text:s text:c="2"/>-77.0 <text:s text:c="2"/>-23.9</text:p>
      <text:p text:style-name="Standard"><text:s text:c="3"/>2.499 | 4 <text:s/>| <text:s text:c="3"/>0.997 <text:s text:c="2"/>-0.028 <text:s text:c="3"/>0.019 | <text:s/>-155.2 <text:s text:c="2"/>-85.1 <text:s text:c="3"/>59.1</text:p>
      <text:p text:style-name="Standard"><text:s text:c="3"/>2.499 | 5 <text:s/>| <text:s text:c="3"/>0.970 <text:s text:c="3"/>0.005 <text:s text:c="2"/>-0.361 | <text:s/>-160.1 <text:s text:c="2"/>-71.0 <text:s text:c="2"/>144.9</text:p>
      <text:p text:style-name="Standard"><text:s text:c="3"/>2.532 | 0 <text:s/>| <text:s text:c="8"/>Comm Error <text:s text:c="8"/>| <text:s text:c="11"/>- <text:s text:c="10"/></text:p>
      <text:p text:style-name="Standard"><text:s text:c="3"/>2.532 | 1 <text:s/>| <text:s text:c="3"/>0.074 <text:s text:c="2"/>-0.948 <text:s text:c="3"/>0.263 | <text:s text:c="2"/>-77.0 <text:s text:c="3"/>-8.3 <text:s text:c="3"/>-1.4</text:p>
      <text:p text:style-name="Standard"><text:s text:c="3"/>2.532 | 2 <text:s/>| <text:s text:c="3"/>0.251 <text:s text:c="3"/>0.960 <text:s text:c="3"/>0.152 | <text:s text:c="3"/>82.6 <text:s text:c="2"/>-14.7 <text:s text:c="3"/>26.8</text:p>
      <text:p text:style-name="Standard"><text:s text:c="3"/>2.532 | 3 <text:s/>| <text:s text:c="3"/>0.986 <text:s text:c="2"/>-0.018 <text:s text:c="3"/>0.149 | <text:s text:c="3"/>-7.5 <text:s text:c="2"/>-77.5 <text:s text:c="2"/>-27.1</text:p>
      <text:p text:style-name="Standard"><text:s text:c="3"/>2.532 | 4 <text:s/>| <text:s text:c="3"/>0.998 <text:s text:c="3"/>0.008 <text:s text:c="3"/>0.052 | <text:s text:c="2"/>151.9 <text:s text:c="2"/>-85.2 <text:s text:c="3"/>99.2</text:p>
      <text:p text:style-name="Standard"><text:s text:c="3"/>2.532 | 5 <text:s/>| <text:s text:c="3"/>0.974 <text:s text:c="2"/>-0.293 <text:s text:c="2"/>-0.352 | <text:s/>-160.8 <text:s text:c="2"/>-70.9 <text:s text:c="2"/>144.5</text:p>
      <text:p text:style-name="Standard"><text:s text:c="3"/>2.566 | 0 <text:s/>| <text:s text:c="8"/>Comm Error <text:s text:c="8"/>| <text:s text:c="11"/>- <text:s text:c="10"/></text:p>
      <text:p text:style-name="Standard"><text:s text:c="3"/>2.566 | 1 <text:s/>| <text:s text:c="3"/>0.091 <text:s text:c="2"/>-0.955 <text:s text:c="3"/>0.232 | <text:s text:c="2"/>-76.8 <text:s text:c="3"/>-7.7 <text:s text:c="3"/>-5.6</text:p>
      <text:p text:style-name="Standard"><text:s text:c="3"/>2.566 | 2 <text:s/>| <text:s text:c="3"/>0.210 <text:s text:c="3"/>0.986 <text:s text:c="3"/>0.123 | <text:s text:c="3"/>83.1 <text:s text:c="2"/>-14.3 <text:s text:c="3"/>22.8</text:p>
      <text:p text:style-name="Standard"><text:s text:c="3"/>2.566 | 3 <text:s/>| <text:s text:c="3"/>0.996 <text:s text:c="2"/>-0.035 <text:s text:c="3"/>0.132 | <text:s text:c="3"/>-8.3 <text:s text:c="2"/>-78.2 <text:s text:c="2"/>-30.5</text:p>
      <text:p text:style-name="Standard"><text:s text:c="3"/>2.566 | 4 <text:s/>| <text:s text:c="3"/>1.057 <text:s text:c="3"/>0.022 <text:s text:c="2"/>-0.026 | <text:s text:c="2"/>131.8 <text:s text:c="2"/>-85.0 <text:s text:c="2"/>121.2</text:p>
      <text:p text:style-name="Standard"><text:s text:c="3"/>2.566 | 5 <text:s/>| <text:s text:c="3"/>1.109 <text:s text:c="2"/>-0.113 <text:s text:c="2"/>-0.199 | <text:s/>-158.8 <text:s text:c="2"/>-72.0 <text:s text:c="2"/>143.0</text:p>
      <text:p text:style-name="Standard"><text:s text:c="3"/>2.600 | 0 <text:s/>| <text:s text:c="8"/>Comm Error <text:s text:c="8"/>| <text:s text:c="11"/>- <text:s text:c="10"/></text:p>
      <text:p text:style-name="Standard"><text:s text:c="3"/>2.600 | 1 <text:s/>| <text:s text:c="3"/>0.152 <text:s text:c="2"/>-0.985 <text:s text:c="3"/>0.188 | <text:s text:c="2"/>-77.2 <text:s text:c="3"/>-7.4 <text:s text:c="3"/>-9.3</text:p>
      <text:p text:style-name="Standard"><text:s text:c="3"/>2.600 | 2 <text:s/>| <text:s text:c="3"/>0.175 <text:s text:c="3"/>1.038 <text:s text:c="3"/>0.108 | <text:s text:c="3"/>84.2 <text:s text:c="2"/>-13.3 <text:s text:c="3"/>16.9</text:p>
      <text:p text:style-name="Standard"><text:s text:c="3"/>2.600 | 3 <text:s/>| <text:s text:c="3"/>1.029 <text:s text:c="2"/>-0.007 <text:s text:c="3"/>0.085 | <text:s text:c="3"/>-7.9 <text:s text:c="2"/>-78.9 <text:s text:c="2"/>-34.1</text:p>
      <text:p text:style-name="Standard"><text:s text:c="3"/>2.600 | 4 <text:s/>| <text:s text:c="3"/>1.048 <text:s text:c="3"/>0.039 <text:s text:c="2"/>-0.128 | <text:s text:c="2"/>135.6 <text:s text:c="2"/>-84.4 <text:s text:c="2"/>119.9</text:p>
      <text:p text:style-name="Standard"><text:s text:c="3"/>2.600 | 5 <text:s/>| <text:s text:c="3"/>1.034 <text:s text:c="2"/>-0.194 <text:s text:c="2"/>-0.225 | <text:s/>-158.8 <text:s text:c="2"/>-74.2 <text:s text:c="2"/>139.4</text:p>
      <text:p text:style-name="Standard"><text:s text:c="3"/>2.634 | 0 <text:s/>| <text:s text:c="8"/>Comm Error <text:s text:c="8"/>| <text:s text:c="11"/>- <text:s text:c="10"/></text:p>
      <text:p text:style-name="Standard"><text:s text:c="3"/>2.634 | 1 <text:s/>| <text:s text:c="3"/>0.144 <text:s text:c="2"/>-1.022 <text:s text:c="3"/>0.197 | <text:s text:c="2"/>-77.7 <text:s text:c="3"/>-7.2 <text:s text:c="2"/>-13.5</text:p>
      <text:p text:style-name="Standard"><text:s text:c="3"/>2.634 | 2 <text:s/>| <text:s text:c="3"/>0.127 <text:s text:c="3"/>1.025 <text:s text:c="3"/>0.124 | <text:s text:c="3"/>84.7 <text:s text:c="2"/>-12.2 <text:s text:c="3"/>12.5</text:p>
      <text:p text:style-name="Standard"><text:s text:c="3"/>2.634 | 3 <text:s/>| <text:s text:c="3"/>1.023 <text:s text:c="3"/>0.003 <text:s text:c="3"/>0.085 | <text:s text:c="3"/>-6.9 <text:s text:c="2"/>-79.9 <text:s text:c="2"/>-38.3</text:p>
      <text:p text:style-name="Standard"><text:s text:c="3"/>2.634 | 4 <text:s/>| <text:s text:c="3"/>1.054 <text:s text:c="3"/>0.011 <text:s text:c="2"/>-0.152 | <text:s text:c="2"/>140.3 <text:s text:c="2"/>-83.4 <text:s text:c="2"/>114.6</text:p>
      <text:p text:style-name="Standard"><text:s text:c="3"/>2.634 | 5 <text:s/>| <text:s text:c="3"/>0.972 <text:s text:c="2"/>-0.293 <text:s text:c="2"/>-0.190 | <text:s/>-153.8 <text:s text:c="2"/>-74.9 <text:s text:c="2"/>132.3</text:p>
      <text:p text:style-name="Standard"><text:s text:c="3"/>2.668 | 0 <text:s/>| <text:s text:c="8"/>Comm Error <text:s text:c="8"/>| <text:s text:c="11"/>- <text:s text:c="10"/></text:p>
      <text:p text:style-name="Standard"><text:s text:c="3"/>2.668 | 1 <text:s/>| <text:s text:c="3"/>0.176 <text:s text:c="2"/>-1.011 <text:s text:c="3"/>0.186 | <text:s text:c="2"/>-78.3 <text:s text:c="3"/>-7.2 <text:s text:c="2"/>-19.3</text:p>
      <text:p text:style-name="Standard"><text:s text:c="3"/>2.668 | 2 <text:s/>| <text:s text:c="3"/>0.126 <text:s text:c="3"/>0.991 <text:s text:c="3"/>0.133 | <text:s text:c="3"/>84.9 <text:s text:c="2"/>-11.2 <text:s text:c="4"/>7.0</text:p>
      <text:p text:style-name="Standard"><text:s text:c="3"/>2.668 | 3 <text:s/>| <text:s text:c="3"/>1.028 <text:s text:c="3"/>0.018 <text:s text:c="3"/>0.152 | <text:s text:c="3"/>-2.7 <text:s text:c="2"/>-80.6 <text:s text:c="2"/>-46.6</text:p>
      <text:p text:style-name="Standard"><text:s text:c="3"/>2.668 | 4 <text:s/>| <text:s text:c="3"/>1.077 <text:s text:c="3"/>0.011 <text:s text:c="2"/>-0.128 | <text:s text:c="2"/>140.1 <text:s text:c="2"/>-82.9 <text:s text:c="2"/>113.6</text:p>
      <text:p text:style-name="Standard"><text:s text:c="3"/>2.668 | 5 <text:s/>| <text:s text:c="3"/>1.022 <text:s text:c="2"/>-0.090 <text:s text:c="2"/>-0.161 | <text:s/>-152.4 <text:s text:c="2"/>-76.1 <text:s text:c="2"/>130.4</text:p>
      <text:p text:style-name="Standard"><text:s text:c="3"/>2.702 | 0 <text:s/>| <text:s text:c="8"/>Comm Error <text:s text:c="8"/>| <text:s text:c="11"/>- <text:s text:c="10"/></text:p>
      <text:p text:style-name="Standard"><text:s text:c="3"/>2.702 | 1 <text:s/>| <text:s text:c="3"/>0.241 <text:s text:c="2"/>-0.968 <text:s text:c="3"/>0.153 | <text:s text:c="2"/>-78.8 <text:s text:c="3"/>-7.7 <text:s text:c="2"/>-23.6</text:p>
      <text:p text:style-name="Standard"><text:s text:c="3"/>2.702 | 2 <text:s/>| <text:s text:c="3"/>0.118 <text:s text:c="3"/>0.994 <text:s text:c="3"/>0.164 | <text:s text:c="3"/>84.6 <text:s text:c="2"/>-10.3 <text:s text:c="4"/>3.3</text:p>
      <text:p text:style-name="Standard"><text:soft-page-break/><text:s text:c="3"/>2.702 | 3 <text:s/>| <text:s text:c="3"/>1.042 <text:s text:c="2"/>-0.026 <text:s text:c="3"/>0.160 | <text:s text:c="3"/>-1.0 <text:s text:c="2"/>-80.8 <text:s text:c="2"/>-51.4</text:p>
      <text:p text:style-name="Standard"><text:s text:c="3"/>2.702 | 4 <text:s/>| <text:s text:c="3"/>1.021 <text:s text:c="2"/>-0.030 <text:s text:c="2"/>-0.052 | <text:s text:c="2"/>138.9 <text:s text:c="2"/>-83.1 <text:s text:c="2"/>112.3</text:p>
      <text:p text:style-name="Standard"><text:s text:c="3"/>2.702 | 5 <text:s/>| <text:s text:c="3"/>1.028 <text:s text:c="2"/>-0.162 <text:s text:c="2"/>-0.097 | <text:s/>-149.9 <text:s text:c="2"/>-77.8 <text:s text:c="2"/>126.8</text:p>
      <text:p text:style-name="Standard"><text:s text:c="3"/>2.737 | 0 <text:s/>| <text:s text:c="8"/>Comm Error <text:s text:c="8"/>| <text:s text:c="11"/>- <text:s text:c="10"/></text:p>
      <text:p text:style-name="Standard"><text:s text:c="3"/>2.737 | 1 <text:s/>| <text:s text:c="3"/>0.266 <text:s text:c="2"/>-0.964 <text:s text:c="3"/>0.149 | <text:s text:c="2"/>-79.3 <text:s text:c="3"/>-8.2 <text:s text:c="2"/>-27.6</text:p>
      <text:p text:style-name="Standard"><text:s text:c="3"/>2.737 | 2 <text:s/>| <text:s text:c="3"/>0.087 <text:s text:c="3"/>0.993 <text:s text:c="3"/>0.173 | <text:s text:c="3"/>84.1 <text:s text:c="3"/>-9.6 <text:s text:c="3"/>-0.1</text:p>
      <text:p text:style-name="Standard"><text:s text:c="3"/>2.737 | 3 <text:s/>| <text:s text:c="3"/>1.024 <text:s text:c="2"/>-0.033 <text:s text:c="3"/>0.158 | <text:s text:c="3"/>-0.8 <text:s text:c="2"/>-81.1 <text:s text:c="2"/>-55.4</text:p>
      <text:p text:style-name="Standard"><text:s text:c="3"/>2.737 | 4 <text:s/>| <text:s text:c="3"/>0.915 <text:s text:c="3"/>0.019 <text:s text:c="2"/>-0.148 | <text:s text:c="2"/>144.1 <text:s text:c="2"/>-83.1 <text:s text:c="2"/>104.2</text:p>
      <text:p text:style-name="Standard"><text:s text:c="3"/>2.737 | 5 <text:s/>| <text:s text:c="3"/>1.013 <text:s text:c="2"/>-0.080 <text:s text:c="2"/>-0.065 | <text:s/>-147.4 <text:s text:c="2"/>-79.1 <text:s text:c="2"/>123.5</text:p>
      <text:p text:style-name="Standard"><text:s text:c="3"/>2.771 | 0 <text:s/>| <text:s text:c="8"/>Comm Error <text:s text:c="8"/>| <text:s text:c="11"/>- <text:s text:c="10"/></text:p>
      <text:p text:style-name="Standard"><text:s text:c="3"/>2.771 | 1 <text:s/>| <text:s text:c="3"/>0.335 <text:s text:c="2"/>-0.955 <text:s text:c="3"/>0.127 | <text:s text:c="2"/>-80.2 <text:s text:c="3"/>-9.5 <text:s text:c="2"/>-31.5</text:p>
      <text:p text:style-name="Standard"><text:s text:c="3"/>2.771 | 2 <text:s/>| <text:s text:c="3"/>0.081 <text:s text:c="3"/>0.965 <text:s text:c="3"/>0.162 | <text:s text:c="3"/>83.6 <text:s text:c="3"/>-8.9 <text:s text:c="3"/>-4.3</text:p>
      <text:p text:style-name="Standard"><text:s text:c="3"/>2.771 | 3 <text:s/>| <text:s text:c="3"/>0.980 <text:s text:c="3"/>0.033 <text:s text:c="3"/>0.188 | <text:s text:c="4"/>1.6 <text:s text:c="2"/>-81.1 <text:s text:c="2"/>-60.6</text:p>
      <text:p text:style-name="Standard"><text:s text:c="3"/>2.771 | 4 <text:s/>| <text:s text:c="3"/>0.928 <text:s text:c="3"/>0.055 <text:s text:c="2"/>-0.452 | <text:s text:c="2"/>152.2 <text:s text:c="2"/>-82.0 <text:s text:c="3"/>85.5</text:p>
      <text:p text:style-name="Standard"><text:s text:c="3"/>2.771 | 5 <text:s/>| <text:s text:c="3"/>1.015 <text:s text:c="2"/>-0.088 <text:s text:c="2"/>-0.063 | <text:s/>-144.5 <text:s text:c="2"/>-80.4 <text:s text:c="2"/>119.8</text:p>
      <text:p text:style-name="Standard"><text:s text:c="3"/>2.805 | 0 <text:s/>| <text:s text:c="8"/>Comm Error <text:s text:c="8"/>| <text:s text:c="11"/>- <text:s text:c="10"/></text:p>
      <text:p text:style-name="Standard"><text:s text:c="3"/>2.805 | 1 <text:s/>| <text:s text:c="3"/>0.327 <text:s text:c="2"/>-0.940 <text:s text:c="3"/>0.146 | <text:s text:c="2"/>-80.6 <text:s text:c="2"/>-10.6 <text:s text:c="2"/>-35.5</text:p>
      <text:p text:style-name="Standard"><text:s text:c="3"/>2.805 | 2 <text:s/>| <text:s text:c="3"/>0.040 <text:s text:c="3"/>0.977 <text:s text:c="3"/>0.164 | <text:s text:c="3"/>83.2 <text:s text:c="3"/>-8.4 <text:s text:c="3"/>-7.4</text:p>
      <text:p text:style-name="Standard"><text:s text:c="3"/>2.805 | 3 <text:s/>| <text:s text:c="3"/>1.018 <text:s text:c="3"/>0.079 <text:s text:c="3"/>0.217 | <text:s text:c="4"/>6.4 <text:s text:c="2"/>-80.8 <text:s text:c="2"/>-70.6</text:p>
      <text:p text:style-name="Standard"><text:s text:c="3"/>2.805 | 4 <text:s/>| <text:s text:c="3"/>0.960 <text:s text:c="2"/>-0.181 <text:s text:c="2"/>-0.303 | <text:s text:c="2"/>170.7 <text:s text:c="2"/>-79.8 <text:s text:c="3"/>62.4</text:p>
      <text:p text:style-name="Standard"><text:s text:c="3"/>2.805 | 5 <text:s/>| <text:s text:c="3"/>1.015 <text:s text:c="2"/>-0.118 <text:s text:c="2"/>-0.088 | <text:s/>-141.4 <text:s text:c="2"/>-80.9 <text:s text:c="2"/>116.5</text:p>
      <text:p text:style-name="Standard"><text:s text:c="3"/>2.839 | 0 <text:s/>| <text:s text:c="8"/>Comm Error <text:s text:c="8"/>| <text:s text:c="11"/>- <text:s text:c="10"/></text:p>
      <text:p text:style-name="Standard"><text:s text:c="3"/>2.839 | 1 <text:s/>| <text:s text:c="3"/>0.266 <text:s text:c="2"/>-0.945 <text:s text:c="3"/>0.178 | <text:s text:c="2"/>-80.6 <text:s text:c="2"/>-11.2 <text:s text:c="2"/>-40.0</text:p>
      <text:p text:style-name="Standard"><text:s text:c="3"/>2.839 | 2 <text:s/>| <text:s text:c="3"/>0.013 <text:s text:c="3"/>1.027 <text:s text:c="3"/>0.159 | <text:s text:c="3"/>82.8 <text:s text:c="3"/>-7.7 <text:s text:c="2"/>-10.4</text:p>
      <text:p text:style-name="Standard"><text:s text:c="3"/>2.839 | 3 <text:s/>| <text:s text:c="3"/>1.021 <text:s text:c="3"/>0.063 <text:s text:c="3"/>0.244 | <text:s text:c="3"/>11.1 <text:s text:c="2"/>-79.9 <text:s text:c="2"/>-76.4</text:p>
      <text:p text:style-name="Standard"><text:s text:c="3"/>2.839 | 4 <text:s/>| <text:s text:c="3"/>0.945 <text:s text:c="2"/>-0.208 <text:s text:c="2"/>-0.218 | <text:s/>-179.0 <text:s text:c="2"/>-78.5 <text:s text:c="3"/>43.3</text:p>
      <text:p text:style-name="Standard"><text:s text:c="3"/>2.839 | 5 <text:s/>| <text:s text:c="3"/>1.023 <text:s text:c="2"/>-0.064 <text:s text:c="2"/>-0.121 | <text:s/>-142.4 <text:s text:c="2"/>-81.1 <text:s text:c="2"/>117.5</text:p>
      <text:p text:style-name="Standard"><text:s text:c="3"/>2.873 | 0 <text:s/>| <text:s text:c="8"/>Comm Error <text:s text:c="8"/>| <text:s text:c="11"/>- <text:s text:c="10"/></text:p>
      <text:p text:style-name="Standard"><text:s text:c="3"/>2.873 | 1 <text:s/>| <text:s text:c="3"/>0.348 <text:s text:c="2"/>-0.907 <text:s text:c="3"/>0.132 | <text:s text:c="2"/>-80.8 <text:s text:c="2"/>-12.0 <text:s text:c="2"/>-42.4</text:p>
      <text:p text:style-name="Standard"><text:s text:c="3"/>2.873 | 2 <text:s/>| <text:s text:c="3"/>0.024 <text:s text:c="3"/>1.004 <text:s text:c="3"/>0.122 | <text:s text:c="3"/>82.6 <text:s text:c="3"/>-7.0 <text:s text:c="2"/>-14.1</text:p>
      <text:p text:style-name="Standard"><text:s text:c="3"/>2.873 | 3 <text:s/>| <text:s text:c="3"/>1.012 <text:s text:c="3"/>0.001 <text:s text:c="3"/>0.223 | <text:s text:c="3"/>10.8 <text:s text:c="2"/>-79.4 <text:s text:c="2"/>-78.5</text:p>
      <text:p text:style-name="Standard"><text:s text:c="3"/>2.873 | 4 <text:s/>| <text:s text:c="3"/>0.978 <text:s text:c="2"/>-0.100 <text:s text:c="2"/>-0.181 | <text:s/>-174.7 <text:s text:c="2"/>-77.5 <text:s text:c="3"/>31.1</text:p>
      <text:p text:style-name="Standard"><text:s text:c="3"/>2.873 | 5 <text:s/>| <text:s text:c="3"/>1.027 <text:s text:c="2"/>-0.041 <text:s text:c="2"/>-0.118 | <text:s/>-145.0 <text:s text:c="2"/>-81.4 <text:s text:c="2"/>119.7</text:p>
      <text:p text:style-name="Standard"><text:s text:c="3"/>2.907 | 0 <text:s/>| <text:s text:c="8"/>Comm Error <text:s text:c="8"/>| <text:s text:c="11"/>- <text:s text:c="10"/></text:p>
      <text:p text:style-name="Standard"><text:s text:c="3"/>2.907 | 1 <text:s/>| <text:s text:c="3"/>0.344 <text:s text:c="2"/>-0.893 <text:s text:c="3"/>0.121 | <text:s text:c="2"/>-81.1 <text:s text:c="2"/>-13.3 <text:s text:c="2"/>-45.6</text:p>
      <text:p text:style-name="Standard"><text:s text:c="3"/>2.907 | 2 <text:s/>| <text:s text:c="3"/>0.033 <text:s text:c="3"/>0.993 <text:s text:c="3"/>0.115 | <text:s text:c="3"/>82.5 <text:s text:c="3"/>-6.5 <text:s text:c="2"/>-16.3</text:p>
      <text:p text:style-name="Standard"><text:s text:c="3"/>2.907 | 3 <text:s/>| <text:s text:c="3"/>1.003 <text:s text:c="2"/>-0.027 <text:s text:c="3"/>0.213 | <text:s text:c="4"/>7.9 <text:s text:c="2"/>-79.0 <text:s text:c="2"/>-78.0</text:p>
      <text:p text:style-name="Standard"><text:s text:c="3"/>2.907 | 4 <text:s/>| <text:s text:c="3"/>0.980 <text:s text:c="2"/>-0.063 <text:s text:c="2"/>-0.081 | <text:s/>-174.0 <text:s text:c="2"/>-77.1 <text:s text:c="3"/>23.0</text:p>
      <text:p text:style-name="Standard"><text:s text:c="3"/>2.907 | 5 <text:s/>| <text:s text:c="3"/>1.017 <text:s text:c="2"/>-0.046 <text:s text:c="2"/>-0.063 | <text:s/>-145.9 <text:s text:c="2"/>-81.8 <text:s text:c="2"/>119.8</text:p>
      <text:p text:style-name="Standard"><text:s text:c="3"/>2.941 | 0 <text:s/>| <text:s text:c="8"/>Comm Error <text:s text:c="8"/>| <text:s text:c="11"/>- <text:s text:c="10"/></text:p>
      <text:p text:style-name="Standard"><text:s text:c="3"/>2.941 | 1 <text:s/>| <text:s text:c="3"/>0.280 <text:s text:c="2"/>-0.902 <text:s text:c="3"/>0.146 | <text:s text:c="2"/>-81.0 <text:s text:c="2"/>-13.7 <text:s text:c="2"/>-47.8</text:p>
      <text:p text:style-name="Standard"><text:s text:c="3"/>2.941 | 2 <text:s/>| <text:s text:c="3"/>0.043 <text:s text:c="3"/>0.998 <text:s text:c="3"/>0.126 | <text:s text:c="3"/>82.2 <text:s text:c="3"/>-6.0 <text:s text:c="2"/>-18.6</text:p>
      <text:p text:style-name="Standard"><text:s text:c="3"/>2.941 | 3 <text:s/>| <text:s text:c="3"/>0.988 <text:s text:c="3"/>0.014 <text:s text:c="3"/>0.230 | <text:s text:c="4"/>6.0 <text:s text:c="2"/>-78.6 <text:s text:c="2"/>-78.3</text:p>
      <text:p text:style-name="Standard"><text:s text:c="3"/>2.941 | 4 <text:s/>| <text:s text:c="3"/>1.001 <text:s text:c="2"/>-0.046 <text:s text:c="2"/>-0.019 | <text:s/>-173.2 <text:s text:c="2"/>-77.4 <text:s text:c="3"/>13.8</text:p>
      <text:p text:style-name="Standard"><text:s text:c="3"/>2.941 | 5 <text:s/>| <text:s text:c="3"/>1.021 <text:s text:c="2"/>-0.034 <text:s text:c="2"/>-0.043 | <text:s/>-145.5 <text:s text:c="2"/>-82.4 <text:s text:c="2"/>118.0</text:p>
      <text:p text:style-name="Standard"><text:s text:c="3"/>2.975 | 0 <text:s/>| <text:s text:c="8"/>Comm Error <text:s text:c="8"/>| <text:s text:c="11"/>- <text:s text:c="10"/></text:p>
      <text:p text:style-name="Standard"><text:s text:c="3"/>2.975 | 1 <text:s/>| <text:s text:c="3"/>0.273 <text:s text:c="2"/>-0.925 <text:s text:c="3"/>0.152 | <text:s text:c="2"/>-80.9 <text:s text:c="2"/>-13.8 <text:s text:c="2"/>-49.8</text:p>
      <text:p text:style-name="Standard"><text:s text:c="3"/>2.975 | 2 <text:s/>| <text:s text:c="3"/>0.066 <text:s text:c="3"/>0.999 <text:s text:c="3"/>0.134 | <text:s text:c="3"/>81.9 <text:s text:c="3"/>-5.7 <text:s text:c="2"/>-20.0</text:p>
      <text:p text:style-name="Standard"><text:s text:c="3"/>2.975 | 3 <text:s/>| <text:s text:c="3"/>0.995 <text:s text:c="3"/>0.054 <text:s text:c="3"/>0.209 | <text:s text:c="4"/>6.6 <text:s text:c="2"/>-78.1 <text:s text:c="2"/>-81.7</text:p>
      <text:p text:style-name="Standard"><text:soft-page-break/><text:s text:c="3"/>2.975 | 4 <text:s/>| <text:s text:c="3"/>1.016 <text:s text:c="2"/>-0.096 <text:s text:c="3"/>0.069 | <text:s/>-171.1 <text:s text:c="2"/>-78.3 <text:s text:c="4"/>6.8</text:p>
      <text:p text:style-name="Standard"><text:s text:c="3"/>2.975 | 5 <text:s/>| <text:s text:c="3"/>1.019 <text:s text:c="2"/>-0.047 <text:s text:c="2"/>-0.093 | <text:s/>-146.8 <text:s text:c="2"/>-82.7 <text:s text:c="2"/>117.8</text:p>
      <text:p text:style-name="Standard"><text:s text:c="3"/>3.009 | 0 <text:s/>| <text:s text:c="8"/>Comm Error <text:s text:c="8"/>| <text:s text:c="11"/>- <text:s text:c="10"/></text:p>
      <text:p text:style-name="Standard"><text:s text:c="3"/>3.009 | 1 <text:s/>| <text:s text:c="3"/>0.265 <text:s text:c="2"/>-0.946 <text:s text:c="3"/>0.123 | <text:s text:c="2"/>-80.9 <text:s text:c="2"/>-13.8 <text:s text:c="2"/>-52.2</text:p>
      <text:p text:style-name="Standard"><text:s text:c="3"/>3.009 | 2 <text:s/>| <text:s text:c="3"/>0.085 <text:s text:c="3"/>0.987 <text:s text:c="3"/>0.121 | <text:s text:c="3"/>81.7 <text:s text:c="3"/>-5.6 <text:s text:c="2"/>-21.2</text:p>
      <text:p text:style-name="Standard"><text:s text:c="3"/>3.009 | 3 <text:s/>| <text:s text:c="3"/>0.977 <text:s text:c="3"/>0.052 <text:s text:c="3"/>0.158 | <text:s text:c="4"/>7.6 <text:s text:c="2"/>-78.1 <text:s text:c="2"/>-84.6</text:p>
      <text:p text:style-name="Standard"><text:s text:c="3"/>3.009 | 4 <text:s/>| <text:s text:c="3"/>1.008 <text:s text:c="2"/>-0.055 <text:s text:c="3"/>0.129 | <text:s/>-168.8 <text:s text:c="2"/>-79.4 <text:s text:c="4"/>2.4</text:p>
      <text:p text:style-name="Standard"><text:s text:c="3"/>3.009 | 5 <text:s/>| <text:s text:c="3"/>1.018 <text:s text:c="2"/>-0.102 <text:s text:c="2"/>-0.144 | <text:s/>-147.5 <text:s text:c="2"/>-82.2 <text:s text:c="2"/>116.5</text:p>
      <text:p text:style-name="Standard"><text:s text:c="3"/>3.044 | 0 <text:s/>| <text:s text:c="8"/>Comm Error <text:s text:c="8"/>| <text:s text:c="11"/>- <text:s text:c="10"/></text:p>
      <text:p text:style-name="Standard"><text:s text:c="3"/>3.044 | 1 <text:s/>| <text:s text:c="3"/>0.262 <text:s text:c="2"/>-0.945 <text:s text:c="3"/>0.097 | <text:s text:c="2"/>-81.2 <text:s text:c="2"/>-13.8 <text:s text:c="2"/>-53.6</text:p>
      <text:p text:style-name="Standard"><text:s text:c="3"/>3.044 | 2 <text:s/>| <text:s text:c="3"/>0.114 <text:s text:c="3"/>0.975 <text:s text:c="3"/>0.098 | <text:s text:c="3"/>81.6 <text:s text:c="3"/>-5.7 <text:s text:c="2"/>-22.7</text:p>
      <text:p text:style-name="Standard"><text:s text:c="3"/>3.044 | 3 <text:s/>| <text:s text:c="3"/>0.967 <text:s text:c="3"/>0.019 <text:s text:c="3"/>0.173 | <text:s text:c="4"/>7.6 <text:s text:c="2"/>-78.2 <text:s text:c="2"/>-86.6</text:p>
      <text:p text:style-name="Standard"><text:s text:c="3"/>3.044 | 4 <text:s/>| <text:s text:c="3"/>0.971 <text:s text:c="3"/>0.020 <text:s text:c="3"/>0.174 | <text:s/>-166.3 <text:s text:c="2"/>-81.7 <text:s text:c="3"/>-2.0</text:p>
      <text:p text:style-name="Standard"><text:s text:c="3"/>3.044 | 5 <text:s/>| <text:s text:c="3"/>1.033 <text:s text:c="2"/>-0.044 <text:s text:c="2"/>-0.132 | <text:s/>-149.6 <text:s text:c="2"/>-82.0 <text:s text:c="2"/>117.4</text:p>
      <text:p text:style-name="Standard"><text:s text:c="3"/>3.078 | 0 <text:s/>| <text:s text:c="8"/>Comm Error <text:s text:c="8"/>| <text:s text:c="11"/>- <text:s text:c="10"/></text:p>
      <text:p text:style-name="Standard"><text:s text:c="3"/>3.078 | 1 <text:s/>| <text:s text:c="3"/>0.260 <text:s text:c="2"/>-0.926 <text:s text:c="3"/>0.079 | <text:s text:c="2"/>-81.7 <text:s text:c="2"/>-13.7 <text:s text:c="2"/>-54.9</text:p>
      <text:p text:style-name="Standard"><text:s text:c="3"/>3.078 | 2 <text:s/>| <text:s text:c="3"/>0.132 <text:s text:c="3"/>0.942 <text:s text:c="3"/>0.067 | <text:s text:c="3"/>81.8 <text:s text:c="3"/>-6.0 <text:s text:c="2"/>-23.7</text:p>
      <text:p text:style-name="Standard"><text:s text:c="3"/>3.078 | 3 <text:s/>| <text:s text:c="3"/>0.923 <text:s text:c="2"/>-0.007 <text:s text:c="3"/>0.197 | <text:s text:c="4"/>5.6 <text:s text:c="2"/>-78.1 <text:s text:c="2"/>-86.5</text:p>
      <text:p text:style-name="Standard"><text:s text:c="3"/>3.078 | 4 <text:s/>| <text:s text:c="3"/>1.032 <text:s text:c="2"/>-0.080 <text:s text:c="3"/>0.274 | <text:s/>-157.0 <text:s text:c="2"/>-84.2 <text:s text:c="2"/>-10.9</text:p>
      <text:p text:style-name="Standard"><text:s text:c="3"/>3.078 | 5 <text:s/>| <text:s text:c="3"/>1.036 <text:s text:c="2"/>-0.088 <text:s text:c="2"/>-0.134 | <text:s/>-150.3 <text:s text:c="2"/>-81.6 <text:s text:c="2"/>116.5</text:p>
      <text:p text:style-name="Standard"><text:s text:c="3"/>3.113 | 0 <text:s/>| <text:s text:c="8"/>Comm Error <text:s text:c="8"/>| <text:s text:c="11"/>- <text:s text:c="10"/></text:p>
      <text:p text:style-name="Standard"><text:s text:c="3"/>3.113 | 1 <text:s/>| <text:s text:c="3"/>0.268 <text:s text:c="2"/>-0.912 <text:s text:c="3"/>0.093 | <text:s text:c="2"/>-82.0 <text:s text:c="2"/>-13.8 <text:s text:c="2"/>-56.2</text:p>
      <text:p text:style-name="Standard"><text:s text:c="3"/>3.113 | 2 <text:s/>| <text:s text:c="3"/>0.139 <text:s text:c="3"/>0.936 <text:s text:c="3"/>0.041 | <text:s text:c="3"/>82.4 <text:s text:c="3"/>-6.6 <text:s text:c="2"/>-24.8</text:p>
      <text:p text:style-name="Standard"><text:s text:c="3"/>3.113 | 3 <text:s/>| <text:s text:c="3"/>1.003 <text:s text:c="2"/>-0.011 <text:s text:c="3"/>0.221 | <text:s text:c="4"/>3.6 <text:s text:c="2"/>-77.9 <text:s text:c="2"/>-86.1</text:p>
      <text:p text:style-name="Standard"><text:s text:c="3"/>3.113 | 4 <text:s/>| <text:s text:c="3"/>1.252 <text:s text:c="3"/>0.080 <text:s text:c="3"/>0.050 | <text:s text:c="2"/>-57.7 <text:s text:c="2"/>-85.1 <text:s text:c="2"/>-96.0</text:p>
      <text:p text:style-name="Standard"><text:s text:c="3"/>3.113 | 5 <text:s/>| <text:s text:c="3"/>1.026 <text:s text:c="2"/>-0.121 <text:s text:c="2"/>-0.144 | <text:s/>-150.4 <text:s text:c="2"/>-81.4 <text:s text:c="2"/>115.2</text:p>
      <text:p text:style-name="Standard"><text:s text:c="3"/>3.147 | 0 <text:s/>| <text:s text:c="8"/>Comm Error <text:s text:c="8"/>| <text:s text:c="11"/>- <text:s text:c="10"/></text:p>
      <text:p text:style-name="Standard"><text:s text:c="3"/>3.147 | 1 <text:s/>| <text:s text:c="3"/>0.322 <text:s text:c="2"/>-1.037 <text:s text:c="3"/>0.159 | <text:s text:c="2"/>-81.7 <text:s text:c="2"/>-13.8 <text:s text:c="2"/>-58.1</text:p>
      <text:p text:style-name="Standard"><text:s text:c="3"/>3.147 | 2 <text:s/>| <text:s text:c="3"/>0.132 <text:s text:c="3"/>1.135 <text:s text:c="3"/>0.091 | <text:s text:c="3"/>82.8 <text:s text:c="3"/>-6.8 <text:s text:c="2"/>-25.6</text:p>
      <text:p text:style-name="Standard"><text:s text:c="3"/>3.147 | 3 <text:s/>| <text:s text:c="3"/>1.165 <text:s text:c="2"/>-0.042 <text:s text:c="3"/>0.264 | <text:s text:c="4"/>1.0 <text:s text:c="2"/>-77.7 <text:s text:c="2"/>-85.0</text:p>
      <text:p text:style-name="Standard"><text:s text:c="3"/>3.147 | 4 <text:s/>| <text:s text:c="3"/>1.154 <text:s text:c="3"/>0.329 <text:s text:c="3"/>0.008 | <text:s text:c="3"/>16.8 <text:s text:c="2"/>-84.9 <text:s text:c="2"/>171.2</text:p>
      <text:p text:style-name="Standard"><text:s text:c="3"/>3.147 | 5 <text:s/>| <text:s text:c="3"/>1.024 <text:s text:c="2"/>-0.148 <text:s text:c="2"/>-0.118 | <text:s/>-145.1 <text:s text:c="2"/>-81.0 <text:s text:c="2"/>108.6</text:p>
      <text:p text:style-name="Standard"><text:s text:c="3"/>3.181 | 0 <text:s/>| <text:s text:c="8"/>Comm Error <text:s text:c="8"/>| <text:s text:c="11"/>- <text:s text:c="10"/></text:p>
      <text:p text:style-name="Standard"><text:s text:c="3"/>3.181 | 1 <text:s/>| <text:s text:c="3"/>0.297 <text:s text:c="2"/>-1.088 <text:s text:c="3"/>0.193 | <text:s text:c="2"/>-81.2 <text:s text:c="2"/>-13.6 <text:s text:c="2"/>-59.3</text:p>
      <text:p text:style-name="Standard"><text:s text:c="3"/>3.181 | 2 <text:s/>| <text:s text:c="3"/>0.121 <text:s text:c="3"/>1.189 <text:s text:c="3"/>0.068 | <text:s text:c="3"/>83.2 <text:s text:c="3"/>-6.7 <text:s text:c="2"/>-26.3</text:p>
      <text:p text:style-name="Standard"><text:s text:c="3"/>3.181 | 3 <text:s/>| <text:s text:c="3"/>1.038 <text:s text:c="2"/>-0.120 <text:s text:c="3"/>0.197 | <text:s text:c="3"/>-3.1 <text:s text:c="2"/>-77.5 <text:s text:c="2"/>-81.7</text:p>
      <text:p text:style-name="Standard"><text:s text:c="3"/>3.181 | 4 <text:s/>| <text:s text:c="3"/>0.942 <text:s text:c="3"/>0.113 <text:s text:c="3"/>0.001 | <text:s text:c="3"/>37.1 <text:s text:c="2"/>-84.3 <text:s text:c="2"/>148.7</text:p>
      <text:p text:style-name="Standard"><text:s text:c="3"/>3.181 | 5 <text:s/>| <text:s text:c="3"/>0.986 <text:s text:c="2"/>-0.143 <text:s text:c="2"/>-0.136 | <text:s/>-142.0 <text:s text:c="2"/>-80.5 <text:s text:c="2"/>106.7</text:p>
      <text:p text:style-name="Standard"><text:s text:c="3"/>3.215 | 0 <text:s/>| <text:s text:c="8"/>Comm Error <text:s text:c="8"/>| <text:s text:c="11"/>- <text:s text:c="10"/></text:p>
      <text:p text:style-name="Standard"><text:s text:c="3"/>3.215 | 1 <text:s/>| <text:s text:c="3"/>0.305 <text:s text:c="2"/>-0.924 <text:s text:c="3"/>0.120 | <text:s text:c="2"/>-81.1 <text:s text:c="2"/>-14.0 <text:s text:c="2"/>-60.1</text:p>
      <text:p text:style-name="Standard"><text:s text:c="3"/>3.215 | 2 <text:s/>| <text:s text:c="3"/>0.132 <text:s text:c="3"/>0.975 <text:s text:c="2"/>-0.076 | <text:s text:c="3"/>84.6 <text:s text:c="3"/>-6.6 <text:s text:c="2"/>-27.0</text:p>
      <text:p text:style-name="Standard"><text:s text:c="3"/>3.215 | 3 <text:s/>| <text:s text:c="3"/>0.957 <text:s text:c="2"/>-0.127 <text:s text:c="3"/>0.087 | <text:s text:c="2"/>-10.7 <text:s text:c="2"/>-78.1 <text:s text:c="2"/>-74.8</text:p>
      <text:p text:style-name="Standard"><text:s text:c="3"/>3.215 | 4 <text:s/>| <text:s text:c="3"/>0.994 <text:s text:c="2"/>-0.029 <text:s text:c="3"/>0.067 | <text:s text:c="3"/>22.5 <text:s text:c="2"/>-83.9 <text:s text:c="2"/>165.5</text:p>
      <text:p text:style-name="Standard"><text:s text:c="3"/>3.215 | 5 <text:s/>| <text:s text:c="3"/>1.001 <text:s text:c="2"/>-0.071 <text:s text:c="2"/>-0.109 | <text:s/>-141.5 <text:s text:c="2"/>-80.4 <text:s text:c="2"/>106.5</text:p>
      <text:p text:style-name="Standard"><text:s text:c="3"/>3.249 | 0 <text:s/>| <text:s text:c="8"/>Comm Error <text:s text:c="8"/>| <text:s text:c="11"/>- <text:s text:c="10"/></text:p>
      <text:p text:style-name="Standard"><text:s text:c="3"/>3.249 | 1 <text:s/>| <text:s text:c="3"/>0.243 <text:s text:c="2"/>-0.854 <text:s text:c="3"/>0.110 | <text:s text:c="2"/>-81.3 <text:s text:c="2"/>-14.5 <text:s text:c="2"/>-60.7</text:p>
      <text:p text:style-name="Standard"><text:s text:c="3"/>3.249 | 2 <text:s/>| <text:s text:c="3"/>0.172 <text:s text:c="3"/>0.920 <text:s text:c="2"/>-0.102 | <text:s text:c="3"/>86.3 <text:s text:c="3"/>-6.9 <text:s text:c="2"/>-27.6</text:p>
      <text:p text:style-name="Standard"><text:s text:c="3"/>3.249 | 3 <text:s/>| <text:s text:c="3"/>0.953 <text:s text:c="2"/>-0.055 <text:s text:c="3"/>0.226 | <text:s text:c="2"/>-13.8 <text:s text:c="2"/>-78.2 <text:s text:c="2"/>-72.0</text:p>
      <text:p text:style-name="Standard"><text:s text:c="3"/>3.249 | 4 <text:s/>| <text:s text:c="3"/>0.962 <text:s text:c="2"/>-0.039 <text:s text:c="3"/>0.034 | <text:s text:c="3"/>14.9 <text:s text:c="2"/>-83.8 <text:s text:c="2"/>173.7</text:p>
      <text:p text:style-name="Standard"><text:soft-page-break/><text:s text:c="3"/>3.249 | 5 <text:s/>| <text:s text:c="3"/>1.014 <text:s text:c="2"/>-0.042 <text:s text:c="2"/>-0.090 | <text:s/>-142.4 <text:s text:c="2"/>-80.7 <text:s text:c="2"/>107.6</text:p>
      <text:p text:style-name="Standard"><text:s text:c="3"/>3.283 | 0 <text:s/>| <text:s text:c="8"/>Comm Error <text:s text:c="8"/>| <text:s text:c="11"/>- <text:s text:c="10"/></text:p>
      <text:p text:style-name="Standard"><text:s text:c="3"/>3.283 | 1 <text:s/>| <text:s text:c="3"/>0.240 <text:s text:c="2"/>-0.930 <text:s text:c="3"/>0.146 | <text:s text:c="2"/>-81.3 <text:s text:c="2"/>-14.4 <text:s text:c="2"/>-61.0</text:p>
      <text:p text:style-name="Standard"><text:s text:c="3"/>3.283 | 2 <text:s/>| <text:s text:c="3"/>0.210 <text:s text:c="3"/>0.951 <text:s text:c="2"/>-0.023 | <text:s text:c="3"/>87.5 <text:s text:c="3"/>-7.8 <text:s text:c="2"/>-28.0</text:p>
      <text:p text:style-name="Standard"><text:s text:c="3"/>3.283 | 3 <text:s/>| <text:s text:c="3"/>0.992 <text:s text:c="3"/>0.018 <text:s text:c="3"/>0.298 | <text:s text:c="2"/>-11.9 <text:s text:c="2"/>-77.6 <text:s text:c="2"/>-74.1</text:p>
      <text:p text:style-name="Standard"><text:s text:c="3"/>3.283 | 4 <text:s/>| <text:s text:c="3"/>1.003 <text:s text:c="3"/>0.012 <text:s text:c="3"/>0.063 | <text:s text:c="4"/>5.1 <text:s text:c="2"/>-83.8 <text:s/>-176.1</text:p>
      <text:p text:style-name="Standard"><text:s text:c="3"/>3.283 | 5 <text:s/>| <text:s text:c="3"/>1.026 <text:s text:c="2"/>-0.123 <text:s text:c="2"/>-0.139 | <text:s/>-142.4 <text:s text:c="2"/>-80.5 <text:s text:c="2"/>107.6</text:p>
      <text:p text:style-name="Standard"><text:s text:c="3"/>3.317 | 0 <text:s/>| <text:s text:c="8"/>Comm Error <text:s text:c="8"/>| <text:s text:c="11"/>- <text:s text:c="10"/></text:p>
      <text:p text:style-name="Standard"><text:s text:c="3"/>3.317 | 1 <text:s/>| <text:s text:c="3"/>0.209 <text:s text:c="2"/>-1.008 <text:s text:c="3"/>0.179 | <text:s text:c="2"/>-81.1 <text:s text:c="2"/>-13.7 <text:s text:c="2"/>-61.8</text:p>
      <text:p text:style-name="Standard"><text:s text:c="3"/>3.317 | 2 <text:s/>| <text:s text:c="3"/>0.171 <text:s text:c="3"/>1.021 <text:s text:c="3"/>0.106 | <text:s text:c="3"/>87.3 <text:s text:c="3"/>-8.1 <text:s text:c="2"/>-27.8</text:p>
      <text:p text:style-name="Standard"><text:s text:c="3"/>3.317 | 3 <text:s/>| <text:s text:c="3"/>1.044 <text:s text:c="2"/>-0.036 <text:s text:c="3"/>0.191 | <text:s text:c="2"/>-10.1 <text:s text:c="2"/>-77.3 <text:s text:c="2"/>-76.1</text:p>
      <text:p text:style-name="Standard"><text:s text:c="3"/>3.317 | 4 <text:s/>| <text:s text:c="3"/>1.011 <text:s text:c="3"/>0.103 <text:s text:c="3"/>0.063 | <text:s text:c="3"/>12.9 <text:s text:c="2"/>-83.6 <text:s text:c="2"/>175.6</text:p>
      <text:p text:style-name="Standard"><text:s text:c="3"/>3.317 | 5 <text:s/>| <text:s text:c="3"/>1.028 <text:s text:c="2"/>-0.132 <text:s text:c="2"/>-0.152 | <text:s/>-141.4 <text:s text:c="2"/>-80.0 <text:s text:c="2"/>106.4</text:p>
      <text:p text:style-name="Standard"><text:s text:c="3"/>3.351 | 0 <text:s/>| <text:s text:c="8"/>Comm Error <text:s text:c="8"/>| <text:s text:c="11"/>- <text:s text:c="10"/></text:p>
      <text:p text:style-name="Standard"><text:s text:c="3"/>3.351 | 1 <text:s/>| <text:s text:c="3"/>0.164 <text:s text:c="2"/>-1.029 <text:s text:c="3"/>0.165 | <text:s text:c="2"/>-81.1 <text:s text:c="2"/>-12.9 <text:s text:c="2"/>-62.2</text:p>
      <text:p text:style-name="Standard"><text:s text:c="3"/>3.351 | 2 <text:s/>| <text:s text:c="3"/>0.166 <text:s text:c="3"/>1.022 <text:s text:c="3"/>0.121 | <text:s text:c="3"/>86.7 <text:s text:c="3"/>-8.2 <text:s text:c="2"/>-27.5</text:p>
      <text:p text:style-name="Standard"><text:s text:c="3"/>3.351 | 3 <text:s/>| <text:s text:c="3"/>1.026 <text:s text:c="2"/>-0.087 <text:s text:c="3"/>0.148 | <text:s text:c="2"/>-12.0 <text:s text:c="2"/>-77.6 <text:s text:c="2"/>-74.1</text:p>
      <text:p text:style-name="Standard"><text:s text:c="3"/>3.351 | 4 <text:s/>| <text:s text:c="3"/>1.001 <text:s text:c="3"/>0.038 <text:s text:c="3"/>0.059 | <text:s text:c="3"/>15.3 <text:s text:c="2"/>-83.5 <text:s text:c="2"/>172.9</text:p>
      <text:p text:style-name="Standard"><text:s text:c="3"/>3.351 | 5 <text:s/>| <text:s text:c="3"/>1.019 <text:s text:c="2"/>-0.094 <text:s text:c="2"/>-0.116 | <text:s/>-140.8 <text:s text:c="2"/>-79.9 <text:s text:c="2"/>106.0</text:p>
      <text:p text:style-name="Standard"><text:s text:c="3"/>3.386 | 0 <text:s/>| <text:s text:c="8"/>Comm Error <text:s text:c="8"/>| <text:s text:c="11"/>- <text:s text:c="10"/></text:p>
      <text:p text:style-name="Standard"><text:s text:c="3"/>3.386 | 1 <text:s/>| <text:s text:c="3"/>0.161 <text:s text:c="2"/>-0.987 <text:s text:c="3"/>0.143 | <text:s text:c="2"/>-81.2 <text:s text:c="2"/>-12.2 <text:s text:c="2"/>-62.0</text:p>
      <text:p text:style-name="Standard"><text:s text:c="3"/>3.386 | 2 <text:s/>| <text:s text:c="3"/>0.176 <text:s text:c="3"/>0.988 <text:s text:c="3"/>0.102 | <text:s text:c="3"/>86.1 <text:s text:c="3"/>-8.6 <text:s text:c="2"/>-26.9</text:p>
      <text:p text:style-name="Standard"><text:s text:c="3"/>3.386 | 3 <text:s/>| <text:s text:c="3"/>0.997 <text:s text:c="2"/>-0.072 <text:s text:c="3"/>0.182 | <text:s text:c="2"/>-14.3 <text:s text:c="2"/>-77.8 <text:s text:c="2"/>-71.9</text:p>
      <text:p text:style-name="Standard"><text:s text:c="3"/>3.386 | 4 <text:s/>| <text:s text:c="3"/>0.997 <text:s text:c="2"/>-0.026 <text:s text:c="3"/>0.038 | <text:s text:c="3"/>12.4 <text:s text:c="2"/>-83.6 <text:s text:c="2"/>176.0</text:p>
      <text:p text:style-name="Standard"><text:s text:c="3"/>3.386 | 5 <text:s/>| <text:s text:c="3"/>1.013 <text:s text:c="2"/>-0.083 <text:s text:c="2"/>-0.113 | <text:s/>-141.0 <text:s text:c="2"/>-80.0 <text:s text:c="2"/>106.3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20 | 0 <text:s/>| <text:s text:c="8"/>Comm Error <text:s text:c="8"/>| <text:s text:c="11"/>- <text:s text:c="10"/></text:p>
      <text:p text:style-name="Standard"><text:s text:c="3"/>3.420 | 1 <text:s/>| <text:s text:c="3"/>0.192 <text:s text:c="2"/>-0.942 <text:s text:c="3"/>0.150 | <text:s text:c="2"/>-81.2 <text:s text:c="2"/>-11.9 <text:s text:c="2"/>-61.5</text:p>
      <text:p text:style-name="Standard"><text:s text:c="3"/>3.420 | 2 <text:s/>| <text:s text:c="3"/>0.189 <text:s text:c="3"/>0.960 <text:s text:c="3"/>0.037 | <text:s text:c="3"/>86.1 <text:s text:c="3"/>-8.9 <text:s text:c="2"/>-26.6</text:p>
      <text:p text:style-name="Standard"><text:s text:c="3"/>3.420 | 3 <text:s/>| <text:s text:c="3"/>0.982 <text:s text:c="2"/>-0.039 <text:s text:c="3"/>0.226 | <text:s text:c="2"/>-14.0 <text:s text:c="2"/>-77.6 <text:s text:c="2"/>-72.1</text:p>
      <text:p text:style-name="Standard"><text:s text:c="3"/>3.420 | 4 <text:s/>| <text:s text:c="3"/>0.995 <text:s text:c="3"/>0.010 <text:s text:c="3"/>0.020 | <text:s text:c="3"/>11.9 <text:s text:c="2"/>-84.0 <text:s text:c="2"/>176.5</text:p>
      <text:p text:style-name="Standard"><text:s text:c="3"/>3.420 | 5 <text:s/>| <text:s text:c="3"/>1.016 <text:s text:c="2"/>-0.106 <text:s text:c="2"/>-0.146 | <text:s/>-141.4 <text:s text:c="2"/>-79.8 <text:s text:c="2"/>106.5</text:p>
      <text:p text:style-name="Standard"><text:s text:c="3"/>3.453 | 0 <text:s/>| <text:s text:c="8"/>Comm Error <text:s text:c="8"/>| <text:s text:c="11"/>- <text:s text:c="10"/></text:p>
      <text:p text:style-name="Standard"><text:s text:c="3"/>3.453 | 1 <text:s/>| <text:s text:c="3"/>0.189 <text:s text:c="2"/>-0.942 <text:s text:c="3"/>0.163 | <text:s text:c="2"/>-81.0 <text:s text:c="2"/>-11.8 <text:s text:c="2"/>-61.4</text:p>
      <text:p text:style-name="Standard"><text:s text:c="3"/>3.453 | 2 <text:s/>| <text:s text:c="3"/>0.206 <text:s text:c="3"/>0.978 <text:s text:c="3"/>0.015 | <text:s text:c="3"/>86.4 <text:s text:c="3"/>-9.4 <text:s text:c="2"/>-26.4</text:p>
      <text:p text:style-name="Standard"><text:s text:c="3"/>3.453 | 3 <text:s/>| <text:s text:c="3"/>1.002 <text:s text:c="2"/>-0.058 <text:s text:c="3"/>0.213 | <text:s text:c="2"/>-14.0 <text:s text:c="2"/>-77.3 <text:s text:c="2"/>-71.9</text:p>
      <text:p text:style-name="Standard"><text:s text:c="3"/>3.453 | 4 <text:s/>| <text:s text:c="3"/>0.986 <text:s text:c="3"/>0.014 <text:s text:c="3"/>0.042 | <text:s text:c="3"/>12.7 <text:s text:c="2"/>-84.2 <text:s text:c="2"/>175.4</text:p>
      <text:p text:style-name="Standard"><text:s text:c="3"/>3.453 | 5 <text:s/>| <text:s text:c="3"/>1.017 <text:s text:c="2"/>-0.122 <text:s text:c="2"/>-0.148 | <text:s/>-141.4 <text:s text:c="2"/>-79.6 <text:s text:c="2"/>106.5</text:p>
      <text:p text:style-name="Standard"><text:s text:c="3"/>3.488 | 0 <text:s/>| <text:s text:c="8"/>Comm Error <text:s text:c="8"/>| <text:s text:c="11"/>- <text:s text:c="10"/></text:p>
      <text:p text:style-name="Standard"><text:s text:c="3"/>3.488 | 1 <text:s/>| <text:s text:c="3"/>0.191 <text:s text:c="2"/>-0.960 <text:s text:c="3"/>0.170 | <text:s text:c="2"/>-80.6 <text:s text:c="2"/>-11.6 <text:s text:c="2"/>-61.2</text:p>
      <text:p text:style-name="Standard"><text:s text:c="3"/>3.488 | 2 <text:s/>| <text:s text:c="3"/>0.208 <text:s text:c="3"/>1.008 <text:s text:c="2"/>-0.003 | <text:s text:c="3"/>86.9 <text:s text:c="3"/>-9.8 <text:s text:c="2"/>-26.2</text:p>
      <text:p text:style-name="Standard"><text:s text:c="3"/>3.488 | 3 <text:s/>| <text:s text:c="3"/>1.002 <text:s text:c="2"/>-0.103 <text:s text:c="3"/>0.174 | <text:s text:c="2"/>-15.7 <text:s text:c="2"/>-77.3 <text:s text:c="2"/>-69.9</text:p>
      <text:p text:style-name="Standard"><text:s text:c="3"/>3.488 | 4 <text:s/>| <text:s text:c="3"/>0.984 <text:s text:c="2"/>-0.018 <text:s text:c="3"/>0.069 | <text:s text:c="4"/>9.7 <text:s text:c="2"/>-84.3 <text:s text:c="2"/>178.9</text:p>
      <text:p text:style-name="Standard"><text:s text:c="3"/>3.488 | 5 <text:s/>| <text:s text:c="3"/>1.021 <text:s text:c="2"/>-0.110 <text:s text:c="2"/>-0.133 | <text:s/>-141.0 <text:s text:c="2"/>-79.5 <text:s text:c="2"/>106.0</text:p>
      <text:p text:style-name="Standard"><text:s text:c="3"/>3.522 | 0 <text:s/>| <text:s text:c="8"/>Comm Error <text:s text:c="8"/>| <text:s text:c="11"/>- <text:s text:c="10"/></text:p>
      <text:p text:style-name="Standard"><text:s text:c="3"/>3.522 | 1 <text:s/>| <text:s text:c="3"/>0.235 <text:s text:c="2"/>-0.974 <text:s text:c="3"/>0.179 | <text:s text:c="2"/>-80.4 <text:s text:c="2"/>-11.8 <text:s text:c="2"/>-60.9</text:p>
      <text:p text:style-name="Standard"><text:soft-page-break/><text:s text:c="3"/>3.522 | 2 <text:s/>| <text:s text:c="3"/>0.182 <text:s text:c="3"/>1.010 <text:s text:c="2"/>-0.000 | <text:s text:c="3"/>87.4 <text:s text:c="2"/>-10.1 <text:s text:c="2"/>-25.9</text:p>
      <text:p text:style-name="Standard"><text:s text:c="3"/>3.522 | 3 <text:s/>| <text:s text:c="3"/>0.995 <text:s text:c="2"/>-0.110 <text:s text:c="3"/>0.173 | <text:s text:c="2"/>-18.0 <text:s text:c="2"/>-77.2 <text:s text:c="2"/>-67.2</text:p>
      <text:p text:style-name="Standard"><text:s text:c="3"/>3.522 | 4 <text:s/>| <text:s text:c="3"/>0.987 <text:s text:c="3"/>0.004 <text:s text:c="3"/>0.129 | <text:s text:c="4"/>3.4 <text:s text:c="2"/>-84.3 <text:s/>-173.6</text:p>
      <text:p text:style-name="Standard"><text:s text:c="3"/>3.522 | 5 <text:s/>| <text:s text:c="3"/>1.015 <text:s text:c="2"/>-0.125 <text:s text:c="2"/>-0.169 | <text:s/>-141.3 <text:s text:c="2"/>-79.3 <text:s text:c="2"/>106.0</text:p>
      <text:p text:style-name="Standard"><text:s text:c="3"/>3.556 | 0 <text:s/>| <text:s text:c="8"/>Comm Error <text:s text:c="8"/>| <text:s text:c="11"/>- <text:s text:c="10"/></text:p>
      <text:p text:style-name="Standard"><text:s text:c="3"/>3.556 | 1 <text:s/>| <text:s text:c="3"/>0.251 <text:s text:c="2"/>-0.969 <text:s text:c="3"/>0.189 | <text:s text:c="2"/>-80.0 <text:s text:c="2"/>-12.4 <text:s text:c="2"/>-60.3</text:p>
      <text:p text:style-name="Standard"><text:s text:c="3"/>3.556 | 2 <text:s/>| <text:s text:c="3"/>0.140 <text:s text:c="3"/>1.013 <text:s text:c="3"/>0.008 | <text:s text:c="3"/>87.8 <text:s text:c="2"/>-10.0 <text:s text:c="2"/>-25.3</text:p>
      <text:p text:style-name="Standard"><text:s text:c="3"/>3.556 | 3 <text:s/>| <text:s text:c="3"/>1.007 <text:s text:c="2"/>-0.117 <text:s text:c="3"/>0.190 | <text:s text:c="2"/>-20.6 <text:s text:c="2"/>-77.0 <text:s text:c="2"/>-63.6</text:p>
      <text:p text:style-name="Standard"><text:s text:c="3"/>3.556 | 4 <text:s/>| <text:s text:c="3"/>0.964 <text:s text:c="3"/>0.038 <text:s text:c="3"/>0.204 | <text:s text:c="4"/>4.6 <text:s text:c="2"/>-84.0 <text:s/>-174.5</text:p>
      <text:p text:style-name="Standard"><text:s text:c="3"/>3.556 | 5 <text:s/>| <text:s text:c="3"/>1.001 <text:s text:c="2"/>-0.111 <text:s text:c="2"/>-0.164 | <text:s/>-142.1 <text:s text:c="2"/>-79.2 <text:s text:c="2"/>106.5</text:p>
      <text:p text:style-name="Standard"><text:s text:c="3"/>3.590 | 0 <text:s/>| <text:s text:c="8"/>Comm Error <text:s text:c="8"/>| <text:s text:c="11"/>- <text:s text:c="10"/></text:p>
      <text:p text:style-name="Standard"><text:s text:c="3"/>3.590 | 1 <text:s/>| <text:s text:c="3"/>0.301 <text:s text:c="2"/>-0.933 <text:s text:c="3"/>0.185 | <text:s text:c="2"/>-79.4 <text:s text:c="2"/>-13.2 <text:s text:c="2"/>-59.5</text:p>
      <text:p text:style-name="Standard"><text:s text:c="3"/>3.590 | 2 <text:s/>| <text:s text:c="3"/>0.105 <text:s text:c="3"/>1.017 <text:s text:c="2"/>-0.023 | <text:s text:c="3"/>88.2 <text:s text:c="3"/>-9.7 <text:s text:c="2"/>-24.8</text:p>
      <text:p text:style-name="Standard"><text:s text:c="3"/>3.590 | 3 <text:s/>| <text:s text:c="3"/>1.014 <text:s text:c="2"/>-0.117 <text:s text:c="3"/>0.198 | <text:s text:c="2"/>-21.5 <text:s text:c="2"/>-76.9 <text:s text:c="2"/>-62.0</text:p>
      <text:p text:style-name="Standard"><text:s text:c="3"/>3.590 | 4 <text:s/>| <text:s text:c="3"/>0.956 <text:s text:c="3"/>0.019 <text:s text:c="3"/>0.266 | <text:s text:c="4"/>4.9 <text:s text:c="2"/>-83.7 <text:s/>-173.6</text:p>
      <text:p text:style-name="Standard"><text:s text:c="3"/>3.590 | 5 <text:s/>| <text:s text:c="3"/>0.996 <text:s text:c="2"/>-0.080 <text:s text:c="2"/>-0.103 | <text:s/>-142.9 <text:s text:c="2"/>-79.7 <text:s text:c="2"/>106.9</text:p>
      <text:p text:style-name="Standard"><text:s text:c="3"/>3.624 | 0 <text:s/>| <text:s text:c="8"/>Comm Error <text:s text:c="8"/>| <text:s text:c="11"/>- <text:s text:c="10"/></text:p>
      <text:p text:style-name="Standard"><text:s text:c="3"/>3.624 | 1 <text:s/>| <text:s text:c="3"/>0.319 <text:s text:c="2"/>-0.925 <text:s text:c="3"/>0.179 | <text:s text:c="2"/>-79.1 <text:s text:c="2"/>-14.2 <text:s text:c="2"/>-58.5</text:p>
      <text:p text:style-name="Standard"><text:s text:c="3"/>3.624 | 2 <text:s/>| <text:s text:c="3"/>0.083 <text:s text:c="3"/>1.009 <text:s text:c="2"/>-0.052 | <text:s text:c="3"/>88.8 <text:s text:c="3"/>-9.3 <text:s text:c="2"/>-24.1</text:p>
      <text:p text:style-name="Standard"><text:s text:c="3"/>3.624 | 3 <text:s/>| <text:s text:c="3"/>0.993 <text:s text:c="2"/>-0.117 <text:s text:c="3"/>0.182 | <text:s text:c="2"/>-22.9 <text:s text:c="2"/>-76.6 <text:s text:c="2"/>-58.6</text:p>
      <text:p text:style-name="Standard"><text:s text:c="3"/>3.624 | 4 <text:s/>| <text:s text:c="3"/>1.019 <text:s text:c="2"/>-0.010 <text:s text:c="3"/>0.250 | <text:s text:c="4"/>0.9 <text:s text:c="2"/>-83.8 <text:s/>-167.5</text:p>
      <text:p text:style-name="Standard"><text:s text:c="3"/>3.624 | 5 <text:s/>| <text:s text:c="3"/>1.009 <text:s text:c="2"/>-0.077 <text:s text:c="2"/>-0.090 | <text:s/>-142.5 <text:s text:c="2"/>-80.2 <text:s text:c="2"/>106.1</text:p>
      <text:p text:style-name="Standard"><text:s text:c="3"/>3.658 | 0 <text:s/>| <text:s text:c="8"/>Comm Error <text:s text:c="8"/>| <text:s text:c="11"/>- <text:s text:c="10"/></text:p>
      <text:p text:style-name="Standard"><text:s text:c="3"/>3.658 | 1 <text:s/>| <text:s text:c="3"/>0.310 <text:s text:c="2"/>-0.914 <text:s text:c="3"/>0.177 | <text:s text:c="2"/>-78.9 <text:s text:c="2"/>-15.5 <text:s text:c="2"/>-56.6</text:p>
      <text:p text:style-name="Standard"><text:s text:c="3"/>3.658 | 2 <text:s/>| <text:s text:c="3"/>0.058 <text:s text:c="3"/>0.986 <text:s text:c="2"/>-0.049 | <text:s text:c="3"/>89.6 <text:s text:c="3"/>-8.6 <text:s text:c="2"/>-22.6</text:p>
      <text:p text:style-name="Standard"><text:s text:c="3"/>3.658 | 3 <text:s/>| <text:s text:c="3"/>0.972 <text:s text:c="2"/>-0.098 <text:s text:c="3"/>0.159 | <text:s text:c="2"/>-23.6 <text:s text:c="2"/>-76.5 <text:s text:c="2"/>-56.1</text:p>
      <text:p text:style-name="Standard"><text:s text:c="3"/>3.658 | 4 <text:s/>| <text:s text:c="3"/>1.049 <text:s text:c="3"/>0.003 <text:s text:c="3"/>0.160 | <text:s text:c="4"/>4.6 <text:s text:c="2"/>-84.9 <text:s/>-168.4</text:p>
      <text:p text:style-name="Standard"><text:s text:c="3"/>3.658 | 5 <text:s/>| <text:s text:c="3"/>1.011 <text:s text:c="2"/>-0.086 <text:s text:c="2"/>-0.123 | <text:s/>-143.1 <text:s text:c="2"/>-80.5 <text:s text:c="2"/>106.4</text:p>
      <text:p text:style-name="Standard"><text:s text:c="3"/>3.693 | 0 <text:s/>| <text:s text:c="8"/>Comm Error <text:s text:c="8"/>| <text:s text:c="11"/>- <text:s text:c="10"/></text:p>
      <text:p text:style-name="Standard"><text:s text:c="3"/>3.693 | 1 <text:s/>| <text:s text:c="3"/>0.300 <text:s text:c="2"/>-0.898 <text:s text:c="3"/>0.177 | <text:s text:c="2"/>-78.8 <text:s text:c="2"/>-16.4 <text:s text:c="2"/>-54.5</text:p>
      <text:p text:style-name="Standard"><text:s text:c="3"/>3.693 | 2 <text:s/>| <text:s text:c="3"/>0.053 <text:s text:c="3"/>0.970 <text:s text:c="2"/>-0.007 | <text:s text:c="3"/>89.9 <text:s text:c="3"/>-8.1 <text:s text:c="2"/>-20.8</text:p>
      <text:p text:style-name="Standard"><text:s text:c="3"/>3.693 | 3 <text:s/>| <text:s text:c="3"/>0.997 <text:s text:c="2"/>-0.066 <text:s text:c="3"/>0.178 | <text:s text:c="2"/>-23.0 <text:s text:c="2"/>-76.6 <text:s text:c="2"/>-53.8</text:p>
      <text:p text:style-name="Standard"><text:s text:c="3"/>3.693 | 4 <text:s/>| <text:s text:c="3"/>1.201 <text:s text:c="3"/>0.128 <text:s text:c="2"/>-0.102 | <text:s text:c="2"/>138.5 <text:s text:c="2"/>-85.1 <text:s text:c="3"/>48.3</text:p>
      <text:p text:style-name="Standard"><text:s text:c="3"/>3.693 | 5 <text:s/>| <text:s text:c="3"/>1.029 <text:s text:c="2"/>-0.183 <text:s text:c="2"/>-0.173 | <text:s/>-141.4 <text:s text:c="2"/>-80.1 <text:s text:c="2"/>104.9</text:p>
      <text:p text:style-name="Standard"><text:s text:c="3"/>3.727 | 0 <text:s/>| <text:s text:c="8"/>Comm Error <text:s text:c="8"/>| <text:s text:c="11"/>- <text:s text:c="10"/></text:p>
      <text:p text:style-name="Standard"><text:s text:c="3"/>3.727 | 1 <text:s/>| <text:s text:c="3"/>0.324 <text:s text:c="2"/>-0.918 <text:s text:c="3"/>0.181 | <text:s text:c="2"/>-78.9 <text:s text:c="2"/>-17.2 <text:s text:c="2"/>-52.0</text:p>
      <text:p text:style-name="Standard"><text:s text:c="3"/>3.727 | 2 <text:s/>| <text:s text:c="3"/>0.058 <text:s text:c="3"/>1.013 <text:s text:c="3"/>0.057 | <text:s text:c="3"/>89.5 <text:s text:c="3"/>-7.7 <text:s text:c="2"/>-17.7</text:p>
      <text:p text:style-name="Standard"><text:s text:c="3"/>3.727 | 3 <text:s/>| <text:s text:c="3"/>1.081 <text:s text:c="2"/>-0.023 <text:s text:c="3"/>0.288 | <text:s text:c="2"/>-20.5 <text:s text:c="2"/>-76.3 <text:s text:c="2"/>-53.7</text:p>
      <text:p text:style-name="Standard"><text:s text:c="3"/>3.727 | 4 <text:s/>| <text:s text:c="3"/>1.102 <text:s text:c="3"/>0.060 <text:s text:c="2"/>-0.252 | <text:s text:c="2"/>158.3 <text:s text:c="2"/>-83.0 <text:s text:c="3"/>42.1</text:p>
      <text:p text:style-name="Standard"><text:s text:c="3"/>3.727 | 5 <text:s/>| <text:s text:c="3"/>1.058 <text:s text:c="2"/>-0.064 <text:s text:c="2"/>-0.146 | <text:s/>-141.8 <text:s text:c="2"/>-80.1 <text:s text:c="2"/>106.9</text:p>
      <text:p text:style-name="Standard"><text:s text:c="3"/>3.761 | 0 <text:s/>| <text:s text:c="8"/>Comm Error <text:s text:c="8"/>| <text:s text:c="11"/>- <text:s text:c="10"/></text:p>
      <text:p text:style-name="Standard"><text:s text:c="3"/>3.761 | 1 <text:s/>| <text:s text:c="3"/>0.361 <text:s text:c="2"/>-1.008 <text:s text:c="3"/>0.215 | <text:s text:c="2"/>-78.8 <text:s text:c="2"/>-17.9 <text:s text:c="2"/>-49.4</text:p>
      <text:p text:style-name="Standard"><text:s text:c="3"/>3.761 | 2 <text:s/>| <text:s text:c="3"/>0.083 <text:s text:c="3"/>1.098 <text:s text:c="3"/>0.114 | <text:s text:c="3"/>88.9 <text:s text:c="3"/>-7.7 <text:s text:c="2"/>-14.6</text:p>
      <text:p text:style-name="Standard"><text:s text:c="3"/>3.761 | 3 <text:s/>| <text:s text:c="3"/>1.093 <text:s text:c="2"/>-0.034 <text:s text:c="3"/>0.312 | <text:s text:c="2"/>-17.6 <text:s text:c="2"/>-75.7 <text:s text:c="2"/>-53.6</text:p>
      <text:p text:style-name="Standard"><text:s text:c="3"/>3.761 | 4 <text:s/>| <text:s text:c="3"/>0.946 <text:s text:c="2"/>-0.066 <text:s text:c="2"/>-0.244 | <text:s text:c="2"/>165.9 <text:s text:c="2"/>-80.0 <text:s text:c="3"/>44.3</text:p>
      <text:p text:style-name="Standard"><text:s text:c="3"/>3.761 | 5 <text:s/>| <text:s text:c="3"/>1.052 <text:s text:c="3"/>0.006 <text:s text:c="2"/>-0.106 | <text:s/>-145.2 <text:s text:c="2"/>-80.6 <text:s text:c="2"/>111.7</text:p>
      <text:p text:style-name="Standard"><text:s text:c="3"/>3.795 | 0 <text:s/>| <text:s text:c="8"/>Comm Error <text:s text:c="8"/>| <text:s text:c="11"/>- <text:s text:c="10"/></text:p>
      <text:p text:style-name="Standard"><text:s text:c="3"/>3.795 | 1 <text:s/>| <text:s text:c="3"/>0.367 <text:s text:c="2"/>-1.013 <text:s text:c="3"/>0.221 | <text:s text:c="2"/>-78.7 <text:s text:c="2"/>-18.4 <text:s text:c="2"/>-46.8</text:p>
      <text:p text:style-name="Standard"><text:s text:c="3"/>3.795 | 2 <text:s/>| <text:s text:c="3"/>0.082 <text:s text:c="3"/>1.114 <text:s text:c="3"/>0.152 | <text:s text:c="3"/>88.3 <text:s text:c="3"/>-7.7 <text:s text:c="2"/>-12.0</text:p>
      <text:p text:style-name="Standard"><text:soft-page-break/><text:s text:c="3"/>3.795 | 3 <text:s/>| <text:s text:c="3"/>1.066 <text:s text:c="2"/>-0.092 <text:s text:c="3"/>0.255 | <text:s text:c="2"/>-15.9 <text:s text:c="2"/>-74.9 <text:s text:c="2"/>-51.0</text:p>
      <text:p text:style-name="Standard"><text:s text:c="3"/>3.795 | 4 <text:s/>| <text:s text:c="3"/>0.934 <text:s text:c="3"/>0.022 <text:s text:c="2"/>-0.225 | <text:s text:c="2"/>164.7 <text:s text:c="2"/>-79.0 <text:s text:c="3"/>54.0</text:p>
      <text:p text:style-name="Standard"><text:s text:c="3"/>3.795 | 5 <text:s/>| <text:s text:c="3"/>1.025 <text:s text:c="2"/>-0.035 <text:s text:c="2"/>-0.067 | <text:s/>-144.0 <text:s text:c="2"/>-81.0 <text:s text:c="2"/>112.1</text:p>
      <text:p text:style-name="Standard"><text:s text:c="3"/>3.829 | 0 <text:s/>| <text:s text:c="8"/>Comm Error <text:s text:c="8"/>| <text:s text:c="11"/>- <text:s text:c="10"/></text:p>
      <text:p text:style-name="Standard"><text:s text:c="3"/>3.829 | 1 <text:s/>| <text:s text:c="3"/>0.334 <text:s text:c="2"/>-0.969 <text:s text:c="3"/>0.212 | <text:s text:c="2"/>-78.7 <text:s text:c="2"/>-18.9 <text:s text:c="2"/>-42.8</text:p>
      <text:p text:style-name="Standard"><text:s text:c="3"/>3.829 | 2 <text:s/>| <text:s text:c="3"/>0.050 <text:s text:c="3"/>1.027 <text:s text:c="3"/>0.189 | <text:s text:c="3"/>86.9 <text:s text:c="3"/>-7.5 <text:s text:c="3"/>-6.4</text:p>
      <text:p text:style-name="Standard"><text:s text:c="3"/>3.829 | 3 <text:s/>| <text:s text:c="3"/>1.000 <text:s text:c="2"/>-0.091 <text:s text:c="3"/>0.153 | <text:s text:c="2"/>-16.6 <text:s text:c="2"/>-74.7 <text:s text:c="2"/>-47.0</text:p>
      <text:p text:style-name="Standard"><text:s text:c="3"/>3.829 | 4 <text:s/>| <text:s text:c="3"/>0.970 <text:s text:c="3"/>0.091 <text:s text:c="2"/>-0.250 | <text:s text:c="2"/>154.1 <text:s text:c="2"/>-77.8 <text:s text:c="3"/>75.0</text:p>
      <text:p text:style-name="Standard"><text:s text:c="3"/>3.829 | 5 <text:s/>| <text:s text:c="3"/>1.022 <text:s text:c="2"/>-0.072 <text:s text:c="2"/>-0.114 | <text:s/>-143.1 <text:s text:c="2"/>-81.2 <text:s text:c="2"/>113.4</text:p>
      <text:p text:style-name="Standard"><text:s text:c="3"/>3.863 | 0 <text:s/>| <text:s text:c="8"/>Comm Error <text:s text:c="8"/>| <text:s text:c="11"/>- <text:s text:c="10"/></text:p>
      <text:p text:style-name="Standard"><text:s text:c="3"/>3.863 | 1 <text:s/>| <text:s text:c="3"/>0.303 <text:s text:c="2"/>-0.914 <text:s text:c="3"/>0.196 | <text:s text:c="2"/>-78.8 <text:s text:c="2"/>-19.1 <text:s text:c="2"/>-39.1</text:p>
      <text:p text:style-name="Standard"><text:s text:c="3"/>3.863 | 2 <text:s/>| <text:s text:c="3"/>0.064 <text:s text:c="3"/>0.938 <text:s text:c="3"/>0.201 | <text:s text:c="3"/>85.7 <text:s text:c="3"/>-7.2 <text:s text:c="3"/>-2.4</text:p>
      <text:p text:style-name="Standard"><text:s text:c="3"/>3.863 | 3 <text:s/>| <text:s text:c="3"/>0.954 <text:s text:c="2"/>-0.025 <text:s text:c="3"/>0.099 | <text:s text:c="2"/>-16.1 <text:s text:c="2"/>-75.4 <text:s text:c="2"/>-42.6</text:p>
      <text:p text:style-name="Standard"><text:s text:c="3"/>3.863 | 4 <text:s/>| <text:s text:c="3"/>0.974 <text:s text:c="2"/>-0.097 <text:s text:c="2"/>-0.199 | <text:s text:c="2"/>149.7 <text:s text:c="2"/>-77.7 <text:s text:c="3"/>86.5</text:p>
      <text:p text:style-name="Standard"><text:s text:c="3"/>3.863 | 5 <text:s/>| <text:s text:c="3"/>1.014 <text:s text:c="2"/>-0.093 <text:s text:c="2"/>-0.128 | <text:s/>-140.7 <text:s text:c="2"/>-80.8 <text:s text:c="2"/>112.7</text:p>
      <text:p text:style-name="Standard"><text:s text:c="3"/>3.897 | 0 <text:s/>| <text:s text:c="8"/>Comm Error <text:s text:c="8"/>| <text:s text:c="11"/>- <text:s text:c="10"/></text:p>
      <text:p text:style-name="Standard"><text:s text:c="3"/>3.897 | 1 <text:s/>| <text:s text:c="3"/>0.262 <text:s text:c="2"/>-0.893 <text:s text:c="3"/>0.169 | <text:s text:c="2"/>-79.6 <text:s text:c="2"/>-19.1 <text:s text:c="2"/>-33.4</text:p>
      <text:p text:style-name="Standard"><text:s text:c="3"/>3.897 | 2 <text:s/>| <text:s text:c="3"/>0.104 <text:s text:c="3"/>0.903 <text:s text:c="3"/>0.205 | <text:s text:c="3"/>84.6 <text:s text:c="3"/>-7.3 <text:s text:c="4"/>2.6</text:p>
      <text:p text:style-name="Standard"><text:s text:c="3"/>3.897 | 3 <text:s/>| <text:s text:c="3"/>0.953 <text:s text:c="3"/>0.072 <text:s text:c="3"/>0.102 | <text:s text:c="2"/>-13.0 <text:s text:c="2"/>-76.1 <text:s text:c="2"/>-41.9</text:p>
      <text:p text:style-name="Standard"><text:s text:c="3"/>3.897 | 4 <text:s/>| <text:s text:c="3"/>1.013 <text:s text:c="2"/>-0.191 <text:s text:c="2"/>-0.157 | <text:s text:c="2"/>150.8 <text:s text:c="2"/>-78.7 <text:s text:c="3"/>93.3</text:p>
      <text:p text:style-name="Standard"><text:s text:c="3"/>3.897 | 5 <text:s/>| <text:s text:c="3"/>1.030 <text:s text:c="2"/>-0.010 <text:s text:c="2"/>-0.098 | <text:s/>-140.4 <text:s text:c="2"/>-80.9 <text:s text:c="2"/>114.7</text:p>
      <text:p text:style-name="Standard"><text:s text:c="3"/>3.931 | 0 <text:s/>| <text:s text:c="8"/>Comm Error <text:s text:c="8"/>| <text:s text:c="11"/>- <text:s text:c="10"/></text:p>
      <text:p text:style-name="Standard"><text:s text:c="3"/>3.931 | 1 <text:s/>| <text:s text:c="3"/>0.209 <text:s text:c="2"/>-0.935 <text:s text:c="3"/>0.158 | <text:s text:c="2"/>-80.5 <text:s text:c="2"/>-18.6 <text:s text:c="2"/>-28.9</text:p>
      <text:p text:style-name="Standard"><text:s text:c="3"/>3.931 | 2 <text:s/>| <text:s text:c="3"/>0.146 <text:s text:c="3"/>0.958 <text:s text:c="3"/>0.206 | <text:s text:c="3"/>83.6 <text:s text:c="3"/>-7.5 <text:s text:c="4"/>6.4</text:p>
      <text:p text:style-name="Standard"><text:s text:c="3"/>3.931 | 3 <text:s/>| <text:s text:c="3"/>0.996 <text:s text:c="3"/>0.104 <text:s text:c="3"/>0.119 | <text:s text:c="3"/>-8.4 <text:s text:c="2"/>-76.9 <text:s text:c="2"/>-42.7</text:p>
      <text:p text:style-name="Standard"><text:s text:c="3"/>3.931 | 4 <text:s/>| <text:s text:c="3"/>1.018 <text:s text:c="2"/>-0.170 <text:s text:c="2"/>-0.167 | <text:s text:c="2"/>155.3 <text:s text:c="2"/>-79.7 <text:s text:c="3"/>97.1</text:p>
      <text:p text:style-name="Standard"><text:s text:c="3"/>3.931 | 5 <text:s/>| <text:s text:c="3"/>1.029 <text:s text:c="2"/>-0.010 <text:s text:c="2"/>-0.072 | <text:s/>-140.3 <text:s text:c="2"/>-81.2 <text:s text:c="2"/>115.8</text:p>
      <text:p text:style-name="Standard"><text:s text:c="3"/>3.965 | 0 <text:s/>| <text:s text:c="8"/>Comm Error <text:s text:c="8"/>| <text:s text:c="11"/>- <text:s text:c="10"/></text:p>
      <text:p text:style-name="Standard"><text:s text:c="3"/>3.965 | 1 <text:s/>| <text:s text:c="3"/>0.153 <text:s text:c="2"/>-1.002 <text:s text:c="3"/>0.177 | <text:s text:c="2"/>-81.4 <text:s text:c="2"/>-17.5 <text:s text:c="2"/>-23.0</text:p>
      <text:p text:style-name="Standard"><text:s text:c="3"/>3.965 | 2 <text:s/>| <text:s text:c="3"/>0.150 <text:s text:c="3"/>0.996 <text:s text:c="3"/>0.219 | <text:s text:c="3"/>83.1 <text:s text:c="3"/>-7.6 <text:s text:c="3"/>10.0</text:p>
      <text:p text:style-name="Standard"><text:s text:c="3"/>3.965 | 3 <text:s/>| <text:s text:c="3"/>1.016 <text:s text:c="3"/>0.097 <text:s text:c="3"/>0.139 | <text:s text:c="3"/>-2.2 <text:s text:c="2"/>-77.5 <text:s text:c="2"/>-43.7</text:p>
      <text:p text:style-name="Standard"><text:s text:c="3"/>3.965 | 4 <text:s/>| <text:s text:c="3"/>0.967 <text:s text:c="2"/>-0.204 <text:s text:c="2"/>-0.158 | <text:s text:c="2"/>163.1 <text:s text:c="2"/>-80.8 <text:s text:c="3"/>96.5</text:p>
      <text:p text:style-name="Standard"><text:s text:c="3"/>3.965 | 5 <text:s/>| <text:s text:c="3"/>1.024 <text:s text:c="2"/>-0.119 <text:s text:c="2"/>-0.083 | <text:s/>-136.1 <text:s text:c="2"/>-80.9 <text:s text:c="2"/>111.4</text:p>
      <text:p text:style-name="Standard"><text:s text:c="3"/>4.000 | 0 <text:s/>| <text:s text:c="8"/>Comm Error <text:s text:c="8"/>| <text:s text:c="11"/>- <text:s text:c="10"/></text:p>
      <text:p text:style-name="Standard"><text:s text:c="3"/>4.000 | 1 <text:s/>| <text:s text:c="3"/>0.127 <text:s text:c="2"/>-1.022 <text:s text:c="3"/>0.176 | <text:s text:c="2"/>-82.0 <text:s text:c="2"/>-15.5 <text:s text:c="2"/>-18.7</text:p>
      <text:p text:style-name="Standard"><text:s text:c="3"/>4.000 | 2 <text:s/>| <text:s text:c="3"/>0.141 <text:s text:c="3"/>1.001 <text:s text:c="3"/>0.212 | <text:s text:c="3"/>82.6 <text:s text:c="3"/>-7.6 <text:s text:c="3"/>14.3</text:p>
      <text:p text:style-name="Standard"><text:s text:c="3"/>4.000 | 3 <text:s/>| <text:s text:c="3"/>0.994 <text:s text:c="3"/>0.092 <text:s text:c="3"/>0.151 | <text:s text:c="4"/>2.0 <text:s text:c="2"/>-77.9 <text:s text:c="2"/>-44.0</text:p>
      <text:p text:style-name="Standard"><text:s text:c="3"/>4.000 | 4 <text:s/>| <text:s text:c="3"/>0.956 <text:s text:c="2"/>-0.166 <text:s text:c="2"/>-0.184 | <text:s/>-177.6 <text:s text:c="2"/>-82.4 <text:s text:c="3"/>84.1</text:p>
      <text:p text:style-name="Standard"><text:s text:c="3"/>4.000 | 5 <text:s/>| <text:s text:c="3"/>1.031 <text:s text:c="2"/>-0.082 <text:s text:c="2"/>-0.050 | <text:s/>-129.4 <text:s text:c="2"/>-80.0 <text:s text:c="2"/>108.5</text:p>
      <text:p text:style-name="Standard"><text:s text:c="3"/>4.034 | 0 <text:s/>| <text:s text:c="8"/>Comm Error <text:s text:c="8"/>| <text:s text:c="11"/>- <text:s text:c="10"/></text:p>
      <text:p text:style-name="Standard"><text:s text:c="3"/>4.034 | 1 <text:s/>| <text:s text:c="3"/>0.122 <text:s text:c="2"/>-0.990 <text:s text:c="3"/>0.165 | <text:s text:c="2"/>-82.2 <text:s text:c="2"/>-14.2 <text:s text:c="2"/>-14.5</text:p>
      <text:p text:style-name="Standard"><text:s text:c="3"/>4.034 | 2 <text:s/>| <text:s text:c="3"/>0.112 <text:s text:c="3"/>0.974 <text:s text:c="3"/>0.180 | <text:s text:c="3"/>82.5 <text:s text:c="3"/>-7.6 <text:s text:c="3"/>16.4</text:p>
      <text:p text:style-name="Standard"><text:s text:c="3"/>4.034 | 3 <text:s/>| <text:s text:c="3"/>0.990 <text:s text:c="3"/>0.101 <text:s text:c="3"/>0.168 | <text:s text:c="4"/>7.1 <text:s text:c="2"/>-78.1 <text:s text:c="2"/>-44.1</text:p>
      <text:p text:style-name="Standard"><text:s text:c="3"/>4.034 | 4 <text:s/>| <text:s text:c="3"/>0.961 <text:s text:c="2"/>-0.356 <text:s text:c="2"/>-0.847 | <text:s/>-155.7 <text:s text:c="2"/>-80.4 <text:s text:c="3"/>66.3</text:p>
      <text:p text:style-name="Standard"><text:s text:c="3"/>4.034 | 5 <text:s/>| <text:s text:c="3"/>1.043 <text:s text:c="2"/>-0.062 <text:s text:c="2"/>-0.067 | <text:s/>-128.5 <text:s text:c="2"/>-79.7 <text:s text:c="2"/>109.4</text:p>
      <text:p text:style-name="Standard"><text:s text:c="3"/>4.068 | 0 <text:s/>| <text:s text:c="8"/>Comm Error <text:s text:c="8"/>| <text:s text:c="11"/>- <text:s text:c="10"/></text:p>
      <text:p text:style-name="Standard"><text:s text:c="3"/>4.068 | 1 <text:s/>| <text:s text:c="3"/>0.119 <text:s text:c="2"/>-1.001 <text:s text:c="3"/>0.156 | <text:s text:c="2"/>-82.1 <text:s text:c="2"/>-13.0 <text:s text:c="2"/>-10.5</text:p>
      <text:p text:style-name="Standard"><text:s text:c="3"/>4.068 | 2 <text:s/>| <text:s text:c="3"/>0.103 <text:s text:c="3"/>1.014 <text:s text:c="3"/>0.188 | <text:s text:c="3"/>82.2 <text:s text:c="3"/>-7.6 <text:s text:c="3"/>20.7</text:p>
      <text:p text:style-name="Standard"><text:s text:c="3"/>4.068 | 3 <text:s/>| <text:s text:c="3"/>1.027 <text:s text:c="3"/>0.093 <text:s text:c="3"/>0.186 | <text:s text:c="3"/>10.3 <text:s text:c="2"/>-78.3 <text:s text:c="2"/>-43.6</text:p>
      <text:p text:style-name="Standard"><text:soft-page-break/><text:s text:c="3"/>4.068 | 4 <text:s/>| <text:s text:c="3"/>1.068 <text:s text:c="3"/>0.351 <text:s text:c="2"/>-0.564 | <text:s/>-169.3 <text:s text:c="2"/>-77.3 <text:s text:c="3"/>80.1</text:p>
      <text:p text:style-name="Standard"><text:s text:c="3"/>4.068 | 5 <text:s/>| <text:s text:c="3"/>1.004 <text:s text:c="2"/>-0.192 <text:s text:c="2"/>-0.055 | <text:s/>-122.8 <text:s text:c="2"/>-78.4 <text:s text:c="2"/>105.7</text:p>
      <text:p text:style-name="Standard"><text:s text:c="3"/>4.102 | 0 <text:s/>| <text:s text:c="8"/>Comm Error <text:s text:c="8"/>| <text:s text:c="11"/>- <text:s text:c="10"/></text:p>
      <text:p text:style-name="Standard"><text:s text:c="3"/>4.102 | 1 <text:s/>| <text:s text:c="3"/>0.125 <text:s text:c="2"/>-1.002 <text:s text:c="3"/>0.131 | <text:s text:c="2"/>-82.1 <text:s text:c="2"/>-12.0 <text:s text:c="3"/>-6.8</text:p>
      <text:p text:style-name="Standard"><text:s text:c="3"/>4.102 | 2 <text:s/>| <text:s text:c="3"/>0.139 <text:s text:c="3"/>1.041 <text:s text:c="3"/>0.204 | <text:s text:c="3"/>81.8 <text:s text:c="3"/>-7.6 <text:s text:c="3"/>24.3</text:p>
      <text:p text:style-name="Standard"><text:s text:c="3"/>4.102 | 3 <text:s/>| <text:s text:c="3"/>1.036 <text:s text:c="3"/>0.032 <text:s text:c="3"/>0.214 | <text:s text:c="3"/>11.1 <text:s text:c="2"/>-78.4 <text:s text:c="2"/>-39.4</text:p>
      <text:p text:style-name="Standard"><text:s text:c="3"/>4.102 | 4 <text:s/>| <text:s text:c="3"/>1.079 <text:s text:c="3"/>0.021 <text:s text:c="2"/>-0.170 | <text:s/>-172.9 <text:s text:c="2"/>-78.0 <text:s text:c="3"/>82.2</text:p>
      <text:p text:style-name="Standard"><text:s text:c="3"/>4.102 | 5 <text:s/>| <text:s text:c="3"/>1.061 <text:s text:c="2"/>-0.274 <text:s text:c="2"/>-0.078 | <text:s/>-119.9 <text:s text:c="2"/>-77.1 <text:s text:c="2"/>104.2</text:p>
      <text:p text:style-name="Standard"><text:s text:c="3"/>4.136 | 0 <text:s/>| <text:s text:c="8"/>Comm Error <text:s text:c="8"/>| <text:s text:c="11"/>- <text:s text:c="10"/></text:p>
      <text:p text:style-name="Standard"><text:s text:c="3"/>4.136 | 1 <text:s/>| <text:s text:c="3"/>0.108 <text:s text:c="2"/>-1.004 <text:s text:c="3"/>0.120 | <text:s text:c="2"/>-82.4 <text:s text:c="2"/>-11.0 <text:s text:c="3"/>-2.6</text:p>
      <text:p text:style-name="Standard"><text:s text:c="3"/>4.136 | 2 <text:s/>| <text:s text:c="3"/>0.207 <text:s text:c="3"/>1.014 <text:s text:c="3"/>0.209 | <text:s text:c="3"/>81.5 <text:s text:c="3"/>-7.9 <text:s text:c="3"/>28.2</text:p>
      <text:p text:style-name="Standard"><text:s text:c="3"/>4.136 | 3 <text:s/>| <text:s text:c="3"/>1.013 <text:s text:c="2"/>-0.009 <text:s text:c="3"/>0.149 | <text:s text:c="4"/>9.1 <text:s text:c="2"/>-78.8 <text:s text:c="2"/>-34.5</text:p>
      <text:p text:style-name="Standard"><text:s text:c="3"/>4.136 | 4 <text:s/>| <text:s text:c="3"/>1.022 <text:s text:c="3"/>0.056 <text:s text:c="3"/>0.006 | <text:s/>-172.9 <text:s text:c="2"/>-80.3 <text:s text:c="3"/>81.8</text:p>
      <text:p text:style-name="Standard"><text:s text:c="3"/>4.136 | 5 <text:s/>| <text:s text:c="3"/>1.024 <text:s text:c="2"/>-0.364 <text:s text:c="2"/>-0.113 | <text:s/>-117.1 <text:s text:c="2"/>-74.9 <text:s text:c="2"/>104.5</text:p>
      <text:p text:style-name="Standard"><text:s text:c="3"/>4.170 | 0 <text:s/>| <text:s text:c="8"/>Comm Error <text:s text:c="8"/>| <text:s text:c="11"/>- <text:s text:c="10"/></text:p>
      <text:p text:style-name="Standard"><text:s text:c="3"/>4.170 | 1 <text:s/>| <text:s text:c="3"/>0.151 <text:s text:c="2"/>-0.988 <text:s text:c="3"/>0.176 | <text:s text:c="2"/>-82.5 <text:s text:c="2"/>-10.4 <text:s text:c="4"/>1.4</text:p>
      <text:p text:style-name="Standard"><text:s text:c="3"/>4.170 | 2 <text:s/>| <text:s text:c="3"/>0.234 <text:s text:c="3"/>0.977 <text:s text:c="3"/>0.209 | <text:s text:c="3"/>81.0 <text:s text:c="3"/>-8.3 <text:s text:c="3"/>33.5</text:p>
      <text:p text:style-name="Standard"><text:s text:c="3"/>4.170 | 3 <text:s/>| <text:s text:c="3"/>0.995 <text:s text:c="3"/>0.022 <text:s text:c="3"/>0.109 | <text:s text:c="4"/>8.0 <text:s text:c="2"/>-79.5 <text:s text:c="2"/>-30.9</text:p>
      <text:p text:style-name="Standard"><text:s text:c="3"/>4.170 | 4 <text:s/>| <text:s text:c="3"/>0.980 <text:s text:c="2"/>-0.147 <text:s text:c="3"/>0.091 | <text:s/>-151.3 <text:s text:c="2"/>-82.7 <text:s text:c="3"/>59.3</text:p>
      <text:p text:style-name="Standard"><text:s text:c="3"/>4.170 | 5 <text:s/>| <text:s text:c="3"/>0.945 <text:s text:c="2"/>-0.147 <text:s text:c="2"/>-0.318 | <text:s/>-124.5 <text:s text:c="2"/>-74.1 <text:s text:c="2"/>115.2</text:p>
      <text:p text:style-name="Standard"><text:s text:c="3"/>4.203 | 0 <text:s/>| <text:s text:c="8"/>Comm Error <text:s text:c="8"/>| <text:s text:c="11"/>- <text:s text:c="10"/></text:p>
      <text:p text:style-name="Standard"><text:s text:c="3"/>4.203 | 1 <text:s/>| <text:s text:c="3"/>0.139 <text:s text:c="2"/>-0.960 <text:s text:c="3"/>0.201 | <text:s text:c="2"/>-82.3 <text:s text:c="2"/>-10.0 <text:s text:c="4"/>4.7</text:p>
      <text:p text:style-name="Standard"><text:s text:c="3"/>4.203 | 2 <text:s/>| <text:s text:c="3"/>0.253 <text:s text:c="3"/>0.923 <text:s text:c="3"/>0.203 | <text:s text:c="3"/>80.7 <text:s text:c="3"/>-8.4 <text:s text:c="3"/>37.0</text:p>
      <text:p text:style-name="Standard"><text:s text:c="3"/>4.203 | 3 <text:s/>| <text:s text:c="3"/>0.985 <text:s text:c="3"/>0.054 <text:s text:c="3"/>0.107 | <text:s text:c="4"/>9.2 <text:s text:c="2"/>-80.2 <text:s text:c="2"/>-30.3</text:p>
      <text:p text:style-name="Standard"><text:s text:c="3"/>4.203 | 4 <text:s/>| <text:s text:c="3"/>1.001 <text:s text:c="2"/>-0.017 <text:s text:c="3"/>0.006 | <text:s/>-133.9 <text:s text:c="2"/>-83.3 <text:s text:c="3"/>42.3</text:p>
      <text:p text:style-name="Standard"><text:s text:c="3"/>4.203 | 5 <text:s/>| <text:s text:c="3"/>0.953 <text:s text:c="2"/>-0.107 <text:s text:c="2"/>-0.417 | <text:s/>-132.3 <text:s text:c="2"/>-72.9 <text:s text:c="2"/>130.4</text:p>
      <text:p text:style-name="Standard"><text:s text:c="3"/>4.237 | 0 <text:s/>| <text:s text:c="8"/>Comm Error <text:s text:c="8"/>| <text:s text:c="11"/>- <text:s text:c="10"/></text:p>
      <text:p text:style-name="Standard"><text:s text:c="3"/>4.237 | 1 <text:s/>| <text:s text:c="3"/>0.136 <text:s text:c="2"/>-0.952 <text:s text:c="3"/>0.250 | <text:s text:c="2"/>-81.3 <text:s text:c="2"/>-10.0 <text:s text:c="4"/>7.7</text:p>
      <text:p text:style-name="Standard"><text:s text:c="3"/>4.237 | 2 <text:s/>| <text:s text:c="3"/>0.355 <text:s text:c="3"/>0.911 <text:s text:c="3"/>0.184 | <text:s text:c="3"/>80.6 <text:s text:c="3"/>-9.0 <text:s text:c="3"/>39.8</text:p>
      <text:p text:style-name="Standard"><text:s text:c="3"/>4.237 | 3 <text:s/>| <text:s text:c="3"/>1.006 <text:s text:c="3"/>0.001 <text:s text:c="3"/>0.308 | <text:s text:c="4"/>8.8 <text:s text:c="2"/>-80.0 <text:s text:c="2"/>-28.3</text:p>
      <text:p text:style-name="Standard"><text:s text:c="3"/>4.237 | 4 <text:s/>| <text:s text:c="3"/>1.004 <text:s text:c="3"/>0.007 <text:s text:c="3"/>0.009 | <text:s/>-120.2 <text:s text:c="2"/>-84.0 <text:s text:c="3"/>29.9</text:p>
      <text:p text:style-name="Standard"><text:s text:c="3"/>4.237 | 5 <text:s/>| <text:s text:c="3"/>0.920 <text:s text:c="2"/>-0.008 <text:s text:c="2"/>-0.488 | <text:s/>-144.5 <text:s text:c="2"/>-71.2 <text:s text:c="2"/>155.6</text:p>
      <text:p text:style-name="Standard"><text:s text:c="3"/>4.272 | 0 <text:s/>| <text:s text:c="8"/>Comm Error <text:s text:c="8"/>| <text:s text:c="11"/>- <text:s text:c="10"/></text:p>
      <text:p text:style-name="Standard"><text:s text:c="3"/>4.272 | 1 <text:s/>| <text:s text:c="3"/>0.064 <text:s text:c="2"/>-0.965 <text:s text:c="3"/>0.293 | <text:s text:c="2"/>-80.2 <text:s text:c="3"/>-9.8 <text:s text:c="4"/>9.1</text:p>
      <text:p text:style-name="Standard"><text:s text:c="3"/>4.272 | 2 <text:s/>| <text:s text:c="3"/>0.430 <text:s text:c="3"/>0.925 <text:s text:c="3"/>0.137 | <text:s text:c="3"/>80.7 <text:s text:c="2"/>-10.5 <text:s text:c="3"/>43.6</text:p>
      <text:p text:style-name="Standard"><text:s text:c="3"/>4.272 | 3 <text:s/>| <text:s text:c="3"/>0.993 <text:s text:c="2"/>-0.086 <text:s text:c="3"/>0.382 | <text:s text:c="4"/>2.4 <text:s text:c="2"/>-78.7 <text:s text:c="2"/>-19.8</text:p>
      <text:p text:style-name="Standard"><text:s text:c="3"/>4.272 | 4 <text:s/>| <text:s text:c="3"/>0.992 <text:s text:c="2"/>-0.066 <text:s text:c="3"/>0.040 | <text:s/>-103.4 <text:s text:c="2"/>-84.1 <text:s text:c="3"/>14.4</text:p>
      <text:p text:style-name="Standard"><text:s text:c="3"/>4.272 | 5 <text:s/>| <text:s text:c="3"/>0.960 <text:s text:c="2"/>-0.045 <text:s text:c="2"/>-0.340 | <text:s/>-148.7 <text:s text:c="2"/>-69.6 <text:s text:c="2"/>170.0</text:p>
      <text:p text:style-name="Standard"><text:s text:c="3"/>4.306 | 0 <text:s/>| <text:s text:c="8"/>Comm Error <text:s text:c="8"/>| <text:s text:c="11"/>- <text:s text:c="10"/></text:p>
      <text:p text:style-name="Standard"><text:s text:c="3"/>4.306 | 1 <text:s/>| <text:s text:c="3"/>0.026 <text:s text:c="2"/>-0.945 <text:s text:c="3"/>0.269 | <text:s text:c="2"/>-78.8 <text:s text:c="3"/>-9.1 <text:s text:c="3"/>10.2</text:p>
      <text:p text:style-name="Standard"><text:s text:c="3"/>4.306 | 2 <text:s/>| <text:s text:c="3"/>0.437 <text:s text:c="3"/>0.930 <text:s text:c="3"/>0.125 | <text:s text:c="3"/>81.0 <text:s text:c="2"/>-11.7 <text:s text:c="3"/>46.4</text:p>
      <text:p text:style-name="Standard"><text:s text:c="3"/>4.306 | 3 <text:s/>| <text:s text:c="3"/>1.004 <text:s text:c="2"/>-0.124 <text:s text:c="3"/>0.333 | <text:s text:c="3"/>-2.6 <text:s text:c="2"/>-77.5 <text:s text:c="2"/>-13.6</text:p>
      <text:p text:style-name="Standard"><text:s text:c="3"/>4.306 | 4 <text:s/>| <text:s text:c="3"/>1.004 <text:s text:c="2"/>-0.021 <text:s text:c="3"/>0.005 | <text:s text:c="2"/>-91.9 <text:s text:c="2"/>-84.1 <text:s text:c="4"/>3.7</text:p>
      <text:p text:style-name="Standard"><text:s text:c="3"/>4.306 | 5 <text:s/>| <text:s text:c="3"/>1.000 <text:s text:c="3"/>0.107 <text:s text:c="2"/>-0.242 | <text:s/>-156.1 <text:s text:c="2"/>-69.4 <text:s/>-170.9</text:p>
      <text:p text:style-name="Standard"><text:s text:c="3"/>4.341 | 0 <text:s/>| <text:s text:c="8"/>Comm Error <text:s text:c="8"/>| <text:s text:c="11"/>- <text:s text:c="10"/></text:p>
      <text:p text:style-name="Standard"><text:s text:c="3"/>4.341 | 1 <text:s/>| <text:s text:c="3"/>0.047 <text:s text:c="2"/>-0.941 <text:s text:c="3"/>0.269 | <text:s text:c="2"/>-77.8 <text:s text:c="3"/>-8.7 <text:s text:c="3"/>10.9</text:p>
      <text:p text:style-name="Standard"><text:s text:c="3"/>4.341 | 2 <text:s/>| <text:s text:c="3"/>0.408 <text:s text:c="3"/>0.917 <text:s text:c="3"/>0.135 | <text:s text:c="3"/>81.3 <text:s text:c="2"/>-13.2 <text:s text:c="3"/>49.1</text:p>
      <text:p text:style-name="Standard"><text:s text:c="3"/>4.341 | 3 <text:s/>| <text:s text:c="3"/>0.983 <text:s text:c="2"/>-0.099 <text:s text:c="3"/>0.274 | <text:s text:c="3"/>-6.3 <text:s text:c="2"/>-76.8 <text:s text:c="3"/>-9.1</text:p>
      <text:p text:style-name="Standard"><text:s text:c="3"/>4.341 | 4 <text:s/>| <text:s text:c="3"/>1.024 <text:s text:c="2"/>-0.049 <text:s text:c="2"/>-0.028 | <text:s text:c="2"/>-90.1 <text:s text:c="2"/>-84.2 <text:s text:c="4"/>3.2</text:p>
      <text:p text:style-name="Standard"><text:soft-page-break/><text:s text:c="3"/>4.341 | 5 <text:s/>| <text:s text:c="3"/>1.009 <text:s text:c="3"/>0.079 <text:s text:c="2"/>-0.204 | <text:s/>-162.7 <text:s text:c="2"/>-69.7 <text:s/>-158.3</text:p>
      <text:p text:style-name="Standard"><text:s text:c="3"/>4.375 | 0 <text:s/>| <text:s text:c="8"/>Comm Error <text:s text:c="8"/>| <text:s text:c="11"/>- <text:s text:c="10"/></text:p>
      <text:p text:style-name="Standard"><text:s text:c="3"/>4.375 | 1 <text:s/>| <text:s text:c="3"/>0.047 <text:s text:c="2"/>-0.935 <text:s text:c="3"/>0.260 | <text:s text:c="2"/>-77.3 <text:s text:c="3"/>-8.2 <text:s text:c="3"/>11.6</text:p>
      <text:p text:style-name="Standard"><text:s text:c="3"/>4.375 | 2 <text:s/>| <text:s text:c="3"/>0.333 <text:s text:c="3"/>0.938 <text:s text:c="3"/>0.176 | <text:s text:c="3"/>81.2 <text:s text:c="2"/>-13.9 <text:s text:c="3"/>50.3</text:p>
      <text:p text:style-name="Standard"><text:s text:c="3"/>4.375 | 3 <text:s/>| <text:s text:c="3"/>0.987 <text:s text:c="2"/>-0.085 <text:s text:c="3"/>0.179 | <text:s text:c="3"/>-9.9 <text:s text:c="2"/>-76.7 <text:s text:c="3"/>-4.5</text:p>
      <text:p text:style-name="Standard"><text:s text:c="3"/>4.375 | 4 <text:s/>| <text:s text:c="3"/>1.017 <text:s text:c="2"/>-0.054 <text:s text:c="2"/>-0.021 | <text:s text:c="2"/>-87.4 <text:s text:c="2"/>-84.0 <text:s text:c="4"/>1.1</text:p>
      <text:p text:style-name="Standard"><text:s text:c="3"/>4.375 | 5 <text:s/>| <text:s text:c="3"/>0.980 <text:s text:c="3"/>0.010 <text:s text:c="2"/>-0.159 | <text:s/>-167.7 <text:s text:c="2"/>-70.0 <text:s/>-146.5</text:p>
      <text:p text:style-name="Standard"><text:s text:c="3"/>4.409 | 0 <text:s/>| <text:s text:c="8"/>Comm Error <text:s text:c="8"/>| <text:s text:c="11"/>- <text:s text:c="10"/></text:p>
      <text:p text:style-name="Standard"><text:s text:c="3"/>4.409 | 1 <text:s/>| <text:s text:c="3"/>0.113 <text:s text:c="2"/>-0.924 <text:s text:c="3"/>0.208 | <text:s text:c="2"/>-76.6 <text:s text:c="3"/>-7.5 <text:s text:c="3"/>12.3</text:p>
      <text:p text:style-name="Standard"><text:s text:c="3"/>4.409 | 2 <text:s/>| <text:s text:c="3"/>0.314 <text:s text:c="3"/>0.956 <text:s text:c="3"/>0.181 | <text:s text:c="3"/>80.9 <text:s text:c="2"/>-14.3 <text:s text:c="3"/>51.3</text:p>
      <text:p text:style-name="Standard"><text:s text:c="3"/>4.409 | 3 <text:s/>| <text:s text:c="3"/>0.960 <text:s text:c="2"/>-0.092 <text:s text:c="3"/>0.195 | <text:s text:c="2"/>-12.3 <text:s text:c="2"/>-76.8 <text:s text:c="3"/>-1.2</text:p>
      <text:p text:style-name="Standard"><text:s text:c="3"/>4.409 | 4 <text:s/>| <text:s text:c="3"/>1.004 <text:s text:c="3"/>0.063 <text:s text:c="2"/>-0.000 | <text:s text:c="2"/>-80.2 <text:s text:c="2"/>-84.5 <text:s text:c="3"/>-4.0</text:p>
      <text:p text:style-name="Standard"><text:s text:c="3"/>4.409 | 5 <text:s/>| <text:s text:c="3"/>0.983 <text:s text:c="2"/>-0.019 <text:s text:c="2"/>-0.099 | <text:s/>-171.1 <text:s text:c="2"/>-71.1 <text:s/>-140.5</text:p>
      <text:p text:style-name="Standard"><text:s text:c="3"/>4.443 | 0 <text:s/>| <text:s text:c="8"/>Comm Error <text:s text:c="8"/>| <text:s text:c="11"/>- <text:s text:c="10"/></text:p>
      <text:p text:style-name="Standard"><text:s text:c="3"/>4.443 | 1 <text:s/>| <text:s text:c="3"/>0.138 <text:s text:c="2"/>-0.921 <text:s text:c="3"/>0.182 | <text:s text:c="2"/>-76.5 <text:s text:c="3"/>-7.2 <text:s text:c="3"/>12.8</text:p>
      <text:p text:style-name="Standard"><text:s text:c="3"/>4.443 | 2 <text:s/>| <text:s text:c="3"/>0.274 <text:s text:c="3"/>0.936 <text:s text:c="3"/>0.145 | <text:s text:c="3"/>80.8 <text:s text:c="2"/>-14.5 <text:s text:c="3"/>52.6</text:p>
      <text:p text:style-name="Standard"><text:s text:c="3"/>4.443 | 3 <text:s/>| <text:s text:c="3"/>0.959 <text:s text:c="2"/>-0.081 <text:s text:c="3"/>0.247 | <text:s text:c="2"/>-14.1 <text:s text:c="2"/>-76.4 <text:s text:c="4"/>1.5</text:p>
      <text:p text:style-name="Standard"><text:s text:c="3"/>4.443 | 4 <text:s/>| <text:s text:c="3"/>1.003 <text:s text:c="2"/>-0.021 <text:s text:c="3"/>0.045 | <text:s text:c="2"/>-72.7 <text:s text:c="2"/>-84.5 <text:s text:c="2"/>-10.9</text:p>
      <text:p text:style-name="Standard"><text:s text:c="3"/>4.443 | 5 <text:s/>| <text:s text:c="3"/>1.011 <text:s text:c="2"/>-0.122 <text:s text:c="2"/>-0.051 | <text:s/>-172.6 <text:s text:c="2"/>-72.9 <text:s/>-136.9</text:p>
      <text:p text:style-name="Standard"><text:s text:c="3"/>4.477 | 0 <text:s/>| <text:s text:c="8"/>Comm Error <text:s text:c="8"/>| <text:s text:c="11"/>- <text:s text:c="10"/></text:p>
      <text:p text:style-name="Standard"><text:s text:c="3"/>4.477 | 1 <text:s/>| <text:s text:c="3"/>0.137 <text:s text:c="2"/>-0.971 <text:s text:c="3"/>0.168 | <text:s text:c="2"/>-76.5 <text:s text:c="3"/>-7.0 <text:s text:c="3"/>13.3</text:p>
      <text:p text:style-name="Standard"><text:s text:c="3"/>4.477 | 2 <text:s/>| <text:s text:c="3"/>0.288 <text:s text:c="3"/>0.927 <text:s text:c="3"/>0.144 | <text:s text:c="3"/>80.8 <text:s text:c="2"/>-14.6 <text:s text:c="3"/>53.5</text:p>
      <text:p text:style-name="Standard"><text:s text:c="3"/>4.477 | 3 <text:s/>| <text:s text:c="3"/>0.985 <text:s text:c="2"/>-0.045 <text:s text:c="3"/>0.275 | <text:s text:c="2"/>-14.0 <text:s text:c="2"/>-75.9 <text:s text:c="4"/>2.0</text:p>
      <text:p text:style-name="Standard"><text:s text:c="3"/>4.477 | 4 <text:s/>| <text:s text:c="3"/>1.010 <text:s text:c="2"/>-0.070 <text:s text:c="3"/>0.076 | <text:s text:c="2"/>-61.5 <text:s text:c="2"/>-84.2 <text:s text:c="2"/>-22.3</text:p>
      <text:p text:style-name="Standard"><text:s text:c="3"/>4.477 | 5 <text:s/>| <text:s text:c="3"/>1.105 <text:s text:c="2"/>-0.651 <text:s text:c="3"/>0.081 | <text:s/>-153.4 <text:s text:c="2"/>-75.5 <text:s/>-155.9</text:p>
      <text:p text:style-name="Standard"><text:s text:c="3"/>4.511 | 0 <text:s/>| <text:s text:c="8"/>Comm Error <text:s text:c="8"/>| <text:s text:c="11"/>- <text:s text:c="10"/></text:p>
      <text:p text:style-name="Standard"><text:s text:c="3"/>4.511 | 1 <text:s/>| <text:s text:c="3"/>0.155 <text:s text:c="2"/>-1.078 <text:s text:c="3"/>0.158 | <text:s text:c="2"/>-76.5 <text:s text:c="3"/>-6.8 <text:s text:c="3"/>13.4</text:p>
      <text:p text:style-name="Standard"><text:s text:c="3"/>4.511 | 2 <text:s/>| <text:s text:c="3"/>0.308 <text:s text:c="3"/>0.997 <text:s text:c="3"/>0.193 | <text:s text:c="3"/>80.3 <text:s text:c="2"/>-14.6 <text:s text:c="3"/>54.4</text:p>
      <text:p text:style-name="Standard"><text:s text:c="3"/>4.511 | 3 <text:s/>| <text:s text:c="3"/>1.123 <text:s text:c="3"/>0.017 <text:s text:c="3"/>0.207 | <text:s text:c="2"/>-11.7 <text:s text:c="2"/>-76.1 <text:s text:c="4"/>0.1</text:p>
      <text:p text:style-name="Standard"><text:s text:c="3"/>4.511 | 4 <text:s/>| <text:s text:c="3"/>0.973 <text:s text:c="2"/>-0.032 <text:s text:c="3"/>0.107 | <text:s text:c="2"/>-53.3 <text:s text:c="2"/>-84.1 <text:s text:c="2"/>-31.0</text:p>
      <text:p text:style-name="Standard"><text:s text:c="3"/>4.511 | 5 <text:s/>| <text:s text:c="3"/>1.342 <text:s text:c="2"/>-0.314 <text:s text:c="3"/>0.063 | <text:s/>-138.2 <text:s text:c="2"/>-76.5 <text:s/>-173.1</text:p>
      <text:p text:style-name="Standard"><text:s text:c="3"/>4.546 | 0 <text:s/>| <text:s text:c="8"/>Comm Error <text:s text:c="8"/>| <text:s text:c="11"/>- <text:s text:c="10"/></text:p>
      <text:p text:style-name="Standard"><text:s text:c="3"/>4.546 | 1 <text:s/>| <text:s text:c="3"/>0.282 <text:s text:c="2"/>-1.187 <text:s text:c="3"/>0.172 | <text:s text:c="2"/>-76.6 <text:s text:c="3"/>-7.4 <text:s text:c="3"/>12.4</text:p>
      <text:p text:style-name="Standard"><text:s text:c="3"/>4.546 | 2 <text:s/>| <text:s text:c="3"/>0.251 <text:s text:c="3"/>1.152 <text:s text:c="3"/>0.237 | <text:s text:c="3"/>80.0 <text:s text:c="2"/>-14.0 <text:s text:c="3"/>54.7</text:p>
      <text:p text:style-name="Standard"><text:s text:c="3"/>4.546 | 3 <text:s/>| <text:s text:c="3"/>1.091 <text:s text:c="3"/>0.095 <text:s text:c="3"/>0.189 | <text:s text:c="3"/>-7.8 <text:s text:c="2"/>-76.7 <text:s text:c="3"/>-3.7</text:p>
      <text:p text:style-name="Standard"><text:s text:c="3"/>4.546 | 4 <text:s/>| <text:s text:c="3"/>1.015 <text:s text:c="2"/>-0.024 <text:s text:c="3"/>0.063 | <text:s text:c="2"/>-49.2 <text:s text:c="2"/>-84.6 <text:s text:c="2"/>-35.7</text:p>
      <text:p text:style-name="Standard"><text:s text:c="3"/>4.546 | 5 <text:s/>| <text:s text:c="3"/>0.929 <text:s text:c="2"/>-0.271 <text:s text:c="2"/>-0.191 | <text:s/>-133.5 <text:s text:c="2"/>-76.8 <text:s text:c="2"/>176.8</text:p>
      <text:p text:style-name="Standard"><text:s text:c="3"/>4.580 | 0 <text:s/>| <text:s text:c="8"/>Comm Error <text:s text:c="8"/>| <text:s text:c="11"/>- <text:s text:c="10"/></text:p>
      <text:p text:style-name="Standard"><text:s text:c="3"/>4.580 | 1 <text:s/>| <text:s text:c="3"/>0.288 <text:s text:c="2"/>-1.036 <text:s text:c="3"/>0.063 | <text:s text:c="2"/>-77.6 <text:s text:c="3"/>-8.0 <text:s text:c="3"/>11.4</text:p>
      <text:p text:style-name="Standard"><text:s text:c="3"/>4.580 | 2 <text:s/>| <text:s text:c="3"/>0.254 <text:s text:c="3"/>0.993 <text:s text:c="3"/>0.123 | <text:s text:c="3"/>80.1 <text:s text:c="2"/>-13.8 <text:s text:c="3"/>54.0</text:p>
      <text:p text:style-name="Standard"><text:s text:c="3"/>4.580 | 3 <text:s/>| <text:s text:c="3"/>0.920 <text:s text:c="3"/>0.032 <text:s text:c="3"/>0.200 | <text:s text:c="3"/>-4.1 <text:s text:c="2"/>-76.7 <text:s text:c="3"/>-7.4</text:p>
      <text:p text:style-name="Standard"><text:s text:c="3"/>4.580 | 4 <text:s/>| <text:s text:c="3"/>1.021 <text:s text:c="3"/>0.006 <text:s text:c="2"/>-0.071 | <text:s text:c="2"/>-54.9 <text:s text:c="2"/>-84.7 <text:s text:c="2"/>-28.5</text:p>
      <text:p text:style-name="Standard"><text:s text:c="3"/>4.580 | 5 <text:s/>| <text:s text:c="3"/>0.918 <text:s text:c="2"/>-0.045 <text:s text:c="2"/>-0.246 | <text:s/>-137.4 <text:s text:c="2"/>-77.1 <text:s text:c="2"/>179.8</text:p>
      <text:p text:style-name="Standard"><text:s text:c="3"/>4.615 | 0 <text:s/>| <text:s text:c="8"/>Comm Error <text:s text:c="8"/>| <text:s text:c="11"/>- <text:s text:c="10"/></text:p>
      <text:p text:style-name="Standard"><text:s text:c="3"/>4.615 | 1 <text:s/>| <text:s text:c="3"/>0.256 <text:s text:c="2"/>-0.877 <text:s text:c="3"/>0.046 | <text:s text:c="2"/>-78.8 <text:s text:c="3"/>-9.3 <text:s text:c="3"/>11.0</text:p>
      <text:p text:style-name="Standard"><text:s text:c="3"/>4.615 | 2 <text:s/>| <text:s text:c="3"/>0.269 <text:s text:c="3"/>0.885 <text:s text:c="2"/>-0.109 | <text:s text:c="3"/>82.7 <text:s text:c="2"/>-14.9 <text:s text:c="3"/>51.6</text:p>
      <text:p text:style-name="Standard"><text:s text:c="3"/>4.615 | 3 <text:s/>| <text:s text:c="3"/>0.901 <text:s text:c="2"/>-0.184 <text:s text:c="3"/>0.214 | <text:s text:c="3"/>-7.9 <text:s text:c="2"/>-76.4 <text:s text:c="3"/>-3.2</text:p>
      <text:p text:style-name="Standard"><text:s text:c="3"/>4.615 | 4 <text:s/>| <text:s text:c="3"/>0.999 <text:s text:c="2"/>-0.030 <text:s text:c="2"/>-0.069 | <text:s text:c="2"/>-73.6 <text:s text:c="2"/>-84.9 <text:s text:c="3"/>-9.3</text:p>
      <text:p text:style-name="Standard"><text:s text:c="3"/>4.615 | 5 <text:s/>| <text:s text:c="3"/>0.968 <text:s text:c="3"/>0.090 <text:s text:c="2"/>-0.226 | <text:s/>-146.7 <text:s text:c="2"/>-77.8 <text:s/>-170.0</text:p>
      <text:p text:style-name="Standard"><text:soft-page-break/><text:s text:c="3"/>4.649 | 0 <text:s/>| <text:s text:c="8"/>Comm Error <text:s text:c="8"/>| <text:s text:c="11"/>- <text:s text:c="10"/></text:p>
      <text:p text:style-name="Standard"><text:s text:c="3"/>4.649 | 1 <text:s/>| <text:s text:c="3"/>0.198 <text:s text:c="2"/>-0.781 <text:s text:c="3"/>0.194 | <text:s text:c="2"/>-78.5 <text:s text:c="2"/>-10.3 <text:s text:c="3"/>12.0</text:p>
      <text:p text:style-name="Standard"><text:s text:c="3"/>4.649 | 2 <text:s/>| <text:s text:c="3"/>0.196 <text:s text:c="3"/>0.983 <text:s text:c="2"/>-0.045 | <text:s text:c="3"/>84.5 <text:s text:c="2"/>-15.1 <text:s text:c="3"/>50.4</text:p>
      <text:p text:style-name="Standard"><text:s text:c="3"/>4.649 | 3 <text:s/>| <text:s text:c="3"/>1.010 <text:s text:c="2"/>-0.198 <text:s text:c="3"/>0.288 | <text:s text:c="2"/>-13.5 <text:s text:c="2"/>-75.8 <text:s text:c="4"/>2.5</text:p>
      <text:p text:style-name="Standard"><text:s text:c="3"/>4.649 | 4 <text:s/>| <text:s text:c="3"/>1.003 <text:s text:c="2"/>-0.020 <text:s text:c="3"/>0.015 | <text:s text:c="2"/>-82.7 <text:s text:c="2"/>-85.0 <text:s text:c="3"/>-0.8</text:p>
      <text:p text:style-name="Standard"><text:s text:c="3"/>4.649 | 5 <text:s/>| <text:s text:c="3"/>1.042 <text:s text:c="2"/>-0.147 <text:s text:c="2"/>-0.193 | <text:s/>-147.4 <text:s text:c="2"/>-78.2 <text:s/>-170.1</text:p>
      <text:p text:style-name="Standard"><text:s text:c="3"/>4.683 | 0 <text:s/>| <text:s text:c="8"/>Comm Error <text:s text:c="8"/>| <text:s text:c="11"/>- <text:s text:c="10"/></text:p>
      <text:p text:style-name="Standard"><text:s text:c="3"/>4.683 | 1 <text:s/>| <text:s text:c="3"/>0.282 <text:s text:c="2"/>-0.870 <text:s text:c="3"/>0.304 | <text:s text:c="2"/>-77.5 <text:s text:c="2"/>-11.3 <text:s text:c="3"/>13.0</text:p>
      <text:p text:style-name="Standard"><text:s text:c="3"/>4.683 | 2 <text:s/>| <text:s text:c="3"/>0.128 <text:s text:c="3"/>1.057 <text:s text:c="3"/>0.091 | <text:s text:c="3"/>84.5 <text:s text:c="2"/>-13.9 <text:s text:c="3"/>50.9</text:p>
      <text:p text:style-name="Standard"><text:s text:c="3"/>4.683 | 3 <text:s/>| <text:s text:c="3"/>1.063 <text:s text:c="2"/>-0.009 <text:s text:c="3"/>0.227 | <text:s text:c="2"/>-14.9 <text:s text:c="2"/>-75.4 <text:s text:c="4"/>4.0</text:p>
      <text:p text:style-name="Standard"><text:s text:c="3"/>4.683 | 4 <text:s/>| <text:s text:c="3"/>1.007 <text:s text:c="3"/>0.037 <text:s text:c="3"/>0.043 | <text:s text:c="2"/>-74.7 <text:s text:c="2"/>-85.1 <text:s text:c="3"/>-5.7</text:p>
      <text:p text:style-name="Standard"><text:s text:c="3"/>4.683 | 5 <text:s/>| <text:s text:c="3"/>1.021 <text:s text:c="2"/>-0.280 <text:s text:c="2"/>-0.171 | <text:s/>-142.3 <text:s text:c="2"/>-77.8 <text:s/>-175.7</text:p>
      <text:p text:style-name="Standard"><text:s text:c="3"/>4.717 | 0 <text:s/>| <text:s text:c="8"/>Comm Error <text:s text:c="8"/>| <text:s text:c="11"/>- <text:s text:c="10"/></text:p>
      <text:p text:style-name="Standard"><text:s text:c="3"/>4.717 | 1 <text:s/>| <text:s text:c="3"/>0.291 <text:s text:c="2"/>-0.989 <text:s text:c="3"/>0.313 | <text:s text:c="2"/>-76.5 <text:s text:c="2"/>-12.0 <text:s text:c="3"/>13.3</text:p>
      <text:p text:style-name="Standard"><text:s text:c="3"/>4.717 | 2 <text:s/>| <text:s text:c="3"/>0.084 <text:s text:c="3"/>0.998 <text:s text:c="3"/>0.131 | <text:s text:c="3"/>83.9 <text:s text:c="2"/>-12.6 <text:s text:c="3"/>51.9</text:p>
      <text:p text:style-name="Standard"><text:s text:c="3"/>4.717 | 3 <text:s/>| <text:s text:c="3"/>1.010 <text:s text:c="3"/>0.068 <text:s text:c="3"/>0.178 | <text:s text:c="2"/>-11.9 <text:s text:c="2"/>-75.9 <text:s text:c="4"/>1.1</text:p>
      <text:p text:style-name="Standard"><text:s text:c="3"/>4.717 | 4 <text:s/>| <text:s text:c="3"/>0.998 <text:s text:c="2"/>-0.009 <text:s text:c="3"/>0.043 | <text:s text:c="2"/>-69.6 <text:s text:c="2"/>-85.2 <text:s text:c="3"/>-9.1</text:p>
      <text:p text:style-name="Standard"><text:s text:c="3"/>4.717 | 5 <text:s/>| <text:s text:c="3"/>0.995 <text:s text:c="2"/>-0.060 <text:s text:c="2"/>-0.130 | <text:s/>-139.8 <text:s text:c="2"/>-78.2 <text:s/>-177.1</text:p>
      <text:p text:style-name="Standard"><text:s text:c="3"/>4.751 | 0 <text:s/>| <text:s text:c="8"/>Comm Error <text:s text:c="8"/>| <text:s text:c="11"/>- <text:s text:c="10"/></text:p>
      <text:p text:style-name="Standard"><text:s text:c="3"/>4.751 | 1 <text:s/>| <text:s text:c="3"/>0.258 <text:s text:c="2"/>-0.995 <text:s text:c="3"/>0.193 | <text:s text:c="2"/>-76.4 <text:s text:c="2"/>-12.3 <text:s text:c="3"/>13.5</text:p>
      <text:p text:style-name="Standard"><text:s text:c="3"/>4.751 | 2 <text:s/>| <text:s text:c="3"/>0.133 <text:s text:c="3"/>0.945 <text:s text:c="3"/>0.044 | <text:s text:c="3"/>84.0 <text:s text:c="2"/>-11.8 <text:s text:c="3"/>52.5</text:p>
      <text:p text:style-name="Standard"><text:s text:c="3"/>4.751 | 3 <text:s/>| <text:s text:c="3"/>0.968 <text:s text:c="2"/>-0.031 <text:s text:c="3"/>0.209 | <text:s text:c="2"/>-10.0 <text:s text:c="2"/>-76.1 <text:s text:c="3"/>-0.1</text:p>
      <text:p text:style-name="Standard"><text:s text:c="3"/>4.751 | 4 <text:s/>| <text:s text:c="3"/>0.984 <text:s text:c="2"/>-0.032 <text:s text:c="3"/>0.032 | <text:s text:c="2"/>-76.9 <text:s text:c="2"/>-85.2 <text:s text:c="3"/>-2.5</text:p>
      <text:p text:style-name="Standard"><text:s text:c="3"/>4.751 | 5 <text:s/>| <text:s text:c="3"/>0.990 <text:s text:c="2"/>-0.041 <text:s text:c="2"/>-0.177 | <text:s/>-142.3 <text:s text:c="2"/>-78.8 <text:s/>-174.5</text:p>
      <text:p text:style-name="Standard"><text:s text:c="3"/>4.786 | 0 <text:s/>| <text:s text:c="8"/>Comm Error <text:s text:c="8"/>| <text:s text:c="11"/>- <text:s text:c="10"/></text:p>
      <text:p text:style-name="Standard"><text:s text:c="3"/>4.786 | 1 <text:s/>| <text:s text:c="3"/>0.285 <text:s text:c="2"/>-0.951 <text:s text:c="3"/>0.127 | <text:s text:c="2"/>-77.2 <text:s text:c="2"/>-13.2 <text:s text:c="3"/>14.3</text:p>
      <text:p text:style-name="Standard"><text:s text:c="3"/>4.786 | 2 <text:s/>| <text:s text:c="3"/>0.178 <text:s text:c="3"/>0.952 <text:s text:c="3"/>0.020 | <text:s text:c="3"/>84.8 <text:s text:c="2"/>-11.2 <text:s text:c="3"/>53.3</text:p>
      <text:p text:style-name="Standard"><text:s text:c="3"/>4.786 | 3 <text:s/>| <text:s text:c="3"/>0.970 <text:s text:c="2"/>-0.104 <text:s text:c="3"/>0.231 | <text:s text:c="2"/>-11.7 <text:s text:c="2"/>-76.0 <text:s text:c="4"/>2.3</text:p>
      <text:p text:style-name="Standard"><text:s text:c="3"/>4.786 | 4 <text:s/>| <text:s text:c="3"/>0.975 <text:s text:c="2"/>-0.007 <text:s text:c="3"/>0.073 | <text:s text:c="2"/>-76.4 <text:s text:c="2"/>-85.2 <text:s text:c="3"/>-2.1</text:p>
      <text:p text:style-name="Standard"><text:s text:c="3"/>4.786 | 5 <text:s/>| <text:s text:c="3"/>0.995 <text:s text:c="2"/>-0.122 <text:s text:c="2"/>-0.197 | <text:s/>-143.9 <text:s text:c="2"/>-78.8 <text:s/>-173.7</text:p>
      <text:p text:style-name="Standard"><text:s text:c="3"/>4.820 | 0 <text:s/>| <text:s text:c="8"/>Comm Error <text:s text:c="8"/>| <text:s text:c="11"/>- <text:s text:c="10"/></text:p>
      <text:p text:style-name="Standard"><text:s text:c="3"/>4.820 | 1 <text:s/>| <text:s text:c="3"/>0.253 <text:s text:c="2"/>-0.941 <text:s text:c="3"/>0.169 | <text:s text:c="2"/>-77.6 <text:s text:c="2"/>-13.7 <text:s text:c="3"/>15.0</text:p>
      <text:p text:style-name="Standard"><text:s text:c="3"/>4.820 | 2 <text:s/>| <text:s text:c="3"/>0.163 <text:s text:c="3"/>0.998 <text:s text:c="3"/>0.072 | <text:s text:c="3"/>85.0 <text:s text:c="2"/>-10.9 <text:s text:c="3"/>54.1</text:p>
      <text:p text:style-name="Standard"><text:s text:c="3"/>4.820 | 3 <text:s/>| <text:s text:c="3"/>1.012 <text:s text:c="2"/>-0.047 <text:s text:c="3"/>0.232 | <text:s text:c="2"/>-12.2 <text:s text:c="2"/>-75.9 <text:s text:c="4"/>3.4</text:p>
      <text:p text:style-name="Standard"><text:s text:c="3"/>4.820 | 4 <text:s/>| <text:s text:c="3"/>0.964 <text:s text:c="3"/>0.069 <text:s text:c="3"/>0.176 | <text:s text:c="2"/>-39.0 <text:s text:c="2"/>-85.3 <text:s text:c="2"/>-28.2</text:p>
      <text:p text:style-name="Standard"><text:s text:c="3"/>4.820 | 5 <text:s/>| <text:s text:c="3"/>1.044 <text:s text:c="2"/>-0.153 <text:s text:c="2"/>-0.178 | <text:s/>-143.0 <text:s text:c="2"/>-78.6 <text:s/>-175.3</text:p>
      <text:p text:style-name="Standard"><text:s text:c="3"/>4.854 | 0 <text:s/>| <text:s text:c="8"/>Comm Error <text:s text:c="8"/>| <text:s text:c="11"/>- <text:s text:c="10"/></text:p>
      <text:p text:style-name="Standard"><text:s text:c="3"/>4.854 | 1 <text:s/>| <text:s text:c="3"/>0.275 <text:s text:c="2"/>-0.963 <text:s text:c="3"/>0.181 | <text:s text:c="2"/>-77.9 <text:s text:c="2"/>-14.1 <text:s text:c="3"/>16.0</text:p>
      <text:p text:style-name="Standard"><text:s text:c="3"/>4.854 | 2 <text:s/>| <text:s text:c="3"/>0.155 <text:s text:c="3"/>1.034 <text:s text:c="3"/>0.077 | <text:s text:c="3"/>85.1 <text:s text:c="2"/>-10.4 <text:s text:c="3"/>55.2</text:p>
      <text:p text:style-name="Standard"><text:s text:c="3"/>4.854 | 3 <text:s/>| <text:s text:c="3"/>1.017 <text:s text:c="3"/>0.030 <text:s text:c="3"/>0.193 | <text:s text:c="3"/>-9.7 <text:s text:c="2"/>-76.2 <text:s text:c="4"/>2.1</text:p>
      <text:p text:style-name="Standard"><text:s text:c="3"/>4.854 | 4 <text:s/>| <text:s text:c="3"/>0.979 <text:s text:c="3"/>0.022 <text:s text:c="3"/>0.191 | <text:s text:c="2"/>-19.4 <text:s text:c="2"/>-85.3 <text:s text:c="2"/>-49.4</text:p>
      <text:p text:style-name="Standard"><text:s text:c="3"/>4.854 | 5 <text:s/>| <text:s text:c="3"/>1.022 <text:s text:c="2"/>-0.067 <text:s text:c="2"/>-0.117 | <text:s/>-143.6 <text:s text:c="2"/>-79.1 <text:s/>-175.0</text:p>
      <text:p text:style-name="Standard"><text:s text:c="3"/>4.888 | 0 <text:s/>| <text:s text:c="8"/>Comm Error <text:s text:c="8"/>| <text:s text:c="11"/>- <text:s text:c="10"/></text:p>
      <text:p text:style-name="Standard"><text:s text:c="3"/>4.888 | 1 <text:s/>| <text:s text:c="3"/>0.289 <text:s text:c="2"/>-0.935 <text:s text:c="3"/>0.171 | <text:s text:c="2"/>-78.3 <text:s text:c="2"/>-14.8 <text:s text:c="3"/>17.7</text:p>
      <text:p text:style-name="Standard"><text:s text:c="3"/>4.888 | 2 <text:s/>| <text:s text:c="3"/>0.100 <text:s text:c="3"/>1.013 <text:s text:c="3"/>0.070 | <text:s text:c="3"/>85.2 <text:s text:c="3"/>-9.8 <text:s text:c="3"/>56.3</text:p>
      <text:p text:style-name="Standard"><text:s text:c="3"/>4.888 | 3 <text:s/>| <text:s text:c="3"/>0.971 <text:s text:c="2"/>-0.009 <text:s text:c="3"/>0.191 | <text:s text:c="3"/>-7.9 <text:s text:c="2"/>-76.4 <text:s text:c="4"/>1.3</text:p>
      <text:p text:style-name="Standard"><text:s text:c="3"/>4.888 | 4 <text:s/>| <text:s text:c="3"/>1.030 <text:s text:c="3"/>0.040 <text:s text:c="3"/>0.065 | <text:s/>-162.4 <text:s text:c="2"/>-85.2 <text:s text:c="3"/>66.2</text:p>
      <text:p text:style-name="Standard"><text:s text:c="3"/>4.888 | 5 <text:s/>| <text:s text:c="3"/>0.979 <text:s text:c="2"/>-0.075 <text:s text:c="2"/>-0.149 | <text:s/>-144.6 <text:s text:c="2"/>-79.8 <text:s/>-174.6</text:p>
      <text:p text:style-name="Standard"><text:s text:c="3"/>4.922 | 0 <text:s/>| <text:s text:c="8"/>Comm Error <text:s text:c="8"/>| <text:s text:c="11"/>- <text:s text:c="10"/></text:p>
      <text:p text:style-name="Standard"><text:soft-page-break/><text:s text:c="3"/>4.922 | 1 <text:s/>| <text:s text:c="3"/>0.313 <text:s text:c="2"/>-0.892 <text:s text:c="3"/>0.172 | <text:s text:c="2"/>-78.4 <text:s text:c="2"/>-15.6 <text:s text:c="3"/>19.2</text:p>
      <text:p text:style-name="Standard"><text:s text:c="3"/>4.922 | 2 <text:s/>| <text:s text:c="3"/>0.080 <text:s text:c="3"/>0.978 <text:s text:c="3"/>0.089 | <text:s text:c="3"/>85.1 <text:s text:c="3"/>-9.3 <text:s text:c="3"/>57.5</text:p>
      <text:p text:style-name="Standard"><text:s text:c="3"/>4.922 | 3 <text:s/>| <text:s text:c="3"/>0.952 <text:s text:c="2"/>-0.041 <text:s text:c="3"/>0.209 | <text:s text:c="3"/>-7.8 <text:s text:c="2"/>-76.4 <text:s text:c="4"/>2.4</text:p>
      <text:p text:style-name="Standard"><text:s text:c="3"/>4.922 | 4 <text:s/>| <text:s text:c="3"/>1.074 <text:s text:c="3"/>0.151 <text:s text:c="2"/>-0.069 | <text:s text:c="2"/>162.8 <text:s text:c="2"/>-84.4 <text:s text:c="2"/>106.8</text:p>
      <text:p text:style-name="Standard"><text:s text:c="3"/>4.922 | 5 <text:s/>| <text:s text:c="3"/>1.026 <text:s text:c="2"/>-0.092 <text:s text:c="2"/>-0.148 | <text:s/>-144.8 <text:s text:c="2"/>-79.9 <text:s/>-174.8</text:p>
      <text:p text:style-name="Standard"><text:s text:c="3"/>4.956 | 0 <text:s/>| <text:s text:c="8"/>Comm Error <text:s text:c="8"/>| <text:s text:c="11"/>- <text:s text:c="10"/></text:p>
      <text:p text:style-name="Standard"><text:s text:c="3"/>4.956 | 1 <text:s/>| <text:s text:c="3"/>0.328 <text:s text:c="2"/>-0.883 <text:s text:c="3"/>0.179 | <text:s text:c="2"/>-78.3 <text:s text:c="2"/>-16.5 <text:s text:c="3"/>20.8</text:p>
      <text:p text:style-name="Standard"><text:s text:c="3"/>4.956 | 2 <text:s/>| <text:s text:c="3"/>0.086 <text:s text:c="3"/>0.984 <text:s text:c="3"/>0.087 | <text:s text:c="3"/>85.0 <text:s text:c="3"/>-8.7 <text:s text:c="3"/>59.1</text:p>
      <text:p text:style-name="Standard"><text:s text:c="3"/>4.956 | 3 <text:s/>| <text:s text:c="3"/>0.984 <text:s text:c="2"/>-0.037 <text:s text:c="3"/>0.230 | <text:s text:c="3"/>-7.9 <text:s text:c="2"/>-76.2 <text:s text:c="4"/>3.8</text:p>
      <text:p text:style-name="Standard"><text:s text:c="3"/>4.956 | 4 <text:s/>| <text:s text:c="3"/>1.070 <text:s text:c="3"/>0.061 <text:s text:c="2"/>-0.134 | <text:s text:c="2"/>164.8 <text:s text:c="2"/>-82.0 <text:s text:c="2"/>110.2</text:p>
      <text:p text:style-name="Standard"><text:s text:c="3"/>4.956 | 5 <text:s/>| <text:s text:c="3"/>1.022 <text:s text:c="2"/>-0.081 <text:s text:c="2"/>-0.161 | <text:s/>-146.3 <text:s text:c="2"/>-79.9 <text:s/>-173.3</text:p>
      <text:p text:style-name="Standard"><text:s text:c="3"/>4.990 | 0 <text:s/>| <text:s text:c="8"/>Comm Error <text:s text:c="8"/>| <text:s text:c="11"/>- <text:s text:c="10"/></text:p>
      <text:p text:style-name="Standard"><text:s text:c="3"/>4.990 | 1 <text:s/>| <text:s text:c="3"/>0.342 <text:s text:c="2"/>-0.910 <text:s text:c="3"/>0.163 | <text:s text:c="2"/>-78.3 <text:s text:c="2"/>-17.3 <text:s text:c="3"/>22.6</text:p>
      <text:p text:style-name="Standard"><text:s text:c="3"/>4.990 | 2 <text:s/>| <text:s text:c="3"/>0.086 <text:s text:c="3"/>1.017 <text:s text:c="3"/>0.061 | <text:s text:c="3"/>85.2 <text:s text:c="3"/>-8.3 <text:s text:c="3"/>60.4</text:p>
      <text:p text:style-name="Standard"><text:s text:c="3"/>4.990 | 3 <text:s/>| <text:s text:c="3"/>1.008 <text:s text:c="2"/>-0.030 <text:s text:c="3"/>0.233 | <text:s text:c="3"/>-7.6 <text:s text:c="2"/>-76.0 <text:s text:c="4"/>5.7</text:p>
      <text:p text:style-name="Standard"><text:s text:c="3"/>4.990 | 4 <text:s/>| <text:s text:c="3"/>1.053 <text:s text:c="3"/>0.123 <text:s text:c="2"/>-0.167 | <text:s text:c="2"/>164.5 <text:s text:c="2"/>-80.0 <text:s text:c="2"/>115.5</text:p>
      <text:p text:style-name="Standard"><text:s text:c="3"/>4.990 | 5 <text:s/>| <text:s text:c="3"/>1.028 <text:s text:c="2"/>-0.039 <text:s text:c="2"/>-0.117 | <text:s/>-146.1 <text:s text:c="2"/>-80.0 <text:s/>-172.7</text:p>
      <text:p text:style-name="Standard"><text:s text:c="3"/>5.024 | 0 <text:s/>| <text:s text:c="8"/>Comm Error <text:s text:c="8"/>| <text:s text:c="11"/>- <text:s text:c="10"/></text:p>
      <text:p text:style-name="Standard"><text:s text:c="3"/>5.024 | 1 <text:s/>| <text:s text:c="3"/>0.375 <text:s text:c="2"/>-0.941 <text:s text:c="3"/>0.154 | <text:s text:c="2"/>-78.6 <text:s text:c="2"/>-18.1 <text:s text:c="3"/>24.6</text:p>
      <text:p text:style-name="Standard"><text:s text:c="3"/>5.024 | 2 <text:s/>| <text:s text:c="3"/>0.067 <text:s text:c="3"/>1.050 <text:s text:c="3"/>0.082 | <text:s text:c="3"/>85.3 <text:s text:c="3"/>-7.8 <text:s text:c="3"/>62.6</text:p>
      <text:p text:style-name="Standard"><text:s text:c="3"/>5.024 | 3 <text:s/>| <text:s text:c="3"/>1.046 <text:s text:c="2"/>-0.034 <text:s text:c="3"/>0.272 | <text:s text:c="3"/>-7.3 <text:s text:c="2"/>-75.8 <text:s text:c="4"/>7.3</text:p>
      <text:p text:style-name="Standard"><text:s text:c="3"/>5.024 | 4 <text:s/>| <text:s text:c="3"/>1.016 <text:s text:c="3"/>0.158 <text:s text:c="2"/>-0.201 | <text:s text:c="2"/>160.7 <text:s text:c="2"/>-78.0 <text:s text:c="2"/>128.3</text:p>
      <text:p text:style-name="Standard"><text:s text:c="3"/>5.024 | 5 <text:s/>| <text:s text:c="3"/>1.036 <text:s text:c="2"/>-0.012 <text:s text:c="2"/>-0.123 | <text:s/>-148.2 <text:s text:c="2"/>-80.4 <text:s/>-169.1</text:p>
      <text:p text:style-name="Standard"><text:s text:c="3"/>5.059 | 0 <text:s/>| <text:s text:c="8"/>Comm Error <text:s text:c="8"/>| <text:s text:c="11"/>- <text:s text:c="10"/></text:p>
      <text:p text:style-name="Standard"><text:s text:c="3"/>5.059 | 1 <text:s/>| <text:s text:c="3"/>0.385 <text:s text:c="2"/>-0.972 <text:s text:c="3"/>0.183 | <text:s text:c="2"/>-78.9 <text:s text:c="2"/>-18.8 <text:s text:c="3"/>27.1</text:p>
      <text:p text:style-name="Standard"><text:s text:c="3"/>5.059 | 2 <text:s/>| <text:s text:c="3"/>0.062 <text:s text:c="3"/>1.069 <text:s text:c="3"/>0.126 | <text:s text:c="3"/>85.0 <text:s text:c="3"/>-7.3 <text:s text:c="3"/>64.8</text:p>
      <text:p text:style-name="Standard"><text:s text:c="3"/>5.059 | 3 <text:s/>| <text:s text:c="3"/>1.054 <text:s text:c="2"/>-0.034 <text:s text:c="3"/>0.267 | <text:s text:c="3"/>-7.1 <text:s text:c="2"/>-75.5 <text:s text:c="4"/>9.3</text:p>
      <text:p text:style-name="Standard"><text:s text:c="3"/>5.059 | 4 <text:s/>| <text:s text:c="3"/>1.008 <text:s text:c="3"/>0.146 <text:s text:c="2"/>-0.212 | <text:s text:c="2"/>152.5 <text:s text:c="2"/>-76.8 <text:s text:c="2"/>139.4</text:p>
      <text:p text:style-name="Standard"><text:s text:c="3"/>5.059 | 5 <text:s/>| <text:s text:c="3"/>1.029 <text:s text:c="2"/>-0.108 <text:s text:c="2"/>-0.162 | <text:s/>-147.4 <text:s text:c="2"/>-80.0 <text:s/>-168.9</text:p>
      <text:p text:style-name="Standard"><text:s text:c="3"/>5.093 | 0 <text:s/>| <text:s text:c="8"/>Comm Error <text:s text:c="8"/>| <text:s text:c="11"/>- <text:s text:c="10"/></text:p>
      <text:p text:style-name="Standard"><text:s text:c="3"/>5.093 | 1 <text:s/>| <text:s text:c="3"/>0.386 <text:s text:c="2"/>-0.964 <text:s text:c="3"/>0.200 | <text:s text:c="2"/>-78.8 <text:s text:c="2"/>-19.3 <text:s text:c="3"/>29.0</text:p>
      <text:p text:style-name="Standard"><text:s text:c="3"/>5.093 | 2 <text:s/>| <text:s text:c="3"/>0.062 <text:s text:c="3"/>1.040 <text:s text:c="3"/>0.152 | <text:s text:c="3"/>84.6 <text:s text:c="3"/>-6.9 <text:s text:c="3"/>67.4</text:p>
      <text:p text:style-name="Standard"><text:s text:c="3"/>5.093 | 3 <text:s/>| <text:s text:c="3"/>1.031 <text:s text:c="2"/>-0.011 <text:s text:c="3"/>0.248 | <text:s text:c="3"/>-6.4 <text:s text:c="2"/>-75.2 <text:s text:c="3"/>11.8</text:p>
      <text:p text:style-name="Standard"><text:s text:c="3"/>5.093 | 4 <text:s/>| <text:s text:c="3"/>1.006 <text:s text:c="3"/>0.000 <text:s text:c="2"/>-0.192 | <text:s text:c="2"/>148.5 <text:s text:c="2"/>-76.3 <text:s text:c="2"/>148.2</text:p>
      <text:p text:style-name="Standard"><text:s text:c="3"/>5.093 | 5 <text:s/>| <text:s text:c="3"/>1.028 <text:s text:c="2"/>-0.045 <text:s text:c="2"/>-0.103 | <text:s/>-146.3 <text:s text:c="2"/>-80.0 <text:s/>-168.6</text:p>
      <text:p text:style-name="Standard"><text:s text:c="3"/>5.127 | 0 <text:s/>| <text:s text:c="8"/>Comm Error <text:s text:c="8"/>| <text:s text:c="11"/>- <text:s text:c="10"/></text:p>
      <text:p text:style-name="Standard"><text:s text:c="3"/>5.127 | 1 <text:s/>| <text:s text:c="3"/>0.388 <text:s text:c="2"/>-0.950 <text:s text:c="3"/>0.196 | <text:s text:c="2"/>-78.9 <text:s text:c="2"/>-20.0 <text:s text:c="3"/>32.2</text:p>
      <text:p text:style-name="Standard"><text:s text:c="3"/>5.127 | 2 <text:s/>| <text:s text:c="3"/>0.054 <text:s text:c="3"/>1.010 <text:s text:c="3"/>0.158 | <text:s text:c="3"/>83.9 <text:s text:c="3"/>-6.4 <text:s text:c="3"/>71.2</text:p>
      <text:p text:style-name="Standard"><text:s text:c="3"/>5.127 | 3 <text:s/>| <text:s text:c="3"/>1.011 <text:s text:c="3"/>0.005 <text:s text:c="3"/>0.213 | <text:s text:c="3"/>-5.4 <text:s text:c="2"/>-75.2 <text:s text:c="3"/>13.4</text:p>
      <text:p text:style-name="Standard"><text:s text:c="3"/>5.127 | 4 <text:s/>| <text:s text:c="3"/>1.004 <text:s text:c="2"/>-0.164 <text:s text:c="2"/>-0.177 | <text:s text:c="2"/>150.5 <text:s text:c="2"/>-77.1 <text:s text:c="2"/>154.0</text:p>
      <text:p text:style-name="Standard"><text:s text:c="3"/>5.127 | 5 <text:s/>| <text:s text:c="3"/>1.043 <text:s text:c="2"/>-0.027 <text:s text:c="2"/>-0.091 | <text:s/>-145.2 <text:s text:c="2"/>-80.4 <text:s/>-167.9</text:p>
      <text:p text:style-name="Standard"><text:s text:c="3"/>5.160 | 0 <text:s/>| <text:s text:c="8"/>Comm Error <text:s text:c="8"/>| <text:s text:c="11"/>- <text:s text:c="10"/></text:p>
      <text:p text:style-name="Standard"><text:s text:c="3"/>5.160 | 1 <text:s/>| <text:s text:c="3"/>0.338 <text:s text:c="2"/>-0.937 <text:s text:c="3"/>0.196 | <text:s text:c="2"/>-79.1 <text:s text:c="2"/>-20.3 <text:s text:c="3"/>35.1</text:p>
      <text:p text:style-name="Standard"><text:s text:c="3"/>5.160 | 2 <text:s/>| <text:s text:c="3"/>0.058 <text:s text:c="3"/>1.004 <text:s text:c="3"/>0.154 | <text:s text:c="3"/>83.6 <text:s text:c="3"/>-6.1 <text:s text:c="3"/>74.0</text:p>
      <text:p text:style-name="Standard"><text:s text:c="3"/>5.160 | 3 <text:s/>| <text:s text:c="3"/>1.008 <text:s text:c="3"/>0.015 <text:s text:c="3"/>0.200 | <text:s text:c="3"/>-3.9 <text:s text:c="2"/>-75.4 <text:s text:c="3"/>14.7</text:p>
      <text:p text:style-name="Standard"><text:s text:c="3"/>5.160 | 4 <text:s/>| <text:s text:c="3"/>0.986 <text:s text:c="2"/>-0.261 <text:s text:c="2"/>-0.195 | <text:s text:c="2"/>156.0 <text:s text:c="2"/>-78.2 <text:s text:c="2"/>155.7</text:p>
      <text:p text:style-name="Standard"><text:s text:c="3"/>5.160 | 5 <text:s/>| <text:s text:c="3"/>1.011 <text:s text:c="2"/>-0.077 <text:s text:c="2"/>-0.160 | <text:s/>-144.9 <text:s text:c="2"/>-80.2 <text:s/>-167.4</text:p>
      <text:p text:style-name="Standard"><text:s text:c="3"/>5.195 | 0 <text:s/>| <text:s text:c="8"/>Comm Error <text:s text:c="8"/>| <text:s text:c="11"/>- <text:s text:c="10"/></text:p>
      <text:p text:style-name="Standard"><text:s text:c="3"/>5.195 | 1 <text:s/>| <text:s text:c="3"/>0.318 <text:s text:c="2"/>-0.922 <text:s text:c="3"/>0.190 | <text:s text:c="2"/>-79.7 <text:s text:c="2"/>-20.2 <text:s text:c="3"/>38.4</text:p>
      <text:p text:style-name="Standard"><text:soft-page-break/><text:s text:c="3"/>5.195 | 2 <text:s/>| <text:s text:c="3"/>0.042 <text:s text:c="3"/>0.994 <text:s text:c="3"/>0.156 | <text:s text:c="3"/>83.3 <text:s text:c="3"/>-5.7 <text:s text:c="3"/>76.7</text:p>
      <text:p text:style-name="Standard"><text:s text:c="3"/>5.195 | 3 <text:s/>| <text:s text:c="3"/>0.986 <text:s text:c="3"/>0.044 <text:s text:c="3"/>0.186 | <text:s text:c="3"/>-1.8 <text:s text:c="2"/>-75.5 <text:s text:c="3"/>15.6</text:p>
      <text:p text:style-name="Standard"><text:s text:c="3"/>5.195 | 4 <text:s/>| <text:s text:c="3"/>0.981 <text:s text:c="2"/>-0.214 <text:s text:c="2"/>-0.154 | <text:s text:c="2"/>163.7 <text:s text:c="2"/>-79.9 <text:s text:c="2"/>158.6</text:p>
      <text:p text:style-name="Standard"><text:s text:c="3"/>5.195 | 5 <text:s/>| <text:s text:c="3"/>1.001 <text:s text:c="2"/>-0.123 <text:s text:c="2"/>-0.213 | <text:s/>-142.3 <text:s text:c="2"/>-78.9 <text:s/>-168.7</text:p>
      <text:p text:style-name="Standard"><text:s text:c="3"/>5.229 | 0 <text:s/>| <text:s text:c="8"/>Comm Error <text:s text:c="8"/>| <text:s text:c="11"/>- <text:s text:c="10"/></text:p>
      <text:p text:style-name="Standard"><text:s text:c="3"/>5.229 | 1 <text:s/>| <text:s text:c="3"/>0.292 <text:s text:c="2"/>-0.903 <text:s text:c="3"/>0.165 | <text:s text:c="2"/>-79.8 <text:s text:c="2"/>-20.0 <text:s text:c="3"/>42.0</text:p>
      <text:p text:style-name="Standard"><text:s text:c="3"/>5.229 | 2 <text:s/>| <text:s text:c="3"/>0.054 <text:s text:c="3"/>0.953 <text:s text:c="3"/>0.146 | <text:s text:c="3"/>82.9 <text:s text:c="3"/>-5.4 <text:s text:c="3"/>80.4</text:p>
      <text:p text:style-name="Standard"><text:s text:c="3"/>5.229 | 3 <text:s/>| <text:s text:c="3"/>0.961 <text:s text:c="3"/>0.060 <text:s text:c="3"/>0.159 | <text:s text:c="4"/>0.7 <text:s text:c="2"/>-75.8 <text:s text:c="3"/>16.4</text:p>
      <text:p text:style-name="Standard"><text:s text:c="3"/>5.229 | 4 <text:s/>| <text:s text:c="3"/>0.977 <text:s text:c="2"/>-0.095 <text:s text:c="2"/>-0.093 | <text:s text:c="2"/>164.8 <text:s text:c="2"/>-81.0 <text:s text:c="2"/>162.4</text:p>
      <text:p text:style-name="Standard"><text:s text:c="3"/>5.229 | 5 <text:s/>| <text:s text:c="3"/>1.004 <text:s text:c="2"/>-0.074 <text:s text:c="2"/>-0.156 | <text:s/>-141.0 <text:s text:c="2"/>-78.3 <text:s/>-168.5</text:p>
      <text:p text:style-name="Standard"><text:s text:c="3"/>5.264 | 0 <text:s/>| <text:s text:c="8"/>Comm Error <text:s text:c="8"/>| <text:s text:c="11"/>- <text:s text:c="10"/></text:p>
      <text:p text:style-name="Standard"><text:s text:c="3"/>5.264 | 1 <text:s/>| <text:s text:c="3"/>0.235 <text:s text:c="2"/>-0.908 <text:s text:c="3"/>0.172 | <text:s text:c="2"/>-80.2 <text:s text:c="2"/>-19.4 <text:s text:c="3"/>46.1</text:p>
      <text:p text:style-name="Standard"><text:s text:c="3"/>5.264 | 2 <text:s/>| <text:s text:c="3"/>0.073 <text:s text:c="3"/>0.943 <text:s text:c="3"/>0.166 | <text:s text:c="3"/>82.5 <text:s text:c="3"/>-5.3 <text:s text:c="3"/>83.3</text:p>
      <text:p text:style-name="Standard"><text:s text:c="3"/>5.264 | 3 <text:s/>| <text:s text:c="3"/>0.948 <text:s text:c="3"/>0.087 <text:s text:c="3"/>0.127 | <text:s text:c="4"/>4.7 <text:s text:c="2"/>-76.3 <text:s text:c="3"/>16.6</text:p>
      <text:p text:style-name="Standard"><text:s text:c="3"/>5.264 | 4 <text:s/>| <text:s text:c="3"/>0.933 <text:s text:c="2"/>-0.155 <text:s text:c="2"/>-0.407 | <text:s text:c="2"/>170.4 <text:s text:c="2"/>-81.3 <text:s text:c="2"/>154.9</text:p>
      <text:p text:style-name="Standard"><text:s text:c="3"/>5.264 | 5 <text:s/>| <text:s text:c="3"/>0.990 <text:s text:c="2"/>-0.042 <text:s text:c="2"/>-0.068 | <text:s/>-138.6 <text:s text:c="2"/>-78.3 <text:s/>-168.7</text:p>
      <text:p text:style-name="Standard"><text:s text:c="3"/>5.298 | 0 <text:s/>| <text:s text:c="8"/>Comm Error <text:s text:c="8"/>| <text:s text:c="11"/>- <text:s text:c="10"/></text:p>
      <text:p text:style-name="Standard"><text:s text:c="3"/>5.298 | 1 <text:s/>| <text:s text:c="3"/>0.169 <text:s text:c="2"/>-0.954 <text:s text:c="3"/>0.175 | <text:s text:c="2"/>-80.7 <text:s text:c="2"/>-17.7 <text:s text:c="3"/>52.1</text:p>
      <text:p text:style-name="Standard"><text:s text:c="3"/>5.298 | 2 <text:s/>| <text:s text:c="3"/>0.068 <text:s text:c="3"/>0.985 <text:s text:c="3"/>0.240 | <text:s text:c="3"/>81.6 <text:s text:c="3"/>-5.4 <text:s text:c="3"/>86.2</text:p>
      <text:p text:style-name="Standard"><text:s text:c="3"/>5.298 | 3 <text:s/>| <text:s text:c="3"/>0.978 <text:s text:c="3"/>0.104 <text:s text:c="3"/>0.132 | <text:s text:c="4"/>8.3 <text:s text:c="2"/>-76.8 <text:s text:c="3"/>16.4</text:p>
      <text:p text:style-name="Standard"><text:s text:c="3"/>5.298 | 4 <text:s/>| <text:s text:c="3"/>0.874 <text:s text:c="2"/>-0.203 <text:s text:c="2"/>-0.634 | <text:s/>-168.1 <text:s text:c="2"/>-78.5 <text:s text:c="2"/>144.8</text:p>
      <text:p text:style-name="Standard"><text:s text:c="3"/>5.298 | 5 <text:s/>| <text:s text:c="3"/>0.940 <text:s text:c="2"/>-0.167 <text:s text:c="2"/>-0.085 | <text:s/>-135.3 <text:s text:c="2"/>-77.8 <text:s/>-170.9</text:p>
      <text:p text:style-name="Standard"><text:s text:c="3"/>5.333 | 0 <text:s/>| <text:s text:c="8"/>Comm Error <text:s text:c="8"/>| <text:s text:c="11"/>- <text:s text:c="10"/></text:p>
      <text:p text:style-name="Standard"><text:s text:c="3"/>5.333 | 1 <text:s/>| <text:s text:c="3"/>0.205 <text:s text:c="2"/>-0.973 <text:s text:c="3"/>0.147 | <text:s text:c="2"/>-81.2 <text:s text:c="2"/>-16.4 <text:s text:c="3"/>57.2</text:p>
      <text:p text:style-name="Standard"><text:s text:c="3"/>5.333 | 2 <text:s/>| <text:s text:c="3"/>0.062 <text:s text:c="3"/>1.006 <text:s text:c="3"/>0.267 | <text:s text:c="3"/>80.5 <text:s text:c="3"/>-5.3 <text:s text:c="3"/>88.9</text:p>
      <text:p text:style-name="Standard"><text:s text:c="3"/>5.333 | 3 <text:s/>| <text:s text:c="3"/>0.984 <text:s text:c="3"/>0.069 <text:s text:c="3"/>0.171 | <text:s text:c="3"/>11.7 <text:s text:c="2"/>-77.0 <text:s text:c="3"/>17.2</text:p>
      <text:p text:style-name="Standard"><text:s text:c="3"/>5.333 | 4 <text:s/>| <text:s text:c="3"/>1.006 <text:s text:c="2"/>-0.169 <text:s text:c="2"/>-0.283 | <text:s/>-159.0 <text:s text:c="2"/>-77.3 <text:s text:c="2"/>135.9</text:p>
      <text:p text:style-name="Standard"><text:s text:c="3"/>5.333 | 5 <text:s/>| <text:s text:c="3"/>1.049 <text:s text:c="2"/>-0.153 <text:s text:c="2"/>-0.182 | <text:s/>-133.6 <text:s text:c="2"/>-76.7 <text:s/>-170.2</text:p>
      <text:p text:style-name="Standard"><text:s text:c="3"/>5.367 | 0 <text:s/>| <text:s text:c="8"/>Comm Error <text:s text:c="8"/>| <text:s text:c="11"/>- <text:s text:c="10"/></text:p>
      <text:p text:style-name="Standard"><text:s text:c="3"/>5.367 | 1 <text:s/>| <text:s text:c="3"/>0.178 <text:s text:c="2"/>-0.939 <text:s text:c="3"/>0.149 | <text:s text:c="2"/>-81.7 <text:s text:c="2"/>-14.8 <text:s text:c="3"/>64.1</text:p>
      <text:p text:style-name="Standard"><text:s text:c="3"/>5.367 | 2 <text:s/>| <text:s text:c="3"/>0.107 <text:s text:c="3"/>0.953 <text:s text:c="3"/>0.208 | <text:s text:c="3"/>79.6 <text:s text:c="3"/>-5.6 <text:s text:c="3"/>92.8</text:p>
      <text:p text:style-name="Standard"><text:s text:c="3"/>5.367 | 3 <text:s/>| <text:s text:c="3"/>1.031 <text:s text:c="3"/>0.011 <text:s text:c="3"/>0.212 | <text:s text:c="3"/>11.6 <text:s text:c="2"/>-77.0 <text:s text:c="3"/>20.4</text:p>
      <text:p text:style-name="Standard"><text:s text:c="3"/>5.367 | 4 <text:s/>| <text:s text:c="3"/>1.132 <text:s text:c="3"/>0.117 <text:s text:c="2"/>-0.117 | <text:s/>-155.3 <text:s text:c="2"/>-78.2 <text:s text:c="2"/>131.3</text:p>
      <text:p text:style-name="Standard"><text:s text:c="3"/>5.367 | 5 <text:s/>| <text:s text:c="3"/>1.064 <text:s text:c="2"/>-0.140 <text:s text:c="2"/>-0.222 | <text:s/>-134.7 <text:s text:c="2"/>-74.9 <text:s/>-167.8</text:p>
      <text:p text:style-name="Standard"><text:s text:c="3"/>5.401 | 0 <text:s/>| <text:s text:c="8"/>Comm Error <text:s text:c="8"/>| <text:s text:c="11"/>- <text:s text:c="10"/></text:p>
      <text:p text:style-name="Standard"><text:s text:c="3"/>5.401 | 1 <text:s/>| <text:s text:c="3"/>0.116 <text:s text:c="2"/>-1.038 <text:s text:c="3"/>0.265 | <text:s text:c="2"/>-81.5 <text:s text:c="2"/>-13.0 <text:s text:c="3"/>68.9</text:p>
      <text:p text:style-name="Standard"><text:s text:c="3"/>5.401 | 2 <text:s/>| <text:s text:c="3"/>0.167 <text:s text:c="3"/>0.991 <text:s text:c="3"/>0.169 | <text:s text:c="3"/>79.1 <text:s text:c="3"/>-6.3 <text:s text:c="3"/>96.3</text:p>
      <text:p text:style-name="Standard"><text:s text:c="3"/>5.401 | 3 <text:s/>| <text:s text:c="3"/>1.086 <text:s text:c="3"/>0.017 <text:s text:c="3"/>0.199 | <text:s text:c="3"/>10.9 <text:s text:c="2"/>-77.2 <text:s text:c="3"/>25.0</text:p>
      <text:p text:style-name="Standard"><text:s text:c="3"/>5.401 | 4 <text:s/>| <text:s text:c="3"/>1.068 <text:s text:c="3"/>0.081 <text:s text:c="2"/>-0.093 | <text:s/>-155.4 <text:s text:c="2"/>-79.9 <text:s text:c="2"/>132.1</text:p>
      <text:p text:style-name="Standard"><text:s text:c="3"/>5.401 | 5 <text:s/>| <text:s text:c="3"/>1.044 <text:s text:c="2"/>-0.085 <text:s text:c="2"/>-0.184 | <text:s/>-135.2 <text:s text:c="2"/>-74.3 <text:s/>-165.1</text:p>
      <text:p text:style-name="Standard"><text:s text:c="3"/>5.435 | 0 <text:s/>| <text:s text:c="8"/>Comm Error <text:s text:c="8"/>| <text:s text:c="11"/>- <text:s text:c="10"/></text:p>
      <text:p text:style-name="Standard"><text:s text:c="3"/>5.435 | 1 <text:s/>| <text:s text:c="3"/>0.117 <text:s text:c="2"/>-1.068 <text:s text:c="3"/>0.312 | <text:s text:c="2"/>-80.6 <text:s text:c="2"/>-11.0 <text:s text:c="3"/>74.5</text:p>
      <text:p text:style-name="Standard"><text:s text:c="3"/>5.435 | 2 <text:s/>| <text:s text:c="3"/>0.253 <text:s text:c="3"/>1.004 <text:s text:c="3"/>0.171 | <text:s text:c="3"/>78.9 <text:s text:c="3"/>-6.9 <text:s text:c="2"/>100.5</text:p>
      <text:p text:style-name="Standard"><text:s text:c="3"/>5.435 | 3 <text:s/>| <text:s text:c="3"/>1.017 <text:s text:c="3"/>0.045 <text:s text:c="3"/>0.209 | <text:s text:c="3"/>11.5 <text:s text:c="2"/>-77.3 <text:s text:c="3"/>27.0</text:p>
      <text:p text:style-name="Standard"><text:s text:c="3"/>5.435 | 4 <text:s/>| <text:s text:c="3"/>1.035 <text:s text:c="3"/>0.013 <text:s text:c="2"/>-0.047 | <text:s/>-146.7 <text:s text:c="2"/>-81.8 <text:s text:c="2"/>124.4</text:p>
      <text:p text:style-name="Standard"><text:s text:c="3"/>5.435 | 5 <text:s/>| <text:s text:c="3"/>0.935 <text:s text:c="2"/>-0.163 <text:s text:c="2"/>-0.338 | <text:s/>-140.0 <text:s text:c="2"/>-72.7 <text:s/>-156.1</text:p>
      <text:p text:style-name="Standard"><text:s text:c="3"/>5.469 | 0 <text:s/>| <text:s text:c="8"/>Comm Error <text:s text:c="8"/>| <text:s text:c="11"/>- <text:s text:c="10"/></text:p>
      <text:p text:style-name="Standard"><text:s text:c="3"/>5.469 | 1 <text:s/>| <text:s text:c="3"/>0.135 <text:s text:c="2"/>-0.955 <text:s text:c="3"/>0.236 | <text:s text:c="2"/>-80.1 <text:s text:c="2"/>-10.1 <text:s text:c="3"/>78.1</text:p>
      <text:p text:style-name="Standard"><text:s text:c="3"/>5.469 | 2 <text:s/>| <text:s text:c="3"/>0.295 <text:s text:c="3"/>0.945 <text:s text:c="3"/>0.185 | <text:s text:c="3"/>78.6 <text:s text:c="3"/>-7.8 <text:s text:c="2"/>105.3</text:p>
      <text:p text:style-name="Standard"><text:soft-page-break/><text:s text:c="3"/>5.469 | 3 <text:s/>| <text:s text:c="3"/>0.944 <text:s text:c="2"/>-0.009 <text:s text:c="3"/>0.230 | <text:s text:c="3"/>10.3 <text:s text:c="2"/>-77.2 <text:s text:c="3"/>31.4</text:p>
      <text:p text:style-name="Standard"><text:s text:c="3"/>5.469 | 4 <text:s/>| <text:s text:c="3"/>0.995 <text:s text:c="2"/>-0.090 <text:s text:c="3"/>0.033 | <text:s/>-130.2 <text:s text:c="2"/>-82.7 <text:s text:c="2"/>108.3</text:p>
      <text:p text:style-name="Standard"><text:s text:c="3"/>5.469 | 5 <text:s/>| <text:s text:c="3"/>0.898 <text:s text:c="2"/>-0.191 <text:s text:c="2"/>-0.502 | <text:s/>-143.6 <text:s text:c="2"/>-70.2 <text:s/>-145.1</text:p>
      <text:p text:style-name="Standard"><text:s text:c="3"/>5.503 | 0 <text:s/>| <text:s text:c="8"/>Comm Error <text:s text:c="8"/>| <text:s text:c="11"/>- <text:s text:c="10"/></text:p>
      <text:p text:style-name="Standard"><text:s text:c="3"/>5.503 | 1 <text:s/>| <text:s text:c="3"/>0.172 <text:s text:c="2"/>-0.883 <text:s text:c="3"/>0.203 | <text:s text:c="2"/>-79.7 <text:s text:c="3"/>-9.8 <text:s text:c="3"/>80.6</text:p>
      <text:p text:style-name="Standard"><text:s text:c="3"/>5.503 | 2 <text:s/>| <text:s text:c="3"/>0.318 <text:s text:c="3"/>0.884 <text:s text:c="3"/>0.210 | <text:s text:c="3"/>78.1 <text:s text:c="3"/>-8.7 <text:s text:c="2"/>109.9</text:p>
      <text:p text:style-name="Standard"><text:s text:c="3"/>5.503 | 3 <text:s/>| <text:s text:c="3"/>0.959 <text:s text:c="2"/>-0.064 <text:s text:c="3"/>0.291 | <text:s text:c="4"/>7.0 <text:s text:c="2"/>-76.9 <text:s text:c="3"/>37.1</text:p>
      <text:p text:style-name="Standard"><text:s text:c="3"/>5.503 | 4 <text:s/>| <text:s text:c="3"/>0.980 <text:s text:c="2"/>-0.049 <text:s text:c="3"/>0.115 | <text:s/>-107.0 <text:s text:c="2"/>-83.4 <text:s text:c="3"/>78.5</text:p>
      <text:p text:style-name="Standard"><text:s text:c="3"/>5.503 | 5 <text:s/>| <text:s text:c="3"/>0.875 <text:s text:c="2"/>-0.064 <text:s text:c="2"/>-0.604 | <text:s/>-148.6 <text:s text:c="2"/>-66.7 <text:s/>-123.5</text:p>
      <text:p text:style-name="Standard"><text:s text:c="3"/>5.537 | 0 <text:s/>| <text:s text:c="8"/>Comm Error <text:s text:c="8"/>| <text:s text:c="11"/>- <text:s text:c="10"/></text:p>
      <text:p text:style-name="Standard"><text:s text:c="3"/>5.537 | 1 <text:s/>| <text:s text:c="3"/>0.201 <text:s text:c="2"/>-0.889 <text:s text:c="3"/>0.240 | <text:s text:c="2"/>-79.1 <text:s text:c="3"/>-9.9 <text:s text:c="3"/>82.3</text:p>
      <text:p text:style-name="Standard"><text:s text:c="3"/>5.537 | 2 <text:s/>| <text:s text:c="3"/>0.284 <text:s text:c="3"/>0.881 <text:s text:c="3"/>0.246 | <text:s text:c="3"/>77.5 <text:s text:c="3"/>-9.5 <text:s text:c="2"/>113.9</text:p>
      <text:p text:style-name="Standard"><text:s text:c="3"/>5.537 | 3 <text:s/>| <text:s text:c="3"/>0.996 <text:s text:c="2"/>-0.045 <text:s text:c="3"/>0.293 | <text:s text:c="4"/>4.5 <text:s text:c="2"/>-76.5 <text:s text:c="3"/>41.9</text:p>
      <text:p text:style-name="Standard"><text:s text:c="3"/>5.537 | 4 <text:s/>| <text:s text:c="3"/>0.990 <text:s text:c="3"/>0.042 <text:s text:c="3"/>0.088 | <text:s text:c="2"/>-76.2 <text:s text:c="2"/>-83.7 <text:s text:c="3"/>58.4</text:p>
      <text:p text:style-name="Standard"><text:s text:c="3"/>5.537 | 5 <text:s/>| <text:s text:c="3"/>0.942 <text:s text:c="3"/>0.082 <text:s text:c="2"/>-0.474 | <text:s/>-155.1 <text:s text:c="2"/>-65.3 <text:s/>-106.7</text:p>
      <text:p text:style-name="Standard"><text:s text:c="3"/>5.571 | 0 <text:s/>| <text:s text:c="8"/>Comm Error <text:s text:c="8"/>| <text:s text:c="11"/>- <text:s text:c="10"/></text:p>
      <text:p text:style-name="Standard"><text:s text:c="3"/>5.571 | 1 <text:s/>| <text:s text:c="3"/>0.185 <text:s text:c="2"/>-0.940 <text:s text:c="3"/>0.271 | <text:s text:c="2"/>-78.6 <text:s text:c="2"/>-10.0 <text:s text:c="3"/>82.8</text:p>
      <text:p text:style-name="Standard"><text:s text:c="3"/>5.571 | 2 <text:s/>| <text:s text:c="3"/>0.295 <text:s text:c="3"/>0.954 <text:s text:c="3"/>0.239 | <text:s text:c="3"/>77.3 <text:s text:c="2"/>-10.2 <text:s text:c="2"/>118.0</text:p>
      <text:p text:style-name="Standard"><text:s text:c="3"/>5.571 | 3 <text:s/>| <text:s text:c="3"/>1.004 <text:s text:c="3"/>0.022 <text:s text:c="3"/>0.257 | <text:s text:c="4"/>3.8 <text:s text:c="2"/>-76.3 <text:s text:c="3"/>45.3</text:p>
      <text:p text:style-name="Standard"><text:s text:c="3"/>5.571 | 4 <text:s/>| <text:s text:c="3"/>0.988 <text:s text:c="3"/>0.014 <text:s text:c="3"/>0.068 | <text:s text:c="2"/>-61.4 <text:s text:c="2"/>-83.8 <text:s text:c="3"/>45.1</text:p>
      <text:p text:style-name="Standard"><text:s text:c="3"/>5.571 | 5 <text:s/>| <text:s text:c="3"/>0.975 <text:s text:c="3"/>0.211 <text:s text:c="2"/>-0.456 | <text:s/>-161.0 <text:s text:c="2"/>-63.8 <text:s text:c="2"/>-91.3</text:p>
      <text:p text:style-name="Standard"><text:s text:c="3"/>5.606 | 0 <text:s/>| <text:s text:c="8"/>Comm Error <text:s text:c="8"/>| <text:s text:c="11"/>- <text:s text:c="10"/></text:p>
      <text:p text:style-name="Standard"><text:s text:c="3"/>5.606 | 1 <text:s/>| <text:s text:c="3"/>0.167 <text:s text:c="2"/>-0.969 <text:s text:c="3"/>0.252 | <text:s text:c="2"/>-77.9 <text:s text:c="3"/>-9.9 <text:s text:c="3"/>84.2</text:p>
      <text:p text:style-name="Standard"><text:s text:c="3"/>5.606 | 2 <text:s/>| <text:s text:c="3"/>0.254 <text:s text:c="3"/>0.952 <text:s text:c="3"/>0.249 | <text:s text:c="3"/>77.4 <text:s text:c="2"/>-10.2 <text:s text:c="2"/>120.9</text:p>
      <text:p text:style-name="Standard"><text:s text:c="3"/>5.606 | 3 <text:s/>| <text:s text:c="3"/>0.987 <text:s text:c="3"/>0.045 <text:s text:c="3"/>0.292 | <text:s text:c="4"/>5.0 <text:s text:c="2"/>-76.1 <text:s text:c="3"/>46.0</text:p>
      <text:p text:style-name="Standard"><text:s text:c="3"/>5.606 | 4 <text:s/>| <text:s text:c="3"/>1.010 <text:s text:c="2"/>-0.091 <text:s text:c="3"/>0.041 | <text:s text:c="2"/>-56.7 <text:s text:c="2"/>-83.4 <text:s text:c="3"/>41.4</text:p>
      <text:p text:style-name="Standard"><text:s text:c="3"/>5.606 | 5 <text:s/>| <text:s text:c="3"/>1.007 <text:s text:c="3"/>0.114 <text:s text:c="2"/>-0.378 | <text:s/>-171.2 <text:s text:c="2"/>-62.6 <text:s text:c="2"/>-74.0</text:p>
      <text:p text:style-name="Standard"><text:s text:c="3"/>5.640 | 0 <text:s/>| <text:s text:c="8"/>Comm Error <text:s text:c="8"/>| <text:s text:c="11"/>- <text:s text:c="10"/></text:p>
      <text:p text:style-name="Standard"><text:s text:c="3"/>5.640 | 1 <text:s/>| <text:s text:c="3"/>0.184 <text:s text:c="2"/>-0.971 <text:s text:c="3"/>0.213 | <text:s text:c="2"/>-77.8 <text:s text:c="2"/>-10.0 <text:s text:c="3"/>85.5</text:p>
      <text:p text:style-name="Standard"><text:s text:c="3"/>5.640 | 2 <text:s/>| <text:s text:c="3"/>0.264 <text:s text:c="3"/>0.959 <text:s text:c="3"/>0.268 | <text:s text:c="3"/>77.5 <text:s text:c="3"/>-9.9 <text:s text:c="2"/>124.4</text:p>
      <text:p text:style-name="Standard"><text:s text:c="3"/>5.640 | 3 <text:s/>| <text:s text:c="3"/>1.005 <text:s text:c="3"/>0.013 <text:s text:c="3"/>0.314 | <text:s text:c="4"/>5.3 <text:s text:c="2"/>-75.5 <text:s text:c="3"/>47.9</text:p>
      <text:p text:style-name="Standard"><text:s text:c="3"/>5.640 | 4 <text:s/>| <text:s text:c="3"/>1.015 <text:s text:c="2"/>-0.087 <text:s text:c="3"/>0.016 | <text:s text:c="2"/>-59.4 <text:s text:c="2"/>-83.1 <text:s text:c="3"/>44.7</text:p>
      <text:p text:style-name="Standard"><text:s text:c="3"/>5.640 | 5 <text:s/>| <text:s text:c="3"/>0.951 <text:s text:c="2"/>-0.157 <text:s text:c="2"/>-0.251 | <text:s/>-173.4 <text:s text:c="2"/>-62.3 <text:s text:c="2"/>-68.1</text:p>
      <text:p text:style-name="Standard"><text:s text:c="3"/>5.674 | 0 <text:s/>| <text:s text:c="8"/>Comm Error <text:s text:c="8"/>| <text:s text:c="11"/>- <text:s text:c="10"/></text:p>
      <text:p text:style-name="Standard"><text:s text:c="3"/>5.674 | 1 <text:s/>| <text:s text:c="3"/>0.182 <text:s text:c="2"/>-0.959 <text:s text:c="3"/>0.214 | <text:s text:c="2"/>-77.7 <text:s text:c="2"/>-10.1 <text:s text:c="3"/>86.8</text:p>
      <text:p text:style-name="Standard"><text:s text:c="3"/>5.674 | 2 <text:s/>| <text:s text:c="3"/>0.175 <text:s text:c="3"/>0.946 <text:s text:c="3"/>0.247 | <text:s text:c="3"/>77.6 <text:s text:c="3"/>-9.7 <text:s text:c="2"/>126.7</text:p>
      <text:p text:style-name="Standard"><text:s text:c="3"/>5.674 | 3 <text:s/>| <text:s text:c="3"/>0.980 <text:s text:c="2"/>-0.026 <text:s text:c="3"/>0.271 | <text:s text:c="4"/>4.1 <text:s text:c="2"/>-75.4 <text:s text:c="3"/>50.6</text:p>
      <text:p text:style-name="Standard"><text:s text:c="3"/>5.674 | 4 <text:s/>| <text:s text:c="3"/>1.020 <text:s text:c="2"/>-0.039 <text:s text:c="2"/>-0.016 | <text:s text:c="2"/>-62.8 <text:s text:c="2"/>-83.3 <text:s text:c="3"/>49.0</text:p>
      <text:p text:style-name="Standard"><text:s text:c="3"/>5.674 | 5 <text:s/>| <text:s text:c="3"/>0.910 <text:s text:c="2"/>-0.143 <text:s text:c="2"/>-0.166 | <text:s/>-170.8 <text:s text:c="2"/>-64.0 <text:s text:c="2"/>-65.1</text:p>
      <text:p text:style-name="Standard"><text:s text:c="3"/>5.708 | 0 <text:s/>| <text:s text:c="8"/>Comm Error <text:s text:c="8"/>| <text:s text:c="11"/>- <text:s text:c="10"/></text:p>
      <text:p text:style-name="Standard"><text:s text:c="3"/>5.708 | 1 <text:s/>| <text:s text:c="3"/>0.162 <text:s text:c="2"/>-0.901 <text:s text:c="3"/>0.212 | <text:s text:c="2"/>-77.4 <text:s text:c="2"/>-10.2 <text:s text:c="3"/>87.4</text:p>
      <text:p text:style-name="Standard"><text:s text:c="3"/>5.708 | 2 <text:s/>| <text:s text:c="3"/>0.236 <text:s text:c="3"/>0.940 <text:s text:c="3"/>0.273 | <text:s text:c="3"/>77.8 <text:s text:c="3"/>-9.4 <text:s text:c="2"/>128.2</text:p>
      <text:p text:style-name="Standard"><text:s text:c="3"/>5.708 | 3 <text:s/>| <text:s text:c="3"/>0.941 <text:s text:c="2"/>-0.021 <text:s text:c="3"/>0.242 | <text:s text:c="4"/>3.0 <text:s text:c="2"/>-75.4 <text:s text:c="3"/>52.9</text:p>
      <text:p text:style-name="Standard"><text:s text:c="3"/>5.708 | 4 <text:s/>| <text:s text:c="3"/>1.001 <text:s text:c="2"/>-0.019 <text:s text:c="3"/>0.017 | <text:s text:c="2"/>-62.8 <text:s text:c="2"/>-83.6 <text:s text:c="3"/>49.5</text:p>
      <text:p text:style-name="Standard"><text:s text:c="3"/>5.708 | 5 <text:s/>| <text:s text:c="3"/>1.057 <text:s text:c="2"/>-0.224 <text:s text:c="3"/>0.075 | <text:s/>-168.7 <text:s text:c="2"/>-67.8 <text:s text:c="2"/>-65.6</text:p>
      <text:p text:style-name="Standard"><text:s text:c="3"/>5.742 | 0 <text:s/>| <text:s text:c="8"/>Comm Error <text:s text:c="8"/>| <text:s text:c="11"/>- <text:s text:c="10"/></text:p>
      <text:p text:style-name="Standard"><text:s text:c="3"/>5.742 | 1 <text:s/>| <text:s text:c="3"/>0.161 <text:s text:c="2"/>-0.875 <text:s text:c="3"/>0.186 | <text:s text:c="2"/>-77.1 <text:s text:c="2"/>-10.3 <text:s text:c="3"/>88.0</text:p>
      <text:p text:style-name="Standard"><text:s text:c="3"/>5.742 | 2 <text:s/>| <text:s text:c="3"/>0.236 <text:s text:c="3"/>0.981 <text:s text:c="3"/>0.263 | <text:s text:c="3"/>78.1 <text:s text:c="3"/>-9.3 <text:s text:c="2"/>129.9</text:p>
      <text:p text:style-name="Standard"><text:s text:c="3"/>5.742 | 3 <text:s/>| <text:s text:c="3"/>0.983 <text:s text:c="2"/>-0.001 <text:s text:c="3"/>0.277 | <text:s text:c="4"/>2.4 <text:s text:c="2"/>-75.2 <text:s text:c="3"/>54.6</text:p>
      <text:p text:style-name="Standard"><text:soft-page-break/><text:s text:c="3"/>5.742 | 4 <text:s/>| <text:s text:c="3"/>1.027 <text:s text:c="2"/>-0.115 <text:s text:c="3"/>0.087 | <text:s text:c="2"/>-61.2 <text:s text:c="2"/>-82.9 <text:s text:c="3"/>48.4</text:p>
      <text:p text:style-name="Standard"><text:s text:c="3"/>5.742 | 5 <text:s/>| <text:s text:c="3"/>1.502 <text:s text:c="2"/>-0.680 <text:s text:c="3"/>0.190 | <text:s/>-161.7 <text:s text:c="2"/>-71.3 <text:s text:c="2"/>-76.8</text:p>
      <text:p text:style-name="Standard"><text:s text:c="3"/>5.776 | 0 <text:s/>| <text:s text:c="8"/>Comm Error <text:s text:c="8"/>| <text:s text:c="11"/>- <text:s text:c="10"/></text:p>
      <text:p text:style-name="Standard"><text:s text:c="3"/>5.776 | 1 <text:s/>| <text:s text:c="3"/>0.174 <text:s text:c="2"/>-0.978 <text:s text:c="3"/>0.165 | <text:s text:c="2"/>-76.8 <text:s text:c="2"/>-10.2 <text:s text:c="3"/>88.6</text:p>
      <text:p text:style-name="Standard"><text:s text:c="3"/>5.776 | 2 <text:s/>| <text:s text:c="3"/>0.222 <text:s text:c="3"/>1.170 <text:s text:c="3"/>0.285 | <text:s text:c="3"/>78.2 <text:s text:c="3"/>-9.0 <text:s text:c="2"/>131.2</text:p>
      <text:p text:style-name="Standard"><text:s text:c="3"/>5.776 | 3 <text:s/>| <text:s text:c="3"/>1.198 <text:s text:c="3"/>0.106 <text:s text:c="3"/>0.279 | <text:s text:c="4"/>3.8 <text:s text:c="2"/>-75.1 <text:s text:c="3"/>54.1</text:p>
      <text:p text:style-name="Standard"><text:s text:c="3"/>5.776 | 4 <text:s/>| <text:s text:c="3"/>1.008 <text:s text:c="2"/>-0.059 <text:s text:c="3"/>0.052 | <text:s text:c="2"/>-59.9 <text:s text:c="2"/>-83.0 <text:s text:c="3"/>47.2</text:p>
      <text:p text:style-name="Standard"><text:s text:c="3"/>5.776 | 5 <text:s/>| <text:s text:c="3"/>0.873 <text:s text:c="2"/>-0.654 <text:s text:c="2"/>-0.087 | <text:s/>-146.1 <text:s text:c="2"/>-75.3 <text:s text:c="2"/>-94.7</text:p>
      <text:p text:style-name="Standard"><text:s text:c="3"/>5.810 | 0 <text:s/>| <text:s text:c="8"/>Comm Error <text:s text:c="8"/>| <text:s text:c="11"/>- <text:s text:c="10"/></text:p>
      <text:p text:style-name="Standard"><text:s text:c="3"/>5.810 | 1 <text:s/>| <text:s text:c="3"/>0.206 <text:s text:c="2"/>-1.235 <text:s text:c="3"/>0.151 | <text:s text:c="2"/>-77.1 <text:s text:c="3"/>-9.8 <text:s text:c="3"/>88.9</text:p>
      <text:p text:style-name="Standard"><text:s text:c="3"/>5.810 | 2 <text:s/>| <text:s text:c="3"/>0.167 <text:s text:c="3"/>1.193 <text:s text:c="3"/>0.287 | <text:s text:c="3"/>78.2 <text:s text:c="3"/>-8.1 <text:s text:c="2"/>132.4</text:p>
      <text:p text:style-name="Standard"><text:s text:c="3"/>5.810 | 3 <text:s/>| <text:s text:c="3"/>0.994 <text:s text:c="3"/>0.141 <text:s text:c="3"/>0.173 | <text:s text:c="4"/>9.1 <text:s text:c="2"/>-75.6 <text:s text:c="3"/>49.7</text:p>
      <text:p text:style-name="Standard"><text:s text:c="3"/>5.810 | 4 <text:s/>| <text:s text:c="3"/>0.985 <text:s text:c="3"/>0.039 <text:s text:c="2"/>-0.026 | <text:s text:c="2"/>-60.2 <text:s text:c="2"/>-83.7 <text:s text:c="3"/>47.7</text:p>
      <text:p text:style-name="Standard"><text:s text:c="3"/>5.810 | 5 <text:s/>| <text:s text:c="3"/>0.982 <text:s text:c="3"/>0.146 <text:s text:c="2"/>-0.224 | <text:s/>-143.6 <text:s text:c="2"/>-76.7 <text:s text:c="2"/>-99.3</text:p>
      <text:p text:style-name="Standard"><text:s text:c="3"/>5.844 | 0 <text:s/>| <text:s text:c="8"/>Comm Error <text:s text:c="8"/>| <text:s text:c="11"/>- <text:s text:c="10"/></text:p>
      <text:p text:style-name="Standard"><text:s text:c="3"/>5.844 | 1 <text:s/>| <text:s text:c="3"/>0.184 <text:s text:c="2"/>-1.025 <text:s text:c="3"/>0.078 | <text:s text:c="2"/>-78.3 <text:s text:c="3"/>-9.8 <text:s text:c="3"/>89.5</text:p>
      <text:p text:style-name="Standard"><text:s text:c="3"/>5.844 | 2 <text:s/>| <text:s text:c="3"/>0.241 <text:s text:c="3"/>0.869 <text:s text:c="3"/>0.143 | <text:s text:c="3"/>78.2 <text:s text:c="3"/>-8.9 <text:s text:c="2"/>132.8</text:p>
      <text:p text:style-name="Standard"><text:s text:c="3"/>5.844 | 3 <text:s/>| <text:s text:c="3"/>0.826 <text:s text:c="3"/>0.023 <text:s text:c="3"/>0.214 | <text:s text:c="4"/>9.5 <text:s text:c="2"/>-75.5 <text:s text:c="3"/>49.8</text:p>
      <text:p text:style-name="Standard"><text:s text:c="3"/>5.844 | 4 <text:s/>| <text:s text:c="3"/>1.005 <text:s text:c="2"/>-0.029 <text:s text:c="2"/>-0.024 | <text:s text:c="2"/>-64.9 <text:s text:c="2"/>-84.2 <text:s text:c="3"/>52.4</text:p>
      <text:p text:style-name="Standard"><text:s text:c="3"/>5.844 | 5 <text:s/>| <text:s text:c="3"/>0.897 <text:s text:c="3"/>0.042 <text:s text:c="2"/>-0.283 | <text:s/>-152.4 <text:s text:c="2"/>-77.3 <text:s text:c="2"/>-90.9</text:p>
      <text:p text:style-name="Standard"><text:s text:c="3"/>5.878 | 0 <text:s/>| <text:s text:c="8"/>Comm Error <text:s text:c="8"/>| <text:s text:c="11"/>- <text:s text:c="10"/></text:p>
      <text:p text:style-name="Standard"><text:s text:c="3"/>5.878 | 1 <text:s/>| <text:s text:c="3"/>0.148 <text:s text:c="2"/>-0.784 <text:s text:c="3"/>0.125 | <text:s text:c="2"/>-79.6 <text:s text:c="3"/>-9.9 <text:s text:c="3"/>90.2</text:p>
      <text:p text:style-name="Standard"><text:s text:c="3"/>5.878 | 2 <text:s/>| <text:s text:c="3"/>0.230 <text:s text:c="3"/>0.880 <text:s text:c="3"/>0.074 | <text:s text:c="3"/>79.0 <text:s text:c="2"/>-10.1 <text:s text:c="2"/>132.7</text:p>
      <text:p text:style-name="Standard"><text:s text:c="3"/>5.878 | 3 <text:s/>| <text:s text:c="3"/>0.919 <text:s text:c="2"/>-0.083 <text:s text:c="3"/>0.297 | <text:s text:c="4"/>5.0 <text:s text:c="2"/>-74.9 <text:s text:c="3"/>55.2</text:p>
      <text:p text:style-name="Standard"><text:s text:c="3"/>5.878 | 4 <text:s/>| <text:s text:c="3"/>1.000 <text:s text:c="2"/>-0.055 <text:s text:c="2"/>-0.006 | <text:s text:c="2"/>-68.9 <text:s text:c="2"/>-84.3 <text:s text:c="3"/>56.1</text:p>
      <text:p text:style-name="Standard"><text:s text:c="3"/>5.878 | 5 <text:s/>| <text:s text:c="3"/>1.025 <text:s text:c="2"/>-0.075 <text:s text:c="2"/>-0.175 | <text:s/>-152.2 <text:s text:c="2"/>-77.8 <text:s text:c="2"/>-91.3</text:p>
      <text:p text:style-name="Standard"><text:s text:c="3"/>5.912 | 0 <text:s/>| <text:s text:c="8"/>Comm Error <text:s text:c="8"/>| <text:s text:c="11"/>- <text:s text:c="10"/></text:p>
      <text:p text:style-name="Standard"><text:s text:c="3"/>5.912 | 1 <text:s/>| <text:s text:c="3"/>0.201 <text:s text:c="2"/>-0.820 <text:s text:c="3"/>0.209 | <text:s text:c="2"/>-79.3 <text:s text:c="2"/>-10.1 <text:s text:c="3"/>90.8</text:p>
      <text:p text:style-name="Standard"><text:s text:c="3"/>5.912 | 2 <text:s/>| <text:s text:c="3"/>0.146 <text:s text:c="3"/>0.991 <text:s text:c="3"/>0.153 | <text:s text:c="3"/>79.4 <text:s text:c="2"/>-10.2 <text:s text:c="2"/>133.0</text:p>
      <text:p text:style-name="Standard"><text:s text:c="3"/>5.912 | 3 <text:s/>| <text:s text:c="3"/>1.033 <text:s text:c="3"/>0.015 <text:s text:c="3"/>0.331 | <text:s text:c="4"/>2.8 <text:s text:c="2"/>-74.3 <text:s text:c="3"/>57.7</text:p>
      <text:p text:style-name="Standard"><text:s text:c="3"/>5.912 | 4 <text:s/>| <text:s text:c="3"/>1.003 <text:s text:c="2"/>-0.004 <text:s text:c="3"/>0.011 | <text:s text:c="2"/>-68.3 <text:s text:c="2"/>-84.4 <text:s text:c="3"/>54.0</text:p>
      <text:p text:style-name="Standard"><text:s text:c="3"/>5.912 | 5 <text:s/>| <text:s text:c="3"/>1.005 <text:s text:c="2"/>-0.260 <text:s text:c="2"/>-0.116 | <text:s/>-147.1 <text:s text:c="2"/>-78.0 <text:s text:c="2"/>-96.3</text:p>
      <text:p text:style-name="Standard"><text:s text:c="3"/>5.946 | 0 <text:s/>| <text:s text:c="8"/>Comm Error <text:s text:c="8"/>| <text:s text:c="11"/>- <text:s text:c="10"/></text:p>
      <text:p text:style-name="Standard"><text:s text:c="3"/>5.946 | 1 <text:s/>| <text:s text:c="3"/>0.241 <text:s text:c="2"/>-0.985 <text:s text:c="3"/>0.217 | <text:s text:c="2"/>-78.5 <text:s text:c="2"/>-10.5 <text:s text:c="3"/>90.8</text:p>
      <text:p text:style-name="Standard"><text:s text:c="3"/>5.946 | 2 <text:s/>| <text:s text:c="3"/>0.051 <text:s text:c="3"/>1.035 <text:s text:c="3"/>0.242 | <text:s text:c="3"/>78.8 <text:s text:c="3"/>-9.4 <text:s text:c="2"/>133.8</text:p>
      <text:p text:style-name="Standard"><text:s text:c="3"/>5.946 | 3 <text:s/>| <text:s text:c="3"/>1.036 <text:s text:c="3"/>0.131 <text:s text:c="3"/>0.267 | <text:s text:c="4"/>4.3 <text:s text:c="2"/>-74.1 <text:s text:c="3"/>56.5</text:p>
      <text:p text:style-name="Standard"><text:s text:c="3"/>5.946 | 4 <text:s/>| <text:s text:c="3"/>1.024 <text:s text:c="2"/>-0.059 <text:s text:c="3"/>0.012 | <text:s text:c="2"/>-66.3 <text:s text:c="2"/>-84.5 <text:s text:c="3"/>52.9</text:p>
      <text:p text:style-name="Standard"><text:s text:c="3"/>5.946 | 5 <text:s/>| <text:s text:c="3"/>0.989 <text:s text:c="2"/>-0.050 <text:s text:c="2"/>-0.117 | <text:s/>-140.6 <text:s text:c="2"/>-78.3 <text:s/>-101.4</text:p>
      <text:p text:style-name="Standard"><text:s text:c="3"/>5.980 | 0 <text:s/>| <text:s text:c="8"/>Comm Error <text:s text:c="8"/>| <text:s text:c="11"/>- <text:s text:c="10"/></text:p>
      <text:p text:style-name="Standard"><text:s text:c="3"/>5.980 | 1 <text:s/>| <text:s text:c="3"/>0.236 <text:s text:c="2"/>-1.082 <text:s text:c="3"/>0.109 | <text:s text:c="2"/>-78.7 <text:s text:c="2"/>-10.6 <text:s text:c="3"/>90.6</text:p>
      <text:p text:style-name="Standard"><text:s text:c="3"/>5.980 | 2 <text:s/>| <text:s text:c="3"/>0.119 <text:s text:c="3"/>0.981 <text:s text:c="3"/>0.172 | <text:s text:c="3"/>78.8 <text:s text:c="3"/>-9.2 <text:s text:c="2"/>134.0</text:p>
      <text:p text:style-name="Standard"><text:s text:c="3"/>5.980 | 3 <text:s/>| <text:s text:c="3"/>0.972 <text:s text:c="3"/>0.063 <text:s text:c="3"/>0.216 | <text:s text:c="4"/>7.2 <text:s text:c="2"/>-74.2 <text:s text:c="3"/>54.2</text:p>
      <text:p text:style-name="Standard"><text:s text:c="3"/>5.980 | 4 <text:s/>| <text:s text:c="3"/>1.009 <text:s text:c="2"/>-0.077 <text:s text:c="3"/>0.027 | <text:s text:c="2"/>-66.4 <text:s text:c="2"/>-84.4 <text:s text:c="3"/>53.2</text:p>
      <text:p text:style-name="Standard"><text:s text:c="3"/>5.980 | 5 <text:s/>| <text:s text:c="3"/>1.003 <text:s text:c="2"/>-0.029 <text:s text:c="2"/>-0.260 | <text:s/>-145.7 <text:s text:c="2"/>-78.5 <text:s text:c="2"/>-95.8</text:p>
      <text:p text:style-name="Standard"><text:s text:c="3"/>6.014 | 0 <text:s/>| <text:s text:c="8"/>Comm Error <text:s text:c="8"/>| <text:s text:c="11"/>- <text:s text:c="10"/></text:p>
      <text:p text:style-name="Standard"><text:s text:c="3"/>6.014 | 1 <text:s/>| <text:s text:c="3"/>0.187 <text:s text:c="2"/>-0.990 <text:s text:c="3"/>0.102 | <text:s text:c="2"/>-79.4 <text:s text:c="2"/>-10.8 <text:s text:c="3"/>90.8</text:p>
      <text:p text:style-name="Standard"><text:s text:c="3"/>6.014 | 2 <text:s/>| <text:s text:c="3"/>0.157 <text:s text:c="3"/>0.971 <text:s text:c="3"/>0.099 | <text:s text:c="3"/>79.7 <text:s text:c="3"/>-9.1 <text:s text:c="2"/>133.7</text:p>
      <text:p text:style-name="Standard"><text:s text:c="3"/>6.014 | 3 <text:s/>| <text:s text:c="3"/>0.957 <text:s text:c="3"/>0.021 <text:s text:c="3"/>0.221 | <text:s text:c="4"/>7.1 <text:s text:c="2"/>-74.5 <text:s text:c="3"/>54.7</text:p>
      <text:p text:style-name="Standard"><text:s text:c="3"/>6.014 | 4 <text:s/>| <text:s text:c="3"/>0.991 <text:s text:c="2"/>-0.015 <text:s text:c="3"/>0.043 | <text:s text:c="2"/>-60.2 <text:s text:c="2"/>-84.4 <text:s text:c="3"/>47.2</text:p>
      <text:p text:style-name="Standard"><text:soft-page-break/><text:s text:c="3"/>6.014 | 5 <text:s/>| <text:s text:c="3"/>1.011 <text:s text:c="2"/>-0.121 <text:s text:c="2"/>-0.281 | <text:s/>-148.5 <text:s text:c="2"/>-77.5 <text:s text:c="2"/>-92.5</text:p>
      <text:p text:style-name="Standard"><text:s text:c="3"/>6.048 | 0 <text:s/>| <text:s text:c="8"/>Comm Error <text:s text:c="8"/>| <text:s text:c="11"/>- <text:s text:c="10"/></text:p>
      <text:p text:style-name="Standard"><text:s text:c="3"/>6.048 | 1 <text:s/>| <text:s text:c="3"/>0.153 <text:s text:c="2"/>-0.925 <text:s text:c="3"/>0.154 | <text:s text:c="2"/>-79.8 <text:s text:c="2"/>-10.7 <text:s text:c="3"/>91.3</text:p>
      <text:p text:style-name="Standard"><text:s text:c="3"/>6.048 | 2 <text:s/>| <text:s text:c="3"/>0.155 <text:s text:c="3"/>0.984 <text:s text:c="3"/>0.128 | <text:s text:c="3"/>80.3 <text:s text:c="3"/>-9.1 <text:s text:c="2"/>133.6</text:p>
      <text:p text:style-name="Standard"><text:s text:c="3"/>6.048 | 3 <text:s/>| <text:s text:c="3"/>0.981 <text:s text:c="3"/>0.062 <text:s text:c="3"/>0.259 | <text:s text:c="4"/>7.7 <text:s text:c="2"/>-74.6 <text:s text:c="3"/>54.4</text:p>
      <text:p text:style-name="Standard"><text:s text:c="3"/>6.048 | 4 <text:s/>| <text:s text:c="3"/>1.004 <text:s text:c="2"/>-0.020 <text:s text:c="3"/>0.024 | <text:s text:c="2"/>-56.3 <text:s text:c="2"/>-84.6 <text:s text:c="3"/>43.3</text:p>
      <text:p text:style-name="Standard"><text:s text:c="3"/>6.048 | 5 <text:s/>| <text:s text:c="3"/>1.004 <text:s text:c="2"/>-0.105 <text:s text:c="2"/>-0.194 | <text:s/>-148.4 <text:s text:c="2"/>-77.5 <text:s text:c="2"/>-92.6</text:p>
      <text:p text:style-name="Standard"><text:s text:c="3"/>6.082 | 0 <text:s/>| <text:s text:c="8"/>Comm Error <text:s text:c="8"/>| <text:s text:c="11"/>- <text:s text:c="10"/></text:p>
      <text:p text:style-name="Standard"><text:s text:c="3"/>6.082 | 1 <text:s/>| <text:s text:c="3"/>0.187 <text:s text:c="2"/>-0.974 <text:s text:c="3"/>0.151 | <text:s text:c="2"/>-79.9 <text:s text:c="2"/>-10.6 <text:s text:c="3"/>91.7</text:p>
      <text:p text:style-name="Standard"><text:s text:c="3"/>6.082 | 2 <text:s/>| <text:s text:c="3"/>0.121 <text:s text:c="3"/>0.996 <text:s text:c="3"/>0.180 | <text:s text:c="3"/>80.3 <text:s text:c="3"/>-8.7 <text:s text:c="2"/>133.8</text:p>
      <text:p text:style-name="Standard"><text:s text:c="3"/>6.082 | 3 <text:s/>| <text:s text:c="3"/>1.002 <text:s text:c="3"/>0.096 <text:s text:c="3"/>0.265 | <text:s text:c="4"/>9.3 <text:s text:c="2"/>-74.5 <text:s text:c="3"/>52.9</text:p>
      <text:p text:style-name="Standard"><text:s text:c="3"/>6.082 | 4 <text:s/>| <text:s text:c="3"/>1.019 <text:s text:c="2"/>-0.058 <text:s text:c="2"/>-0.004 | <text:s text:c="2"/>-63.1 <text:s text:c="2"/>-84.6 <text:s text:c="3"/>50.1</text:p>
      <text:p text:style-name="Standard"><text:s text:c="3"/>6.082 | 5 <text:s/>| <text:s text:c="3"/>0.999 <text:s text:c="2"/>-0.074 <text:s text:c="2"/>-0.157 | <text:s/>-148.8 <text:s text:c="2"/>-77.9 <text:s text:c="2"/>-92.4</text:p>
      <text:p text:style-name="Standard"><text:s text:c="3"/>6.117 | 0 <text:s/>| <text:s text:c="8"/>Comm Error <text:s text:c="8"/>| <text:s text:c="11"/>- <text:s text:c="10"/></text:p>
      <text:p text:style-name="Standard"><text:s text:c="3"/>6.117 | 1 <text:s/>| <text:s text:c="3"/>0.192 <text:s text:c="2"/>-0.995 <text:s text:c="3"/>0.131 | <text:s text:c="2"/>-80.3 <text:s text:c="2"/>-10.5 <text:s text:c="3"/>91.6</text:p>
      <text:p text:style-name="Standard"><text:s text:c="3"/>6.117 | 2 <text:s/>| <text:s text:c="3"/>0.119 <text:s text:c="3"/>0.985 <text:s text:c="3"/>0.188 | <text:s text:c="3"/>80.2 <text:s text:c="3"/>-8.3 <text:s text:c="2"/>133.8</text:p>
      <text:p text:style-name="Standard"><text:s text:c="3"/>6.117 | 3 <text:s/>| <text:s text:c="3"/>0.985 <text:s text:c="3"/>0.048 <text:s text:c="3"/>0.254 | <text:s text:c="3"/>10.1 <text:s text:c="2"/>-74.5 <text:s text:c="3"/>52.5</text:p>
      <text:p text:style-name="Standard"><text:s text:c="3"/>6.117 | 4 <text:s/>| <text:s text:c="3"/>1.006 <text:s text:c="2"/>-0.040 <text:s text:c="3"/>0.006 | <text:s text:c="2"/>-67.4 <text:s text:c="2"/>-84.6 <text:s text:c="3"/>54.3</text:p>
      <text:p text:style-name="Standard"><text:s text:c="3"/>6.117 | 5 <text:s/>| <text:s text:c="3"/>1.013 <text:s text:c="2"/>-0.060 <text:s text:c="2"/>-0.218 | <text:s/>-150.9 <text:s text:c="2"/>-78.0 <text:s text:c="2"/>-90.5</text:p>
      <text:p text:style-name="Standard"><text:s text:c="3"/>6.151 | 0 <text:s/>| <text:s text:c="8"/>Comm Error <text:s text:c="8"/>| <text:s text:c="11"/>- <text:s text:c="10"/></text:p>
      <text:p text:style-name="Standard"><text:s text:c="3"/>6.151 | 1 <text:s/>| <text:s text:c="3"/>0.178 <text:s text:c="2"/>-0.964 <text:s text:c="3"/>0.133 | <text:s text:c="2"/>-80.5 <text:s text:c="2"/>-10.5 <text:s text:c="3"/>91.4</text:p>
      <text:p text:style-name="Standard"><text:s text:c="3"/>6.151 | 2 <text:s/>| <text:s text:c="3"/>0.135 <text:s text:c="3"/>0.981 <text:s text:c="3"/>0.157 | <text:s text:c="3"/>80.3 <text:s text:c="3"/>-8.2 <text:s text:c="2"/>133.6</text:p>
      <text:p text:style-name="Standard"><text:s text:c="3"/>6.151 | 3 <text:s/>| <text:s text:c="3"/>0.992 <text:s text:c="3"/>0.035 <text:s text:c="3"/>0.244 | <text:s text:c="4"/>9.5 <text:s text:c="2"/>-74.7 <text:s text:c="3"/>52.9</text:p>
      <text:p text:style-name="Standard"><text:s text:c="3"/>6.151 | 4 <text:s/>| <text:s text:c="3"/>1.007 <text:s text:c="3"/>0.017 <text:s text:c="2"/>-0.004 | <text:s text:c="2"/>-68.2 <text:s text:c="2"/>-84.8 <text:s text:c="3"/>55.2</text:p>
      <text:p text:style-name="Standard"><text:s text:c="3"/>6.151 | 5 <text:s/>| <text:s text:c="3"/>1.002 <text:s text:c="2"/>-0.099 <text:s text:c="2"/>-0.169 | <text:s/>-150.9 <text:s text:c="2"/>-78.0 <text:s text:c="2"/>-90.9</text:p>
      <text:p text:style-name="Standard"><text:s text:c="3"/>6.185 | 0 <text:s/>| <text:s text:c="8"/>Comm Error <text:s text:c="8"/>| <text:s text:c="11"/>- <text:s text:c="10"/></text:p>
      <text:p text:style-name="Standard"><text:s text:c="3"/>6.185 | 1 <text:s/>| <text:s text:c="3"/>0.189 <text:s text:c="2"/>-0.962 <text:s text:c="3"/>0.134 | <text:s text:c="2"/>-80.6 <text:s text:c="2"/>-10.5 <text:s text:c="3"/>91.2</text:p>
      <text:p text:style-name="Standard"><text:s text:c="3"/>6.185 | 2 <text:s/>| <text:s text:c="3"/>0.136 <text:s text:c="3"/>0.992 <text:s text:c="3"/>0.152 | <text:s text:c="3"/>80.6 <text:s text:c="3"/>-8.0 <text:s text:c="2"/>133.0</text:p>
      <text:p text:style-name="Standard"><text:s text:c="3"/>6.185 | 3 <text:s/>| <text:s text:c="3"/>0.994 <text:s text:c="3"/>0.072 <text:s text:c="3"/>0.250 | <text:s text:c="3"/>10.0 <text:s text:c="2"/>-74.9 <text:s text:c="3"/>52.3</text:p>
      <text:p text:style-name="Standard"><text:s text:c="3"/>6.185 | 4 <text:s/>| <text:s text:c="3"/>1.007 <text:s text:c="2"/>-0.013 <text:s text:c="2"/>-0.012 | <text:s text:c="2"/>-70.9 <text:s text:c="2"/>-84.9 <text:s text:c="3"/>57.5</text:p>
      <text:p text:style-name="Standard"><text:s text:c="3"/>6.185 | 5 <text:s/>| <text:s text:c="3"/>0.997 <text:s text:c="2"/>-0.101 <text:s text:c="2"/>-0.125 | <text:s/>-149.4 <text:s text:c="2"/>-78.3 <text:s text:c="2"/>-92.3</text:p>
      <text:p text:style-name="Standard"><text:s text:c="3"/>6.219 | 0 <text:s/>| <text:s text:c="8"/>Comm Error <text:s text:c="8"/>| <text:s text:c="11"/>- <text:s text:c="10"/></text:p>
      <text:p text:style-name="Standard"><text:s text:c="3"/>6.219 | 1 <text:s/>| <text:s text:c="3"/>0.191 <text:s text:c="2"/>-0.974 <text:s text:c="3"/>0.109 | <text:s text:c="2"/>-80.9 <text:s text:c="2"/>-10.5 <text:s text:c="3"/>91.0</text:p>
      <text:p text:style-name="Standard"><text:s text:c="3"/>6.219 | 2 <text:s/>| <text:s text:c="3"/>0.142 <text:s text:c="3"/>0.976 <text:s text:c="3"/>0.173 | <text:s text:c="3"/>80.7 <text:s text:c="3"/>-8.0 <text:s text:c="2"/>132.6</text:p>
      <text:p text:style-name="Standard"><text:s text:c="3"/>6.219 | 3 <text:s/>| <text:s text:c="3"/>0.969 <text:s text:c="3"/>0.096 <text:s text:c="3"/>0.253 | <text:s text:c="3"/>11.4 <text:s text:c="2"/>-74.9 <text:s text:c="3"/>50.6</text:p>
      <text:p text:style-name="Standard"><text:s text:c="3"/>6.219 | 4 <text:s/>| <text:s text:c="3"/>1.010 <text:s text:c="2"/>-0.031 <text:s text:c="2"/>-0.001 | <text:s text:c="2"/>-73.4 <text:s text:c="2"/>-84.9 <text:s text:c="3"/>59.8</text:p>
      <text:p text:style-name="Standard"><text:s text:c="3"/>6.219 | 5 <text:s/>| <text:s text:c="3"/>1.001 <text:s text:c="2"/>-0.068 <text:s text:c="2"/>-0.109 | <text:s/>-148.9 <text:s text:c="2"/>-78.5 <text:s text:c="2"/>-92.9</text:p>
      <text:p text:style-name="Standard"><text:s text:c="3"/>6.253 | 0 <text:s/>| <text:s text:c="8"/>Comm Error <text:s text:c="8"/>| <text:s text:c="11"/>- <text:s text:c="10"/></text:p>
      <text:p text:style-name="Standard"><text:s text:c="3"/>6.253 | 1 <text:s/>| <text:s text:c="3"/>0.185 <text:s text:c="2"/>-0.965 <text:s text:c="3"/>0.107 | <text:s text:c="2"/>-81.3 <text:s text:c="2"/>-10.5 <text:s text:c="3"/>90.5</text:p>
      <text:p text:style-name="Standard"><text:s text:c="3"/>6.253 | 2 <text:s/>| <text:s text:c="3"/>0.146 <text:s text:c="3"/>0.956 <text:s text:c="3"/>0.195 | <text:s text:c="3"/>80.4 <text:s text:c="3"/>-8.0 <text:s text:c="2"/>132.0</text:p>
      <text:p text:style-name="Standard"><text:s text:c="3"/>6.253 | 3 <text:s/>| <text:s text:c="3"/>0.977 <text:s text:c="3"/>0.091 <text:s text:c="3"/>0.261 | <text:s text:c="3"/>12.7 <text:s text:c="2"/>-74.7 <text:s text:c="3"/>49.0</text:p>
      <text:p text:style-name="Standard"><text:s text:c="3"/>6.253 | 4 <text:s/>| <text:s text:c="3"/>0.985 <text:s text:c="3"/>0.005 <text:s text:c="3"/>0.019 | <text:s text:c="2"/>-73.2 <text:s text:c="2"/>-84.9 <text:s text:c="3"/>59.5</text:p>
      <text:p text:style-name="Standard"><text:s text:c="3"/>6.253 | 5 <text:s/>| <text:s text:c="3"/>0.998 <text:s text:c="2"/>-0.077 <text:s text:c="2"/>-0.090 | <text:s/>-148.5 <text:s text:c="2"/>-78.7 <text:s text:c="2"/>-93.1</text:p>
      <text:p text:style-name="Standard"><text:s text:c="3"/>6.287 | 0 <text:s/>| <text:s text:c="8"/>Comm Error <text:s text:c="8"/>| <text:s text:c="11"/>- <text:s text:c="10"/></text:p>
      <text:p text:style-name="Standard"><text:s text:c="3"/>6.287 | 1 <text:s/>| <text:s text:c="3"/>0.140 <text:s text:c="2"/>-0.961 <text:s text:c="3"/>0.135 | <text:s text:c="2"/>-81.4 <text:s text:c="2"/>-10.3 <text:s text:c="3"/>89.7</text:p>
      <text:p text:style-name="Standard"><text:s text:c="3"/>6.287 | 2 <text:s/>| <text:s text:c="3"/>0.180 <text:s text:c="3"/>0.948 <text:s text:c="3"/>0.230 | <text:s text:c="3"/>79.9 <text:s text:c="3"/>-8.2 <text:s text:c="2"/>131.5</text:p>
      <text:p text:style-name="Standard"><text:s text:c="3"/>6.287 | 3 <text:s/>| <text:s text:c="3"/>0.988 <text:s text:c="3"/>0.098 <text:s text:c="3"/>0.258 | <text:s text:c="3"/>14.3 <text:s text:c="2"/>-74.5 <text:s text:c="3"/>46.8</text:p>
      <text:p text:style-name="Standard"><text:s text:c="3"/>6.287 | 4 <text:s/>| <text:s text:c="3"/>0.989 <text:s text:c="3"/>0.009 <text:s text:c="3"/>0.012 | <text:s text:c="2"/>-68.5 <text:s text:c="2"/>-85.0 <text:s text:c="3"/>55.0</text:p>
      <text:p text:style-name="Standard"><text:s text:c="3"/>6.287 | 5 <text:s/>| <text:s text:c="3"/>0.988 <text:s text:c="2"/>-0.182 <text:s text:c="3"/>0.020 | <text:s/>-143.8 <text:s text:c="2"/>-78.7 <text:s text:c="2"/>-97.2</text:p>
      <text:p text:style-name="Standard"><text:soft-page-break/><text:s text:c="3"/>6.321 | 0 <text:s/>| <text:s text:c="8"/>Comm Error <text:s text:c="8"/>| <text:s text:c="11"/>- <text:s text:c="10"/></text:p>
      <text:p text:style-name="Standard"><text:s text:c="3"/>6.321 | 1 <text:s/>| <text:s text:c="3"/>0.120 <text:s text:c="2"/>-0.971 <text:s text:c="3"/>0.135 | <text:s text:c="2"/>-81.4 <text:s text:c="3"/>-9.9 <text:s text:c="3"/>89.1</text:p>
      <text:p text:style-name="Standard"><text:s text:c="3"/>6.321 | 2 <text:s/>| <text:s text:c="3"/>0.187 <text:s text:c="3"/>0.947 <text:s text:c="3"/>0.244 | <text:s text:c="3"/>79.2 <text:s text:c="3"/>-8.6 <text:s text:c="2"/>130.9</text:p>
      <text:p text:style-name="Standard"><text:s text:c="3"/>6.321 | 3 <text:s/>| <text:s text:c="3"/>0.972 <text:s text:c="3"/>0.114 <text:s text:c="3"/>0.238 | <text:s text:c="3"/>15.5 <text:s text:c="2"/>-74.3 <text:s text:c="3"/>44.7</text:p>
      <text:p text:style-name="Standard"><text:s text:c="3"/>6.321 | 4 <text:s/>| <text:s text:c="3"/>1.005 <text:s text:c="2"/>-0.034 <text:s text:c="2"/>-0.019 | <text:s text:c="2"/>-77.7 <text:s text:c="2"/>-84.9 <text:s text:c="3"/>64.0</text:p>
      <text:p text:style-name="Standard"><text:s text:c="3"/>6.321 | 5 <text:s/>| <text:s text:c="3"/>0.994 <text:s text:c="2"/>-0.156 <text:s text:c="3"/>0.038 | <text:s/>-138.8 <text:s text:c="2"/>-78.6 <text:s/>-101.2</text:p>
      <text:p text:style-name="Standard"><text:s text:c="3"/>6.356 | 0 <text:s/>| <text:s text:c="8"/>Comm Error <text:s text:c="8"/>| <text:s text:c="11"/>- <text:s text:c="10"/></text:p>
      <text:p text:style-name="Standard"><text:s text:c="3"/>6.356 | 1 <text:s/>| <text:s text:c="3"/>0.107 <text:s text:c="2"/>-0.964 <text:s text:c="3"/>0.120 | <text:s text:c="2"/>-81.6 <text:s text:c="3"/>-9.5 <text:s text:c="3"/>88.2</text:p>
      <text:p text:style-name="Standard"><text:s text:c="3"/>6.356 | 2 <text:s/>| <text:s text:c="3"/>0.212 <text:s text:c="3"/>0.946 <text:s text:c="3"/>0.238 | <text:s text:c="3"/>78.3 <text:s text:c="3"/>-9.5 <text:s text:c="2"/>129.6</text:p>
      <text:p text:style-name="Standard"><text:s text:c="3"/>6.356 | 3 <text:s/>| <text:s text:c="3"/>0.963 <text:s text:c="3"/>0.105 <text:s text:c="3"/>0.229 | <text:s text:c="3"/>16.6 <text:s text:c="2"/>-74.2 <text:s text:c="3"/>42.5</text:p>
      <text:p text:style-name="Standard"><text:s text:c="3"/>6.356 | 4 <text:s/>| <text:s text:c="3"/>1.007 <text:s text:c="2"/>-0.077 <text:s text:c="2"/>-0.029 | <text:s text:c="2"/>-86.3 <text:s text:c="2"/>-84.7 <text:s text:c="3"/>72.0</text:p>
      <text:p text:style-name="Standard"><text:s text:c="3"/>6.356 | 5 <text:s/>| <text:s text:c="3"/>1.073 <text:s text:c="2"/>-0.108 <text:s text:c="2"/>-0.124 | <text:s/>-142.2 <text:s text:c="2"/>-77.8 <text:s text:c="2"/>-97.8</text:p>
      <text:p text:style-name="Standard"><text:s text:c="3"/>6.391 | 0 <text:s/>| <text:s text:c="8"/>Comm Error <text:s text:c="8"/>| <text:s text:c="11"/>- <text:s text:c="10"/></text:p>
      <text:p text:style-name="Standard"><text:s text:c="3"/>6.391 | 1 <text:s/>| <text:s text:c="3"/>0.088 <text:s text:c="2"/>-0.961 <text:s text:c="3"/>0.150 | <text:s text:c="2"/>-81.7 <text:s text:c="3"/>-9.1 <text:s text:c="3"/>87.3</text:p>
      <text:p text:style-name="Standard"><text:s text:c="3"/>6.391 | 2 <text:s/>| <text:s text:c="3"/>0.238 <text:s text:c="3"/>0.950 <text:s text:c="3"/>0.231 | <text:s text:c="3"/>77.8 <text:s text:c="2"/>-10.4 <text:s text:c="2"/>128.3</text:p>
      <text:p text:style-name="Standard"><text:s text:c="3"/>6.391 | 3 <text:s/>| <text:s text:c="3"/>1.023 <text:s text:c="3"/>0.080 <text:s text:c="3"/>0.257 | <text:s text:c="3"/>16.6 <text:s text:c="2"/>-73.9 <text:s text:c="3"/>40.5</text:p>
      <text:p text:style-name="Standard"><text:s text:c="3"/>6.391 | 4 <text:s/>| <text:s text:c="3"/>1.020 <text:s text:c="2"/>-0.096 <text:s text:c="2"/>-0.005 | <text:s text:c="2"/>-87.0 <text:s text:c="2"/>-84.5 <text:s text:c="3"/>72.0</text:p>
      <text:p text:style-name="Standard"><text:s text:c="3"/>6.391 | 5 <text:s/>| <text:s text:c="3"/>1.125 <text:s text:c="2"/>-0.244 <text:s text:c="2"/>-0.194 | <text:s/>-144.5 <text:s text:c="2"/>-76.1 <text:s text:c="2"/>-96.2</text:p>
      <text:p text:style-name="Standard"><text:s text:c="3"/>6.425 | 0 <text:s/>| <text:s text:c="8"/>Comm Error <text:s text:c="8"/>| <text:s text:c="11"/>- <text:s text:c="10"/></text:p>
      <text:p text:style-name="Standard"><text:s text:c="3"/>6.425 | 1 <text:s/>| <text:s text:c="3"/>0.084 <text:s text:c="2"/>-1.005 <text:s text:c="3"/>0.198 | <text:s text:c="2"/>-81.3 <text:s text:c="3"/>-8.5 <text:s text:c="3"/>85.3</text:p>
      <text:p text:style-name="Standard"><text:s text:c="3"/>6.425 | 2 <text:s/>| <text:s text:c="3"/>0.227 <text:s text:c="3"/>1.005 <text:s text:c="3"/>0.252 | <text:s text:c="3"/>77.1 <text:s text:c="2"/>-11.4 <text:s text:c="2"/>126.1</text:p>
      <text:p text:style-name="Standard"><text:s text:c="3"/>6.425 | 3 <text:s/>| <text:s text:c="3"/>1.055 <text:s text:c="3"/>0.081 <text:s text:c="3"/>0.271 | <text:s text:c="3"/>16.2 <text:s text:c="2"/>-73.7 <text:s text:c="3"/>39.6</text:p>
      <text:p text:style-name="Standard"><text:s text:c="3"/>6.425 | 4 <text:s/>| <text:s text:c="3"/>1.026 <text:s text:c="2"/>-0.067 <text:s text:c="3"/>0.027 | <text:s text:c="2"/>-82.8 <text:s text:c="2"/>-84.4 <text:s text:c="3"/>67.1</text:p>
      <text:p text:style-name="Standard"><text:s text:c="3"/>6.425 | 5 <text:s/>| <text:s text:c="3"/>1.124 <text:s text:c="2"/>-0.078 <text:s text:c="2"/>-0.223 | <text:s/>-146.0 <text:s text:c="2"/>-73.8 <text:s text:c="2"/>-95.3</text:p>
      <text:p text:style-name="Standard"><text:s text:c="3"/>6.459 | 0 <text:s/>| <text:s text:c="8"/>Comm Error <text:s text:c="8"/>| <text:s text:c="11"/>- <text:s text:c="10"/></text:p>
      <text:p text:style-name="Standard"><text:s text:c="3"/>6.459 | 1 <text:s/>| <text:s text:c="3"/>0.091 <text:s text:c="2"/>-1.049 <text:s text:c="3"/>0.223 | <text:s text:c="2"/>-80.8 <text:s text:c="3"/>-8.2 <text:s text:c="3"/>83.2</text:p>
      <text:p text:style-name="Standard"><text:s text:c="3"/>6.459 | 2 <text:s/>| <text:s text:c="3"/>0.192 <text:s text:c="3"/>1.033 <text:s text:c="3"/>0.270 | <text:s text:c="3"/>76.5 <text:s text:c="2"/>-11.7 <text:s text:c="2"/>124.2</text:p>
      <text:p text:style-name="Standard"><text:s text:c="3"/>6.459 | 3 <text:s/>| <text:s text:c="3"/>1.025 <text:s text:c="3"/>0.076 <text:s text:c="3"/>0.233 | <text:s text:c="3"/>15.6 <text:s text:c="2"/>-73.5 <text:s text:c="3"/>37.2</text:p>
      <text:p text:style-name="Standard"><text:s text:c="3"/>6.459 | 4 <text:s/>| <text:s text:c="3"/>1.008 <text:s text:c="2"/>-0.060 <text:s text:c="3"/>0.021 | <text:s text:c="2"/>-78.6 <text:s text:c="2"/>-84.3 <text:s text:c="3"/>62.0</text:p>
      <text:p text:style-name="Standard"><text:s text:c="3"/>6.459 | 5 <text:s/>| <text:s text:c="3"/>1.046 <text:s text:c="2"/>-0.135 <text:s text:c="2"/>-0.322 | <text:s/>-148.4 <text:s text:c="2"/>-72.0 <text:s text:c="2"/>-95.5</text:p>
      <text:p text:style-name="Standard"><text:s text:c="3"/>6.494 | 0 <text:s/>| <text:s text:c="8"/>Comm Error <text:s text:c="8"/>| <text:s text:c="11"/>- <text:s text:c="10"/></text:p>
      <text:p text:style-name="Standard"><text:s text:c="3"/>6.494 | 1 <text:s/>| <text:s text:c="3"/>0.106 <text:s text:c="2"/>-1.018 <text:s text:c="3"/>0.210 | <text:s text:c="2"/>-80.6 <text:s text:c="3"/>-8.1 <text:s text:c="3"/>79.9</text:p>
      <text:p text:style-name="Standard"><text:s text:c="3"/>6.494 | 2 <text:s/>| <text:s text:c="3"/>0.202 <text:s text:c="3"/>0.988 <text:s text:c="3"/>0.252 | <text:s text:c="3"/>76.1 <text:s text:c="2"/>-12.1 <text:s text:c="2"/>122.0</text:p>
      <text:p text:style-name="Standard"><text:s text:c="3"/>6.494 | 3 <text:s/>| <text:s text:c="3"/>1.002 <text:s text:c="3"/>0.068 <text:s text:c="3"/>0.211 | <text:s text:c="3"/>15.4 <text:s text:c="2"/>-73.5 <text:s text:c="3"/>35.6</text:p>
      <text:p text:style-name="Standard"><text:s text:c="3"/>6.494 | 4 <text:s/>| <text:s text:c="3"/>1.023 <text:s text:c="2"/>-0.099 <text:s text:c="2"/>-0.016 | <text:s text:c="2"/>-80.7 <text:s text:c="2"/>-84.2 <text:s text:c="3"/>62.4</text:p>
      <text:p text:style-name="Standard"><text:s text:c="3"/>6.494 | 5 <text:s/>| <text:s text:c="3"/>0.954 <text:s text:c="2"/>-0.227 <text:s text:c="2"/>-0.286 | <text:s/>-147.4 <text:s text:c="2"/>-69.5 <text:s/>-102.1</text:p>
      <text:p text:style-name="Standard"><text:s text:c="3"/>6.528 | 0 <text:s/>| <text:s text:c="8"/>Comm Error <text:s text:c="8"/>| <text:s text:c="11"/>- <text:s text:c="10"/></text:p>
      <text:p text:style-name="Standard"><text:s text:c="3"/>6.528 | 1 <text:s/>| <text:s text:c="3"/>0.150 <text:s text:c="2"/>-0.984 <text:s text:c="3"/>0.236 | <text:s text:c="2"/>-80.3 <text:s text:c="3"/>-8.2 <text:s text:c="3"/>77.1</text:p>
      <text:p text:style-name="Standard"><text:s text:c="3"/>6.528 | 2 <text:s/>| <text:s text:c="3"/>0.190 <text:s text:c="3"/>0.971 <text:s text:c="3"/>0.245 | <text:s text:c="3"/>75.7 <text:s text:c="2"/>-12.5 <text:s text:c="2"/>118.5</text:p>
      <text:p text:style-name="Standard"><text:s text:c="3"/>6.528 | 3 <text:s/>| <text:s text:c="3"/>1.002 <text:s text:c="3"/>0.052 <text:s text:c="3"/>0.226 | <text:s text:c="3"/>15.2 <text:s text:c="2"/>-73.6 <text:s text:c="3"/>32.2</text:p>
      <text:p text:style-name="Standard"><text:s text:c="3"/>6.528 | 4 <text:s/>| <text:s text:c="3"/>1.024 <text:s text:c="2"/>-0.064 <text:s text:c="2"/>-0.033 | <text:s text:c="2"/>-85.2 <text:s text:c="2"/>-84.2 <text:s text:c="3"/>65.5</text:p>
      <text:p text:style-name="Standard"><text:s text:c="3"/>6.528 | 5 <text:s/>| <text:s text:c="3"/>0.891 <text:s text:c="2"/>-0.286 <text:s text:c="2"/>-0.302 | <text:s/>-144.2 <text:s text:c="2"/>-68.2 <text:s/>-110.1</text:p>
      <text:p text:style-name="Standard"><text:s text:c="3"/>6.562 | 0 <text:s/>| <text:s text:c="8"/>Comm Error <text:s text:c="8"/>| <text:s text:c="11"/>- <text:s text:c="10"/></text:p>
      <text:p text:style-name="Standard"><text:s text:c="3"/>6.562 | 1 <text:s/>| <text:s text:c="3"/>0.166 <text:s text:c="2"/>-0.973 <text:s text:c="3"/>0.268 | <text:s text:c="2"/>-79.9 <text:s text:c="3"/>-8.4 <text:s text:c="3"/>74.2</text:p>
      <text:p text:style-name="Standard"><text:s text:c="3"/>6.562 | 2 <text:s/>| <text:s text:c="3"/>0.165 <text:s text:c="3"/>0.981 <text:s text:c="3"/>0.245 | <text:s text:c="3"/>75.5 <text:s text:c="2"/>-12.6 <text:s text:c="2"/>115.5</text:p>
      <text:p text:style-name="Standard"><text:s text:c="3"/>6.562 | 3 <text:s/>| <text:s text:c="3"/>1.014 <text:s text:c="3"/>0.010 <text:s text:c="3"/>0.259 | <text:s text:c="3"/>14.1 <text:s text:c="2"/>-73.5 <text:s text:c="3"/>30.4</text:p>
      <text:p text:style-name="Standard"><text:s text:c="3"/>6.562 | 4 <text:s/>| <text:s text:c="3"/>1.020 <text:s text:c="2"/>-0.079 <text:s text:c="3"/>0.008 | <text:s text:c="2"/>-85.1 <text:s text:c="2"/>-84.3 <text:s text:c="3"/>63.6</text:p>
      <text:p text:style-name="Standard"><text:s text:c="3"/>6.562 | 5 <text:s/>| <text:s text:c="3"/>0.939 <text:s text:c="2"/>-0.240 <text:s text:c="2"/>-0.264 | <text:s/>-137.0 <text:s text:c="2"/>-67.5 <text:s/>-123.1</text:p>
      <text:p text:style-name="Standard"><text:s text:c="3"/>6.596 | 0 <text:s/>| <text:s text:c="8"/>Comm Error <text:s text:c="8"/>| <text:s text:c="11"/>- <text:s text:c="10"/></text:p>
      <text:p text:style-name="Standard"><text:soft-page-break/><text:s text:c="3"/>6.596 | 1 <text:s/>| <text:s text:c="3"/>0.174 <text:s text:c="2"/>-0.960 <text:s text:c="3"/>0.264 | <text:s text:c="2"/>-79.4 <text:s text:c="3"/>-8.7 <text:s text:c="3"/>70.1</text:p>
      <text:p text:style-name="Standard"><text:s text:c="3"/>6.596 | 2 <text:s/>| <text:s text:c="3"/>0.121 <text:s text:c="3"/>1.001 <text:s text:c="3"/>0.218 | <text:s text:c="3"/>75.9 <text:s text:c="2"/>-12.3 <text:s text:c="2"/>110.6</text:p>
      <text:p text:style-name="Standard"><text:s text:c="3"/>6.596 | 3 <text:s/>| <text:s text:c="3"/>0.999 <text:s text:c="2"/>-0.026 <text:s text:c="3"/>0.226 | <text:s text:c="3"/>12.2 <text:s text:c="2"/>-73.7 <text:s text:c="3"/>29.0</text:p>
      <text:p text:style-name="Standard"><text:s text:c="3"/>6.596 | 4 <text:s/>| <text:s text:c="3"/>1.011 <text:s text:c="2"/>-0.038 <text:s text:c="3"/>0.007 | <text:s text:c="2"/>-83.0 <text:s text:c="2"/>-84.5 <text:s text:c="3"/>60.0</text:p>
      <text:p text:style-name="Standard"><text:s text:c="3"/>6.596 | 5 <text:s/>| <text:s text:c="3"/>1.031 <text:s text:c="3"/>0.090 <text:s text:c="2"/>-0.313 | <text:s/>-135.7 <text:s text:c="2"/>-68.7 <text:s/>-129.5</text:p>
      <text:p text:style-name="Standard"><text:s text:c="3"/>6.630 | 0 <text:s/>| <text:s text:c="8"/>Comm Error <text:s text:c="8"/>| <text:s text:c="11"/>- <text:s text:c="10"/></text:p>
      <text:p text:style-name="Standard"><text:s text:c="3"/>6.630 | 1 <text:s/>| <text:s text:c="3"/>0.176 <text:s text:c="2"/>-0.936 <text:s text:c="3"/>0.276 | <text:s text:c="2"/>-78.9 <text:s text:c="3"/>-9.0 <text:s text:c="3"/>67.0</text:p>
      <text:p text:style-name="Standard"><text:s text:c="3"/>6.630 | 2 <text:s/>| <text:s text:c="3"/>0.130 <text:s text:c="3"/>1.015 <text:s text:c="3"/>0.149 | <text:s text:c="3"/>76.8 <text:s text:c="2"/>-11.9 <text:s text:c="2"/>106.5</text:p>
      <text:p text:style-name="Standard"><text:s text:c="3"/>6.630 | 3 <text:s/>| <text:s text:c="3"/>0.995 <text:s text:c="2"/>-0.064 <text:s text:c="3"/>0.192 | <text:s text:c="4"/>8.4 <text:s text:c="2"/>-74.2 <text:s text:c="3"/>28.6</text:p>
      <text:p text:style-name="Standard"><text:s text:c="3"/>6.630 | 4 <text:s/>| <text:s text:c="3"/>1.008 <text:s text:c="2"/>-0.026 <text:s text:c="3"/>0.052 | <text:s text:c="2"/>-74.5 <text:s text:c="2"/>-84.8 <text:s text:c="3"/>49.4</text:p>
      <text:p text:style-name="Standard"><text:s text:c="3"/>6.630 | 5 <text:s/>| <text:s text:c="3"/>1.018 <text:s text:c="3"/>0.097 <text:s text:c="2"/>-0.357 | <text:s/>-137.5 <text:s text:c="2"/>-70.4 <text:s/>-137.5</text:p>
      <text:p text:style-name="Standard"><text:s text:c="3"/>6.665 | 0 <text:s/>| <text:s text:c="8"/>Comm Error <text:s text:c="8"/>| <text:s text:c="11"/>- <text:s text:c="10"/></text:p>
      <text:p text:style-name="Standard"><text:s text:c="3"/>6.665 | 1 <text:s/>| <text:s text:c="3"/>0.169 <text:s text:c="2"/>-0.936 <text:s text:c="3"/>0.290 | <text:s text:c="2"/>-78.1 <text:s text:c="3"/>-9.3 <text:s text:c="3"/>62.4</text:p>
      <text:p text:style-name="Standard"><text:s text:c="3"/>6.665 | 2 <text:s/>| <text:s text:c="3"/>0.154 <text:s text:c="3"/>1.023 <text:s text:c="3"/>0.099 | <text:s text:c="3"/>78.1 <text:s text:c="2"/>-11.7 <text:s text:c="2"/>102.3</text:p>
      <text:p text:style-name="Standard"><text:s text:c="3"/>6.665 | 3 <text:s/>| <text:s text:c="3"/>0.996 <text:s text:c="2"/>-0.070 <text:s text:c="3"/>0.193 | <text:s text:c="4"/>5.4 <text:s text:c="2"/>-74.8 <text:s text:c="3"/>28.3</text:p>
      <text:p text:style-name="Standard"><text:s text:c="3"/>6.665 | 4 <text:s/>| <text:s text:c="3"/>1.007 <text:s text:c="2"/>-0.085 <text:s text:c="3"/>0.082 | <text:s text:c="2"/>-66.4 <text:s text:c="2"/>-84.8 <text:s text:c="3"/>39.6</text:p>
      <text:p text:style-name="Standard"><text:s text:c="3"/>6.665 | 5 <text:s/>| <text:s text:c="3"/>1.007 <text:s text:c="2"/>-0.030 <text:s text:c="2"/>-0.409 | <text:s/>-139.1 <text:s text:c="2"/>-71.8 <text:s/>-145.4</text:p>
      <text:p text:style-name="Standard"><text:s text:c="3"/>6.699 | 0 <text:s/>| <text:s text:c="8"/>Comm Error <text:s text:c="8"/>| <text:s text:c="11"/>- <text:s text:c="10"/></text:p>
      <text:p text:style-name="Standard"><text:s text:c="3"/>6.699 | 1 <text:s/>| <text:s text:c="3"/>0.157 <text:s text:c="2"/>-0.945 <text:s text:c="3"/>0.309 | <text:s text:c="2"/>-77.5 <text:s text:c="3"/>-9.2 <text:s text:c="3"/>58.7</text:p>
      <text:p text:style-name="Standard"><text:s text:c="3"/>6.699 | 2 <text:s/>| <text:s text:c="3"/>0.172 <text:s text:c="3"/>1.011 <text:s text:c="3"/>0.068 | <text:s text:c="3"/>80.0 <text:s text:c="2"/>-11.5 <text:s text:c="3"/>97.1</text:p>
      <text:p text:style-name="Standard"><text:s text:c="3"/>6.699 | 3 <text:s/>| <text:s text:c="3"/>0.995 <text:s text:c="2"/>-0.080 <text:s text:c="3"/>0.188 | <text:s text:c="4"/>1.4 <text:s text:c="2"/>-75.6 <text:s text:c="3"/>28.1</text:p>
      <text:p text:style-name="Standard"><text:s text:c="3"/>6.699 | 4 <text:s/>| <text:s text:c="3"/>0.985 <text:s text:c="2"/>-0.029 <text:s text:c="3"/>0.104 | <text:s text:c="2"/>-54.3 <text:s text:c="2"/>-84.9 <text:s text:c="3"/>26.6</text:p>
      <text:p text:style-name="Standard"><text:s text:c="3"/>6.699 | 5 <text:s/>| <text:s text:c="3"/>0.975 <text:s text:c="3"/>0.184 <text:s text:c="2"/>-0.616 | <text:s/>-145.5 <text:s text:c="2"/>-73.3 <text:s/>-148.0</text:p>
      <text:p text:style-name="Standard"><text:s text:c="3"/>6.733 | 0 <text:s/>| <text:s text:c="8"/>Comm Error <text:s text:c="8"/>| <text:s text:c="11"/>- <text:s text:c="10"/></text:p>
      <text:p text:style-name="Standard"><text:s text:c="3"/>6.733 | 1 <text:s/>| <text:s text:c="3"/>0.151 <text:s text:c="2"/>-0.937 <text:s text:c="3"/>0.314 | <text:s text:c="2"/>-76.8 <text:s text:c="3"/>-9.1 <text:s text:c="3"/>55.2</text:p>
      <text:p text:style-name="Standard"><text:s text:c="3"/>6.733 | 2 <text:s/>| <text:s text:c="3"/>0.181 <text:s text:c="3"/>1.015 <text:s text:c="3"/>0.081 | <text:s text:c="3"/>81.2 <text:s text:c="2"/>-11.3 <text:s text:c="3"/>93.7</text:p>
      <text:p text:style-name="Standard"><text:s text:c="3"/>6.733 | 3 <text:s/>| <text:s text:c="3"/>1.032 <text:s text:c="2"/>-0.050 <text:s text:c="3"/>0.207 | <text:s text:c="3"/>-1.0 <text:s text:c="2"/>-76.2 <text:s text:c="3"/>27.2</text:p>
      <text:p text:style-name="Standard"><text:s text:c="3"/>6.733 | 4 <text:s/>| <text:s text:c="3"/>1.046 <text:s text:c="3"/>0.002 <text:s text:c="3"/>0.000 | <text:s text:c="2"/>-42.0 <text:s text:c="2"/>-85.1 <text:s text:c="3"/>14.5</text:p>
      <text:p text:style-name="Standard"><text:s text:c="3"/>6.733 | 5 <text:s/>| <text:s text:c="3"/>0.810 <text:s text:c="2"/>-0.181 <text:s text:c="2"/>-0.994 | <text:s/>-160.9 <text:s text:c="2"/>-71.6 <text:s/>-144.4</text:p>
      <text:p text:style-name="Standard"><text:s text:c="3"/>6.768 | 0 <text:s/>| <text:s text:c="8"/>Comm Error <text:s text:c="8"/>| <text:s text:c="11"/>- <text:s text:c="10"/></text:p>
      <text:p text:style-name="Standard"><text:s text:c="3"/>6.768 | 1 <text:s/>| <text:s text:c="3"/>0.179 <text:s text:c="2"/>-0.998 <text:s text:c="3"/>0.326 | <text:s text:c="2"/>-75.8 <text:s text:c="3"/>-9.0 <text:s text:c="3"/>50.9</text:p>
      <text:p text:style-name="Standard"><text:s text:c="3"/>6.768 | 2 <text:s/>| <text:s text:c="3"/>0.164 <text:s text:c="3"/>1.043 <text:s text:c="3"/>0.125 | <text:s text:c="3"/>82.1 <text:s text:c="2"/>-10.8 <text:s text:c="3"/>89.6</text:p>
      <text:p text:style-name="Standard"><text:s text:c="3"/>6.768 | 3 <text:s/>| <text:s text:c="3"/>1.019 <text:s text:c="2"/>-0.015 <text:s text:c="3"/>0.209 | <text:s text:c="3"/>-1.9 <text:s text:c="2"/>-76.6 <text:s text:c="3"/>24.9</text:p>
      <text:p text:style-name="Standard"><text:s text:c="3"/>6.768 | 4 <text:s/>| <text:s text:c="3"/>1.053 <text:s text:c="3"/>0.023 <text:s text:c="2"/>-0.106 | <text:s text:c="2"/>167.1 <text:s text:c="2"/>-85.3 <text:s text:c="2"/>137.4</text:p>
      <text:p text:style-name="Standard"><text:s text:c="3"/>6.768 | 5 <text:s/>| <text:s text:c="3"/>0.913 <text:s text:c="3"/>0.180 <text:s text:c="2"/>-0.537 | <text:s/>-166.8 <text:s text:c="2"/>-70.1 <text:s/>-140.9</text:p>
      <text:p text:style-name="Standard"><text:s text:c="3"/>6.802 | 0 <text:s/>| <text:s text:c="8"/>Comm Error <text:s text:c="8"/>| <text:s text:c="11"/>- <text:s text:c="10"/></text:p>
      <text:p text:style-name="Standard"><text:s text:c="3"/>6.802 | 1 <text:s/>| <text:s text:c="3"/>0.195 <text:s text:c="2"/>-0.979 <text:s text:c="3"/>0.264 | <text:s text:c="2"/>-75.4 <text:s text:c="3"/>-9.2 <text:s text:c="3"/>47.8</text:p>
      <text:p text:style-name="Standard"><text:s text:c="3"/>6.802 | 2 <text:s/>| <text:s text:c="3"/>0.084 <text:s text:c="3"/>0.952 <text:s text:c="3"/>0.127 | <text:s text:c="3"/>82.6 <text:s text:c="3"/>-9.9 <text:s text:c="3"/>86.2</text:p>
      <text:p text:style-name="Standard"><text:s text:c="3"/>6.802 | 3 <text:s/>| <text:s text:c="3"/>0.964 <text:s text:c="3"/>0.013 <text:s text:c="3"/>0.134 | <text:s text:c="3"/>-1.4 <text:s text:c="2"/>-77.3 <text:s text:c="3"/>21.0</text:p>
      <text:p text:style-name="Standard"><text:s text:c="3"/>6.802 | 4 <text:s/>| <text:s text:c="3"/>1.074 <text:s text:c="3"/>0.038 <text:s text:c="2"/>-0.119 | <text:s text:c="2"/>149.0 <text:s text:c="2"/>-84.7 <text:s text:c="2"/>172.6</text:p>
      <text:p text:style-name="Standard"><text:s text:c="3"/>6.802 | 5 <text:s/>| <text:s text:c="3"/>1.074 <text:s text:c="2"/>-0.223 <text:s text:c="2"/>-0.286 | <text:s/>-164.6 <text:s text:c="2"/>-71.5 <text:s/>-141.9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36 | 0 <text:s/>| <text:s text:c="8"/>Comm Error <text:s text:c="8"/>| <text:s text:c="11"/>- <text:s text:c="10"/></text:p>
      <text:p text:style-name="Standard"><text:s text:c="3"/>6.836 | 1 <text:s/>| <text:s text:c="3"/>0.266 <text:s text:c="2"/>-0.960 <text:s text:c="3"/>0.159 | <text:s text:c="2"/>-75.6 <text:s text:c="3"/>-9.9 <text:s text:c="3"/>43.4</text:p>
      <text:p text:style-name="Standard"><text:s text:c="3"/>6.836 | 2 <text:s/>| <text:s text:c="3"/>0.083 <text:s text:c="3"/>0.979 <text:s text:c="3"/>0.098 | <text:s text:c="3"/>83.7 <text:s text:c="3"/>-8.9 <text:s text:c="3"/>82.1</text:p>
      <text:p text:style-name="Standard"><text:s text:c="3"/>6.836 | 3 <text:s/>| <text:s text:c="3"/>1.011 <text:s text:c="3"/>0.016 <text:s text:c="3"/>0.115 | <text:s text:c="4"/>0.7 <text:s text:c="2"/>-78.8 <text:s text:c="3"/>14.8</text:p>
      <text:p text:style-name="Standard"><text:soft-page-break/><text:s text:c="3"/>6.836 | 4 <text:s/>| <text:s text:c="3"/>1.031 <text:s text:c="3"/>0.039 <text:s text:c="2"/>-0.056 | <text:s text:c="2"/>140.5 <text:s text:c="2"/>-84.2 <text:s/>-179.8</text:p>
      <text:p text:style-name="Standard"><text:s text:c="3"/>6.836 | 5 <text:s/>| <text:s text:c="3"/>0.961 <text:s text:c="2"/>-0.400 <text:s text:c="2"/>-0.172 | <text:s/>-160.2 <text:s text:c="2"/>-73.3 <text:s/>-147.5</text:p>
      <text:p text:style-name="Standard"><text:s text:c="3"/>6.870 | 0 <text:s/>| <text:s text:c="8"/>Comm Error <text:s text:c="8"/>| <text:s text:c="11"/>- <text:s text:c="10"/></text:p>
      <text:p text:style-name="Standard"><text:s text:c="3"/>6.870 | 1 <text:s/>| <text:s text:c="3"/>0.338 <text:s text:c="2"/>-0.968 <text:s text:c="3"/>0.107 | <text:s text:c="2"/>-76.4 <text:s text:c="2"/>-10.8 <text:s text:c="3"/>39.6</text:p>
      <text:p text:style-name="Standard"><text:s text:c="3"/>6.870 | 2 <text:s/>| <text:s text:c="3"/>0.021 <text:s text:c="3"/>1.019 <text:s text:c="3"/>0.165 | <text:s text:c="3"/>84.3 <text:s text:c="3"/>-7.6 <text:s text:c="3"/>77.0</text:p>
      <text:p text:style-name="Standard"><text:s text:c="3"/>6.870 | 3 <text:s/>| <text:s text:c="3"/>1.007 <text:s text:c="3"/>0.031 <text:s text:c="3"/>0.187 | <text:s text:c="4"/>3.1 <text:s text:c="2"/>-79.5 <text:s text:c="4"/>9.4</text:p>
      <text:p text:style-name="Standard"><text:s text:c="3"/>6.870 | 4 <text:s/>| <text:s text:c="3"/>0.993 <text:s text:c="2"/>-0.186 <text:s text:c="3"/>0.057 | <text:s text:c="2"/>158.6 <text:s text:c="2"/>-84.8 <text:s text:c="2"/>159.1</text:p>
      <text:p text:style-name="Standard"><text:s text:c="3"/>6.870 | 5 <text:s/>| <text:s text:c="3"/>0.983 <text:s text:c="2"/>-0.150 <text:s text:c="3"/>0.039 | <text:s/>-151.3 <text:s text:c="2"/>-76.7 <text:s/>-157.0</text:p>
      <text:p text:style-name="Standard"><text:s text:c="3"/>6.905 | 0 <text:s/>| <text:s text:c="8"/>Comm Error <text:s text:c="8"/>| <text:s text:c="11"/>- <text:s text:c="10"/></text:p>
      <text:p text:style-name="Standard"><text:s text:c="3"/>6.905 | 1 <text:s/>| <text:s text:c="3"/>0.361 <text:s text:c="2"/>-0.940 <text:s text:c="3"/>0.133 | <text:s text:c="2"/>-77.4 <text:s text:c="2"/>-12.3 <text:s text:c="3"/>34.0</text:p>
      <text:p text:style-name="Standard"><text:s text:c="3"/>6.905 | 2 <text:s/>| <text:s text:c="2"/>-0.054 <text:s text:c="3"/>0.996 <text:s text:c="3"/>0.126 | <text:s text:c="3"/>84.4 <text:s text:c="3"/>-6.1 <text:s text:c="3"/>73.4</text:p>
      <text:p text:style-name="Standard"><text:s text:c="3"/>6.905 | 3 <text:s/>| <text:s text:c="3"/>0.961 <text:s text:c="3"/>0.041 <text:s text:c="3"/>0.220 | <text:s text:c="4"/>6.4 <text:s text:c="2"/>-79.6 <text:s text:c="4"/>3.5</text:p>
      <text:p text:style-name="Standard"><text:s text:c="3"/>6.905 | 4 <text:s/>| <text:s text:c="3"/>0.949 <text:s text:c="2"/>-0.036 <text:s text:c="2"/>-0.090 | <text:s/>-161.5 <text:s text:c="2"/>-84.5 <text:s text:c="2"/>120.1</text:p>
      <text:p text:style-name="Standard"><text:s text:c="3"/>6.905 | 5 <text:s/>| <text:s text:c="3"/>1.007 <text:s text:c="2"/>-0.051 <text:s text:c="3"/>0.066 | <text:s/>-149.4 <text:s text:c="2"/>-79.5 <text:s/>-158.6</text:p>
      <text:p text:style-name="Standard"><text:s text:c="3"/>6.938 | 0 <text:s/>| <text:s text:c="8"/>Comm Error <text:s text:c="8"/>| <text:s text:c="11"/>- <text:s text:c="10"/></text:p>
      <text:p text:style-name="Standard"><text:s text:c="3"/>6.938 | 1 <text:s/>| <text:s text:c="3"/>0.403 <text:s text:c="2"/>-0.870 <text:s text:c="3"/>0.197 | <text:s text:c="2"/>-77.5 <text:s text:c="2"/>-13.1 <text:s text:c="3"/>31.3</text:p>
      <text:p text:style-name="Standard"><text:s text:c="3"/>6.938 | 2 <text:s/>| <text:s text:c="3"/>0.055 <text:s text:c="3"/>0.962 <text:s text:c="3"/>0.137 | <text:s text:c="3"/>84.4 <text:s text:c="3"/>-5.1 <text:s text:c="3"/>69.5</text:p>
      <text:p text:style-name="Standard"><text:s text:c="3"/>6.938 | 3 <text:s/>| <text:s text:c="3"/>1.000 <text:s text:c="2"/>-0.009 <text:s text:c="3"/>0.220 | <text:s text:c="4"/>7.3 <text:s text:c="2"/>-79.6 <text:s text:c="3"/>-0.4</text:p>
      <text:p text:style-name="Standard"><text:s text:c="3"/>6.938 | 4 <text:s/>| <text:s text:c="3"/>0.931 <text:s text:c="2"/>-0.012 <text:s text:c="2"/>-0.447 | <text:s/>-170.7 <text:s text:c="2"/>-82.4 <text:s text:c="2"/>126.6</text:p>
      <text:p text:style-name="Standard"><text:s text:c="3"/>6.938 | 5 <text:s/>| <text:s text:c="3"/>0.996 <text:s text:c="2"/>-0.235 <text:s text:c="3"/>0.025 | <text:s/>-137.8 <text:s text:c="2"/>-80.6 <text:s/>-170.6</text:p>
      <text:p text:style-name="Standard"><text:s text:c="3"/>6.973 | 0 <text:s/>| <text:s text:c="8"/>Comm Error <text:s text:c="8"/>| <text:s text:c="11"/>- <text:s text:c="10"/></text:p>
      <text:p text:style-name="Standard"><text:s text:c="3"/>6.973 | 1 <text:s/>| <text:s text:c="3"/>0.395 <text:s text:c="2"/>-0.856 <text:s text:c="3"/>0.241 | <text:s text:c="2"/>-77.0 <text:s text:c="2"/>-14.4 <text:s text:c="3"/>26.3</text:p>
      <text:p text:style-name="Standard"><text:s text:c="3"/>6.973 | 2 <text:s/>| <text:s text:c="2"/>-0.100 <text:s text:c="3"/>1.021 <text:s text:c="3"/>0.133 | <text:s text:c="3"/>84.0 <text:s text:c="3"/>-3.9 <text:s text:c="3"/>67.5</text:p>
      <text:p text:style-name="Standard"><text:s text:c="3"/>6.973 | 3 <text:s/>| <text:s text:c="3"/>1.061 <text:s text:c="3"/>0.058 <text:s text:c="3"/>0.340 | <text:s text:c="4"/>8.2 <text:s text:c="2"/>-79.0 <text:s text:c="3"/>-3.0</text:p>
      <text:p text:style-name="Standard"><text:s text:c="3"/>6.973 | 4 <text:s/>| <text:s text:c="3"/>0.949 <text:s text:c="2"/>-0.137 <text:s text:c="2"/>-0.364 | <text:s/>-165.9 <text:s text:c="2"/>-78.1 <text:s text:c="2"/>112.9</text:p>
      <text:p text:style-name="Standard"><text:s text:c="3"/>6.973 | 5 <text:s/>| <text:s text:c="3"/>1.011 <text:s text:c="2"/>-0.091 <text:s text:c="2"/>-0.038 | <text:s/>-130.3 <text:s text:c="2"/>-81.3 <text:s/>-178.2</text:p>
      <text:p text:style-name="Standard"><text:s text:c="3"/>7.007 | 0 <text:s/>| <text:s text:c="8"/>Comm Error <text:s text:c="8"/>| <text:s text:c="11"/>- <text:s text:c="10"/></text:p>
      <text:p text:style-name="Standard"><text:s text:c="3"/>7.007 | 1 <text:s/>| <text:s text:c="3"/>0.443 <text:s text:c="2"/>-0.868 <text:s text:c="3"/>0.198 | <text:s text:c="2"/>-76.5 <text:s text:c="2"/>-15.8 <text:s text:c="3"/>23.8</text:p>
      <text:p text:style-name="Standard"><text:s text:c="3"/>7.007 | 2 <text:s/>| <text:s text:c="2"/>-0.098 <text:s text:c="3"/>1.058 <text:s text:c="3"/>0.122 | <text:s text:c="3"/>83.8 <text:s text:c="3"/>-2.8 <text:s text:c="3"/>65.6</text:p>
      <text:p text:style-name="Standard"><text:s text:c="3"/>7.007 | 3 <text:s/>| <text:s text:c="3"/>1.045 <text:s text:c="3"/>0.041 <text:s text:c="3"/>0.367 | <text:s text:c="4"/>8.1 <text:s text:c="2"/>-77.5 <text:s text:c="3"/>-4.8</text:p>
      <text:p text:style-name="Standard"><text:s text:c="3"/>7.007 | 4 <text:s/>| <text:s text:c="3"/>0.935 <text:s text:c="2"/>-0.228 <text:s text:c="2"/>-0.242 | <text:s/>-161.4 <text:s text:c="2"/>-75.3 <text:s text:c="2"/>101.1</text:p>
      <text:p text:style-name="Standard"><text:s text:c="3"/>7.007 | 5 <text:s/>| <text:s text:c="3"/>1.000 <text:s text:c="2"/>-0.152 <text:s text:c="2"/>-0.102 | <text:s/>-130.0 <text:s text:c="2"/>-81.4 <text:s/>-178.7</text:p>
      <text:p text:style-name="Standard"><text:s text:c="3"/>7.042 | 0 <text:s/>| <text:s text:c="8"/>Comm Error <text:s text:c="8"/>| <text:s text:c="11"/>- <text:s text:c="10"/></text:p>
      <text:p text:style-name="Standard"><text:s text:c="3"/>7.042 | 1 <text:s/>| <text:s text:c="3"/>0.466 <text:s text:c="2"/>-0.845 <text:s text:c="3"/>0.138 | <text:s text:c="2"/>-76.9 <text:s text:c="2"/>-17.3 <text:s text:c="3"/>22.2</text:p>
      <text:p text:style-name="Standard"><text:s text:c="3"/>7.042 | 2 <text:s/>| <text:s text:c="2"/>-0.046 <text:s text:c="3"/>1.011 <text:s text:c="3"/>0.072 | <text:s text:c="3"/>83.5 <text:s text:c="3"/>-2.0 <text:s text:c="3"/>63.8</text:p>
      <text:p text:style-name="Standard"><text:s text:c="3"/>7.042 | 3 <text:s/>| <text:s text:c="3"/>0.981 <text:s text:c="2"/>-0.024 <text:s text:c="3"/>0.343 | <text:s text:c="4"/>5.2 <text:s text:c="2"/>-76.3 <text:s text:c="3"/>-3.3</text:p>
      <text:p text:style-name="Standard"><text:s text:c="3"/>7.042 | 4 <text:s/>| <text:s text:c="3"/>0.926 <text:s text:c="2"/>-0.157 <text:s text:c="2"/>-0.164 | <text:s/>-156.1 <text:s text:c="2"/>-72.8 <text:s text:c="3"/>86.2</text:p>
      <text:p text:style-name="Standard"><text:s text:c="3"/>7.042 | 5 <text:s/>| <text:s text:c="3"/>1.003 <text:s text:c="2"/>-0.084 <text:s text:c="2"/>-0.131 | <text:s/>-132.0 <text:s text:c="2"/>-81.3 <text:s/>-177.0</text:p>
      <text:p text:style-name="Standard"><text:s text:c="3"/>7.077 | 0 <text:s/>| <text:s text:c="8"/>Comm Error <text:s text:c="8"/>| <text:s text:c="11"/>- <text:s text:c="10"/></text:p>
      <text:p text:style-name="Standard"><text:s text:c="3"/>7.077 | 1 <text:s/>| <text:s text:c="3"/>0.399 <text:s text:c="2"/>-0.829 <text:s text:c="3"/>0.141 | <text:s text:c="2"/>-77.5 <text:s text:c="2"/>-18.9 <text:s text:c="3"/>21.1</text:p>
      <text:p text:style-name="Standard"><text:s text:c="3"/>7.077 | 2 <text:s/>| <text:s text:c="2"/>-0.051 <text:s text:c="3"/>0.986 <text:s text:c="3"/>0.042 | <text:s text:c="3"/>83.6 <text:s text:c="3"/>-1.5 <text:s text:c="3"/>63.2</text:p>
      <text:p text:style-name="Standard"><text:s text:c="3"/>7.077 | 3 <text:s/>| <text:s text:c="3"/>0.950 <text:s text:c="3"/>0.040 <text:s text:c="3"/>0.280 | <text:s text:c="4"/>4.3 <text:s text:c="2"/>-75.3 <text:s text:c="3"/>-3.6</text:p>
      <text:p text:style-name="Standard"><text:s text:c="3"/>7.077 | 4 <text:s/>| <text:s text:c="3"/>0.974 <text:s text:c="2"/>-0.072 <text:s text:c="2"/>-0.125 | <text:s/>-156.5 <text:s text:c="2"/>-72.0 <text:s text:c="3"/>79.5</text:p>
      <text:p text:style-name="Standard"><text:s text:c="3"/>7.077 | 5 <text:s/>| <text:s text:c="3"/>1.020 <text:s text:c="2"/>-0.112 <text:s text:c="2"/>-0.104 | <text:s/>-133.4 <text:s text:c="2"/>-81.2 <text:s/>-175.9</text:p>
      <text:p text:style-name="Standard"><text:s text:c="3"/>7.111 | 0 <text:s/>| <text:s text:c="8"/>Comm Error <text:s text:c="8"/>| <text:s text:c="11"/>- <text:s text:c="10"/></text:p>
      <text:p text:style-name="Standard"><text:s text:c="3"/>7.111 | 1 <text:s/>| <text:s text:c="3"/>0.371 <text:s text:c="2"/>-0.870 <text:s text:c="3"/>0.149 | <text:s text:c="2"/>-78.0 <text:s text:c="2"/>-19.3 <text:s text:c="3"/>20.8</text:p>
      <text:p text:style-name="Standard"><text:s text:c="3"/>7.111 | 2 <text:s/>| <text:s text:c="2"/>-0.001 <text:s text:c="3"/>0.939 <text:s text:c="3"/>0.053 | <text:s text:c="3"/>83.6 <text:s text:c="3"/>-1.1 <text:s text:c="3"/>62.8</text:p>
      <text:p text:style-name="Standard"><text:s text:c="3"/>7.111 | 3 <text:s/>| <text:s text:c="3"/>0.972 <text:s text:c="3"/>0.188 <text:s text:c="3"/>0.235 | <text:s text:c="4"/>7.2 <text:s text:c="2"/>-75.1 <text:s text:c="3"/>-7.0</text:p>
      <text:p text:style-name="Standard"><text:s text:c="3"/>7.111 | 4 <text:s/>| <text:s text:c="3"/>0.948 <text:s text:c="2"/>-0.126 <text:s text:c="3"/>0.046 | <text:s/>-155.9 <text:s text:c="2"/>-72.9 <text:s text:c="3"/>69.4</text:p>
      <text:p text:style-name="Standard"><text:soft-page-break/><text:s text:c="3"/>7.111 | 5 <text:s/>| <text:s text:c="3"/>1.043 <text:s text:c="2"/>-0.040 <text:s text:c="2"/>-0.110 | <text:s/>-137.7 <text:s text:c="2"/>-81.4 <text:s/>-172.0</text:p>
      <text:p text:style-name="Standard"><text:s text:c="3"/>7.146 | 0 <text:s/>| <text:s text:c="8"/>Comm Error <text:s text:c="8"/>| <text:s text:c="11"/>- <text:s text:c="10"/></text:p>
      <text:p text:style-name="Standard"><text:s text:c="3"/>7.146 | 1 <text:s/>| <text:s text:c="3"/>0.330 <text:s text:c="2"/>-0.936 <text:s text:c="3"/>0.142 | <text:s text:c="2"/>-78.5 <text:s text:c="2"/>-19.2 <text:s text:c="3"/>20.4</text:p>
      <text:p text:style-name="Standard"><text:s text:c="3"/>7.146 | 2 <text:s/>| <text:s text:c="3"/>0.117 <text:s text:c="3"/>0.922 <text:s text:c="3"/>0.152 | <text:s text:c="3"/>83.0 <text:s text:c="3"/>-1.6 <text:s text:c="3"/>62.7</text:p>
      <text:p text:style-name="Standard"><text:s text:c="3"/>7.146 | 3 <text:s/>| <text:s text:c="3"/>0.962 <text:s text:c="3"/>0.114 <text:s text:c="3"/>0.250 | <text:s text:c="3"/>10.5 <text:s text:c="2"/>-74.8 <text:s text:c="2"/>-11.2</text:p>
      <text:p text:style-name="Standard"><text:s text:c="3"/>7.146 | 4 <text:s/>| <text:s text:c="3"/>0.956 <text:s text:c="2"/>-0.027 <text:s text:c="3"/>0.199 | <text:s/>-152.1 <text:s text:c="2"/>-75.9 <text:s text:c="3"/>60.0</text:p>
      <text:p text:style-name="Standard"><text:s text:c="3"/>7.146 | 5 <text:s/>| <text:s text:c="3"/>1.048 <text:s text:c="2"/>-0.050 <text:s text:c="2"/>-0.121 | <text:s/>-140.7 <text:s text:c="2"/>-81.3 <text:s/>-169.4</text:p>
      <text:p text:style-name="Standard"><text:s text:c="3"/>7.180 | 0 <text:s/>| <text:s text:c="8"/>Comm Error <text:s text:c="8"/>| <text:s text:c="11"/>- <text:s text:c="10"/></text:p>
      <text:p text:style-name="Standard"><text:s text:c="3"/>7.180 | 1 <text:s/>| <text:s text:c="3"/>0.241 <text:s text:c="2"/>-0.923 <text:s text:c="3"/>0.123 | <text:s text:c="2"/>-79.2 <text:s text:c="2"/>-18.5 <text:s text:c="3"/>20.3</text:p>
      <text:p text:style-name="Standard"><text:s text:c="3"/>7.180 | 2 <text:s/>| <text:s text:c="3"/>0.125 <text:s text:c="3"/>0.905 <text:s text:c="3"/>0.174 | <text:s text:c="3"/>82.1 <text:s text:c="3"/>-2.6 <text:s text:c="3"/>63.0</text:p>
      <text:p text:style-name="Standard"><text:s text:c="3"/>7.180 | 3 <text:s/>| <text:s text:c="3"/>0.844 <text:s text:c="3"/>0.037 <text:s text:c="3"/>0.189 | <text:s text:c="3"/>10.3 <text:s text:c="2"/>-74.9 <text:s text:c="2"/>-11.6</text:p>
      <text:p text:style-name="Standard"><text:s text:c="3"/>7.180 | 4 <text:s/>| <text:s text:c="3"/>0.887 <text:s text:c="3"/>0.117 <text:s text:c="2"/>-0.053 | <text:s/>-150.1 <text:s text:c="2"/>-80.8 <text:s text:c="3"/>54.1</text:p>
      <text:p text:style-name="Standard"><text:s text:c="3"/>7.180 | 5 <text:s/>| <text:s text:c="3"/>0.975 <text:s text:c="2"/>-0.129 <text:s text:c="2"/>-0.064 | <text:s/>-137.7 <text:s text:c="2"/>-81.4 <text:s/>-173.0</text:p>
      <text:p text:style-name="Standard"><text:s text:c="3"/>7.214 | 0 <text:s/>| <text:s text:c="8"/>Comm Error <text:s text:c="8"/>| <text:s text:c="11"/>- <text:s text:c="10"/></text:p>
      <text:p text:style-name="Standard"><text:s text:c="3"/>7.214 | 1 <text:s/>| <text:s text:c="3"/>0.244 <text:s text:c="2"/>-0.874 <text:s text:c="3"/>0.087 | <text:s text:c="2"/>-80.4 <text:s text:c="2"/>-17.7 <text:s text:c="3"/>21.1</text:p>
      <text:p text:style-name="Standard"><text:s text:c="3"/>7.214 | 2 <text:s/>| <text:s text:c="3"/>0.141 <text:s text:c="3"/>0.908 <text:s text:c="3"/>0.202 | <text:s text:c="3"/>81.3 <text:s text:c="3"/>-3.3 <text:s text:c="3"/>63.3</text:p>
      <text:p text:style-name="Standard"><text:s text:c="3"/>7.214 | 3 <text:s/>| <text:s text:c="3"/>0.920 <text:s text:c="3"/>0.065 <text:s text:c="3"/>0.195 | <text:s text:c="3"/>10.2 <text:s text:c="2"/>-75.1 <text:s text:c="2"/>-12.3</text:p>
      <text:p text:style-name="Standard"><text:s text:c="3"/>7.214 | 4 <text:s/>| <text:s text:c="3"/>1.496 <text:s text:c="3"/>0.555 <text:s text:c="2"/>-0.166 | <text:s/>-174.2 <text:s text:c="2"/>-82.8 <text:s text:c="3"/>76.6</text:p>
      <text:p text:style-name="Standard"><text:s text:c="3"/>7.214 | 5 <text:s/>| <text:s text:c="3"/>1.070 <text:s text:c="2"/>-0.119 <text:s text:c="2"/>-0.021 | <text:s/>-132.7 <text:s text:c="2"/>-81.5 <text:s/>-178.8</text:p>
      <text:p text:style-name="Standard"><text:s text:c="3"/>7.248 | 0 <text:s/>| <text:s text:c="8"/>Comm Error <text:s text:c="8"/>| <text:s text:c="11"/>- <text:s text:c="10"/></text:p>
      <text:p text:style-name="Standard"><text:s text:c="3"/>7.248 | 1 <text:s/>| <text:s text:c="3"/>0.326 <text:s text:c="2"/>-1.078 <text:s text:c="3"/>0.162 | <text:s text:c="2"/>-80.7 <text:s text:c="2"/>-17.1 <text:s text:c="3"/>21.9</text:p>
      <text:p text:style-name="Standard"><text:s text:c="3"/>7.248 | 2 <text:s/>| <text:s text:c="3"/>0.207 <text:s text:c="3"/>1.185 <text:s text:c="3"/>0.234 | <text:s text:c="3"/>80.6 <text:s text:c="3"/>-4.3 <text:s text:c="3"/>63.8</text:p>
      <text:p text:style-name="Standard"><text:s text:c="3"/>7.248 | 3 <text:s/>| <text:s text:c="3"/>1.388 <text:s text:c="2"/>-0.033 <text:s text:c="3"/>0.409 | <text:s text:c="4"/>8.4 <text:s text:c="2"/>-74.9 <text:s text:c="2"/>-11.0</text:p>
      <text:p text:style-name="Standard"><text:s text:c="3"/>7.248 | 4 <text:s/>| <text:s text:c="3"/>1.482 <text:s text:c="3"/>0.052 <text:s text:c="3"/>0.204 | <text:s text:c="2"/>175.1 <text:s text:c="2"/>-84.1 <text:s text:c="3"/>91.5</text:p>
      <text:p text:style-name="Standard"><text:s text:c="3"/>7.248 | 5 <text:s/>| <text:s text:c="3"/>1.057 <text:s text:c="2"/>-0.102 <text:s text:c="2"/>-0.160 | <text:s/>-134.9 <text:s text:c="2"/>-81.2 <text:s/>-177.7</text:p>
      <text:p text:style-name="Standard"><text:s text:c="3"/>7.282 | 0 <text:s/>| <text:s text:c="8"/>Comm Error <text:s text:c="8"/>| <text:s text:c="11"/>- <text:s text:c="10"/></text:p>
      <text:p text:style-name="Standard"><text:s text:c="3"/>7.282 | 1 <text:s/>| <text:s text:c="3"/>0.335 <text:s text:c="2"/>-1.225 <text:s text:c="3"/>0.217 | <text:s text:c="2"/>-80.5 <text:s text:c="2"/>-16.4 <text:s text:c="3"/>22.1</text:p>
      <text:p text:style-name="Standard"><text:s text:c="3"/>7.282 | 2 <text:s/>| <text:s text:c="3"/>0.188 <text:s text:c="3"/>1.383 <text:s text:c="3"/>0.206 | <text:s text:c="3"/>80.6 <text:s text:c="3"/>-5.2 <text:s text:c="3"/>64.8</text:p>
      <text:p text:style-name="Standard"><text:s text:c="3"/>7.282 | 3 <text:s/>| <text:s text:c="3"/>1.120 <text:s text:c="2"/>-0.156 <text:s text:c="3"/>0.251 | <text:s text:c="4"/>3.1 <text:s text:c="2"/>-74.7 <text:s text:c="3"/>-6.2</text:p>
      <text:p text:style-name="Standard"><text:s text:c="3"/>7.282 | 4 <text:s/>| <text:s text:c="3"/>0.894 <text:s text:c="2"/>-0.159 <text:s text:c="3"/>0.025 | <text:s/>-167.2 <text:s text:c="2"/>-85.1 <text:s text:c="3"/>66.5</text:p>
      <text:p text:style-name="Standard"><text:s text:c="3"/>7.282 | 5 <text:s/>| <text:s text:c="3"/>1.005 <text:s text:c="2"/>-0.122 <text:s text:c="2"/>-0.272 | <text:s/>-141.4 <text:s text:c="2"/>-79.9 <text:s/>-171.9</text:p>
      <text:p text:style-name="Standard"><text:s text:c="3"/>7.316 | 0 <text:s/>| <text:s text:c="8"/>Comm Error <text:s text:c="8"/>| <text:s text:c="11"/>- <text:s text:c="10"/></text:p>
      <text:p text:style-name="Standard"><text:s text:c="3"/>7.316 | 1 <text:s/>| <text:s text:c="3"/>0.250 <text:s text:c="2"/>-0.930 <text:s text:c="3"/>0.106 | <text:s text:c="2"/>-81.0 <text:s text:c="2"/>-15.8 <text:s text:c="3"/>22.4</text:p>
      <text:p text:style-name="Standard"><text:s text:c="3"/>7.316 | 2 <text:s/>| <text:s text:c="3"/>0.157 <text:s text:c="3"/>0.960 <text:s text:c="2"/>-0.044 | <text:s text:c="3"/>81.7 <text:s text:c="3"/>-6.0 <text:s text:c="3"/>64.7</text:p>
      <text:p text:style-name="Standard"><text:s text:c="3"/>7.316 | 3 <text:s/>| <text:s text:c="3"/>0.842 <text:s text:c="2"/>-0.029 <text:s text:c="3"/>0.116 | <text:s text:c="3"/>-1.2 <text:s text:c="2"/>-75.4 <text:s text:c="3"/>-2.8</text:p>
      <text:p text:style-name="Standard"><text:s text:c="3"/>7.316 | 4 <text:s/>| <text:s text:c="3"/>0.936 <text:s text:c="2"/>-0.068 <text:s text:c="2"/>-0.030 | <text:s/>-111.0 <text:s text:c="2"/>-85.2 <text:s text:c="3"/>21.4</text:p>
      <text:p text:style-name="Standard"><text:s text:c="3"/>7.316 | 5 <text:s/>| <text:s text:c="3"/>0.978 <text:s text:c="2"/>-0.146 <text:s text:c="2"/>-0.228 | <text:s/>-142.9 <text:s text:c="2"/>-79.0 <text:s/>-170.6</text:p>
      <text:p text:style-name="Standard"><text:s text:c="3"/>7.350 | 0 <text:s/>| <text:s text:c="8"/>Comm Error <text:s text:c="8"/>| <text:s text:c="11"/>- <text:s text:c="10"/></text:p>
      <text:p text:style-name="Standard"><text:s text:c="3"/>7.350 | 1 <text:s/>| <text:s text:c="3"/>0.196 <text:s text:c="2"/>-0.839 <text:s text:c="3"/>0.087 | <text:s text:c="2"/>-81.5 <text:s text:c="2"/>-15.4 <text:s text:c="3"/>23.0</text:p>
      <text:p text:style-name="Standard"><text:s text:c="3"/>7.350 | 2 <text:s/>| <text:s text:c="3"/>0.143 <text:s text:c="3"/>0.778 <text:s text:c="2"/>-0.038 | <text:s text:c="3"/>83.3 <text:s text:c="3"/>-6.9 <text:s text:c="3"/>63.7</text:p>
      <text:p text:style-name="Standard"><text:s text:c="3"/>7.350 | 3 <text:s/>| <text:s text:c="3"/>0.804 <text:s text:c="3"/>0.156 <text:s text:c="3"/>0.199 | <text:s text:c="4"/>2.6 <text:s text:c="2"/>-75.7 <text:s text:c="3"/>-6.9</text:p>
      <text:p text:style-name="Standard"><text:s text:c="3"/>7.350 | 4 <text:s/>| <text:s text:c="3"/>0.998 <text:s text:c="3"/>0.007 <text:s text:c="3"/>0.117 | <text:s text:c="2"/>-72.7 <text:s text:c="2"/>-85.2 <text:s text:c="2"/>-10.1</text:p>
      <text:p text:style-name="Standard"><text:s text:c="3"/>7.350 | 5 <text:s/>| <text:s text:c="3"/>0.985 <text:s text:c="2"/>-0.160 <text:s text:c="2"/>-0.111 | <text:s/>-138.8 <text:s text:c="2"/>-78.8 <text:s/>-174.6</text:p>
      <text:p text:style-name="Standard"><text:s text:c="3"/>7.384 | 0 <text:s/>| <text:s text:c="8"/>Comm Error <text:s text:c="8"/>| <text:s text:c="11"/>- <text:s text:c="10"/></text:p>
      <text:p text:style-name="Standard"><text:s text:c="3"/>7.384 | 1 <text:s/>| <text:s text:c="3"/>0.226 <text:s text:c="2"/>-0.897 <text:s text:c="3"/>0.145 | <text:s text:c="2"/>-81.4 <text:s text:c="2"/>-15.1 <text:s text:c="3"/>23.5</text:p>
      <text:p text:style-name="Standard"><text:s text:c="3"/>7.384 | 2 <text:s/>| <text:s text:c="3"/>0.186 <text:s text:c="3"/>0.913 <text:s text:c="3"/>0.070 | <text:s text:c="3"/>84.3 <text:s text:c="3"/>-7.9 <text:s text:c="3"/>61.9</text:p>
      <text:p text:style-name="Standard"><text:s text:c="3"/>7.384 | 3 <text:s/>| <text:s text:c="3"/>1.001 <text:s text:c="3"/>0.108 <text:s text:c="3"/>0.258 | <text:s text:c="4"/>7.3 <text:s text:c="2"/>-75.7 <text:s text:c="2"/>-11.9</text:p>
      <text:p text:style-name="Standard"><text:s text:c="3"/>7.384 | 4 <text:s/>| <text:s text:c="3"/>1.000 <text:s text:c="2"/>-0.024 <text:s text:c="3"/>0.035 | <text:s text:c="2"/>-50.0 <text:s text:c="2"/>-85.1 <text:s text:c="2"/>-34.1</text:p>
      <text:p text:style-name="Standard"><text:s text:c="3"/>7.384 | 5 <text:s/>| <text:s text:c="3"/>1.031 <text:s text:c="2"/>-0.120 <text:s text:c="2"/>-0.097 | <text:s/>-136.2 <text:s text:c="2"/>-79.0 <text:s/>-177.0</text:p>
      <text:p text:style-name="Standard"><text:soft-page-break/><text:s text:c="3"/>7.418 | 0 <text:s/>| <text:s text:c="8"/>Comm Error <text:s text:c="8"/>| <text:s text:c="11"/>- <text:s text:c="10"/></text:p>
      <text:p text:style-name="Standard"><text:s text:c="3"/>7.418 | 1 <text:s/>| <text:s text:c="3"/>0.177 <text:s text:c="2"/>-1.030 <text:s text:c="3"/>0.166 | <text:s text:c="2"/>-81.3 <text:s text:c="2"/>-14.4 <text:s text:c="3"/>23.6</text:p>
      <text:p text:style-name="Standard"><text:s text:c="3"/>7.418 | 2 <text:s/>| <text:s text:c="3"/>0.181 <text:s text:c="3"/>1.073 <text:s text:c="3"/>0.180 | <text:s text:c="3"/>84.3 <text:s text:c="3"/>-8.1 <text:s text:c="3"/>61.1</text:p>
      <text:p text:style-name="Standard"><text:s text:c="3"/>7.418 | 3 <text:s/>| <text:s text:c="3"/>1.091 <text:s text:c="2"/>-0.065 <text:s text:c="3"/>0.252 | <text:s text:c="4"/>6.4 <text:s text:c="2"/>-75.9 <text:s text:c="2"/>-10.4</text:p>
      <text:p text:style-name="Standard"><text:s text:c="3"/>7.418 | 4 <text:s/>| <text:s text:c="3"/>1.015 <text:s text:c="2"/>-0.053 <text:s text:c="3"/>0.035 | <text:s text:c="2"/>-44.5 <text:s text:c="2"/>-84.9 <text:s text:c="2"/>-44.1</text:p>
      <text:p text:style-name="Standard"><text:s text:c="3"/>7.418 | 5 <text:s/>| <text:s text:c="3"/>1.025 <text:s text:c="2"/>-0.105 <text:s text:c="2"/>-0.122 | <text:s/>-135.7 <text:s text:c="2"/>-79.1 <text:s/>-177.4</text:p>
      <text:p text:style-name="Standard"><text:s text:c="3"/>7.453 | 0 <text:s/>| <text:s text:c="8"/>Comm Error <text:s text:c="8"/>| <text:s text:c="11"/>- <text:s text:c="10"/></text:p>
      <text:p text:style-name="Standard"><text:s text:c="3"/>7.453 | 1 <text:s/>| <text:s text:c="3"/>0.176 <text:s text:c="2"/>-1.045 <text:s text:c="3"/>0.161 | <text:s text:c="2"/>-81.4 <text:s text:c="2"/>-13.4 <text:s text:c="3"/>23.7</text:p>
      <text:p text:style-name="Standard"><text:s text:c="3"/>7.453 | 2 <text:s/>| <text:s text:c="3"/>0.115 <text:s text:c="3"/>1.077 <text:s text:c="3"/>0.162 | <text:s text:c="3"/>84.1 <text:s text:c="3"/>-7.8 <text:s text:c="3"/>61.1</text:p>
      <text:p text:style-name="Standard"><text:s text:c="3"/>7.453 | 3 <text:s/>| <text:s text:c="3"/>1.030 <text:s text:c="2"/>-0.076 <text:s text:c="3"/>0.276 | <text:s text:c="4"/>2.6 <text:s text:c="2"/>-76.0 <text:s text:c="3"/>-6.8</text:p>
      <text:p text:style-name="Standard"><text:s text:c="3"/>7.453 | 4 <text:s/>| <text:s text:c="3"/>1.015 <text:s text:c="2"/>-0.018 <text:s text:c="2"/>-0.057 | <text:s text:c="2"/>-49.5 <text:s text:c="2"/>-84.9 <text:s text:c="2"/>-39.1</text:p>
      <text:p text:style-name="Standard"><text:s text:c="3"/>7.453 | 5 <text:s/>| <text:s text:c="3"/>1.016 <text:s text:c="2"/>-0.155 <text:s text:c="2"/>-0.144 | <text:s/>-135.6 <text:s text:c="2"/>-79.0 <text:s/>-177.7</text:p>
      <text:p text:style-name="Standard"><text:s text:c="3"/>7.486 | 0 <text:s/>| <text:s text:c="8"/>Comm Error <text:s text:c="8"/>| <text:s text:c="11"/>- <text:s text:c="10"/></text:p>
      <text:p text:style-name="Standard"><text:s text:c="3"/>7.486 | 1 <text:s/>| <text:s text:c="3"/>0.193 <text:s text:c="2"/>-0.955 <text:s text:c="3"/>0.161 | <text:s text:c="2"/>-81.2 <text:s text:c="2"/>-12.6 <text:s text:c="3"/>23.8</text:p>
      <text:p text:style-name="Standard"><text:s text:c="3"/>7.486 | 2 <text:s/>| <text:s text:c="3"/>0.138 <text:s text:c="3"/>0.992 <text:s text:c="3"/>0.137 | <text:s text:c="3"/>83.8 <text:s text:c="3"/>-7.8 <text:s text:c="3"/>61.1</text:p>
      <text:p text:style-name="Standard"><text:s text:c="3"/>7.486 | 3 <text:s/>| <text:s text:c="3"/>0.996 <text:s text:c="3"/>0.028 <text:s text:c="3"/>0.236 | <text:s text:c="4"/>0.8 <text:s text:c="2"/>-75.9 <text:s text:c="3"/>-5.7</text:p>
      <text:p text:style-name="Standard"><text:s text:c="3"/>7.486 | 4 <text:s/>| <text:s text:c="3"/>1.028 <text:s text:c="2"/>-0.027 <text:s text:c="2"/>-0.094 | <text:s text:c="2"/>-64.5 <text:s text:c="2"/>-85.0 <text:s text:c="2"/>-23.2</text:p>
      <text:p text:style-name="Standard"><text:s text:c="3"/>7.486 | 5 <text:s/>| <text:s text:c="3"/>1.001 <text:s text:c="2"/>-0.151 <text:s text:c="2"/>-0.133 | <text:s/>-134.0 <text:s text:c="2"/>-78.7 <text:s/>-178.9</text:p>
      <text:p text:style-name="Standard"><text:s text:c="3"/>7.520 | 0 <text:s/>| <text:s text:c="8"/>Comm Error <text:s text:c="8"/>| <text:s text:c="11"/>- <text:s text:c="10"/></text:p>
      <text:p text:style-name="Standard"><text:s text:c="3"/>7.520 | 1 <text:s/>| <text:s text:c="3"/>0.216 <text:s text:c="2"/>-0.909 <text:s text:c="3"/>0.167 | <text:s text:c="2"/>-80.9 <text:s text:c="2"/>-12.5 <text:s text:c="3"/>23.7</text:p>
      <text:p text:style-name="Standard"><text:s text:c="3"/>7.520 | 2 <text:s/>| <text:s text:c="3"/>0.172 <text:s text:c="3"/>0.974 <text:s text:c="3"/>0.134 | <text:s text:c="3"/>83.4 <text:s text:c="3"/>-8.0 <text:s text:c="3"/>60.9</text:p>
      <text:p text:style-name="Standard"><text:s text:c="3"/>7.520 | 3 <text:s/>| <text:s text:c="3"/>1.005 <text:s text:c="3"/>0.043 <text:s text:c="3"/>0.235 | <text:s text:c="4"/>1.5 <text:s text:c="2"/>-76.1 <text:s text:c="3"/>-6.6</text:p>
      <text:p text:style-name="Standard"><text:s text:c="3"/>7.520 | 4 <text:s/>| <text:s text:c="3"/>1.014 <text:s text:c="2"/>-0.028 <text:s text:c="2"/>-0.065 | <text:s text:c="2"/>-85.9 <text:s text:c="2"/>-85.0 <text:s text:c="3"/>-3.6</text:p>
      <text:p text:style-name="Standard"><text:s text:c="3"/>7.520 | 5 <text:s/>| <text:s text:c="3"/>1.017 <text:s text:c="2"/>-0.117 <text:s text:c="2"/>-0.141 | <text:s/>-134.2 <text:s text:c="2"/>-78.7 <text:s/>-178.4</text:p>
      <text:p text:style-name="Standard"><text:s text:c="3"/>7.554 | 0 <text:s/>| <text:s text:c="8"/>Comm Error <text:s text:c="8"/>| <text:s text:c="11"/>- <text:s text:c="10"/></text:p>
      <text:p text:style-name="Standard"><text:s text:c="3"/>7.554 | 1 <text:s/>| <text:s text:c="3"/>0.192 <text:s text:c="2"/>-0.939 <text:s text:c="3"/>0.155 | <text:s text:c="2"/>-80.7 <text:s text:c="2"/>-12.2 <text:s text:c="3"/>23.1</text:p>
      <text:p text:style-name="Standard"><text:s text:c="3"/>7.554 | 2 <text:s/>| <text:s text:c="3"/>0.233 <text:s text:c="3"/>0.947 <text:s text:c="3"/>0.086 | <text:s text:c="3"/>83.6 <text:s text:c="3"/>-8.8 <text:s text:c="3"/>60.4</text:p>
      <text:p text:style-name="Standard"><text:s text:c="3"/>7.554 | 3 <text:s/>| <text:s text:c="3"/>0.982 <text:s text:c="3"/>0.041 <text:s text:c="3"/>0.236 | <text:s text:c="4"/>2.3 <text:s text:c="2"/>-76.2 <text:s text:c="3"/>-8.0</text:p>
      <text:p text:style-name="Standard"><text:s text:c="3"/>7.554 | 4 <text:s/>| <text:s text:c="3"/>0.989 <text:s text:c="2"/>-0.027 <text:s text:c="3"/>0.011 | <text:s text:c="2"/>-75.3 <text:s text:c="2"/>-85.0 <text:s text:c="2"/>-13.6</text:p>
      <text:p text:style-name="Standard"><text:s text:c="3"/>7.554 | 5 <text:s/>| <text:s text:c="3"/>1.013 <text:s text:c="2"/>-0.114 <text:s text:c="2"/>-0.087 | <text:s/>-133.8 <text:s text:c="2"/>-78.8 <text:s/>-178.8</text:p>
      <text:p text:style-name="Standard"><text:s text:c="3"/>7.588 | 0 <text:s/>| <text:s text:c="8"/>Comm Error <text:s text:c="8"/>| <text:s text:c="11"/>- <text:s text:c="10"/></text:p>
      <text:p text:style-name="Standard"><text:s text:c="3"/>7.588 | 1 <text:s/>| <text:s text:c="3"/>0.124 <text:s text:c="2"/>-1.005 <text:s text:c="3"/>0.149 | <text:s text:c="2"/>-80.7 <text:s text:c="2"/>-11.5 <text:s text:c="3"/>22.3</text:p>
      <text:p text:style-name="Standard"><text:s text:c="3"/>7.588 | 2 <text:s/>| <text:s text:c="3"/>0.233 <text:s text:c="3"/>0.988 <text:s text:c="3"/>0.142 | <text:s text:c="3"/>83.7 <text:s text:c="3"/>-9.4 <text:s text:c="3"/>60.0</text:p>
      <text:p text:style-name="Standard"><text:s text:c="3"/>7.588 | 3 <text:s/>| <text:s text:c="3"/>0.993 <text:s text:c="3"/>0.051 <text:s text:c="3"/>0.198 | <text:s text:c="4"/>3.2 <text:s text:c="2"/>-76.4 <text:s text:c="3"/>-9.4</text:p>
      <text:p text:style-name="Standard"><text:s text:c="3"/>7.588 | 4 <text:s/>| <text:s text:c="3"/>0.991 <text:s text:c="2"/>-0.028 <text:s text:c="3"/>0.024 | <text:s text:c="2"/>-56.5 <text:s text:c="2"/>-84.9 <text:s text:c="2"/>-33.1</text:p>
      <text:p text:style-name="Standard"><text:s text:c="3"/>7.588 | 5 <text:s/>| <text:s text:c="3"/>1.005 <text:s text:c="2"/>-0.124 <text:s text:c="2"/>-0.037 | <text:s/>-131.8 <text:s text:c="2"/>-79.1 <text:s text:c="2"/>178.2</text:p>
      <text:p text:style-name="Standard"><text:s text:c="3"/>7.622 | 0 <text:s/>| <text:s text:c="8"/>Comm Error <text:s text:c="8"/>| <text:s text:c="11"/>- <text:s text:c="10"/></text:p>
      <text:p text:style-name="Standard"><text:s text:c="3"/>7.622 | 1 <text:s/>| <text:s text:c="3"/>0.107 <text:s text:c="2"/>-1.019 <text:s text:c="3"/>0.138 | <text:s text:c="2"/>-80.8 <text:s text:c="2"/>-10.7 <text:s text:c="3"/>21.7</text:p>
      <text:p text:style-name="Standard"><text:s text:c="3"/>7.622 | 2 <text:s/>| <text:s text:c="3"/>0.219 <text:s text:c="3"/>1.018 <text:s text:c="3"/>0.174 | <text:s text:c="3"/>83.5 <text:s text:c="3"/>-9.7 <text:s text:c="3"/>58.8</text:p>
      <text:p text:style-name="Standard"><text:s text:c="3"/>7.622 | 3 <text:s/>| <text:s text:c="3"/>1.000 <text:s text:c="3"/>0.042 <text:s text:c="3"/>0.175 | <text:s text:c="4"/>4.3 <text:s text:c="2"/>-76.9 <text:s text:c="2"/>-11.2</text:p>
      <text:p text:style-name="Standard"><text:s text:c="3"/>7.622 | 4 <text:s/>| <text:s text:c="3"/>1.021 <text:s text:c="2"/>-0.043 <text:s text:c="2"/>-0.023 | <text:s text:c="2"/>-57.2 <text:s text:c="2"/>-84.9 <text:s text:c="2"/>-33.3</text:p>
      <text:p text:style-name="Standard"><text:s text:c="3"/>7.622 | 5 <text:s/>| <text:s text:c="3"/>0.996 <text:s text:c="2"/>-0.202 <text:s text:c="3"/>0.024 | <text:s/>-125.5 <text:s text:c="2"/>-79.1 <text:s text:c="2"/>173.4</text:p>
      <text:p text:style-name="Standard"><text:s text:c="3"/>7.657 | 0 <text:s/>| <text:s text:c="8"/>Comm Error <text:s text:c="8"/>| <text:s text:c="11"/>- <text:s text:c="10"/></text:p>
      <text:p text:style-name="Standard"><text:s text:c="3"/>7.657 | 1 <text:s/>| <text:s text:c="3"/>0.121 <text:s text:c="2"/>-0.990 <text:s text:c="3"/>0.143 | <text:s text:c="2"/>-80.8 <text:s text:c="3"/>-9.8 <text:s text:c="3"/>20.9</text:p>
      <text:p text:style-name="Standard"><text:s text:c="3"/>7.657 | 2 <text:s/>| <text:s text:c="3"/>0.205 <text:s text:c="3"/>0.989 <text:s text:c="3"/>0.157 | <text:s text:c="3"/>83.3 <text:s text:c="2"/>-10.0 <text:s text:c="3"/>57.4</text:p>
      <text:p text:style-name="Standard"><text:s text:c="3"/>7.657 | 3 <text:s/>| <text:s text:c="3"/>1.001 <text:s text:c="3"/>0.015 <text:s text:c="3"/>0.191 | <text:s text:c="4"/>4.4 <text:s text:c="2"/>-77.3 <text:s text:c="2"/>-12.5</text:p>
      <text:p text:style-name="Standard"><text:s text:c="3"/>7.657 | 4 <text:s/>| <text:s text:c="3"/>1.011 <text:s text:c="2"/>-0.040 <text:s text:c="2"/>-0.017 | <text:s text:c="2"/>-59.3 <text:s text:c="2"/>-84.9 <text:s text:c="2"/>-35.4</text:p>
      <text:p text:style-name="Standard"><text:s text:c="3"/>7.657 | 5 <text:s/>| <text:s text:c="3"/>0.997 <text:s text:c="2"/>-0.186 <text:s text:c="3"/>0.040 | <text:s/>-123.1 <text:s text:c="2"/>-79.0 <text:s text:c="2"/>171.3</text:p>
      <text:p text:style-name="Standard"><text:s text:c="3"/>7.691 | 0 <text:s/>| <text:s text:c="8"/>Comm Error <text:s text:c="8"/>| <text:s text:c="11"/>- <text:s text:c="10"/></text:p>
      <text:p text:style-name="Standard"><text:soft-page-break/><text:s text:c="3"/>7.691 | 1 <text:s/>| <text:s text:c="3"/>0.098 <text:s text:c="2"/>-0.975 <text:s text:c="3"/>0.162 | <text:s text:c="2"/>-80.7 <text:s text:c="3"/>-9.3 <text:s text:c="3"/>19.8</text:p>
      <text:p text:style-name="Standard"><text:s text:c="3"/>7.691 | 2 <text:s/>| <text:s text:c="3"/>0.209 <text:s text:c="3"/>0.959 <text:s text:c="3"/>0.131 | <text:s text:c="3"/>83.3 <text:s text:c="2"/>-10.4 <text:s text:c="3"/>55.8</text:p>
      <text:p text:style-name="Standard"><text:s text:c="3"/>7.691 | 3 <text:s/>| <text:s text:c="3"/>0.983 <text:s text:c="3"/>0.007 <text:s text:c="3"/>0.184 | <text:s text:c="4"/>3.8 <text:s text:c="2"/>-77.5 <text:s text:c="2"/>-13.2</text:p>
      <text:p text:style-name="Standard"><text:s text:c="3"/>7.691 | 4 <text:s/>| <text:s text:c="3"/>1.003 <text:s text:c="2"/>-0.030 <text:s text:c="2"/>-0.032 | <text:s text:c="2"/>-54.3 <text:s text:c="2"/>-84.8 <text:s text:c="2"/>-38.1</text:p>
      <text:p text:style-name="Standard"><text:s text:c="3"/>7.691 | 5 <text:s/>| <text:s text:c="3"/>1.005 <text:s text:c="2"/>-0.281 <text:s text:c="2"/>-0.071 | <text:s/>-123.2 <text:s text:c="2"/>-78.0 <text:s text:c="2"/>172.2</text:p>
      <text:p text:style-name="Standard"><text:s text:c="3"/>7.725 | 0 <text:s/>| <text:s text:c="8"/>Comm Error <text:s text:c="8"/>| <text:s text:c="11"/>- <text:s text:c="10"/></text:p>
      <text:p text:style-name="Standard"><text:s text:c="3"/>7.725 | 1 <text:s/>| <text:s text:c="3"/>0.071 <text:s text:c="2"/>-0.956 <text:s text:c="3"/>0.159 | <text:s text:c="2"/>-80.6 <text:s text:c="3"/>-8.4 <text:s text:c="3"/>18.2</text:p>
      <text:p text:style-name="Standard"><text:s text:c="3"/>7.725 | 2 <text:s/>| <text:s text:c="3"/>0.204 <text:s text:c="3"/>0.947 <text:s text:c="3"/>0.117 | <text:s text:c="3"/>83.2 <text:s text:c="2"/>-10.9 <text:s text:c="3"/>53.5</text:p>
      <text:p text:style-name="Standard"><text:s text:c="3"/>7.725 | 3 <text:s/>| <text:s text:c="3"/>0.967 <text:s text:c="3"/>0.004 <text:s text:c="3"/>0.161 | <text:s text:c="4"/>3.1 <text:s text:c="2"/>-77.9 <text:s text:c="2"/>-14.4</text:p>
      <text:p text:style-name="Standard"><text:s text:c="3"/>7.725 | 4 <text:s/>| <text:s text:c="3"/>1.004 <text:s text:c="2"/>-0.064 <text:s text:c="2"/>-0.035 | <text:s text:c="2"/>-59.9 <text:s text:c="2"/>-84.8 <text:s text:c="2"/>-34.0</text:p>
      <text:p text:style-name="Standard"><text:s text:c="3"/>7.725 | 5 <text:s/>| <text:s text:c="3"/>1.039 <text:s text:c="2"/>-0.125 <text:s text:c="2"/>-0.163 | <text:s/>-126.3 <text:s text:c="2"/>-76.6 <text:s text:c="2"/>175.5</text:p>
      <text:p text:style-name="Standard"><text:s text:c="3"/>7.759 | 0 <text:s/>| <text:s text:c="8"/>Comm Error <text:s text:c="8"/>| <text:s text:c="11"/>- <text:s text:c="10"/></text:p>
      <text:p text:style-name="Standard"><text:s text:c="3"/>7.759 | 1 <text:s/>| <text:s text:c="3"/>0.069 <text:s text:c="2"/>-0.948 <text:s text:c="3"/>0.162 | <text:s text:c="2"/>-80.5 <text:s text:c="3"/>-8.0 <text:s text:c="3"/>17.3</text:p>
      <text:p text:style-name="Standard"><text:s text:c="3"/>7.759 | 2 <text:s/>| <text:s text:c="3"/>0.221 <text:s text:c="3"/>0.928 <text:s text:c="3"/>0.108 | <text:s text:c="3"/>83.2 <text:s text:c="2"/>-11.4 <text:s text:c="3"/>51.8</text:p>
      <text:p text:style-name="Standard"><text:s text:c="3"/>7.759 | 3 <text:s/>| <text:s text:c="3"/>1.000 <text:s text:c="2"/>-0.002 <text:s text:c="3"/>0.160 | <text:s text:c="4"/>2.5 <text:s text:c="2"/>-78.2 <text:s text:c="2"/>-15.5</text:p>
      <text:p text:style-name="Standard"><text:s text:c="3"/>7.759 | 4 <text:s/>| <text:s text:c="3"/>1.002 <text:s text:c="2"/>-0.042 <text:s text:c="3"/>0.010 | <text:s text:c="2"/>-59.8 <text:s text:c="2"/>-84.7 <text:s text:c="2"/>-35.6</text:p>
      <text:p text:style-name="Standard"><text:s text:c="3"/>7.759 | 5 <text:s/>| <text:s text:c="3"/>1.069 <text:s text:c="3"/>0.068 <text:s text:c="2"/>-0.273 | <text:s/>-138.7 <text:s text:c="2"/>-76.1 <text:s/>-175.8</text:p>
      <text:p text:style-name="Standard"><text:s text:c="3"/>7.793 | 0 <text:s/>| <text:s text:c="8"/>Comm Error <text:s text:c="8"/>| <text:s text:c="11"/>- <text:s text:c="10"/></text:p>
      <text:p text:style-name="Standard"><text:s text:c="3"/>7.793 | 1 <text:s/>| <text:s text:c="3"/>0.077 <text:s text:c="2"/>-1.001 <text:s text:c="3"/>0.190 | <text:s text:c="2"/>-80.3 <text:s text:c="3"/>-7.3 <text:s text:c="3"/>15.3</text:p>
      <text:p text:style-name="Standard"><text:s text:c="3"/>7.793 | 2 <text:s/>| <text:s text:c="3"/>0.249 <text:s text:c="3"/>0.971 <text:s text:c="3"/>0.126 | <text:s text:c="3"/>83.1 <text:s text:c="2"/>-11.9 <text:s text:c="3"/>49.6</text:p>
      <text:p text:style-name="Standard"><text:s text:c="3"/>7.793 | 3 <text:s/>| <text:s text:c="3"/>1.064 <text:s text:c="3"/>0.012 <text:s text:c="3"/>0.185 | <text:s text:c="4"/>2.8 <text:s text:c="2"/>-78.3 <text:s text:c="2"/>-18.4</text:p>
      <text:p text:style-name="Standard"><text:s text:c="3"/>7.793 | 4 <text:s/>| <text:s text:c="3"/>1.017 <text:s text:c="2"/>-0.042 <text:s text:c="3"/>0.087 | <text:s text:c="2"/>-50.6 <text:s text:c="2"/>-84.6 <text:s text:c="2"/>-46.4</text:p>
      <text:p text:style-name="Standard"><text:s text:c="3"/>7.793 | 5 <text:s/>| <text:s text:c="3"/>0.992 <text:s text:c="2"/>-0.064 <text:s text:c="2"/>-0.412 | <text:s/>-147.2 <text:s text:c="2"/>-74.9 <text:s/>-174.3</text:p>
      <text:p text:style-name="Standard"><text:s text:c="3"/>7.827 | 0 <text:s/>| <text:s text:c="8"/>Comm Error <text:s text:c="8"/>| <text:s text:c="11"/>- <text:s text:c="10"/></text:p>
      <text:p text:style-name="Standard"><text:s text:c="3"/>7.827 | 1 <text:s/>| <text:s text:c="3"/>0.086 <text:s text:c="2"/>-1.077 <text:s text:c="3"/>0.248 | <text:s text:c="2"/>-80.1 <text:s text:c="3"/>-7.0 <text:s text:c="3"/>13.4</text:p>
      <text:p text:style-name="Standard"><text:s text:c="3"/>7.827 | 2 <text:s/>| <text:s text:c="3"/>0.246 <text:s text:c="3"/>1.024 <text:s text:c="3"/>0.164 | <text:s text:c="3"/>82.6 <text:s text:c="2"/>-12.3 <text:s text:c="3"/>48.0</text:p>
      <text:p text:style-name="Standard"><text:s text:c="3"/>7.827 | 3 <text:s/>| <text:s text:c="3"/>1.082 <text:s text:c="3"/>0.025 <text:s text:c="3"/>0.221 | <text:s text:c="4"/>3.7 <text:s text:c="2"/>-78.2 <text:s text:c="2"/>-21.5</text:p>
      <text:p text:style-name="Standard"><text:s text:c="3"/>7.827 | 4 <text:s/>| <text:s text:c="3"/>1.019 <text:s text:c="2"/>-0.072 <text:s text:c="3"/>0.080 | <text:s text:c="2"/>-42.9 <text:s text:c="2"/>-84.2 <text:s text:c="2"/>-56.9</text:p>
      <text:p text:style-name="Standard"><text:s text:c="3"/>7.827 | 5 <text:s/>| <text:s text:c="3"/>0.981 <text:s text:c="2"/>-0.098 <text:s text:c="2"/>-0.369 | <text:s/>-150.5 <text:s text:c="2"/>-73.5 <text:s/>-179.3</text:p>
      <text:p text:style-name="Standard"><text:s text:c="3"/>7.861 | 0 <text:s/>| <text:s text:c="8"/>Comm Error <text:s text:c="8"/>| <text:s text:c="11"/>- <text:s text:c="10"/></text:p>
      <text:p text:style-name="Standard"><text:s text:c="3"/>7.861 | 1 <text:s/>| <text:s text:c="3"/>0.077 <text:s text:c="2"/>-1.047 <text:s text:c="3"/>0.261 | <text:s text:c="2"/>-79.8 <text:s text:c="3"/>-6.8 <text:s text:c="3"/>10.9</text:p>
      <text:p text:style-name="Standard"><text:s text:c="3"/>7.861 | 2 <text:s/>| <text:s text:c="3"/>0.241 <text:s text:c="3"/>1.019 <text:s text:c="3"/>0.167 | <text:s text:c="3"/>82.2 <text:s text:c="2"/>-12.5 <text:s text:c="3"/>46.0</text:p>
      <text:p text:style-name="Standard"><text:s text:c="3"/>7.861 | 3 <text:s/>| <text:s text:c="3"/>1.038 <text:s text:c="3"/>0.016 <text:s text:c="3"/>0.203 | <text:s text:c="4"/>4.5 <text:s text:c="2"/>-77.9 <text:s text:c="2"/>-24.7</text:p>
      <text:p text:style-name="Standard"><text:s text:c="3"/>7.861 | 4 <text:s/>| <text:s text:c="3"/>1.003 <text:s text:c="2"/>-0.066 <text:s text:c="3"/>0.055 | <text:s text:c="2"/>-39.1 <text:s text:c="2"/>-84.2 <text:s text:c="2"/>-62.0</text:p>
      <text:p text:style-name="Standard"><text:s text:c="3"/>7.861 | 5 <text:s/>| <text:s text:c="3"/>0.934 <text:s text:c="2"/>-0.085 <text:s text:c="2"/>-0.347 | <text:s/>-154.8 <text:s text:c="2"/>-72.3 <text:s text:c="2"/>173.4</text:p>
      <text:p text:style-name="Standard"><text:s text:c="3"/>7.895 | 0 <text:s/>| <text:s text:c="8"/>Comm Error <text:s text:c="8"/>| <text:s text:c="11"/>- <text:s text:c="10"/></text:p>
      <text:p text:style-name="Standard"><text:s text:c="3"/>7.895 | 1 <text:s/>| <text:s text:c="3"/>0.082 <text:s text:c="2"/>-0.976 <text:s text:c="3"/>0.254 | <text:s text:c="2"/>-79.1 <text:s text:c="3"/>-6.8 <text:s text:c="4"/>7.1</text:p>
      <text:p text:style-name="Standard"><text:s text:c="3"/>7.895 | 2 <text:s/>| <text:s text:c="3"/>0.204 <text:s text:c="3"/>0.985 <text:s text:c="3"/>0.161 | <text:s text:c="3"/>81.5 <text:s text:c="2"/>-12.6 <text:s text:c="3"/>42.6</text:p>
      <text:p text:style-name="Standard"><text:s text:c="3"/>7.895 | 3 <text:s/>| <text:s text:c="3"/>0.986 <text:s text:c="2"/>-0.002 <text:s text:c="3"/>0.138 | <text:s text:c="4"/>4.6 <text:s text:c="2"/>-78.1 <text:s text:c="2"/>-28.5</text:p>
      <text:p text:style-name="Standard"><text:s text:c="3"/>7.895 | 4 <text:s/>| <text:s text:c="3"/>0.972 <text:s text:c="2"/>-0.033 <text:s text:c="3"/>0.001 | <text:s text:c="2"/>-41.2 <text:s text:c="2"/>-84.2 <text:s text:c="2"/>-61.2</text:p>
      <text:p text:style-name="Standard"><text:s text:c="3"/>7.895 | 5 <text:s/>| <text:s text:c="3"/>0.935 <text:s text:c="2"/>-0.042 <text:s text:c="2"/>-0.343 | <text:s/>-158.6 <text:s text:c="2"/>-72.2 <text:s text:c="2"/>168.8</text:p>
      <text:p text:style-name="Standard"><text:s text:c="3"/>7.929 | 0 <text:s/>| <text:s text:c="8"/>Comm Error <text:s text:c="8"/>| <text:s text:c="11"/>- <text:s text:c="10"/></text:p>
      <text:p text:style-name="Standard"><text:s text:c="3"/>7.929 | 1 <text:s/>| <text:s text:c="3"/>0.076 <text:s text:c="2"/>-0.899 <text:s text:c="3"/>0.232 | <text:s text:c="2"/>-78.7 <text:s text:c="3"/>-6.8 <text:s text:c="4"/>3.9</text:p>
      <text:p text:style-name="Standard"><text:s text:c="3"/>7.929 | 2 <text:s/>| <text:s text:c="3"/>0.167 <text:s text:c="3"/>0.928 <text:s text:c="3"/>0.143 | <text:s text:c="3"/>81.9 <text:s text:c="2"/>-12.6 <text:s text:c="3"/>39.1</text:p>
      <text:p text:style-name="Standard"><text:s text:c="3"/>7.929 | 3 <text:s/>| <text:s text:c="3"/>0.947 <text:s text:c="3"/>0.027 <text:s text:c="3"/>0.097 | <text:s text:c="4"/>5.6 <text:s text:c="2"/>-78.5 <text:s text:c="2"/>-32.6</text:p>
      <text:p text:style-name="Standard"><text:s text:c="3"/>7.929 | 4 <text:s/>| <text:s text:c="3"/>0.957 <text:s text:c="2"/>-0.024 <text:s text:c="3"/>0.047 | <text:s text:c="2"/>-36.6 <text:s text:c="2"/>-84.5 <text:s text:c="2"/>-66.4</text:p>
      <text:p text:style-name="Standard"><text:s text:c="3"/>7.929 | 5 <text:s/>| <text:s text:c="3"/>0.879 <text:s text:c="2"/>-0.331 <text:s text:c="2"/>-0.315 | <text:s/>-151.5 <text:s text:c="2"/>-71.5 <text:s text:c="2"/>154.3</text:p>
      <text:p text:style-name="Standard"><text:s text:c="3"/>7.963 | 0 <text:s/>| <text:s text:c="8"/>Comm Error <text:s text:c="8"/>| <text:s text:c="11"/>- <text:s text:c="10"/></text:p>
      <text:p text:style-name="Standard"><text:s text:c="3"/>7.963 | 1 <text:s/>| <text:s text:c="3"/>0.080 <text:s text:c="2"/>-0.901 <text:s text:c="3"/>0.218 | <text:s text:c="2"/>-78.6 <text:s text:c="3"/>-6.9 <text:s text:c="3"/>-0.9</text:p>
      <text:p text:style-name="Standard"><text:soft-page-break/><text:s text:c="3"/>7.963 | 2 <text:s/>| <text:s text:c="3"/>0.120 <text:s text:c="3"/>0.949 <text:s text:c="3"/>0.141 | <text:s text:c="3"/>82.0 <text:s text:c="2"/>-12.2 <text:s text:c="3"/>35.2</text:p>
      <text:p text:style-name="Standard"><text:s text:c="3"/>7.963 | 3 <text:s/>| <text:s text:c="3"/>0.977 <text:s text:c="3"/>0.029 <text:s text:c="3"/>0.082 | <text:s text:c="4"/>8.5 <text:s text:c="2"/>-79.2 <text:s text:c="2"/>-39.7</text:p>
      <text:p text:style-name="Standard"><text:s text:c="3"/>7.963 | 4 <text:s/>| <text:s text:c="3"/>1.051 <text:s text:c="2"/>-0.189 <text:s text:c="3"/>0.137 | <text:s text:c="2"/>-38.7 <text:s text:c="2"/>-84.1 <text:s text:c="2"/>-66.1</text:p>
      <text:p text:style-name="Standard"><text:s text:c="3"/>7.963 | 5 <text:s/>| <text:s text:c="3"/>0.968 <text:s text:c="3"/>0.071 <text:s text:c="2"/>-0.348 | <text:s/>-154.6 <text:s text:c="2"/>-72.8 <text:s text:c="2"/>153.3</text:p>
      <text:p text:style-name="Standard"><text:s text:c="3"/>7.997 | 0 <text:s/>| <text:s text:c="8"/>Comm Error <text:s text:c="8"/>| <text:s text:c="11"/>- <text:s text:c="10"/></text:p>
      <text:p text:style-name="Standard"><text:s text:c="3"/>7.997 | 1 <text:s/>| <text:s text:c="3"/>0.055 <text:s text:c="2"/>-0.962 <text:s text:c="3"/>0.247 | <text:s text:c="2"/>-78.6 <text:s text:c="3"/>-6.8 <text:s text:c="3"/>-5.0</text:p>
      <text:p text:style-name="Standard"><text:s text:c="3"/>7.997 | 2 <text:s/>| <text:s text:c="3"/>0.086 <text:s text:c="3"/>0.990 <text:s text:c="3"/>0.132 | <text:s text:c="3"/>82.5 <text:s text:c="2"/>-10.9 <text:s text:c="3"/>28.7</text:p>
      <text:p text:style-name="Standard"><text:s text:c="3"/>7.997 | 3 <text:s/>| <text:s text:c="3"/>1.013 <text:s text:c="2"/>-0.026 <text:s text:c="3"/>0.045 | <text:s text:c="4"/>9.2 <text:s text:c="2"/>-80.0 <text:s text:c="2"/>-43.7</text:p>
      <text:p text:style-name="Standard"><text:s text:c="3"/>7.997 | 4 <text:s/>| <text:s text:c="3"/>1.018 <text:s text:c="2"/>-0.056 <text:s text:c="2"/>-0.024 | <text:s text:c="2"/>-41.4 <text:s text:c="2"/>-84.2 <text:s text:c="2"/>-62.9</text:p>
      <text:p text:style-name="Standard"><text:s text:c="3"/>7.997 | 5 <text:s/>| <text:s text:c="3"/>0.965 <text:s text:c="3"/>0.058 <text:s text:c="2"/>-0.342 | <text:s/>-163.4 <text:s text:c="2"/>-73.1 <text:s text:c="2"/>159.7</text:p>
      <text:p text:style-name="Standard"><text:s text:c="3"/>8.032 | 0 <text:s/>| <text:s text:c="8"/>Comm Error <text:s text:c="8"/>| <text:s text:c="11"/>- <text:s text:c="10"/></text:p>
      <text:p text:style-name="Standard"><text:s text:c="3"/>8.032 | 1 <text:s/>| <text:s text:c="3"/>0.041 <text:s text:c="2"/>-0.997 <text:s text:c="3"/>0.290 | <text:s text:c="2"/>-78.4 <text:s text:c="3"/>-6.6 <text:s text:c="3"/>-9.6</text:p>
      <text:p text:style-name="Standard"><text:s text:c="3"/>8.032 | 2 <text:s/>| <text:s text:c="3"/>0.124 <text:s text:c="3"/>0.984 <text:s text:c="3"/>0.039 | <text:s text:c="3"/>83.5 <text:s text:c="2"/>-10.1 <text:s text:c="3"/>23.1</text:p>
      <text:p text:style-name="Standard"><text:s text:c="3"/>8.032 | 3 <text:s/>| <text:s text:c="3"/>0.999 <text:s text:c="2"/>-0.046 <text:s text:c="3"/>0.014 | <text:s text:c="4"/>9.4 <text:s text:c="2"/>-81.0 <text:s text:c="2"/>-47.3</text:p>
      <text:p text:style-name="Standard"><text:s text:c="3"/>8.032 | 4 <text:s/>| <text:s text:c="3"/>1.043 <text:s text:c="3"/>0.174 <text:s text:c="2"/>-0.073 | <text:s text:c="2"/>-23.6 <text:s text:c="2"/>-84.9 <text:s text:c="2"/>-78.8</text:p>
      <text:p text:style-name="Standard"><text:s text:c="3"/>8.032 | 5 <text:s/>| <text:s text:c="3"/>1.036 <text:s text:c="2"/>-0.057 <text:s text:c="2"/>-0.360 | <text:s/>-165.5 <text:s text:c="2"/>-73.2 <text:s text:c="2"/>160.1</text:p>
      <text:p text:style-name="Standard"><text:s text:c="3"/>8.066 | 0 <text:s/>| <text:s text:c="8"/>Comm Error <text:s text:c="8"/>| <text:s text:c="11"/>- <text:s text:c="10"/></text:p>
      <text:p text:style-name="Standard"><text:s text:c="3"/>8.066 | 1 <text:s/>| <text:s text:c="3"/>0.055 <text:s text:c="2"/>-1.018 <text:s text:c="3"/>0.316 | <text:s text:c="2"/>-77.9 <text:s text:c="3"/>-6.3 <text:s text:c="2"/>-16.0</text:p>
      <text:p text:style-name="Standard"><text:s text:c="3"/>8.066 | 2 <text:s/>| <text:s text:c="3"/>0.146 <text:s text:c="3"/>1.024 <text:s text:c="3"/>0.006 | <text:s text:c="3"/>84.9 <text:s text:c="3"/>-9.1 <text:s text:c="3"/>15.8</text:p>
      <text:p text:style-name="Standard"><text:s text:c="3"/>8.066 | 3 <text:s/>| <text:s text:c="3"/>1.081 <text:s text:c="2"/>-0.084 <text:s text:c="3"/>0.034 | <text:s text:c="4"/>8.6 <text:s text:c="2"/>-82.2 <text:s text:c="2"/>-51.0</text:p>
      <text:p text:style-name="Standard"><text:s text:c="3"/>8.066 | 4 <text:s/>| <text:s text:c="3"/>1.077 <text:s text:c="2"/>-0.109 <text:s text:c="2"/>-0.017 | <text:s text:c="2"/>-29.7 <text:s text:c="2"/>-84.9 <text:s text:c="2"/>-73.7</text:p>
      <text:p text:style-name="Standard"><text:s text:c="3"/>8.066 | 5 <text:s/>| <text:s text:c="3"/>1.012 <text:s text:c="2"/>-0.302 <text:s text:c="2"/>-0.392 | <text:s/>-163.6 <text:s text:c="2"/>-73.0 <text:s text:c="2"/>156.7</text:p>
      <text:p text:style-name="Standard"><text:s text:c="3"/>8.100 | 0 <text:s/>| <text:s text:c="8"/>Comm Error <text:s text:c="8"/>| <text:s text:c="11"/>- <text:s text:c="10"/></text:p>
      <text:p text:style-name="Standard"><text:s text:c="3"/>8.100 | 1 <text:s/>| <text:s text:c="3"/>0.097 <text:s text:c="2"/>-1.019 <text:s text:c="3"/>0.306 | <text:s text:c="2"/>-77.6 <text:s text:c="3"/>-6.3 <text:s text:c="2"/>-20.8</text:p>
      <text:p text:style-name="Standard"><text:s text:c="3"/>8.100 | 2 <text:s/>| <text:s text:c="3"/>0.075 <text:s text:c="3"/>1.067 <text:s text:c="3"/>0.081 | <text:s text:c="3"/>86.0 <text:s text:c="3"/>-7.9 <text:s text:c="3"/>11.1</text:p>
      <text:p text:style-name="Standard"><text:s text:c="3"/>8.100 | 3 <text:s/>| <text:s text:c="3"/>1.074 <text:s text:c="2"/>-0.060 <text:s text:c="3"/>0.078 | <text:s text:c="4"/>7.3 <text:s text:c="2"/>-82.8 <text:s text:c="2"/>-53.6</text:p>
      <text:p text:style-name="Standard"><text:s text:c="3"/>8.100 | 4 <text:s/>| <text:s text:c="3"/>1.114 <text:s text:c="2"/>-0.014 <text:s text:c="2"/>-0.185 | <text:s text:c="2"/>-27.9 <text:s text:c="2"/>-85.1 <text:s text:c="2"/>-72.5</text:p>
      <text:p text:style-name="Standard"><text:s text:c="3"/>8.100 | 5 <text:s/>| <text:s text:c="3"/>1.034 <text:s text:c="2"/>-0.263 <text:s text:c="2"/>-0.272 | <text:s/>-158.6 <text:s text:c="2"/>-73.5 <text:s text:c="2"/>148.7</text:p>
      <text:p text:style-name="Standard"><text:s text:c="3"/>8.134 | 0 <text:s/>| <text:s text:c="8"/>Comm Error <text:s text:c="8"/>| <text:s text:c="11"/>- <text:s text:c="10"/></text:p>
      <text:p text:style-name="Standard"><text:s text:c="3"/>8.134 | 1 <text:s/>| <text:s text:c="3"/>0.165 <text:s text:c="2"/>-1.017 <text:s text:c="3"/>0.272 | <text:s text:c="2"/>-77.5 <text:s text:c="3"/>-6.8 <text:s text:c="2"/>-26.7</text:p>
      <text:p text:style-name="Standard"><text:s text:c="3"/>8.134 | 2 <text:s/>| <text:s text:c="3"/>0.044 <text:s text:c="3"/>1.029 <text:s text:c="3"/>0.145 | <text:s text:c="3"/>85.9 <text:s text:c="3"/>-6.7 <text:s text:c="4"/>6.8</text:p>
      <text:p text:style-name="Standard"><text:s text:c="3"/>8.134 | 3 <text:s/>| <text:s text:c="3"/>1.027 <text:s text:c="3"/>0.029 <text:s text:c="3"/>0.160 | <text:s text:c="3"/>14.0 <text:s text:c="2"/>-82.8 <text:s text:c="2"/>-66.1</text:p>
      <text:p text:style-name="Standard"><text:s text:c="3"/>8.134 | 4 <text:s/>| <text:s text:c="3"/>1.107 <text:s text:c="3"/>0.086 <text:s text:c="2"/>-0.301 | <text:s text:c="3"/>83.8 <text:s text:c="2"/>-85.2 <text:s text:c="2"/>134.7</text:p>
      <text:p text:style-name="Standard"><text:s text:c="3"/>8.134 | 5 <text:s/>| <text:s text:c="3"/>1.038 <text:s text:c="2"/>-0.007 <text:s text:c="2"/>-0.287 | <text:s/>-160.9 <text:s text:c="2"/>-74.7 <text:s text:c="2"/>149.8</text:p>
      <text:p text:style-name="Standard"><text:s text:c="3"/>8.168 | 0 <text:s/>| <text:s text:c="8"/>Comm Error <text:s text:c="8"/>| <text:s text:c="11"/>- <text:s text:c="10"/></text:p>
      <text:p text:style-name="Standard"><text:s text:c="3"/>8.168 | 1 <text:s/>| <text:s text:c="3"/>0.362 <text:s text:c="2"/>-0.988 <text:s text:c="3"/>0.214 | <text:s text:c="2"/>-78.1 <text:s text:c="3"/>-8.0 <text:s text:c="2"/>-31.3</text:p>
      <text:p text:style-name="Standard"><text:s text:c="3"/>8.168 | 2 <text:s/>| <text:s text:c="3"/>0.002 <text:s text:c="3"/>1.001 <text:s text:c="3"/>0.178 | <text:s text:c="3"/>85.1 <text:s text:c="3"/>-5.1 <text:s text:c="4"/>1.1</text:p>
      <text:p text:style-name="Standard"><text:s text:c="3"/>8.168 | 3 <text:s/>| <text:s text:c="3"/>1.014 <text:s text:c="3"/>0.012 <text:s text:c="3"/>0.148 | <text:s text:c="3"/>17.3 <text:s text:c="2"/>-82.8 <text:s text:c="2"/>-72.3</text:p>
      <text:p text:style-name="Standard"><text:s text:c="3"/>8.168 | 4 <text:s/>| <text:s text:c="3"/>1.043 <text:s text:c="2"/>-0.217 <text:s text:c="2"/>-0.095 | <text:s text:c="3"/>60.2 <text:s text:c="2"/>-85.3 <text:s text:c="2"/>145.7</text:p>
      <text:p text:style-name="Standard"><text:s text:c="3"/>8.168 | 5 <text:s/>| <text:s text:c="3"/>1.041 <text:s text:c="2"/>-0.151 <text:s text:c="2"/>-0.162 | <text:s/>-158.6 <text:s text:c="2"/>-76.2 <text:s text:c="2"/>145.7</text:p>
      <text:p text:style-name="Standard"><text:s text:c="3"/>8.202 | 0 <text:s/>| <text:s text:c="8"/>Comm Error <text:s text:c="8"/>| <text:s text:c="11"/>- <text:s text:c="10"/></text:p>
      <text:p text:style-name="Standard"><text:s text:c="3"/>8.202 | 1 <text:s/>| <text:s text:c="3"/>0.357 <text:s text:c="2"/>-0.904 <text:s text:c="3"/>0.205 | <text:s text:c="2"/>-78.7 <text:s text:c="3"/>-9.5 <text:s text:c="2"/>-36.5</text:p>
      <text:p text:style-name="Standard"><text:s text:c="3"/>8.202 | 2 <text:s/>| <text:s text:c="2"/>-0.037 <text:s text:c="3"/>1.004 <text:s text:c="3"/>0.116 | <text:s text:c="3"/>84.9 <text:s text:c="3"/>-3.8 <text:s text:c="3"/>-3.6</text:p>
      <text:p text:style-name="Standard"><text:s text:c="3"/>8.202 | 3 <text:s/>| <text:s text:c="3"/>1.040 <text:s text:c="2"/>-0.043 <text:s text:c="3"/>0.152 | <text:s text:c="3"/>18.5 <text:s text:c="2"/>-82.8 <text:s text:c="2"/>-77.2</text:p>
      <text:p text:style-name="Standard"><text:s text:c="3"/>8.202 | 4 <text:s/>| <text:s text:c="3"/>0.932 <text:s text:c="2"/>-0.047 <text:s text:c="2"/>-0.176 | <text:s text:c="2"/>-13.3 <text:s text:c="2"/>-85.3 <text:s text:c="2"/>-65.9</text:p>
      <text:p text:style-name="Standard"><text:s text:c="3"/>8.202 | 5 <text:s/>| <text:s text:c="3"/>0.995 <text:s text:c="2"/>-0.062 <text:s text:c="2"/>-0.083 | <text:s/>-155.8 <text:s text:c="2"/>-78.1 <text:s text:c="2"/>142.9</text:p>
      <text:p text:style-name="Standard"><text:s text:c="3"/>8.235 | 0 <text:s/>| <text:s text:c="8"/>Comm Error <text:s text:c="8"/>| <text:s text:c="11"/>- <text:s text:c="10"/></text:p>
      <text:p text:style-name="Standard"><text:s text:c="3"/>8.235 | 1 <text:s/>| <text:s text:c="3"/>0.381 <text:s text:c="2"/>-0.859 <text:s text:c="3"/>0.301 | <text:s text:c="2"/>-78.5 <text:s text:c="2"/>-11.3 <text:s text:c="2"/>-43.2</text:p>
      <text:p text:style-name="Standard"><text:s text:c="3"/>8.235 | 2 <text:s/>| <text:s text:c="2"/>-0.010 <text:s text:c="3"/>1.020 <text:s text:c="3"/>0.064 | <text:s text:c="3"/>85.0 <text:s text:c="3"/>-2.9 <text:s text:c="3"/>-8.1</text:p>
      <text:p text:style-name="Standard"><text:soft-page-break/><text:s text:c="3"/>8.235 | 3 <text:s/>| <text:s text:c="3"/>1.051 <text:s text:c="2"/>-0.063 <text:s text:c="3"/>0.211 | <text:s text:c="3"/>13.9 <text:s text:c="2"/>-82.6 <text:s text:c="2"/>-77.1</text:p>
      <text:p text:style-name="Standard"><text:s text:c="3"/>8.235 | 4 <text:s/>| <text:s text:c="3"/>0.870 <text:s text:c="3"/>0.087 <text:s text:c="2"/>-0.179 | <text:s text:c="2"/>161.7 <text:s text:c="2"/>-85.1 <text:s text:c="3"/>68.5</text:p>
      <text:p text:style-name="Standard"><text:s text:c="3"/>8.235 | 5 <text:s/>| <text:s text:c="3"/>1.024 <text:s text:c="2"/>-0.169 <text:s text:c="2"/>-0.135 | <text:s/>-151.0 <text:s text:c="2"/>-79.0 <text:s text:c="2"/>136.5</text:p>
      <text:p text:style-name="Standard"><text:s text:c="3"/>8.269 | 0 <text:s/>| <text:s text:c="8"/>Comm Error <text:s text:c="8"/>| <text:s text:c="11"/>- <text:s text:c="10"/></text:p>
      <text:p text:style-name="Standard"><text:s text:c="3"/>8.269 | 1 <text:s/>| <text:s text:c="3"/>0.373 <text:s text:c="2"/>-0.860 <text:s text:c="3"/>0.366 | <text:s text:c="2"/>-77.5 <text:s text:c="2"/>-12.4 <text:s text:c="2"/>-47.4</text:p>
      <text:p text:style-name="Standard"><text:s text:c="3"/>8.269 | 2 <text:s/>| <text:s text:c="2"/>-0.016 <text:s text:c="3"/>1.025 <text:s text:c="3"/>0.069 | <text:s text:c="3"/>85.1 <text:s text:c="3"/>-2.2 <text:s text:c="2"/>-12.4</text:p>
      <text:p text:style-name="Standard"><text:s text:c="3"/>8.269 | 3 <text:s/>| <text:s text:c="3"/>1.018 <text:s text:c="2"/>-0.054 <text:s text:c="3"/>0.249 | <text:s text:c="4"/>9.0 <text:s text:c="2"/>-82.0 <text:s text:c="2"/>-75.5</text:p>
      <text:p text:style-name="Standard"><text:s text:c="3"/>8.269 | 4 <text:s/>| <text:s text:c="3"/>0.861 <text:s text:c="3"/>0.076 <text:s text:c="2"/>-0.271 | <text:s text:c="2"/>159.4 <text:s text:c="2"/>-82.2 <text:s text:c="3"/>62.7</text:p>
      <text:p text:style-name="Standard"><text:s text:c="3"/>8.269 | 5 <text:s/>| <text:s text:c="3"/>1.012 <text:s text:c="2"/>-0.091 <text:s text:c="2"/>-0.144 | <text:s/>-147.5 <text:s text:c="2"/>-79.5 <text:s text:c="2"/>132.0</text:p>
      <text:p text:style-name="Standard"><text:s text:c="3"/>8.303 | 0 <text:s/>| <text:s text:c="8"/>Comm Error <text:s text:c="8"/>| <text:s text:c="11"/>- <text:s text:c="10"/></text:p>
      <text:p text:style-name="Standard"><text:s text:c="3"/>8.303 | 1 <text:s/>| <text:s text:c="3"/>0.375 <text:s text:c="2"/>-0.815 <text:s text:c="3"/>0.346 | <text:s text:c="2"/>-76.0 <text:s text:c="2"/>-13.7 <text:s text:c="2"/>-51.7</text:p>
      <text:p text:style-name="Standard"><text:s text:c="3"/>8.303 | 2 <text:s/>| <text:s text:c="2"/>-0.017 <text:s text:c="3"/>0.985 <text:s text:c="3"/>0.081 | <text:s text:c="3"/>85.0 <text:s text:c="3"/>-1.9 <text:s text:c="2"/>-14.1</text:p>
      <text:p text:style-name="Standard"><text:s text:c="3"/>8.303 | 3 <text:s/>| <text:s text:c="3"/>0.988 <text:s text:c="2"/>-0.037 <text:s text:c="3"/>0.255 | <text:s text:c="4"/>4.0 <text:s text:c="2"/>-80.9 <text:s text:c="2"/>-74.4</text:p>
      <text:p text:style-name="Standard"><text:s text:c="3"/>8.303 | 4 <text:s/>| <text:s text:c="3"/>0.935 <text:s text:c="2"/>-0.189 <text:s text:c="2"/>-0.069 | <text:s text:c="2"/>168.4 <text:s text:c="2"/>-80.5 <text:s text:c="3"/>46.0</text:p>
      <text:p text:style-name="Standard"><text:s text:c="3"/>8.303 | 5 <text:s/>| <text:s text:c="3"/>1.016 <text:s text:c="2"/>-0.079 <text:s text:c="2"/>-0.138 | <text:s/>-145.9 <text:s text:c="2"/>-79.9 <text:s text:c="2"/>129.3</text:p>
      <text:p text:style-name="Standard"><text:s text:c="3"/>8.337 | 0 <text:s/>| <text:s text:c="8"/>Comm Error <text:s text:c="8"/>| <text:s text:c="11"/>- <text:s text:c="10"/></text:p>
      <text:p text:style-name="Standard"><text:s text:c="3"/>8.337 | 1 <text:s/>| <text:s text:c="3"/>0.442 <text:s text:c="2"/>-0.788 <text:s text:c="3"/>0.262 | <text:s text:c="2"/>-75.3 <text:s text:c="2"/>-15.1 <text:s text:c="2"/>-54.2</text:p>
      <text:p text:style-name="Standard"><text:s text:c="3"/>8.337 | 2 <text:s/>| <text:s text:c="3"/>0.018 <text:s text:c="3"/>0.967 <text:s text:c="3"/>0.080 | <text:s text:c="3"/>84.7 <text:s text:c="3"/>-1.9 <text:s text:c="2"/>-16.1</text:p>
      <text:p text:style-name="Standard"><text:s text:c="3"/>8.337 | 3 <text:s/>| <text:s text:c="3"/>0.981 <text:s text:c="2"/>-0.061 <text:s text:c="3"/>0.244 | <text:s text:c="4"/>0.5 <text:s text:c="2"/>-80.2 <text:s text:c="2"/>-73.3</text:p>
      <text:p text:style-name="Standard"><text:s text:c="3"/>8.337 | 4 <text:s/>| <text:s text:c="3"/>0.998 <text:s text:c="2"/>-0.220 <text:s text:c="3"/>0.059 | <text:s/>-178.6 <text:s text:c="2"/>-79.2 <text:s text:c="3"/>24.4</text:p>
      <text:p text:style-name="Standard"><text:s text:c="3"/>8.337 | 5 <text:s/>| <text:s text:c="3"/>1.023 <text:s text:c="3"/>0.025 <text:s text:c="2"/>-0.073 | <text:s/>-147.3 <text:s text:c="2"/>-81.1 <text:s text:c="2"/>128.8</text:p>
      <text:p text:style-name="Standard"><text:s text:c="3"/>8.371 | 0 <text:s/>| <text:s text:c="8"/>Comm Error <text:s text:c="8"/>| <text:s text:c="11"/>- <text:s text:c="10"/></text:p>
      <text:p text:style-name="Standard"><text:s text:c="3"/>8.371 | 1 <text:s/>| <text:s text:c="3"/>0.432 <text:s text:c="2"/>-0.813 <text:s text:c="3"/>0.222 | <text:s text:c="2"/>-75.1 <text:s text:c="2"/>-16.4 <text:s text:c="2"/>-56.3</text:p>
      <text:p text:style-name="Standard"><text:s text:c="3"/>8.371 | 2 <text:s/>| <text:s text:c="3"/>0.024 <text:s text:c="3"/>1.006 <text:s text:c="3"/>0.101 | <text:s text:c="3"/>84.4 <text:s text:c="3"/>-2.2 <text:s text:c="2"/>-18.0</text:p>
      <text:p text:style-name="Standard"><text:s text:c="3"/>8.371 | 3 <text:s/>| <text:s text:c="3"/>0.982 <text:s text:c="2"/>-0.060 <text:s text:c="3"/>0.253 | <text:s text:c="3"/>-3.2 <text:s text:c="2"/>-79.4 <text:s text:c="2"/>-71.7</text:p>
      <text:p text:style-name="Standard"><text:s text:c="3"/>8.371 | 4 <text:s/>| <text:s text:c="3"/>1.005 <text:s text:c="2"/>-0.210 <text:s text:c="3"/>0.159 | <text:s/>-174.1 <text:s text:c="2"/>-79.2 <text:s text:c="3"/>13.8</text:p>
      <text:p text:style-name="Standard"><text:s text:c="3"/>8.371 | 5 <text:s/>| <text:s text:c="3"/>0.999 <text:s text:c="2"/>-0.164 <text:s text:c="2"/>-0.007 | <text:s/>-140.6 <text:s text:c="2"/>-81.7 <text:s text:c="2"/>119.8</text:p>
      <text:p text:style-name="Standard"><text:s text:c="3"/>8.405 | 0 <text:s/>| <text:s text:c="8"/>Comm Error <text:s text:c="8"/>| <text:s text:c="11"/>- <text:s text:c="10"/></text:p>
      <text:p text:style-name="Standard"><text:s text:c="3"/>8.405 | 1 <text:s/>| <text:s text:c="3"/>0.396 <text:s text:c="2"/>-0.866 <text:s text:c="3"/>0.212 | <text:s text:c="2"/>-75.1 <text:s text:c="2"/>-17.4 <text:s text:c="2"/>-58.6</text:p>
      <text:p text:style-name="Standard"><text:s text:c="3"/>8.405 | 2 <text:s/>| <text:s text:c="3"/>0.032 <text:s text:c="3"/>0.966 <text:s text:c="3"/>0.112 | <text:s text:c="3"/>83.8 <text:s text:c="3"/>-2.6 <text:s text:c="2"/>-19.1</text:p>
      <text:p text:style-name="Standard"><text:s text:c="3"/>8.405 | 3 <text:s/>| <text:s text:c="3"/>0.947 <text:s text:c="2"/>-0.016 <text:s text:c="3"/>0.241 | <text:s text:c="3"/>-5.7 <text:s text:c="2"/>-78.3 <text:s text:c="2"/>-71.7</text:p>
      <text:p text:style-name="Standard"><text:s text:c="3"/>8.405 | 4 <text:s/>| <text:s text:c="3"/>0.986 <text:s text:c="2"/>-0.286 <text:s text:c="3"/>0.221 | <text:s/>-159.1 <text:s text:c="2"/>-80.6 <text:s text:c="3"/>-7.6</text:p>
      <text:p text:style-name="Standard"><text:s text:c="3"/>8.405 | 5 <text:s/>| <text:s text:c="3"/>1.007 <text:s text:c="2"/>-0.232 <text:s text:c="2"/>-0.018 | <text:s/>-129.6 <text:s text:c="2"/>-81.3 <text:s text:c="2"/>107.7</text:p>
      <text:p text:style-name="Standard"><text:s text:c="3"/>8.440 | 0 <text:s/>| <text:s text:c="8"/>Comm Error <text:s text:c="8"/>| <text:s text:c="11"/>- <text:s text:c="10"/></text:p>
      <text:p text:style-name="Standard"><text:s text:c="3"/>8.440 | 1 <text:s/>| <text:s text:c="3"/>0.365 <text:s text:c="2"/>-0.871 <text:s text:c="3"/>0.207 | <text:s text:c="2"/>-75.3 <text:s text:c="2"/>-17.6 <text:s text:c="2"/>-59.7</text:p>
      <text:p text:style-name="Standard"><text:s text:c="3"/>8.440 | 2 <text:s/>| <text:s text:c="3"/>0.044 <text:s text:c="3"/>0.928 <text:s text:c="3"/>0.069 | <text:s text:c="3"/>83.5 <text:s text:c="3"/>-3.2 <text:s text:c="2"/>-20.5</text:p>
      <text:p text:style-name="Standard"><text:s text:c="3"/>8.440 | 3 <text:s/>| <text:s text:c="3"/>0.925 <text:s text:c="2"/>-0.008 <text:s text:c="3"/>0.198 | <text:s text:c="3"/>-6.3 <text:s text:c="2"/>-77.8 <text:s text:c="2"/>-72.6</text:p>
      <text:p text:style-name="Standard"><text:s text:c="3"/>8.440 | 4 <text:s/>| <text:s text:c="3"/>1.168 <text:s text:c="2"/>-0.389 <text:s text:c="3"/>0.698 | <text:s/>-114.2 <text:s text:c="2"/>-82.7 <text:s text:c="2"/>-52.4</text:p>
      <text:p text:style-name="Standard"><text:s text:c="3"/>8.440 | 5 <text:s/>| <text:s text:c="3"/>1.005 <text:s text:c="2"/>-0.123 <text:s text:c="3"/>0.016 | <text:s/>-122.5 <text:s text:c="2"/>-81.1 <text:s text:c="2"/>100.3</text:p>
      <text:p text:style-name="Standard"><text:s text:c="3"/>8.474 | 0 <text:s/>| <text:s text:c="8"/>Comm Error <text:s text:c="8"/>| <text:s text:c="11"/>- <text:s text:c="10"/></text:p>
      <text:p text:style-name="Standard"><text:s text:c="3"/>8.474 | 1 <text:s/>| <text:s text:c="3"/>0.332 <text:s text:c="2"/>-0.860 <text:s text:c="3"/>0.187 | <text:s text:c="2"/>-75.7 <text:s text:c="2"/>-17.3 <text:s text:c="2"/>-60.4</text:p>
      <text:p text:style-name="Standard"><text:s text:c="3"/>8.474 | 2 <text:s/>| <text:s text:c="3"/>0.046 <text:s text:c="3"/>0.990 <text:s text:c="3"/>0.029 | <text:s text:c="3"/>84.0 <text:s text:c="3"/>-3.5 <text:s text:c="2"/>-21.6</text:p>
      <text:p text:style-name="Standard"><text:s text:c="3"/>8.474 | 3 <text:s/>| <text:s text:c="3"/>1.131 <text:s text:c="2"/>-0.034 <text:s text:c="3"/>0.236 | <text:s text:c="3"/>-8.0 <text:s text:c="2"/>-77.6 <text:s text:c="2"/>-72.4</text:p>
      <text:p text:style-name="Standard"><text:s text:c="3"/>8.474 | 4 <text:s/>| <text:s text:c="3"/>1.378 <text:s text:c="2"/>-0.176 <text:s text:c="3"/>0.164 | <text:s text:c="2"/>-75.9 <text:s text:c="2"/>-82.5 <text:s text:c="2"/>-98.7</text:p>
      <text:p text:style-name="Standard"><text:s text:c="3"/>8.474 | 5 <text:s/>| <text:s text:c="3"/>1.033 <text:s text:c="3"/>0.059 <text:s text:c="3"/>0.046 | <text:s/>-122.1 <text:s text:c="2"/>-81.9 <text:s text:c="3"/>99.6</text:p>
      <text:p text:style-name="Standard"><text:s text:c="3"/>8.508 | 0 <text:s/>| <text:s text:c="8"/>Comm Error <text:s text:c="8"/>| <text:s text:c="11"/>- <text:s text:c="10"/></text:p>
      <text:p text:style-name="Standard"><text:s text:c="3"/>8.508 | 1 <text:s/>| <text:s text:c="3"/>0.357 <text:s text:c="2"/>-1.084 <text:s text:c="3"/>0.235 | <text:s text:c="2"/>-76.1 <text:s text:c="2"/>-16.6 <text:s text:c="2"/>-60.3</text:p>
      <text:p text:style-name="Standard"><text:s text:c="3"/>8.508 | 2 <text:s/>| <text:s text:c="3"/>0.036 <text:s text:c="3"/>1.249 <text:s text:c="3"/>0.097 | <text:s text:c="3"/>84.2 <text:s text:c="3"/>-3.7 <text:s text:c="2"/>-22.6</text:p>
      <text:p text:style-name="Standard"><text:s text:c="3"/>8.508 | 3 <text:s/>| <text:s text:c="3"/>1.219 <text:s text:c="2"/>-0.065 <text:s text:c="3"/>0.231 | <text:s text:c="3"/>-9.4 <text:s text:c="2"/>-77.4 <text:s text:c="2"/>-71.7</text:p>
      <text:p text:style-name="Standard"><text:soft-page-break/><text:s text:c="3"/>8.508 | 4 <text:s/>| <text:s text:c="3"/>0.843 <text:s text:c="3"/>0.164 <text:s text:c="3"/>0.045 | <text:s text:c="2"/>-36.8 <text:s text:c="2"/>-83.3 <text:s/>-129.7</text:p>
      <text:p text:style-name="Standard"><text:s text:c="3"/>8.508 | 5 <text:s/>| <text:s text:c="3"/>1.023 <text:s text:c="3"/>0.039 <text:s text:c="2"/>-0.007 | <text:s/>-130.8 <text:s text:c="2"/>-82.4 <text:s text:c="2"/>107.1</text:p>
      <text:p text:style-name="Standard"><text:s text:c="3"/>8.542 | 0 <text:s/>| <text:s text:c="8"/>Comm Error <text:s text:c="8"/>| <text:s text:c="11"/>- <text:s text:c="10"/></text:p>
      <text:p text:style-name="Standard"><text:s text:c="3"/>8.542 | 1 <text:s/>| <text:s text:c="3"/>0.403 <text:s text:c="2"/>-1.066 <text:s text:c="3"/>0.286 | <text:s text:c="2"/>-76.2 <text:s text:c="2"/>-16.2 <text:s text:c="2"/>-59.8</text:p>
      <text:p text:style-name="Standard"><text:s text:c="3"/>8.542 | 2 <text:s/>| <text:s text:c="3"/>0.117 <text:s text:c="3"/>1.069 <text:s text:c="3"/>0.076 | <text:s text:c="3"/>84.4 <text:s text:c="3"/>-3.9 <text:s text:c="2"/>-22.9</text:p>
      <text:p text:style-name="Standard"><text:s text:c="3"/>8.542 | 3 <text:s/>| <text:s text:c="3"/>0.965 <text:s text:c="2"/>-0.110 <text:s text:c="3"/>0.163 | <text:s text:c="2"/>-14.0 <text:s text:c="2"/>-77.1 <text:s text:c="2"/>-67.9</text:p>
      <text:p text:style-name="Standard"><text:s text:c="3"/>8.542 | 4 <text:s/>| <text:s text:c="3"/>0.991 <text:s text:c="2"/>-0.091 <text:s text:c="3"/>0.243 | <text:s text:c="2"/>-30.6 <text:s text:c="2"/>-82.2 <text:s/>-137.8</text:p>
      <text:p text:style-name="Standard"><text:s text:c="3"/>8.542 | 5 <text:s/>| <text:s text:c="3"/>1.045 <text:s text:c="2"/>-0.064 <text:s text:c="2"/>-0.374 | <text:s/>-146.6 <text:s text:c="2"/>-81.4 <text:s text:c="2"/>120.5</text:p>
      <text:p text:style-name="Standard"><text:s text:c="3"/>8.577 | 0 <text:s/>| <text:s text:c="8"/>Comm Error <text:s text:c="8"/>| <text:s text:c="11"/>- <text:s text:c="10"/></text:p>
      <text:p text:style-name="Standard"><text:s text:c="3"/>8.577 | 1 <text:s/>| <text:s text:c="3"/>0.249 <text:s text:c="2"/>-0.886 <text:s text:c="3"/>0.190 | <text:s text:c="2"/>-76.2 <text:s text:c="2"/>-16.3 <text:s text:c="2"/>-59.4</text:p>
      <text:p text:style-name="Standard"><text:s text:c="3"/>8.577 | 2 <text:s/>| <text:s text:c="3"/>0.205 <text:s text:c="3"/>0.885 <text:s text:c="2"/>-0.023 | <text:s text:c="3"/>85.0 <text:s text:c="3"/>-4.9 <text:s text:c="2"/>-22.9</text:p>
      <text:p text:style-name="Standard"><text:s text:c="3"/>8.577 | 3 <text:s/>| <text:s text:c="3"/>0.942 <text:s text:c="2"/>-0.042 <text:s text:c="3"/>0.171 | <text:s text:c="2"/>-15.6 <text:s text:c="2"/>-76.9 <text:s text:c="2"/>-67.0</text:p>
      <text:p text:style-name="Standard"><text:s text:c="3"/>8.577 | 4 <text:s/>| <text:s text:c="3"/>0.983 <text:s text:c="2"/>-0.008 <text:s text:c="3"/>0.102 | <text:s text:c="2"/>-23.9 <text:s text:c="2"/>-81.4 <text:s/>-144.3</text:p>
      <text:p text:style-name="Standard"><text:s text:c="3"/>8.577 | 5 <text:s/>| <text:s text:c="3"/>0.971 <text:s text:c="2"/>-0.383 <text:s text:c="2"/>-0.375 | <text:s/>-145.7 <text:s text:c="2"/>-79.1 <text:s text:c="2"/>113.6</text:p>
      <text:p text:style-name="Standard"><text:s text:c="3"/>8.610 | 0 <text:s/>| <text:s text:c="8"/>Comm Error <text:s text:c="8"/>| <text:s text:c="11"/>- <text:s text:c="10"/></text:p>
      <text:p text:style-name="Standard"><text:s text:c="3"/>8.610 | 1 <text:s/>| <text:s text:c="3"/>0.188 <text:s text:c="2"/>-0.928 <text:s text:c="3"/>0.191 | <text:s text:c="2"/>-76.3 <text:s text:c="2"/>-16.0 <text:s text:c="2"/>-58.6</text:p>
      <text:p text:style-name="Standard"><text:s text:c="3"/>8.610 | 2 <text:s/>| <text:s text:c="3"/>0.216 <text:s text:c="3"/>0.888 <text:s text:c="3"/>0.023 | <text:s text:c="3"/>85.2 <text:s text:c="3"/>-6.6 <text:s text:c="2"/>-22.5</text:p>
      <text:p text:style-name="Standard"><text:s text:c="3"/>8.610 | 3 <text:s/>| <text:s text:c="3"/>1.014 <text:s text:c="3"/>0.050 <text:s text:c="3"/>0.240 | <text:s text:c="2"/>-13.6 <text:s text:c="2"/>-76.9 <text:s text:c="2"/>-71.4</text:p>
      <text:p text:style-name="Standard"><text:s text:c="3"/>8.610 | 4 <text:s/>| <text:s text:c="3"/>1.009 <text:s text:c="2"/>-0.049 <text:s text:c="3"/>0.055 | <text:s text:c="2"/>-23.7 <text:s text:c="2"/>-81.6 <text:s/>-145.1</text:p>
      <text:p text:style-name="Standard"><text:s text:c="3"/>8.610 | 5 <text:s/>| <text:s text:c="3"/>1.031 <text:s text:c="2"/>-0.078 <text:s text:c="2"/>-0.171 | <text:s/>-138.7 <text:s text:c="2"/>-77.2 <text:s text:c="2"/>109.0</text:p>
      <text:p text:style-name="Standard"><text:s text:c="3"/>8.645 | 0 <text:s/>| <text:s text:c="8"/>Comm Error <text:s text:c="8"/>| <text:s text:c="11"/>- <text:s text:c="10"/></text:p>
      <text:p text:style-name="Standard"><text:s text:c="3"/>8.645 | 1 <text:s/>| <text:s text:c="3"/>0.166 <text:s text:c="2"/>-1.063 <text:s text:c="3"/>0.160 | <text:s text:c="2"/>-76.7 <text:s text:c="2"/>-15.4 <text:s text:c="2"/>-57.3</text:p>
      <text:p text:style-name="Standard"><text:s text:c="3"/>8.645 | 2 <text:s/>| <text:s text:c="3"/>0.159 <text:s text:c="3"/>1.013 <text:s text:c="3"/>0.113 | <text:s text:c="3"/>84.6 <text:s text:c="3"/>-7.3 <text:s text:c="2"/>-22.4</text:p>
      <text:p text:style-name="Standard"><text:s text:c="3"/>8.645 | 3 <text:s/>| <text:s text:c="3"/>1.034 <text:s text:c="3"/>0.097 <text:s text:c="3"/>0.296 | <text:s text:c="3"/>-6.3 <text:s text:c="2"/>-76.3 <text:s text:c="2"/>-77.8</text:p>
      <text:p text:style-name="Standard"><text:s text:c="3"/>8.645 | 4 <text:s/>| <text:s text:c="3"/>1.018 <text:s text:c="2"/>-0.065 <text:s text:c="3"/>0.049 | <text:s text:c="2"/>-28.8 <text:s text:c="2"/>-81.9 <text:s/>-140.5</text:p>
      <text:p text:style-name="Standard"><text:s text:c="3"/>8.645 | 5 <text:s/>| <text:s text:c="3"/>1.017 <text:s text:c="2"/>-0.047 <text:s text:c="2"/>-0.147 | <text:s/>-142.0 <text:s text:c="2"/>-77.9 <text:s text:c="2"/>111.7</text:p>
      <text:p text:style-name="Standard"><text:s text:c="3"/>8.681 | 0 <text:s/>| <text:s text:c="8"/>Comm Error <text:s text:c="8"/>| <text:s text:c="11"/>- <text:s text:c="10"/></text:p>
      <text:p text:style-name="Standard"><text:s text:c="3"/>8.681 | 1 <text:s/>| <text:s text:c="3"/>0.191 <text:s text:c="2"/>-1.048 <text:s text:c="3"/>0.130 | <text:s text:c="2"/>-77.5 <text:s text:c="2"/>-14.7 <text:s text:c="2"/>-57.0</text:p>
      <text:p text:style-name="Standard"><text:s text:c="3"/>8.681 | 2 <text:s/>| <text:s text:c="3"/>0.139 <text:s text:c="3"/>1.065 <text:s text:c="3"/>0.073 | <text:s text:c="3"/>84.5 <text:s text:c="3"/>-7.7 <text:s text:c="2"/>-23.1</text:p>
      <text:p text:style-name="Standard"><text:s text:c="3"/>8.681 | 3 <text:s/>| <text:s text:c="3"/>1.016 <text:s text:c="2"/>-0.101 <text:s text:c="3"/>0.204 | <text:s text:c="3"/>-7.0 <text:s text:c="2"/>-76.0 <text:s text:c="2"/>-77.5</text:p>
      <text:p text:style-name="Standard"><text:s text:c="3"/>8.681 | 4 <text:s/>| <text:s text:c="3"/>1.010 <text:s text:c="2"/>-0.001 <text:s text:c="3"/>0.039 | <text:s text:c="2"/>-28.4 <text:s text:c="2"/>-82.2 <text:s/>-140.9</text:p>
      <text:p text:style-name="Standard"><text:s text:c="3"/>8.681 | 5 <text:s/>| <text:s text:c="3"/>0.991 <text:s text:c="2"/>-0.186 <text:s text:c="2"/>-0.161 | <text:s/>-139.9 <text:s text:c="2"/>-77.6 <text:s text:c="2"/>108.6</text:p>
      <text:p text:style-name="Standard"><text:s text:c="3"/>8.715 | 0 <text:s/>| <text:s text:c="8"/>Comm Error <text:s text:c="8"/>| <text:s text:c="11"/>- <text:s text:c="10"/></text:p>
      <text:p text:style-name="Standard"><text:s text:c="3"/>8.715 | 1 <text:s/>| <text:s text:c="3"/>0.172 <text:s text:c="2"/>-0.922 <text:s text:c="3"/>0.163 | <text:s text:c="2"/>-78.1 <text:s text:c="2"/>-13.9 <text:s text:c="2"/>-57.8</text:p>
      <text:p text:style-name="Standard"><text:s text:c="3"/>8.715 | 2 <text:s/>| <text:s text:c="3"/>0.155 <text:s text:c="3"/>1.007 <text:s text:c="2"/>-0.020 | <text:s text:c="3"/>85.2 <text:s text:c="3"/>-8.0 <text:s text:c="2"/>-23.9</text:p>
      <text:p text:style-name="Standard"><text:s text:c="3"/>8.715 | 3 <text:s/>| <text:s text:c="3"/>0.966 <text:s text:c="2"/>-0.149 <text:s text:c="3"/>0.097 | <text:s text:c="2"/>-14.2 <text:s text:c="2"/>-76.8 <text:s text:c="2"/>-71.0</text:p>
      <text:p text:style-name="Standard"><text:s text:c="3"/>8.715 | 4 <text:s/>| <text:s text:c="3"/>1.015 <text:s text:c="2"/>-0.017 <text:s text:c="3"/>0.033 | <text:s text:c="2"/>-28.0 <text:s text:c="2"/>-82.7 <text:s/>-142.0</text:p>
      <text:p text:style-name="Standard"><text:s text:c="3"/>8.715 | 5 <text:s/>| <text:s text:c="3"/>0.994 <text:s text:c="2"/>-0.112 <text:s text:c="2"/>-0.161 | <text:s/>-139.7 <text:s text:c="2"/>-77.5 <text:s text:c="2"/>107.9</text:p>
      <text:p text:style-name="Standard"><text:s text:c="3"/>8.749 | 0 <text:s/>| <text:s text:c="8"/>Comm Error <text:s text:c="8"/>| <text:s text:c="11"/>- <text:s text:c="10"/></text:p>
      <text:p text:style-name="Standard"><text:s text:c="3"/>8.749 | 1 <text:s/>| <text:s text:c="3"/>0.208 <text:s text:c="2"/>-0.887 <text:s text:c="3"/>0.219 | <text:s text:c="2"/>-77.9 <text:s text:c="2"/>-13.5 <text:s text:c="2"/>-58.6</text:p>
      <text:p text:style-name="Standard"><text:s text:c="3"/>8.749 | 2 <text:s/>| <text:s text:c="3"/>0.127 <text:s text:c="3"/>0.985 <text:s text:c="2"/>-0.012 | <text:s text:c="3"/>85.7 <text:s text:c="3"/>-8.1 <text:s text:c="2"/>-24.1</text:p>
      <text:p text:style-name="Standard"><text:s text:c="3"/>8.749 | 3 <text:s/>| <text:s text:c="3"/>0.976 <text:s text:c="2"/>-0.085 <text:s text:c="3"/>0.200 | <text:s text:c="2"/>-15.8 <text:s text:c="2"/>-76.8 <text:s text:c="2"/>-69.6</text:p>
      <text:p text:style-name="Standard"><text:s text:c="3"/>8.749 | 4 <text:s/>| <text:s text:c="3"/>0.993 <text:s text:c="2"/>-0.058 <text:s text:c="3"/>0.057 | <text:s text:c="2"/>-30.5 <text:s text:c="2"/>-82.7 <text:s/>-139.8</text:p>
      <text:p text:style-name="Standard"><text:s text:c="3"/>8.749 | 5 <text:s/>| <text:s text:c="3"/>1.014 <text:s text:c="2"/>-0.107 <text:s text:c="2"/>-0.147 | <text:s/>-140.4 <text:s text:c="2"/>-77.7 <text:s text:c="2"/>108.0</text:p>
      <text:p text:style-name="Standard"><text:s text:c="3"/>8.783 | 0 <text:s/>| <text:s text:c="8"/>Comm Error <text:s text:c="8"/>| <text:s text:c="11"/>- <text:s text:c="10"/></text:p>
      <text:p text:style-name="Standard"><text:s text:c="3"/>8.783 | 1 <text:s/>| <text:s text:c="3"/>0.243 <text:s text:c="2"/>-0.909 <text:s text:c="3"/>0.239 | <text:s text:c="2"/>-77.1 <text:s text:c="2"/>-13.5 <text:s text:c="2"/>-59.6</text:p>
      <text:p text:style-name="Standard"><text:s text:c="3"/>8.783 | 2 <text:s/>| <text:s text:c="3"/>0.095 <text:s text:c="3"/>1.007 <text:s text:c="3"/>0.037 | <text:s text:c="3"/>86.2 <text:s text:c="3"/>-7.9 <text:s text:c="2"/>-24.4</text:p>
      <text:p text:style-name="Standard"><text:s text:c="3"/>8.783 | 3 <text:s/>| <text:s text:c="3"/>1.001 <text:s text:c="2"/>-0.053 <text:s text:c="3"/>0.241 | <text:s text:c="2"/>-15.8 <text:s text:c="2"/>-76.4 <text:s text:c="2"/>-69.9</text:p>
      <text:p text:style-name="Standard"><text:s text:c="3"/>8.783 | 4 <text:s/>| <text:s text:c="3"/>1.006 <text:s text:c="2"/>-0.023 <text:s text:c="3"/>0.041 | <text:s text:c="2"/>-31.3 <text:s text:c="2"/>-83.0 <text:s/>-139.3</text:p>
      <text:p text:style-name="Standard"><text:soft-page-break/><text:s text:c="3"/>8.783 | 5 <text:s/>| <text:s text:c="3"/>1.012 <text:s text:c="2"/>-0.180 <text:s text:c="2"/>-0.187 | <text:s/>-140.1 <text:s text:c="2"/>-77.4 <text:s text:c="2"/>107.5</text:p>
      <text:p text:style-name="Standard"><text:s text:c="3"/>8.817 | 0 <text:s/>| <text:s text:c="8"/>Comm Error <text:s text:c="8"/>| <text:s text:c="11"/>- <text:s text:c="10"/></text:p>
      <text:p text:style-name="Standard"><text:s text:c="3"/>8.817 | 1 <text:s/>| <text:s text:c="3"/>0.241 <text:s text:c="2"/>-0.984 <text:s text:c="3"/>0.210 | <text:s text:c="2"/>-76.9 <text:s text:c="2"/>-13.5 <text:s text:c="2"/>-59.9</text:p>
      <text:p text:style-name="Standard"><text:s text:c="3"/>8.817 | 2 <text:s/>| <text:s text:c="3"/>0.115 <text:s text:c="3"/>1.032 <text:s text:c="3"/>0.019 | <text:s text:c="3"/>86.5 <text:s text:c="3"/>-7.7 <text:s text:c="2"/>-24.6</text:p>
      <text:p text:style-name="Standard"><text:s text:c="3"/>8.817 | 3 <text:s/>| <text:s text:c="3"/>1.022 <text:s text:c="2"/>-0.083 <text:s text:c="3"/>0.175 | <text:s text:c="2"/>-16.5 <text:s text:c="2"/>-76.4 <text:s text:c="2"/>-69.3</text:p>
      <text:p text:style-name="Standard"><text:s text:c="3"/>8.817 | 4 <text:s/>| <text:s text:c="3"/>1.009 <text:s text:c="2"/>-0.054 <text:s text:c="3"/>0.045 | <text:s text:c="2"/>-32.4 <text:s text:c="2"/>-83.3 <text:s/>-138.0</text:p>
      <text:p text:style-name="Standard"><text:s text:c="3"/>8.817 | 5 <text:s/>| <text:s text:c="3"/>1.022 <text:s text:c="2"/>-0.146 <text:s text:c="2"/>-0.181 | <text:s/>-139.6 <text:s text:c="2"/>-77.1 <text:s text:c="2"/>107.5</text:p>
      <text:p text:style-name="Standard"><text:s text:c="3"/>8.851 | 0 <text:s/>| <text:s text:c="8"/>Comm Error <text:s text:c="8"/>| <text:s text:c="11"/>- <text:s text:c="10"/></text:p>
      <text:p text:style-name="Standard"><text:s text:c="3"/>8.851 | 1 <text:s/>| <text:s text:c="3"/>0.252 <text:s text:c="2"/>-0.995 <text:s text:c="3"/>0.192 | <text:s text:c="2"/>-77.0 <text:s text:c="2"/>-13.6 <text:s text:c="2"/>-59.7</text:p>
      <text:p text:style-name="Standard"><text:s text:c="3"/>8.851 | 2 <text:s/>| <text:s text:c="3"/>0.134 <text:s text:c="3"/>1.028 <text:s text:c="2"/>-0.021 | <text:s text:c="3"/>87.0 <text:s text:c="3"/>-7.7 <text:s text:c="2"/>-24.5</text:p>
      <text:p text:style-name="Standard"><text:s text:c="3"/>8.851 | 3 <text:s/>| <text:s text:c="3"/>1.013 <text:s text:c="2"/>-0.112 <text:s text:c="3"/>0.163 | <text:s text:c="2"/>-19.5 <text:s text:c="2"/>-76.7 <text:s text:c="2"/>-66.2</text:p>
      <text:p text:style-name="Standard"><text:s text:c="3"/>8.851 | 4 <text:s/>| <text:s text:c="3"/>1.002 <text:s text:c="2"/>-0.063 <text:s text:c="3"/>0.044 | <text:s text:c="2"/>-35.3 <text:s text:c="2"/>-83.3 <text:s/>-135.0</text:p>
      <text:p text:style-name="Standard"><text:s text:c="3"/>8.851 | 5 <text:s/>| <text:s text:c="3"/>1.022 <text:s text:c="2"/>-0.108 <text:s text:c="2"/>-0.160 | <text:s/>-139.8 <text:s text:c="2"/>-77.2 <text:s text:c="2"/>108.0</text:p>
      <text:p text:style-name="Standard"><text:s text:c="3"/>8.885 | 0 <text:s/>| <text:s text:c="8"/>Comm Error <text:s text:c="8"/>| <text:s text:c="11"/>- <text:s text:c="10"/></text:p>
      <text:p text:style-name="Standard"><text:s text:c="3"/>8.885 | 1 <text:s/>| <text:s text:c="3"/>0.262 <text:s text:c="2"/>-0.955 <text:s text:c="3"/>0.191 | <text:s text:c="2"/>-77.5 <text:s text:c="2"/>-13.9 <text:s text:c="2"/>-58.8</text:p>
      <text:p text:style-name="Standard"><text:s text:c="3"/>8.885 | 2 <text:s/>| <text:s text:c="3"/>0.131 <text:s text:c="3"/>1.017 <text:s text:c="2"/>-0.025 | <text:s text:c="3"/>87.9 <text:s text:c="3"/>-7.8 <text:s text:c="2"/>-24.2</text:p>
      <text:p text:style-name="Standard"><text:s text:c="3"/>8.885 | 3 <text:s/>| <text:s text:c="3"/>0.993 <text:s text:c="2"/>-0.105 <text:s text:c="3"/>0.206 | <text:s text:c="2"/>-21.2 <text:s text:c="2"/>-76.7 <text:s text:c="2"/>-64.1</text:p>
      <text:p text:style-name="Standard"><text:s text:c="3"/>8.885 | 4 <text:s/>| <text:s text:c="3"/>1.012 <text:s text:c="2"/>-0.043 <text:s text:c="3"/>0.035 | <text:s text:c="2"/>-36.8 <text:s text:c="2"/>-83.5 <text:s/>-133.1</text:p>
      <text:p text:style-name="Standard"><text:s text:c="3"/>8.885 | 5 <text:s/>| <text:s text:c="3"/>1.008 <text:s text:c="2"/>-0.137 <text:s text:c="2"/>-0.179 | <text:s/>-140.2 <text:s text:c="2"/>-77.2 <text:s text:c="2"/>108.6</text:p>
      <text:p text:style-name="Standard"><text:s text:c="3"/>8.919 | 0 <text:s/>| <text:s text:c="8"/>Comm Error <text:s text:c="8"/>| <text:s text:c="11"/>- <text:s text:c="10"/></text:p>
      <text:p text:style-name="Standard"><text:s text:c="3"/>8.919 | 1 <text:s/>| <text:s text:c="3"/>0.268 <text:s text:c="2"/>-0.922 <text:s text:c="3"/>0.209 | <text:s text:c="2"/>-77.7 <text:s text:c="2"/>-14.1 <text:s text:c="2"/>-58.0</text:p>
      <text:p text:style-name="Standard"><text:s text:c="3"/>8.919 | 2 <text:s/>| <text:s text:c="3"/>0.127 <text:s text:c="3"/>1.007 <text:s text:c="2"/>-0.004 | <text:s text:c="3"/>88.3 <text:s text:c="3"/>-7.8 <text:s text:c="2"/>-23.6</text:p>
      <text:p text:style-name="Standard"><text:s text:c="3"/>8.919 | 3 <text:s/>| <text:s text:c="3"/>0.982 <text:s text:c="2"/>-0.113 <text:s text:c="3"/>0.216 | <text:s text:c="2"/>-22.3 <text:s text:c="2"/>-76.5 <text:s text:c="2"/>-62.3</text:p>
      <text:p text:style-name="Standard"><text:s text:c="3"/>8.919 | 4 <text:s/>| <text:s text:c="3"/>1.005 <text:s text:c="2"/>-0.024 <text:s text:c="3"/>0.030 | <text:s text:c="2"/>-36.6 <text:s text:c="2"/>-83.8 <text:s/>-132.9</text:p>
      <text:p text:style-name="Standard"><text:s text:c="3"/>8.919 | 5 <text:s/>| <text:s text:c="3"/>1.012 <text:s text:c="2"/>-0.124 <text:s text:c="2"/>-0.178 | <text:s/>-140.7 <text:s text:c="2"/>-77.2 <text:s text:c="2"/>109.5</text:p>
      <text:p text:style-name="Standard"><text:s text:c="3"/>8.954 | 0 <text:s/>| <text:s text:c="8"/>Comm Error <text:s text:c="8"/>| <text:s text:c="11"/>- <text:s text:c="10"/></text:p>
      <text:p text:style-name="Standard"><text:s text:c="3"/>8.954 | 1 <text:s/>| <text:s text:c="3"/>0.268 <text:s text:c="2"/>-0.906 <text:s text:c="3"/>0.235 | <text:s text:c="2"/>-77.6 <text:s text:c="2"/>-14.3 <text:s text:c="2"/>-56.7</text:p>
      <text:p text:style-name="Standard"><text:s text:c="3"/>8.954 | 2 <text:s/>| <text:s text:c="3"/>0.114 <text:s text:c="3"/>1.000 <text:s text:c="2"/>-0.002 | <text:s text:c="3"/>88.6 <text:s text:c="3"/>-7.9 <text:s text:c="2"/>-22.4</text:p>
      <text:p text:style-name="Standard"><text:s text:c="3"/>8.954 | 3 <text:s/>| <text:s text:c="3"/>1.001 <text:s text:c="2"/>-0.156 <text:s text:c="3"/>0.184 | <text:s text:c="2"/>-24.6 <text:s text:c="2"/>-76.4 <text:s text:c="2"/>-59.0</text:p>
      <text:p text:style-name="Standard"><text:s text:c="3"/>8.954 | 4 <text:s/>| <text:s text:c="3"/>0.999 <text:s text:c="2"/>-0.027 <text:s text:c="3"/>0.061 | <text:s text:c="2"/>-34.7 <text:s text:c="2"/>-84.0 <text:s/>-134.2</text:p>
      <text:p text:style-name="Standard"><text:s text:c="3"/>8.954 | 5 <text:s/>| <text:s text:c="3"/>1.004 <text:s text:c="2"/>-0.143 <text:s text:c="2"/>-0.165 | <text:s/>-140.4 <text:s text:c="2"/>-77.3 <text:s text:c="2"/>109.7</text:p>
      <text:p text:style-name="Standard"><text:s text:c="3"/>8.988 | 0 <text:s/>| <text:s text:c="8"/>Comm Error <text:s text:c="8"/>| <text:s text:c="11"/>- <text:s text:c="10"/></text:p>
      <text:p text:style-name="Standard"><text:s text:c="3"/>8.988 | 1 <text:s/>| <text:s text:c="3"/>0.280 <text:s text:c="2"/>-0.918 <text:s text:c="3"/>0.254 | <text:s text:c="2"/>-77.3 <text:s text:c="2"/>-14.3 <text:s text:c="2"/>-55.3</text:p>
      <text:p text:style-name="Standard"><text:s text:c="3"/>8.988 | 2 <text:s/>| <text:s text:c="3"/>0.110 <text:s text:c="3"/>1.017 <text:s text:c="2"/>-0.012 | <text:s text:c="3"/>88.9 <text:s text:c="3"/>-8.0 <text:s text:c="2"/>-21.2</text:p>
      <text:p text:style-name="Standard"><text:s text:c="3"/>8.988 | 3 <text:s/>| <text:s text:c="3"/>1.011 <text:s text:c="2"/>-0.157 <text:s text:c="3"/>0.186 | <text:s text:c="2"/>-27.2 <text:s text:c="2"/>-76.3 <text:s text:c="2"/>-55.2</text:p>
      <text:p text:style-name="Standard"><text:s text:c="3"/>8.988 | 4 <text:s/>| <text:s text:c="3"/>0.999 <text:s text:c="2"/>-0.017 <text:s text:c="3"/>0.064 | <text:s text:c="2"/>-31.6 <text:s text:c="2"/>-84.1 <text:s/>-136.6</text:p>
      <text:p text:style-name="Standard"><text:s text:c="3"/>8.988 | 5 <text:s/>| <text:s text:c="3"/>1.010 <text:s text:c="2"/>-0.123 <text:s text:c="2"/>-0.150 | <text:s/>-139.6 <text:s text:c="2"/>-77.6 <text:s text:c="2"/>109.6</text:p>
      <text:p text:style-name="Standard"><text:s text:c="3"/>9.022 | 0 <text:s/>| <text:s text:c="8"/>Comm Error <text:s text:c="8"/>| <text:s text:c="11"/>- <text:s text:c="10"/></text:p>
      <text:p text:style-name="Standard"><text:s text:c="3"/>9.022 | 1 <text:s/>| <text:s text:c="3"/>0.285 <text:s text:c="2"/>-0.939 <text:s text:c="3"/>0.248 | <text:s text:c="2"/>-77.1 <text:s text:c="2"/>-14.5 <text:s text:c="2"/>-53.1</text:p>
      <text:p text:style-name="Standard"><text:s text:c="3"/>9.022 | 2 <text:s/>| <text:s text:c="3"/>0.107 <text:s text:c="3"/>1.026 <text:s text:c="2"/>-0.023 | <text:s text:c="3"/>89.2 <text:s text:c="3"/>-8.1 <text:s text:c="2"/>-18.9</text:p>
      <text:p text:style-name="Standard"><text:s text:c="3"/>9.022 | 3 <text:s/>| <text:s text:c="3"/>1.015 <text:s text:c="2"/>-0.136 <text:s text:c="3"/>0.204 | <text:s text:c="2"/>-29.0 <text:s text:c="2"/>-76.0 <text:s text:c="2"/>-51.3</text:p>
      <text:p text:style-name="Standard"><text:s text:c="3"/>9.022 | 4 <text:s/>| <text:s text:c="3"/>0.994 <text:s text:c="2"/>-0.023 <text:s text:c="3"/>0.071 | <text:s text:c="2"/>-29.9 <text:s text:c="2"/>-84.3 <text:s/>-137.6</text:p>
      <text:p text:style-name="Standard"><text:s text:c="3"/>9.022 | 5 <text:s/>| <text:s text:c="3"/>1.017 <text:s text:c="2"/>-0.108 <text:s text:c="2"/>-0.154 | <text:s/>-140.0 <text:s text:c="2"/>-77.8 <text:s text:c="2"/>110.6</text:p>
      <text:p text:style-name="Standard"><text:s text:c="3"/>9.056 | 0 <text:s/>| <text:s text:c="8"/>Comm Error <text:s text:c="8"/>| <text:s text:c="11"/>- <text:s text:c="10"/></text:p>
      <text:p text:style-name="Standard"><text:s text:c="3"/>9.056 | 1 <text:s/>| <text:s text:c="3"/>0.274 <text:s text:c="2"/>-0.949 <text:s text:c="3"/>0.230 | <text:s text:c="2"/>-77.0 <text:s text:c="2"/>-14.6 <text:s text:c="2"/>-51.1</text:p>
      <text:p text:style-name="Standard"><text:s text:c="3"/>9.056 | 2 <text:s/>| <text:s text:c="3"/>0.120 <text:s text:c="3"/>1.002 <text:s text:c="2"/>-0.012 | <text:s text:c="3"/>89.4 <text:s text:c="3"/>-8.3 <text:s text:c="2"/>-16.7</text:p>
      <text:p text:style-name="Standard"><text:s text:c="3"/>9.056 | 3 <text:s/>| <text:s text:c="3"/>1.004 <text:s text:c="2"/>-0.111 <text:s text:c="3"/>0.213 | <text:s text:c="2"/>-29.0 <text:s text:c="2"/>-75.8 <text:s text:c="2"/>-49.4</text:p>
      <text:p text:style-name="Standard"><text:s text:c="3"/>9.056 | 4 <text:s/>| <text:s text:c="3"/>1.001 <text:s text:c="2"/>-0.040 <text:s text:c="3"/>0.085 | <text:s text:c="2"/>-29.2 <text:s text:c="2"/>-84.4 <text:s/>-137.1</text:p>
      <text:p text:style-name="Standard"><text:s text:c="3"/>9.056 | 5 <text:s/>| <text:s text:c="3"/>1.009 <text:s text:c="2"/>-0.145 <text:s text:c="2"/>-0.164 | <text:s/>-139.8 <text:s text:c="2"/>-78.0 <text:s text:c="2"/>111.2</text:p>
      <text:p text:style-name="Standard"><text:soft-page-break/><text:s text:c="3"/>9.090 | 0 <text:s/>| <text:s text:c="8"/>Comm Error <text:s text:c="8"/>| <text:s text:c="11"/>- <text:s text:c="10"/></text:p>
      <text:p text:style-name="Standard"><text:s text:c="3"/>9.090 | 1 <text:s/>| <text:s text:c="3"/>0.273 <text:s text:c="2"/>-0.941 <text:s text:c="3"/>0.210 | <text:s text:c="2"/>-77.1 <text:s text:c="2"/>-14.8 <text:s text:c="2"/>-48.9</text:p>
      <text:p text:style-name="Standard"><text:s text:c="3"/>9.090 | 2 <text:s/>| <text:s text:c="3"/>0.131 <text:s text:c="3"/>0.990 <text:s text:c="3"/>0.035 | <text:s text:c="3"/>89.2 <text:s text:c="3"/>-8.6 <text:s text:c="2"/>-14.1</text:p>
      <text:p text:style-name="Standard"><text:s text:c="3"/>9.090 | 3 <text:s/>| <text:s text:c="3"/>1.005 <text:s text:c="2"/>-0.103 <text:s text:c="3"/>0.217 | <text:s text:c="2"/>-28.0 <text:s text:c="2"/>-75.5 <text:s text:c="2"/>-47.4</text:p>
      <text:p text:style-name="Standard"><text:s text:c="3"/>9.090 | 4 <text:s/>| <text:s text:c="3"/>0.981 <text:s text:c="2"/>-0.114 <text:s text:c="3"/>0.105 | <text:s text:c="2"/>-34.7 <text:s text:c="2"/>-84.3 <text:s/>-130.2</text:p>
      <text:p text:style-name="Standard"><text:s text:c="3"/>9.090 | 5 <text:s/>| <text:s text:c="3"/>0.998 <text:s text:c="2"/>-0.167 <text:s text:c="2"/>-0.144 | <text:s/>-138.4 <text:s text:c="2"/>-78.0 <text:s text:c="2"/>110.7</text:p>
      <text:p text:style-name="Standard"><text:s text:c="3"/>9.125 | 0 <text:s/>| <text:s text:c="8"/>Comm Error <text:s text:c="8"/>| <text:s text:c="11"/>- <text:s text:c="10"/></text:p>
      <text:p text:style-name="Standard"><text:s text:c="3"/>9.125 | 1 <text:s/>| <text:s text:c="3"/>0.286 <text:s text:c="2"/>-0.928 <text:s text:c="3"/>0.185 | <text:s text:c="2"/>-77.6 <text:s text:c="2"/>-15.3 <text:s text:c="2"/>-45.6</text:p>
      <text:p text:style-name="Standard"><text:s text:c="3"/>9.125 | 2 <text:s/>| <text:s text:c="3"/>0.118 <text:s text:c="3"/>0.983 <text:s text:c="3"/>0.075 | <text:s text:c="3"/>88.2 <text:s text:c="3"/>-8.9 <text:s text:c="2"/>-10.4</text:p>
      <text:p text:style-name="Standard"><text:s text:c="3"/>9.125 | 3 <text:s/>| <text:s text:c="3"/>0.991 <text:s text:c="2"/>-0.084 <text:s text:c="3"/>0.200 | <text:s text:c="2"/>-26.7 <text:s text:c="2"/>-75.3 <text:s text:c="2"/>-46.2</text:p>
      <text:p text:style-name="Standard"><text:s text:c="3"/>9.125 | 4 <text:s/>| <text:s text:c="3"/>0.957 <text:s text:c="2"/>-0.061 <text:s text:c="3"/>0.104 | <text:s text:c="2"/>-42.9 <text:s text:c="2"/>-84.2 <text:s/>-119.1</text:p>
      <text:p text:style-name="Standard"><text:s text:c="3"/>9.125 | 5 <text:s/>| <text:s text:c="3"/>1.010 <text:s text:c="2"/>-0.083 <text:s text:c="2"/>-0.108 | <text:s/>-137.6 <text:s text:c="2"/>-78.3 <text:s text:c="2"/>112.5</text:p>
      <text:p text:style-name="Standard"><text:s text:c="3"/>9.159 | 0 <text:s/>| <text:s text:c="8"/>Comm Error <text:s text:c="8"/>| <text:s text:c="11"/>- <text:s text:c="10"/></text:p>
      <text:p text:style-name="Standard"><text:s text:c="3"/>9.159 | 1 <text:s/>| <text:s text:c="3"/>0.298 <text:s text:c="2"/>-0.939 <text:s text:c="3"/>0.196 | <text:s text:c="2"/>-78.1 <text:s text:c="2"/>-15.9 <text:s text:c="2"/>-42.9</text:p>
      <text:p text:style-name="Standard"><text:s text:c="3"/>9.159 | 2 <text:s/>| <text:s text:c="3"/>0.117 <text:s text:c="3"/>0.959 <text:s text:c="3"/>0.107 | <text:s text:c="3"/>87.3 <text:s text:c="3"/>-9.1 <text:s text:c="3"/>-7.5</text:p>
      <text:p text:style-name="Standard"><text:s text:c="3"/>9.159 | 3 <text:s/>| <text:s text:c="3"/>0.998 <text:s text:c="2"/>-0.090 <text:s text:c="3"/>0.216 | <text:s text:c="2"/>-25.3 <text:s text:c="2"/>-75.1 <text:s text:c="2"/>-45.0</text:p>
      <text:p text:style-name="Standard"><text:s text:c="3"/>9.159 | 4 <text:s/>| <text:s text:c="3"/>0.947 <text:s text:c="3"/>0.079 <text:s text:c="3"/>0.145 | <text:s text:c="2"/>-36.9 <text:s text:c="2"/>-84.7 <text:s/>-121.8</text:p>
      <text:p text:style-name="Standard"><text:s text:c="3"/>9.159 | 5 <text:s/>| <text:s text:c="3"/>1.013 <text:s text:c="3"/>0.001 <text:s text:c="2"/>-0.159 | <text:s/>-143.6 <text:s text:c="2"/>-79.3 <text:s text:c="2"/>118.4</text:p>
      <text:p text:style-name="Standard"><text:s text:c="3"/>9.193 | 0 <text:s/>| <text:s text:c="8"/>Comm Error <text:s text:c="8"/>| <text:s text:c="11"/>- <text:s text:c="10"/></text:p>
      <text:p text:style-name="Standard"><text:s text:c="3"/>9.193 | 1 <text:s/>| <text:s text:c="3"/>0.295 <text:s text:c="2"/>-0.938 <text:s text:c="3"/>0.221 | <text:s text:c="2"/>-78.4 <text:s text:c="2"/>-16.7 <text:s text:c="2"/>-39.1</text:p>
      <text:p text:style-name="Standard"><text:s text:c="3"/>9.193 | 2 <text:s/>| <text:s text:c="3"/>0.133 <text:s text:c="3"/>0.943 <text:s text:c="3"/>0.106 | <text:s text:c="3"/>86.4 <text:s text:c="3"/>-9.3 <text:s text:c="3"/>-3.5</text:p>
      <text:p text:style-name="Standard"><text:s text:c="3"/>9.193 | 3 <text:s/>| <text:s text:c="3"/>0.967 <text:s text:c="2"/>-0.105 <text:s text:c="3"/>0.207 | <text:s text:c="2"/>-23.9 <text:s text:c="2"/>-74.6 <text:s text:c="2"/>-42.5</text:p>
      <text:p text:style-name="Standard"><text:s text:c="3"/>9.193 | 4 <text:s/>| <text:s text:c="3"/>0.979 <text:s text:c="3"/>0.186 <text:s text:c="3"/>0.275 | <text:s text:c="3"/>16.7 <text:s text:c="2"/>-84.9 <text:s text:c="2"/>178.1</text:p>
      <text:p text:style-name="Standard"><text:s text:c="3"/>9.193 | 5 <text:s/>| <text:s text:c="3"/>1.014 <text:s text:c="2"/>-0.109 <text:s text:c="2"/>-0.168 | <text:s/>-146.3 <text:s text:c="2"/>-79.6 <text:s text:c="2"/>120.9</text:p>
      <text:p text:style-name="Standard"><text:s text:c="3"/>9.227 | 0 <text:s/>| <text:s text:c="8"/>Comm Error <text:s text:c="8"/>| <text:s text:c="11"/>- <text:s text:c="10"/></text:p>
      <text:p text:style-name="Standard"><text:s text:c="3"/>9.227 | 1 <text:s/>| <text:s text:c="3"/>0.300 <text:s text:c="2"/>-0.922 <text:s text:c="3"/>0.208 | <text:s text:c="2"/>-78.6 <text:s text:c="2"/>-17.3 <text:s text:c="2"/>-36.1</text:p>
      <text:p text:style-name="Standard"><text:s text:c="3"/>9.227 | 2 <text:s/>| <text:s text:c="3"/>0.089 <text:s text:c="3"/>0.920 <text:s text:c="3"/>0.131 | <text:s text:c="3"/>85.2 <text:s text:c="3"/>-9.3 <text:s text:c="3"/>-0.3</text:p>
      <text:p text:style-name="Standard"><text:s text:c="3"/>9.227 | 3 <text:s/>| <text:s text:c="3"/>0.904 <text:s text:c="2"/>-0.058 <text:s text:c="3"/>0.150 | <text:s text:c="2"/>-22.6 <text:s text:c="2"/>-74.4 <text:s text:c="2"/>-40.8</text:p>
      <text:p text:style-name="Standard"><text:s text:c="3"/>9.227 | 4 <text:s/>| <text:s text:c="3"/>1.095 <text:s text:c="2"/>-0.089 <text:s text:c="3"/>0.162 | <text:s text:c="3"/>38.7 <text:s text:c="2"/>-85.1 <text:s text:c="2"/>149.2</text:p>
      <text:p text:style-name="Standard"><text:s text:c="3"/>9.227 | 5 <text:s/>| <text:s text:c="3"/>0.967 <text:s text:c="2"/>-0.232 <text:s text:c="2"/>-0.194 | <text:s/>-143.0 <text:s text:c="2"/>-79.2 <text:s text:c="2"/>117.0</text:p>
      <text:p text:style-name="Standard"><text:s text:c="3"/>9.261 | 0 <text:s/>| <text:s text:c="8"/>Comm Error <text:s text:c="8"/>| <text:s text:c="11"/>- <text:s text:c="10"/></text:p>
      <text:p text:style-name="Standard"><text:s text:c="3"/>9.261 | 1 <text:s/>| <text:s text:c="3"/>0.306 <text:s text:c="2"/>-0.895 <text:s text:c="3"/>0.190 | <text:s text:c="2"/>-78.9 <text:s text:c="2"/>-18.1 <text:s text:c="2"/>-32.9</text:p>
      <text:p text:style-name="Standard"><text:s text:c="3"/>9.261 | 2 <text:s/>| <text:s text:c="3"/>0.047 <text:s text:c="3"/>0.918 <text:s text:c="3"/>0.148 | <text:s text:c="3"/>84.3 <text:s text:c="3"/>-8.8 <text:s text:c="4"/>2.8</text:p>
      <text:p text:style-name="Standard"><text:s text:c="3"/>9.261 | 3 <text:s/>| <text:s text:c="3"/>0.908 <text:s text:c="3"/>0.011 <text:s text:c="3"/>0.116 | <text:s text:c="2"/>-18.8 <text:s text:c="2"/>-75.1 <text:s text:c="2"/>-40.4</text:p>
      <text:p text:style-name="Standard"><text:s text:c="3"/>9.261 | 4 <text:s/>| <text:s text:c="3"/>1.290 <text:s text:c="2"/>-0.103 <text:s text:c="2"/>-0.015 | <text:s text:c="2"/>171.8 <text:s text:c="2"/>-85.0 <text:s text:c="3"/>23.0</text:p>
      <text:p text:style-name="Standard"><text:s text:c="3"/>9.261 | 5 <text:s/>| <text:s text:c="3"/>1.055 <text:s text:c="2"/>-0.031 <text:s text:c="2"/>-0.081 | <text:s/>-142.6 <text:s text:c="2"/>-79.9 <text:s text:c="2"/>117.3</text:p>
      <text:p text:style-name="Standard"><text:s text:c="3"/>9.295 | 0 <text:s/>| <text:s text:c="8"/>Comm Error <text:s text:c="8"/>| <text:s text:c="11"/>- <text:s text:c="10"/></text:p>
      <text:p text:style-name="Standard"><text:s text:c="3"/>9.295 | 1 <text:s/>| <text:s text:c="3"/>0.344 <text:s text:c="2"/>-0.994 <text:s text:c="3"/>0.221 | <text:s text:c="2"/>-79.2 <text:s text:c="2"/>-19.3 <text:s text:c="2"/>-28.4</text:p>
      <text:p text:style-name="Standard"><text:s text:c="3"/>9.295 | 2 <text:s/>| <text:s text:c="3"/>0.062 <text:s text:c="3"/>1.029 <text:s text:c="3"/>0.171 | <text:s text:c="3"/>83.5 <text:s text:c="3"/>-8.0 <text:s text:c="4"/>6.7</text:p>
      <text:p text:style-name="Standard"><text:s text:c="3"/>9.295 | 3 <text:s/>| <text:s text:c="3"/>1.167 <text:s text:c="3"/>0.081 <text:s text:c="3"/>0.224 | <text:s text:c="2"/>-13.8 <text:s text:c="2"/>-75.5 <text:s text:c="2"/>-41.8</text:p>
      <text:p text:style-name="Standard"><text:s text:c="3"/>9.295 | 4 <text:s/>| <text:s text:c="3"/>1.157 <text:s text:c="2"/>-0.038 <text:s text:c="2"/>-0.206 | <text:s text:c="2"/>175.5 <text:s text:c="2"/>-82.6 <text:s text:c="3"/>25.6</text:p>
      <text:p text:style-name="Standard"><text:s text:c="3"/>9.295 | 5 <text:s/>| <text:s text:c="3"/>1.068 <text:s text:c="3"/>0.021 <text:s text:c="2"/>-0.056 | <text:s/>-144.1 <text:s text:c="2"/>-81.0 <text:s text:c="2"/>120.8</text:p>
      <text:p text:style-name="Standard"><text:s text:c="3"/>9.329 | 0 <text:s/>| <text:s text:c="8"/>Comm Error <text:s text:c="8"/>| <text:s text:c="11"/>- <text:s text:c="10"/></text:p>
      <text:p text:style-name="Standard"><text:s text:c="3"/>9.329 | 1 <text:s/>| <text:s text:c="3"/>0.369 <text:s text:c="2"/>-1.101 <text:s text:c="3"/>0.244 | <text:s text:c="2"/>-79.4 <text:s text:c="2"/>-19.7 <text:s text:c="2"/>-26.2</text:p>
      <text:p text:style-name="Standard"><text:s text:c="3"/>9.329 | 2 <text:s/>| <text:s text:c="3"/>0.113 <text:s text:c="3"/>1.183 <text:s text:c="3"/>0.206 | <text:s text:c="3"/>82.8 <text:s text:c="3"/>-7.7 <text:s text:c="4"/>9.9</text:p>
      <text:p text:style-name="Standard"><text:s text:c="3"/>9.329 | 3 <text:s/>| <text:s text:c="3"/>1.176 <text:s text:c="3"/>0.022 <text:s text:c="3"/>0.315 | <text:s text:c="3"/>-9.7 <text:s text:c="2"/>-75.5 <text:s text:c="2"/>-42.0</text:p>
      <text:p text:style-name="Standard"><text:s text:c="3"/>9.329 | 4 <text:s/>| <text:s text:c="3"/>1.015 <text:s text:c="2"/>-0.038 <text:s text:c="2"/>-0.144 | <text:s text:c="2"/>173.2 <text:s text:c="2"/>-80.5 <text:s text:c="3"/>32.9</text:p>
      <text:p text:style-name="Standard"><text:s text:c="3"/>9.329 | 5 <text:s/>| <text:s text:c="3"/>1.061 <text:s text:c="2"/>-0.049 <text:s text:c="2"/>-0.115 | <text:s/>-145.3 <text:s text:c="2"/>-81.4 <text:s text:c="2"/>122.7</text:p>
      <text:p text:style-name="Standard"><text:s text:c="3"/>9.363 | 0 <text:s/>| <text:s text:c="8"/>Comm Error <text:s text:c="8"/>| <text:s text:c="11"/>- <text:s text:c="10"/></text:p>
      <text:p text:style-name="Standard"><text:soft-page-break/><text:s text:c="3"/>9.363 | 1 <text:s/>| <text:s text:c="3"/>0.312 <text:s text:c="2"/>-1.048 <text:s text:c="3"/>0.217 | <text:s text:c="2"/>-79.8 <text:s text:c="2"/>-19.9 <text:s text:c="2"/>-21.7</text:p>
      <text:p text:style-name="Standard"><text:s text:c="3"/>9.363 | 2 <text:s/>| <text:s text:c="3"/>0.110 <text:s text:c="3"/>1.115 <text:s text:c="3"/>0.239 | <text:s text:c="3"/>82.2 <text:s text:c="3"/>-7.3 <text:s text:c="3"/>13.7</text:p>
      <text:p text:style-name="Standard"><text:s text:c="3"/>9.363 | 3 <text:s/>| <text:s text:c="3"/>1.064 <text:s text:c="2"/>-0.013 <text:s text:c="3"/>0.293 | <text:s text:c="3"/>-7.0 <text:s text:c="2"/>-74.9 <text:s text:c="2"/>-40.1</text:p>
      <text:p text:style-name="Standard"><text:s text:c="3"/>9.363 | 4 <text:s/>| <text:s text:c="3"/>0.940 <text:s text:c="2"/>-0.132 <text:s text:c="2"/>-0.156 | <text:s/>-179.5 <text:s text:c="2"/>-79.9 <text:s text:c="3"/>36.1</text:p>
      <text:p text:style-name="Standard"><text:s text:c="3"/>9.363 | 5 <text:s/>| <text:s text:c="3"/>1.064 <text:s text:c="3"/>0.004 <text:s text:c="2"/>-0.104 | <text:s/>-146.9 <text:s text:c="2"/>-81.5 <text:s text:c="2"/>126.0</text:p>
      <text:p text:style-name="Standard"><text:s text:c="3"/>9.397 | 0 <text:s/>| <text:s text:c="8"/>Comm Error <text:s text:c="8"/>| <text:s text:c="11"/>- <text:s text:c="10"/></text:p>
      <text:p text:style-name="Standard"><text:s text:c="3"/>9.397 | 1 <text:s/>| <text:s text:c="3"/>0.271 <text:s text:c="2"/>-0.966 <text:s text:c="3"/>0.249 | <text:s text:c="2"/>-79.8 <text:s text:c="2"/>-19.7 <text:s text:c="2"/>-18.4</text:p>
      <text:p text:style-name="Standard"><text:s text:c="3"/>9.397 | 2 <text:s/>| <text:s text:c="3"/>0.081 <text:s text:c="3"/>0.995 <text:s text:c="3"/>0.284 | <text:s text:c="3"/>81.2 <text:s text:c="3"/>-6.8 <text:s text:c="3"/>19.1</text:p>
      <text:p text:style-name="Standard"><text:s text:c="3"/>9.397 | 3 <text:s/>| <text:s text:c="3"/>0.980 <text:s text:c="3"/>0.028 <text:s text:c="3"/>0.226 | <text:s text:c="3"/>-5.1 <text:s text:c="2"/>-74.8 <text:s text:c="2"/>-38.4</text:p>
      <text:p text:style-name="Standard"><text:s text:c="3"/>9.397 | 4 <text:s/>| <text:s text:c="3"/>0.918 <text:s text:c="3"/>0.175 <text:s text:c="2"/>-0.250 | <text:s text:c="2"/>166.3 <text:s text:c="2"/>-79.5 <text:s text:c="3"/>58.4</text:p>
      <text:p text:style-name="Standard"><text:s text:c="3"/>9.397 | 5 <text:s/>| <text:s text:c="3"/>0.997 <text:s text:c="2"/>-0.055 <text:s text:c="2"/>-0.108 | <text:s/>-148.1 <text:s text:c="2"/>-81.5 <text:s text:c="2"/>129.6</text:p>
      <text:p text:style-name="Standard"><text:s text:c="3"/>9.431 | 0 <text:s/>| <text:s text:c="8"/>Comm Error <text:s text:c="8"/>| <text:s text:c="11"/>- <text:s text:c="10"/></text:p>
      <text:p text:style-name="Standard"><text:s text:c="3"/>9.431 | 1 <text:s/>| <text:s text:c="3"/>0.236 <text:s text:c="2"/>-0.885 <text:s text:c="3"/>0.286 | <text:s text:c="2"/>-79.2 <text:s text:c="2"/>-19.3 <text:s text:c="2"/>-13.9</text:p>
      <text:p text:style-name="Standard"><text:s text:c="3"/>9.431 | 2 <text:s/>| <text:s text:c="3"/>0.100 <text:s text:c="3"/>0.900 <text:s text:c="3"/>0.323 | <text:s text:c="3"/>80.0 <text:s text:c="3"/>-6.4 <text:s text:c="3"/>22.6</text:p>
      <text:p text:style-name="Standard"><text:s text:c="3"/>9.431 | 3 <text:s/>| <text:s text:c="3"/>0.919 <text:s text:c="3"/>0.072 <text:s text:c="3"/>0.187 | <text:s text:c="3"/>-1.0 <text:s text:c="2"/>-75.1 <text:s text:c="2"/>-37.7</text:p>
      <text:p text:style-name="Standard"><text:s text:c="3"/>9.431 | 4 <text:s/>| <text:s text:c="3"/>0.929 <text:s text:c="2"/>-0.131 <text:s text:c="2"/>-0.224 | <text:s text:c="2"/>156.1 <text:s text:c="2"/>-79.9 <text:s text:c="3"/>77.2</text:p>
      <text:p text:style-name="Standard"><text:s text:c="3"/>9.431 | 5 <text:s/>| <text:s text:c="3"/>1.029 <text:s text:c="2"/>-0.084 <text:s text:c="2"/>-0.057 | <text:s/>-143.5 <text:s text:c="2"/>-81.3 <text:s text:c="2"/>127.1</text:p>
      <text:p text:style-name="Standard"><text:s text:c="3"/>9.465 | 0 <text:s/>| <text:s text:c="8"/>Comm Error <text:s text:c="8"/>| <text:s text:c="11"/>- <text:s text:c="10"/></text:p>
      <text:p text:style-name="Standard"><text:s text:c="3"/>9.465 | 1 <text:s/>| <text:s text:c="3"/>0.212 <text:s text:c="2"/>-0.879 <text:s text:c="3"/>0.247 | <text:s text:c="2"/>-78.5 <text:s text:c="2"/>-18.7 <text:s text:c="2"/>-10.1</text:p>
      <text:p text:style-name="Standard"><text:s text:c="3"/>9.465 | 2 <text:s/>| <text:s text:c="3"/>0.152 <text:s text:c="3"/>0.902 <text:s text:c="3"/>0.324 | <text:s text:c="3"/>78.7 <text:s text:c="3"/>-6.5 <text:s text:c="3"/>25.9</text:p>
      <text:p text:style-name="Standard"><text:s text:c="3"/>9.465 | 3 <text:s/>| <text:s text:c="3"/>0.956 <text:s text:c="3"/>0.119 <text:s text:c="3"/>0.186 | <text:s text:c="4"/>3.3 <text:s text:c="2"/>-75.4 <text:s text:c="2"/>-38.4</text:p>
      <text:p text:style-name="Standard"><text:s text:c="3"/>9.465 | 4 <text:s/>| <text:s text:c="3"/>0.922 <text:s text:c="2"/>-0.411 <text:s text:c="2"/>-0.191 | <text:s text:c="2"/>163.5 <text:s text:c="2"/>-81.7 <text:s text:c="3"/>76.8</text:p>
      <text:p text:style-name="Standard"><text:s text:c="3"/>9.465 | 5 <text:s/>| <text:s text:c="3"/>1.024 <text:s text:c="2"/>-0.016 <text:s text:c="2"/>-0.046 | <text:s/>-140.0 <text:s text:c="2"/>-81.6 <text:s text:c="2"/>126.1</text:p>
      <text:p text:style-name="Standard"><text:s text:c="3"/>9.499 | 0 <text:s/>| <text:s text:c="8"/>Comm Error <text:s text:c="8"/>| <text:s text:c="11"/>- <text:s text:c="10"/></text:p>
      <text:p text:style-name="Standard"><text:s text:c="3"/>9.499 | 1 <text:s/>| <text:s text:c="3"/>0.167 <text:s text:c="2"/>-0.915 <text:s text:c="3"/>0.171 | <text:s text:c="2"/>-78.6 <text:s text:c="2"/>-17.9 <text:s text:c="3"/>-5.7</text:p>
      <text:p text:style-name="Standard"><text:s text:c="3"/>9.499 | 2 <text:s/>| <text:s text:c="3"/>0.131 <text:s text:c="3"/>0.966 <text:s text:c="3"/>0.286 | <text:s text:c="3"/>78.0 <text:s text:c="3"/>-6.6 <text:s text:c="3"/>28.0</text:p>
      <text:p text:style-name="Standard"><text:s text:c="3"/>9.499 | 3 <text:s/>| <text:s text:c="3"/>0.958 <text:s text:c="3"/>0.083 <text:s text:c="3"/>0.201 | <text:s text:c="4"/>7.3 <text:s text:c="2"/>-75.6 <text:s text:c="2"/>-37.5</text:p>
      <text:p text:style-name="Standard"><text:s text:c="3"/>9.499 | 4 <text:s/>| <text:s text:c="3"/>1.001 <text:s text:c="2"/>-0.325 <text:s text:c="2"/>-0.180 | <text:s text:c="2"/>173.7 <text:s text:c="2"/>-83.7 <text:s text:c="3"/>74.2</text:p>
      <text:p text:style-name="Standard"><text:s text:c="3"/>9.499 | 5 <text:s/>| <text:s text:c="3"/>1.006 <text:s text:c="2"/>-0.078 <text:s text:c="2"/>-0.022 | <text:s/>-135.9 <text:s text:c="2"/>-81.6 <text:s text:c="2"/>123.4</text:p>
      <text:p text:style-name="Standard"><text:s text:c="3"/>9.533 | 0 <text:s/>| <text:s text:c="8"/>Comm Error <text:s text:c="8"/>| <text:s text:c="11"/>- <text:s text:c="10"/></text:p>
      <text:p text:style-name="Standard"><text:s text:c="3"/>9.533 | 1 <text:s/>| <text:s text:c="3"/>0.131 <text:s text:c="2"/>-0.953 <text:s text:c="3"/>0.079 | <text:s text:c="2"/>-79.6 <text:s text:c="2"/>-16.8 <text:s text:c="3"/>-0.4</text:p>
      <text:p text:style-name="Standard"><text:s text:c="3"/>9.533 | 2 <text:s/>| <text:s text:c="3"/>0.134 <text:s text:c="3"/>0.966 <text:s text:c="3"/>0.244 | <text:s text:c="3"/>77.7 <text:s text:c="3"/>-6.8 <text:s text:c="3"/>30.1</text:p>
      <text:p text:style-name="Standard"><text:s text:c="3"/>9.533 | 3 <text:s/>| <text:s text:c="3"/>0.971 <text:s text:c="3"/>0.086 <text:s text:c="3"/>0.192 | <text:s text:c="4"/>9.4 <text:s text:c="2"/>-75.8 <text:s text:c="2"/>-36.2</text:p>
      <text:p text:style-name="Standard"><text:s text:c="3"/>9.533 | 4 <text:s/>| <text:s text:c="3"/>1.119 <text:s text:c="2"/>-0.216 <text:s text:c="2"/>-0.204 | <text:s/>-111.6 <text:s text:c="2"/>-85.2 <text:s text:c="3"/>20.1</text:p>
      <text:p text:style-name="Standard"><text:s text:c="3"/>9.533 | 5 <text:s/>| <text:s text:c="3"/>1.022 <text:s text:c="2"/>-0.083 <text:s text:c="2"/>-0.015 | <text:s/>-131.9 <text:s text:c="2"/>-81.4 <text:s text:c="2"/>120.6</text:p>
      <text:p text:style-name="Standard"><text:s text:c="3"/>9.568 | 0 <text:s/>| <text:s text:c="8"/>Comm Error <text:s text:c="8"/>| <text:s text:c="11"/>- <text:s text:c="10"/></text:p>
      <text:p text:style-name="Standard"><text:s text:c="3"/>9.568 | 1 <text:s/>| <text:s text:c="3"/>0.038 <text:s text:c="2"/>-0.982 <text:s text:c="3"/>0.000 | <text:s text:c="2"/>-80.9 <text:s text:c="2"/>-14.9 <text:s text:c="4"/>5.1</text:p>
      <text:p text:style-name="Standard"><text:s text:c="3"/>9.568 | 2 <text:s/>| <text:s text:c="3"/>0.131 <text:s text:c="3"/>0.960 <text:s text:c="3"/>0.217 | <text:s text:c="3"/>77.5 <text:s text:c="3"/>-7.1 <text:s text:c="3"/>33.4</text:p>
      <text:p text:style-name="Standard"><text:s text:c="3"/>9.568 | 3 <text:s/>| <text:s text:c="3"/>1.016 <text:s text:c="3"/>0.121 <text:s text:c="3"/>0.156 | <text:s text:c="3"/>12.1 <text:s text:c="2"/>-76.3 <text:s text:c="2"/>-35.6</text:p>
      <text:p text:style-name="Standard"><text:s text:c="3"/>9.568 | 4 <text:s/>| <text:s text:c="3"/>0.843 <text:s text:c="2"/>-0.207 <text:s text:c="2"/>-1.146 | <text:s/>-118.5 <text:s text:c="2"/>-83.8 <text:s text:c="3"/>24.9</text:p>
      <text:p text:style-name="Standard"><text:s text:c="3"/>9.568 | 5 <text:s/>| <text:s text:c="3"/>1.058 <text:s text:c="2"/>-0.128 <text:s text:c="2"/>-0.062 | <text:s/>-129.1 <text:s text:c="2"/>-80.7 <text:s text:c="2"/>119.6</text:p>
      <text:p text:style-name="Standard"><text:s text:c="3"/>9.601 | 0 <text:s/>| <text:s text:c="8"/>Comm Error <text:s text:c="8"/>| <text:s text:c="11"/>- <text:s text:c="10"/></text:p>
      <text:p text:style-name="Standard"><text:s text:c="3"/>9.601 | 1 <text:s/>| <text:s text:c="3"/>0.105 <text:s text:c="2"/>-1.063 <text:s text:c="2"/>-0.025 | <text:s text:c="2"/>-81.9 <text:s text:c="2"/>-13.1 <text:s text:c="4"/>9.9</text:p>
      <text:p text:style-name="Standard"><text:s text:c="3"/>9.601 | 2 <text:s/>| <text:s text:c="3"/>0.122 <text:s text:c="3"/>1.024 <text:s text:c="3"/>0.259 | <text:s text:c="3"/>77.3 <text:s text:c="3"/>-6.9 <text:s text:c="3"/>36.7</text:p>
      <text:p text:style-name="Standard"><text:s text:c="3"/>9.601 | 3 <text:s/>| <text:s text:c="3"/>1.035 <text:s text:c="3"/>0.144 <text:s text:c="3"/>0.167 | <text:s text:c="3"/>16.7 <text:s text:c="2"/>-77.1 <text:s text:c="2"/>-36.7</text:p>
      <text:p text:style-name="Standard"><text:s text:c="3"/>9.601 | 4 <text:s/>| <text:s text:c="3"/>1.147 <text:s text:c="3"/>1.110 <text:s text:c="2"/>-0.617 | <text:s text:c="2"/>173.4 <text:s text:c="2"/>-81.1 <text:s text:c="3"/>92.0</text:p>
      <text:p text:style-name="Standard"><text:s text:c="3"/>9.601 | 5 <text:s/>| <text:s text:c="3"/>1.012 <text:s text:c="2"/>-0.190 <text:s text:c="2"/>-0.068 | <text:s/>-128.0 <text:s text:c="2"/>-79.6 <text:s text:c="2"/>120.0</text:p>
      <text:p text:style-name="Standard"><text:s text:c="3"/>9.636 | 0 <text:s/>| <text:s text:c="8"/>Comm Error <text:s text:c="8"/>| <text:s text:c="11"/>- <text:s text:c="10"/></text:p>
      <text:p text:style-name="Standard"><text:s text:c="3"/>9.636 | 1 <text:s/>| <text:s text:c="3"/>0.065 <text:s text:c="2"/>-1.047 <text:s text:c="3"/>0.175 | <text:s text:c="2"/>-82.3 <text:s text:c="2"/>-11.7 <text:s text:c="3"/>12.8</text:p>
      <text:p text:style-name="Standard"><text:soft-page-break/><text:s text:c="3"/>9.636 | 2 <text:s/>| <text:s text:c="3"/>0.175 <text:s text:c="3"/>0.991 <text:s text:c="3"/>0.257 | <text:s text:c="3"/>76.9 <text:s text:c="3"/>-6.8 <text:s text:c="3"/>40.3</text:p>
      <text:p text:style-name="Standard"><text:s text:c="3"/>9.636 | 3 <text:s/>| <text:s text:c="3"/>1.044 <text:s text:c="3"/>0.063 <text:s text:c="3"/>0.237 | <text:s text:c="3"/>17.5 <text:s text:c="2"/>-77.2 <text:s text:c="2"/>-34.9</text:p>
      <text:p text:style-name="Standard"><text:s text:c="3"/>9.636 | 4 <text:s/>| <text:s text:c="3"/>1.083 <text:s text:c="2"/>-0.564 <text:s text:c="3"/>0.109 | <text:s/>-170.1 <text:s text:c="2"/>-82.0 <text:s text:c="3"/>73.2</text:p>
      <text:p text:style-name="Standard"><text:s text:c="3"/>9.636 | 5 <text:s/>| <text:s text:c="3"/>0.988 <text:s text:c="2"/>-0.226 <text:s text:c="2"/>-0.070 | <text:s/>-126.4 <text:s text:c="2"/>-78.0 <text:s text:c="2"/>120.9</text:p>
      <text:p text:style-name="Standard"><text:s text:c="3"/>9.671 | 0 <text:s/>| <text:s text:c="8"/>Comm Error <text:s text:c="8"/>| <text:s text:c="11"/>- <text:s text:c="10"/></text:p>
      <text:p text:style-name="Standard"><text:s text:c="3"/>9.671 | 1 <text:s/>| <text:s text:c="3"/>0.051 <text:s text:c="2"/>-0.980 <text:s text:c="3"/>0.111 | <text:s text:c="2"/>-82.3 <text:s text:c="2"/>-10.2 <text:s text:c="3"/>15.4</text:p>
      <text:p text:style-name="Standard"><text:s text:c="3"/>9.671 | 2 <text:s/>| <text:s text:c="3"/>0.339 <text:s text:c="3"/>0.945 <text:s text:c="3"/>0.211 | <text:s text:c="3"/>76.7 <text:s text:c="3"/>-8.0 <text:s text:c="3"/>45.0</text:p>
      <text:p text:style-name="Standard"><text:s text:c="3"/>9.671 | 3 <text:s/>| <text:s text:c="3"/>1.031 <text:s text:c="3"/>0.021 <text:s text:c="3"/>0.203 | <text:s text:c="3"/>15.8 <text:s text:c="2"/>-77.7 <text:s text:c="2"/>-30.2</text:p>
      <text:p text:style-name="Standard"><text:s text:c="3"/>9.671 | 4 <text:s/>| <text:s text:c="3"/>0.952 <text:s text:c="2"/>-0.159 <text:s text:c="3"/>0.014 | <text:s/>-131.8 <text:s text:c="2"/>-82.6 <text:s text:c="3"/>40.3</text:p>
      <text:p text:style-name="Standard"><text:s text:c="3"/>9.671 | 5 <text:s/>| <text:s text:c="3"/>0.956 <text:s text:c="2"/>-0.116 <text:s text:c="2"/>-0.250 | <text:s/>-133.7 <text:s text:c="2"/>-77.0 <text:s text:c="2"/>130.3</text:p>
      <text:p text:style-name="Standard"><text:s text:c="3"/>9.705 | 0 <text:s/>| <text:s text:c="8"/>Comm Error <text:s text:c="8"/>| <text:s text:c="11"/>- <text:s text:c="10"/></text:p>
      <text:p text:style-name="Standard"><text:s text:c="3"/>9.705 | 1 <text:s/>| <text:s text:c="3"/>0.055 <text:s text:c="2"/>-0.951 <text:s text:c="3"/>0.204 | <text:s text:c="2"/>-81.8 <text:s text:c="3"/>-8.5 <text:s text:c="3"/>18.1</text:p>
      <text:p text:style-name="Standard"><text:s text:c="3"/>9.705 | 2 <text:s/>| <text:s text:c="3"/>0.361 <text:s text:c="3"/>0.900 <text:s text:c="3"/>0.203 | <text:s text:c="3"/>76.4 <text:s text:c="3"/>-9.5 <text:s text:c="3"/>48.4</text:p>
      <text:p text:style-name="Standard"><text:s text:c="3"/>9.705 | 3 <text:s/>| <text:s text:c="3"/>0.948 <text:s text:c="3"/>0.052 <text:s text:c="3"/>0.208 | <text:s text:c="3"/>15.1 <text:s text:c="2"/>-77.9 <text:s text:c="2"/>-28.0</text:p>
      <text:p text:style-name="Standard"><text:s text:c="3"/>9.705 | 4 <text:s/>| <text:s text:c="3"/>1.043 <text:s text:c="3"/>0.064 <text:s text:c="3"/>0.014 | <text:s/>-141.3 <text:s text:c="2"/>-83.8 <text:s text:c="3"/>48.5</text:p>
      <text:p text:style-name="Standard"><text:s text:c="3"/>9.705 | 5 <text:s/>| <text:s text:c="3"/>0.980 <text:s text:c="2"/>-0.254 <text:s text:c="2"/>-0.353 | <text:s/>-143.2 <text:s text:c="2"/>-74.4 <text:s text:c="2"/>147.5</text:p>
      <text:p text:style-name="Standard"><text:s text:c="3"/>9.739 | 0 <text:s/>| <text:s text:c="8"/>Comm Error <text:s text:c="8"/>| <text:s text:c="11"/>- <text:s text:c="10"/></text:p>
      <text:p text:style-name="Standard"><text:s text:c="3"/>9.739 | 1 <text:s/>| <text:s text:c="3"/>0.067 <text:s text:c="2"/>-0.975 <text:s text:c="3"/>0.256 | <text:s text:c="2"/>-81.0 <text:s text:c="3"/>-7.7 <text:s text:c="3"/>19.5</text:p>
      <text:p text:style-name="Standard"><text:s text:c="3"/>9.739 | 2 <text:s/>| <text:s text:c="3"/>0.338 <text:s text:c="3"/>0.898 <text:s text:c="3"/>0.219 | <text:s text:c="3"/>75.9 <text:s text:c="2"/>-11.1 <text:s text:c="3"/>51.9</text:p>
      <text:p text:style-name="Standard"><text:s text:c="3"/>9.739 | 3 <text:s/>| <text:s text:c="3"/>1.009 <text:s text:c="3"/>0.029 <text:s text:c="3"/>0.228 | <text:s text:c="3"/>13.4 <text:s text:c="2"/>-77.8 <text:s text:c="2"/>-24.8</text:p>
      <text:p text:style-name="Standard"><text:s text:c="3"/>9.739 | 4 <text:s/>| <text:s text:c="3"/>1.008 <text:s text:c="2"/>-0.042 <text:s text:c="3"/>0.116 | <text:s/>-117.8 <text:s text:c="2"/>-84.1 <text:s text:c="3"/>26.3</text:p>
      <text:p text:style-name="Standard"><text:s text:c="3"/>9.739 | 5 <text:s/>| <text:s text:c="3"/>1.025 <text:s text:c="3"/>0.091 <text:s text:c="2"/>-0.300 | <text:s/>-152.3 <text:s text:c="2"/>-73.3 <text:s text:c="2"/>166.8</text:p>
      <text:p text:style-name="Standard"><text:s text:c="3"/>9.773 | 0 <text:s/>| <text:s text:c="8"/>Comm Error <text:s text:c="8"/>| <text:s text:c="11"/>- <text:s text:c="10"/></text:p>
      <text:p text:style-name="Standard"><text:s text:c="3"/>9.773 | 1 <text:s/>| <text:s text:c="3"/>0.085 <text:s text:c="2"/>-1.010 <text:s text:c="3"/>0.264 | <text:s text:c="2"/>-79.5 <text:s text:c="3"/>-7.3 <text:s text:c="3"/>20.7</text:p>
      <text:p text:style-name="Standard"><text:s text:c="3"/>9.773 | 2 <text:s/>| <text:s text:c="3"/>0.261 <text:s text:c="3"/>0.938 <text:s text:c="3"/>0.241 | <text:s text:c="3"/>75.8 <text:s text:c="2"/>-11.7 <text:s text:c="3"/>52.6</text:p>
      <text:p text:style-name="Standard"><text:s text:c="3"/>9.773 | 3 <text:s/>| <text:s text:c="3"/>1.017 <text:s text:c="2"/>-0.018 <text:s text:c="3"/>0.200 | <text:s text:c="3"/>11.0 <text:s text:c="2"/>-78.0 <text:s text:c="2"/>-21.7</text:p>
      <text:p text:style-name="Standard"><text:s text:c="3"/>9.773 | 4 <text:s/>| <text:s text:c="3"/>0.967 <text:s text:c="3"/>0.074 <text:s text:c="3"/>0.052 | <text:s text:c="2"/>-86.0 <text:s text:c="2"/>-84.7 <text:s text:c="3"/>-1.0</text:p>
      <text:p text:style-name="Standard"><text:s text:c="3"/>9.773 | 5 <text:s/>| <text:s text:c="3"/>1.021 <text:s text:c="3"/>0.179 <text:s text:c="2"/>-0.271 | <text:s/>-162.0 <text:s text:c="2"/>-72.7 <text:s/>-172.4</text:p>
      <text:p text:style-name="Standard"><text:s text:c="3"/>9.807 | 0 <text:s/>| <text:s text:c="8"/>Comm Error <text:s text:c="8"/>| <text:s text:c="11"/>- <text:s text:c="10"/></text:p>
      <text:p text:style-name="Standard"><text:s text:c="3"/>9.807 | 1 <text:s/>| <text:s text:c="3"/>0.085 <text:s text:c="2"/>-0.985 <text:s text:c="3"/>0.243 | <text:s text:c="2"/>-78.6 <text:s text:c="3"/>-7.1 <text:s text:c="3"/>21.2</text:p>
      <text:p text:style-name="Standard"><text:s text:c="3"/>9.807 | 2 <text:s/>| <text:s text:c="3"/>0.257 <text:s text:c="3"/>0.942 <text:s text:c="3"/>0.160 | <text:s text:c="3"/>76.6 <text:s text:c="2"/>-12.1 <text:s text:c="3"/>51.6</text:p>
      <text:p text:style-name="Standard"><text:s text:c="3"/>9.807 | 3 <text:s/>| <text:s text:c="3"/>0.962 <text:s text:c="2"/>-0.024 <text:s text:c="3"/>0.229 | <text:s text:c="4"/>8.4 <text:s text:c="2"/>-77.9 <text:s text:c="2"/>-18.5</text:p>
      <text:p text:style-name="Standard"><text:s text:c="3"/>9.807 | 4 <text:s/>| <text:s text:c="3"/>1.026 <text:s text:c="2"/>-0.031 <text:s text:c="3"/>0.013 | <text:s text:c="2"/>-82.0 <text:s text:c="2"/>-84.7 <text:s text:c="3"/>-4.7</text:p>
      <text:p text:style-name="Standard"><text:s text:c="3"/>9.807 | 5 <text:s/>| <text:s text:c="3"/>0.997 <text:s text:c="2"/>-0.061 <text:s text:c="2"/>-0.288 | <text:s/>-168.1 <text:s text:c="2"/>-71.0 <text:s/>-153.0</text:p>
      <text:p text:style-name="Standard"><text:s text:c="3"/>9.841 | 0 <text:s/>| <text:s text:c="8"/>Comm Error <text:s text:c="8"/>| <text:s text:c="11"/>- <text:s text:c="10"/></text:p>
      <text:p text:style-name="Standard"><text:s text:c="3"/>9.841 | 1 <text:s/>| <text:s text:c="3"/>0.100 <text:s text:c="2"/>-0.943 <text:s text:c="3"/>0.177 | <text:s text:c="2"/>-78.3 <text:s text:c="3"/>-7.0 <text:s text:c="3"/>21.1</text:p>
      <text:p text:style-name="Standard"><text:s text:c="3"/>9.841 | 2 <text:s/>| <text:s text:c="3"/>0.275 <text:s text:c="3"/>0.960 <text:s text:c="3"/>0.051 | <text:s text:c="3"/>78.9 <text:s text:c="2"/>-12.7 <text:s text:c="3"/>49.4</text:p>
      <text:p text:style-name="Standard"><text:s text:c="3"/>9.841 | 3 <text:s/>| <text:s text:c="3"/>0.965 <text:s text:c="2"/>-0.037 <text:s text:c="3"/>0.218 | <text:s text:c="4"/>5.9 <text:s text:c="2"/>-77.7 <text:s text:c="2"/>-15.5</text:p>
      <text:p text:style-name="Standard"><text:s text:c="3"/>9.841 | 4 <text:s/>| <text:s text:c="3"/>1.008 <text:s text:c="2"/>-0.057 <text:s text:c="2"/>-0.026 | <text:s text:c="2"/>-84.1 <text:s text:c="2"/>-84.5 <text:s text:c="4"/>0.0</text:p>
      <text:p text:style-name="Standard"><text:s text:c="3"/>9.841 | 5 <text:s/>| <text:s text:c="3"/>0.939 <text:s text:c="3"/>0.035 <text:s text:c="2"/>-0.230 | <text:s/>-170.2 <text:s text:c="2"/>-70.5 <text:s/>-141.8</text:p>
      <text:p text:style-name="Standard"><text:s text:c="3"/>9.874 | 0 <text:s/>| <text:s text:c="8"/>Comm Error <text:s text:c="8"/>| <text:s text:c="11"/>- <text:s text:c="10"/></text:p>
      <text:p text:style-name="Standard"><text:s text:c="3"/>9.874 | 1 <text:s/>| <text:s text:c="3"/>0.213 <text:s text:c="2"/>-0.918 <text:s text:c="3"/>0.120 | <text:s text:c="2"/>-78.5 <text:s text:c="3"/>-7.6 <text:s text:c="3"/>20.4</text:p>
      <text:p text:style-name="Standard"><text:s text:c="3"/>9.874 | 2 <text:s/>| <text:s text:c="3"/>0.213 <text:s text:c="3"/>0.945 <text:s text:c="3"/>0.029 | <text:s text:c="3"/>80.8 <text:s text:c="2"/>-12.6 <text:s text:c="3"/>48.3</text:p>
      <text:p text:style-name="Standard"><text:s text:c="3"/>9.874 | 3 <text:s/>| <text:s text:c="3"/>0.978 <text:s text:c="2"/>-0.087 <text:s text:c="3"/>0.219 | <text:s text:c="4"/>2.4 <text:s text:c="2"/>-77.6 <text:s text:c="2"/>-11.6</text:p>
      <text:p text:style-name="Standard"><text:s text:c="3"/>9.874 | 4 <text:s/>| <text:s text:c="3"/>1.057 <text:s text:c="2"/>-0.066 <text:s text:c="2"/>-0.088 | <text:s text:c="2"/>-95.7 <text:s text:c="2"/>-84.2 <text:s text:c="4"/>7.6</text:p>
      <text:p text:style-name="Standard"><text:s text:c="3"/>9.874 | 5 <text:s/>| <text:s text:c="3"/>0.916 <text:s text:c="3"/>0.140 <text:s text:c="2"/>-0.191 | <text:s/>-176.3 <text:s text:c="2"/>-71.4 <text:s/>-126.8</text:p>
      <text:p text:style-name="Standard"><text:s text:c="3"/>9.908 | 0 <text:s/>| <text:s text:c="8"/>Comm Error <text:s text:c="8"/>| <text:s text:c="11"/>- <text:s text:c="10"/></text:p>
      <text:p text:style-name="Standard"><text:s text:c="3"/>9.908 | 1 <text:s/>| <text:s text:c="3"/>0.203 <text:s text:c="2"/>-0.913 <text:s text:c="3"/>0.192 | <text:s text:c="2"/>-78.4 <text:s text:c="3"/>-8.2 <text:s text:c="3"/>19.0</text:p>
      <text:p text:style-name="Standard"><text:s text:c="3"/>9.908 | 2 <text:s/>| <text:s text:c="3"/>0.202 <text:s text:c="3"/>0.921 <text:s text:c="3"/>0.067 | <text:s text:c="3"/>82.1 <text:s text:c="2"/>-12.2 <text:s text:c="3"/>47.8</text:p>
      <text:p text:style-name="Standard"><text:soft-page-break/><text:s text:c="3"/>9.908 | 3 <text:s/>| <text:s text:c="3"/>0.941 <text:s text:c="2"/>-0.106 <text:s text:c="3"/>0.240 | <text:s text:c="3"/>-6.6 <text:s text:c="2"/>-77.1 <text:s text:c="3"/>-5.9</text:p>
      <text:p text:style-name="Standard"><text:s text:c="3"/>9.908 | 4 <text:s/>| <text:s text:c="3"/>1.002 <text:s text:c="3"/>0.005 <text:s text:c="2"/>-0.041 | <text:s text:c="2"/>-96.0 <text:s text:c="2"/>-84.3 <text:s text:c="4"/>8.5</text:p>
      <text:p text:style-name="Standard"><text:s text:c="3"/>9.908 | 5 <text:s/>| <text:s text:c="3"/>0.756 <text:s text:c="2"/>-0.666 <text:s text:c="2"/>-0.292 | <text:s/>-170.6 <text:s text:c="2"/>-71.9 <text:s/>-132.4</text:p>
      <text:p text:style-name="Standard"><text:s text:c="3"/>9.943 | 0 <text:s/>| <text:s text:c="8"/>Comm Error <text:s text:c="8"/>| <text:s text:c="11"/>- <text:s text:c="10"/></text:p>
      <text:p text:style-name="Standard"><text:s text:c="3"/>9.943 | 1 <text:s/>| <text:s text:c="3"/>0.184 <text:s text:c="2"/>-0.890 <text:s text:c="3"/>0.212 | <text:s text:c="2"/>-77.8 <text:s text:c="3"/>-8.8 <text:s text:c="3"/>17.6</text:p>
      <text:p text:style-name="Standard"><text:s text:c="3"/>9.943 | 2 <text:s/>| <text:s text:c="3"/>0.231 <text:s text:c="3"/>0.933 <text:s text:c="3"/>0.107 | <text:s text:c="3"/>82.7 <text:s text:c="2"/>-12.0 <text:s text:c="3"/>48.1</text:p>
      <text:p text:style-name="Standard"><text:s text:c="3"/>9.943 | 3 <text:s/>| <text:s text:c="3"/>0.982 <text:s text:c="2"/>-0.106 <text:s text:c="3"/>0.229 | <text:s text:c="3"/>-6.1 <text:s text:c="2"/>-76.5 <text:s text:c="3"/>-2.5</text:p>
      <text:p text:style-name="Standard"><text:s text:c="3"/>9.943 | 4 <text:s/>| <text:s text:c="3"/>0.980 <text:s text:c="2"/>-0.010 <text:s text:c="3"/>0.085 | <text:s text:c="2"/>-78.3 <text:s text:c="2"/>-84.2 <text:s text:c="3"/>-8.1</text:p>
      <text:p text:style-name="Standard"><text:s text:c="3"/>9.943 | 5 <text:s/>| <text:s text:c="3"/>0.830 <text:s text:c="2"/>-0.761 <text:s text:c="2"/>-0.635 | <text:s/>-155.3 <text:s text:c="2"/>-70.2 <text:s/>-149.7</text:p>
      <text:p text:style-name="Standard"><text:s text:c="3"/>9.977 | 0 <text:s/>| <text:s text:c="8"/>Comm Error <text:s text:c="8"/>| <text:s text:c="11"/>- <text:s text:c="10"/></text:p>
      <text:p text:style-name="Standard"><text:s text:c="3"/>9.977 | 1 <text:s/>| <text:s text:c="3"/>0.181 <text:s text:c="2"/>-0.970 <text:s text:c="3"/>0.203 | <text:s text:c="2"/>-77.4 <text:s text:c="3"/>-9.4 <text:s text:c="3"/>17.0</text:p>
      <text:p text:style-name="Standard"><text:s text:c="3"/>9.977 | 2 <text:s/>| <text:s text:c="3"/>0.246 <text:s text:c="3"/>1.037 <text:s text:c="3"/>0.168 | <text:s text:c="3"/>82.5 <text:s text:c="2"/>-11.7 <text:s text:c="3"/>49.2</text:p>
      <text:p text:style-name="Standard"><text:s text:c="3"/>9.977 | 3 <text:s/>| <text:s text:c="3"/>1.137 <text:s text:c="2"/>-0.046 <text:s text:c="3"/>0.184 | <text:s text:c="3"/>-7.5 <text:s text:c="2"/>-76.6 <text:s text:c="3"/>-1.1</text:p>
      <text:p text:style-name="Standard"><text:s text:c="3"/>9.977 | 4 <text:s/>| <text:s text:c="3"/>1.045 <text:s text:c="2"/>-0.009 <text:s text:c="3"/>0.152 | <text:s text:c="2"/>-62.5 <text:s text:c="2"/>-84.3 <text:s text:c="2"/>-22.9</text:p>
      <text:p text:style-name="Standard"><text:s text:c="3"/>9.977 | 5 <text:s/>| <text:s text:c="3"/>1.647 <text:s text:c="2"/>-0.370 <text:s text:c="3"/>0.002 | <text:s/>-154.5 <text:s text:c="2"/>-72.8 <text:s/>-157.0</text:p>
      <text:p text:style-name="Standard"><text:s text:c="2"/>10.011 | 0 <text:s/>| <text:s text:c="8"/>Comm Error <text:s text:c="8"/>| <text:s text:c="11"/>- <text:s text:c="10"/></text:p>
      <text:p text:style-name="Standard"><text:s text:c="2"/>10.011 | 1 <text:s/>| <text:s text:c="3"/>0.162 <text:s text:c="2"/>-1.213 <text:s text:c="3"/>0.239 | <text:s text:c="2"/>-77.2 <text:s text:c="3"/>-9.2 <text:s text:c="3"/>17.2</text:p>
      <text:p text:style-name="Standard"><text:s text:c="2"/>10.011 | 2 <text:s/>| <text:s text:c="3"/>0.258 <text:s text:c="3"/>1.242 <text:s text:c="3"/>0.237 | <text:s text:c="3"/>81.6 <text:s text:c="2"/>-11.1 <text:s text:c="3"/>51.2</text:p>
      <text:p text:style-name="Standard"><text:s text:c="2"/>10.011 | 3 <text:s/>| <text:s text:c="3"/>1.211 <text:s text:c="3"/>0.114 <text:s text:c="3"/>0.234 | <text:s text:c="3"/>-4.3 <text:s text:c="2"/>-77.3 <text:s text:c="3"/>-4.3</text:p>
      <text:p text:style-name="Standard"><text:s text:c="2"/>10.011 | 4 <text:s/>| <text:s text:c="3"/>1.062 <text:s text:c="3"/>0.027 <text:s text:c="3"/>0.049 | <text:s text:c="2"/>-51.3 <text:s text:c="2"/>-84.5 <text:s text:c="2"/>-33.4</text:p>
      <text:p text:style-name="Standard"><text:s text:c="2"/>10.011 | 5 <text:s/>| <text:s text:c="3"/>0.841 <text:s text:c="2"/>-0.111 <text:s text:c="2"/>-0.222 | <text:s/>-146.1 <text:s text:c="2"/>-73.2 <text:s/>-167.1</text:p>
      <text:p text:style-name="Standard"><text:s text:c="2"/>10.046 | 0 <text:s/>| <text:s text:c="8"/>Comm Error <text:s text:c="8"/>| <text:s text:c="11"/>- <text:s text:c="10"/></text:p>
      <text:p text:style-name="Standard"><text:s text:c="2"/>10.046 | 1 <text:s/>| <text:s text:c="3"/>0.259 <text:s text:c="2"/>-1.111 <text:s text:c="3"/>0.190 | <text:s text:c="2"/>-77.9 <text:s text:c="3"/>-9.4 <text:s text:c="3"/>17.4</text:p>
      <text:p text:style-name="Standard"><text:s text:c="2"/>10.046 | 2 <text:s/>| <text:s text:c="3"/>0.245 <text:s text:c="3"/>1.070 <text:s text:c="3"/>0.150 | <text:s text:c="3"/>81.1 <text:s text:c="2"/>-10.9 <text:s text:c="3"/>52.3</text:p>
      <text:p text:style-name="Standard"><text:s text:c="2"/>10.046 | 3 <text:s/>| <text:s text:c="3"/>0.888 <text:s text:c="3"/>0.034 <text:s text:c="3"/>0.278 | <text:s text:c="3"/>-1.1 <text:s text:c="2"/>-76.9 <text:s text:c="3"/>-7.8</text:p>
      <text:p text:style-name="Standard"><text:s text:c="2"/>10.046 | 4 <text:s/>| <text:s text:c="3"/>0.993 <text:s text:c="2"/>-0.042 <text:s text:c="2"/>-0.043 | <text:s text:c="2"/>-59.8 <text:s text:c="2"/>-84.7 <text:s text:c="2"/>-24.7</text:p>
      <text:p text:style-name="Standard"><text:s text:c="2"/>10.046 | 5 <text:s/>| <text:s text:c="3"/>0.985 <text:s text:c="3"/>0.152 <text:s text:c="2"/>-0.262 | <text:s/>-154.0 <text:s text:c="2"/>-75.3 <text:s/>-157.4</text:p>
      <text:p text:style-name="Standard"><text:s text:c="2"/>10.080 | 0 <text:s/>| <text:s text:c="8"/>Comm Error <text:s text:c="8"/>| <text:s text:c="11"/>- <text:s text:c="10"/></text:p>
      <text:p text:style-name="Standard"><text:s text:c="2"/>10.080 | 1 <text:s/>| <text:s text:c="3"/>0.197 <text:s text:c="2"/>-0.831 <text:s text:c="3"/>0.144 | <text:s text:c="2"/>-78.7 <text:s text:c="3"/>-9.9 <text:s text:c="3"/>17.3</text:p>
      <text:p text:style-name="Standard"><text:s text:c="2"/>10.080 | 2 <text:s/>| <text:s text:c="3"/>0.229 <text:s text:c="3"/>0.892 <text:s text:c="3"/>0.003 | <text:s text:c="3"/>82.0 <text:s text:c="2"/>-11.6 <text:s text:c="3"/>51.9</text:p>
      <text:p text:style-name="Standard"><text:s text:c="2"/>10.080 | 3 <text:s/>| <text:s text:c="3"/>0.865 <text:s text:c="2"/>-0.102 <text:s text:c="3"/>0.227 | <text:s text:c="3"/>-4.2 <text:s text:c="2"/>-76.3 <text:s text:c="3"/>-4.6</text:p>
      <text:p text:style-name="Standard"><text:s text:c="2"/>10.080 | 4 <text:s/>| <text:s text:c="3"/>0.999 <text:s text:c="3"/>0.008 <text:s text:c="2"/>-0.039 | <text:s text:c="2"/>-67.1 <text:s text:c="2"/>-84.9 <text:s text:c="2"/>-16.7</text:p>
      <text:p text:style-name="Standard"><text:s text:c="2"/>10.080 | 5 <text:s/>| <text:s text:c="3"/>1.012 <text:s text:c="2"/>-0.213 <text:s text:c="2"/>-0.162 | <text:s/>-155.8 <text:s text:c="2"/>-76.5 <text:s/>-157.4</text:p>
      <text:p text:style-name="Standard"><text:s text:c="2"/>10.114 | 0 <text:s/>| <text:s text:c="8"/>Comm Error <text:s text:c="8"/>| <text:s text:c="11"/>- <text:s text:c="10"/></text:p>
      <text:p text:style-name="Standard"><text:s text:c="2"/>10.114 | 1 <text:s/>| <text:s text:c="3"/>0.234 <text:s text:c="2"/>-0.749 <text:s text:c="3"/>0.197 | <text:s text:c="2"/>-78.4 <text:s text:c="2"/>-10.8 <text:s text:c="3"/>17.3</text:p>
      <text:p text:style-name="Standard"><text:s text:c="2"/>10.114 | 2 <text:s/>| <text:s text:c="3"/>0.189 <text:s text:c="3"/>0.932 <text:s text:c="3"/>0.044 | <text:s text:c="3"/>83.7 <text:s text:c="2"/>-11.9 <text:s text:c="3"/>51.5</text:p>
      <text:p text:style-name="Standard"><text:s text:c="2"/>10.114 | 3 <text:s/>| <text:s text:c="3"/>0.949 <text:s text:c="2"/>-0.136 <text:s text:c="3"/>0.165 | <text:s text:c="3"/>-7.2 <text:s text:c="2"/>-76.5 <text:s text:c="3"/>-1.3</text:p>
      <text:p text:style-name="Standard"><text:s text:c="2"/>10.114 | 4 <text:s/>| <text:s text:c="3"/>0.991 <text:s text:c="3"/>0.026 <text:s text:c="3"/>0.062 | <text:s text:c="2"/>-52.8 <text:s text:c="2"/>-85.1 <text:s text:c="2"/>-28.8</text:p>
      <text:p text:style-name="Standard"><text:s text:c="2"/>10.114 | 5 <text:s/>| <text:s text:c="3"/>0.996 <text:s text:c="2"/>-0.209 <text:s text:c="2"/>-0.062 | <text:s/>-150.5 <text:s text:c="2"/>-77.5 <text:s/>-165.4</text:p>
      <text:p text:style-name="Standard"><text:s text:c="2"/>10.147 | 0 <text:s/>| <text:s text:c="8"/>Comm Error <text:s text:c="8"/>| <text:s text:c="11"/>- <text:s text:c="10"/></text:p>
      <text:p text:style-name="Standard"><text:s text:c="2"/>10.147 | 1 <text:s/>| <text:s text:c="3"/>0.295 <text:s text:c="2"/>-0.916 <text:s text:c="3"/>0.225 | <text:s text:c="2"/>-77.9 <text:s text:c="2"/>-11.4 <text:s text:c="3"/>17.5</text:p>
      <text:p text:style-name="Standard"><text:s text:c="2"/>10.147 | 2 <text:s/>| <text:s text:c="3"/>0.128 <text:s text:c="3"/>0.979 <text:s text:c="3"/>0.166 | <text:s text:c="3"/>83.5 <text:s text:c="2"/>-11.5 <text:s text:c="3"/>51.6</text:p>
      <text:p text:style-name="Standard"><text:s text:c="2"/>10.147 | 3 <text:s/>| <text:s text:c="3"/>1.030 <text:s text:c="3"/>0.008 <text:s text:c="3"/>0.300 | <text:s text:c="3"/>-6.9 <text:s text:c="2"/>-76.3 <text:s text:c="3"/>-1.5</text:p>
      <text:p text:style-name="Standard"><text:s text:c="2"/>10.147 | 4 <text:s/>| <text:s text:c="3"/>0.986 <text:s text:c="2"/>-0.024 <text:s text:c="3"/>0.100 | <text:s text:c="2"/>-36.9 <text:s text:c="2"/>-84.9 <text:s text:c="2"/>-46.9</text:p>
      <text:p text:style-name="Standard"><text:s text:c="2"/>10.147 | 5 <text:s/>| <text:s text:c="3"/>1.035 <text:s text:c="2"/>-0.043 <text:s text:c="2"/>-0.036 | <text:s/>-145.8 <text:s text:c="2"/>-78.2 <text:s/>-167.5</text:p>
      <text:p text:style-name="Standard"><text:s text:c="2"/>10.182 | 0 <text:s/>| <text:s text:c="8"/>Comm Error <text:s text:c="8"/>| <text:s text:c="11"/>- <text:s text:c="10"/></text:p>
      <text:p text:style-name="Standard"><text:s text:c="2"/>10.182 | 1 <text:s/>| <text:s text:c="3"/>0.316 <text:s text:c="2"/>-1.043 <text:s text:c="3"/>0.189 | <text:s text:c="2"/>-78.0 <text:s text:c="2"/>-12.1 <text:s text:c="3"/>17.8</text:p>
      <text:p text:style-name="Standard"><text:s text:c="2"/>10.182 | 2 <text:s/>| <text:s text:c="3"/>0.104 <text:s text:c="3"/>1.015 <text:s text:c="3"/>0.178 | <text:s text:c="3"/>82.9 <text:s text:c="2"/>-10.5 <text:s text:c="3"/>51.9</text:p>
      <text:p text:style-name="Standard"><text:s text:c="2"/>10.182 | 3 <text:s/>| <text:s text:c="3"/>1.001 <text:s text:c="3"/>0.023 <text:s text:c="3"/>0.332 | <text:s text:c="3"/>-4.6 <text:s text:c="2"/>-75.6 <text:s text:c="3"/>-3.6</text:p>
      <text:p text:style-name="Standard"><text:soft-page-break/><text:s text:c="2"/>10.182 | 4 <text:s/>| <text:s text:c="3"/>1.007 <text:s text:c="2"/>-0.018 <text:s text:c="3"/>0.061 | <text:s text:c="2"/>-30.1 <text:s text:c="2"/>-84.8 <text:s text:c="2"/>-54.5</text:p>
      <text:p text:style-name="Standard"><text:s text:c="2"/>10.182 | 5 <text:s/>| <text:s text:c="3"/>1.006 <text:s text:c="3"/>0.016 <text:s text:c="2"/>-0.153 | <text:s/>-148.3 <text:s text:c="2"/>-79.3 <text:s/>-163.9</text:p>
      <text:p text:style-name="Standard"><text:s text:c="2"/>10.216 | 0 <text:s/>| <text:s text:c="8"/>Comm Error <text:s text:c="8"/>| <text:s text:c="11"/>- <text:s text:c="10"/></text:p>
      <text:p text:style-name="Standard"><text:s text:c="2"/>10.216 | 1 <text:s/>| <text:s text:c="3"/>0.272 <text:s text:c="2"/>-0.981 <text:s text:c="3"/>0.166 | <text:s text:c="2"/>-78.3 <text:s text:c="2"/>-12.8 <text:s text:c="3"/>18.1</text:p>
      <text:p text:style-name="Standard"><text:s text:c="2"/>10.216 | 2 <text:s/>| <text:s text:c="3"/>0.114 <text:s text:c="3"/>1.006 <text:s text:c="3"/>0.119 | <text:s text:c="3"/>82.9 <text:s text:c="3"/>-9.8 <text:s text:c="3"/>52.0</text:p>
      <text:p text:style-name="Standard"><text:s text:c="2"/>10.216 | 3 <text:s/>| <text:s text:c="3"/>0.973 <text:s text:c="2"/>-0.044 <text:s text:c="3"/>0.244 | <text:s text:c="3"/>-4.5 <text:s text:c="2"/>-75.1 <text:s text:c="3"/>-3.4</text:p>
      <text:p text:style-name="Standard"><text:s text:c="2"/>10.216 | 4 <text:s/>| <text:s text:c="3"/>0.993 <text:s text:c="2"/>-0.022 <text:s text:c="3"/>0.058 | <text:s text:c="2"/>-30.0 <text:s text:c="2"/>-84.7 <text:s text:c="2"/>-54.6</text:p>
      <text:p text:style-name="Standard"><text:s text:c="2"/>10.216 | 5 <text:s/>| <text:s text:c="3"/>1.018 <text:s text:c="2"/>-0.197 <text:s text:c="2"/>-0.198 | <text:s/>-146.4 <text:s text:c="2"/>-79.1 <text:s/>-165.6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0.250 | 0 <text:s/>| <text:s text:c="8"/>Comm Error <text:s text:c="8"/>| <text:s text:c="11"/>- <text:s text:c="10"/></text:p>
      <text:p text:style-name="Standard"><text:s text:c="2"/>10.250 | 1 <text:s/>| <text:s text:c="3"/>0.246 <text:s text:c="2"/>-0.896 <text:s text:c="3"/>0.176 | <text:s text:c="2"/>-78.5 <text:s text:c="2"/>-13.3 <text:s text:c="3"/>18.5</text:p>
      <text:p text:style-name="Standard"><text:s text:c="2"/>10.250 | 2 <text:s/>| <text:s text:c="3"/>0.147 <text:s text:c="3"/>0.989 <text:s text:c="3"/>0.046 | <text:s text:c="3"/>83.3 <text:s text:c="3"/>-9.4 <text:s text:c="3"/>52.4</text:p>
      <text:p text:style-name="Standard"><text:s text:c="2"/>10.250 | 3 <text:s/>| <text:s text:c="3"/>0.992 <text:s text:c="2"/>-0.075 <text:s text:c="3"/>0.169 | <text:s text:c="3"/>-6.5 <text:s text:c="2"/>-75.4 <text:s text:c="3"/>-0.8</text:p>
      <text:p text:style-name="Standard"><text:s text:c="2"/>10.250 | 4 <text:s/>| <text:s text:c="3"/>0.971 <text:s text:c="3"/>0.036 <text:s text:c="3"/>0.095 | <text:s text:c="2"/>-19.0 <text:s text:c="2"/>-84.7 <text:s text:c="2"/>-65.5</text:p>
      <text:p text:style-name="Standard"><text:s text:c="2"/>10.250 | 5 <text:s/>| <text:s text:c="3"/>1.007 <text:s text:c="2"/>-0.143 <text:s text:c="2"/>-0.097 | <text:s/>-142.1 <text:s text:c="2"/>-79.1 <text:s/>-169.6</text:p>
      <text:p text:style-name="Standard"><text:s text:c="2"/>10.284 | 0 <text:s/>| <text:s text:c="8"/>Comm Error <text:s text:c="8"/>| <text:s text:c="11"/>- <text:s text:c="10"/></text:p>
      <text:p text:style-name="Standard"><text:s text:c="2"/>10.284 | 1 <text:s/>| <text:s text:c="3"/>0.319 <text:s text:c="2"/>-0.899 <text:s text:c="3"/>0.171 | <text:s text:c="2"/>-78.5 <text:s text:c="2"/>-14.1 <text:s text:c="3"/>19.2</text:p>
      <text:p text:style-name="Standard"><text:s text:c="2"/>10.284 | 2 <text:s/>| <text:s text:c="3"/>0.150 <text:s text:c="3"/>0.993 <text:s text:c="3"/>0.029 | <text:s text:c="3"/>84.1 <text:s text:c="3"/>-9.3 <text:s text:c="3"/>53.6</text:p>
      <text:p text:style-name="Standard"><text:s text:c="2"/>10.284 | 3 <text:s/>| <text:s text:c="3"/>1.002 <text:s text:c="2"/>-0.078 <text:s text:c="3"/>0.226 | <text:s text:c="3"/>-8.4 <text:s text:c="2"/>-75.7 <text:s text:c="4"/>1.8</text:p>
      <text:p text:style-name="Standard"><text:s text:c="2"/>10.284 | 4 <text:s/>| <text:s text:c="3"/>0.959 <text:s text:c="3"/>0.012 <text:s text:c="3"/>0.158 | <text:s text:c="2"/>-14.8 <text:s text:c="2"/>-84.6 <text:s text:c="2"/>-70.2</text:p>
      <text:p text:style-name="Standard"><text:s text:c="2"/>10.284 | 5 <text:s/>| <text:s text:c="3"/>1.008 <text:s text:c="2"/>-0.015 <text:s text:c="2"/>-0.064 | <text:s/>-141.3 <text:s text:c="2"/>-80.4 <text:s/>-169.9</text:p>
      <text:p text:style-name="Standard"><text:s text:c="2"/>10.318 | 0 <text:s/>| <text:s text:c="8"/>Comm Error <text:s text:c="8"/>| <text:s text:c="11"/>- <text:s text:c="10"/></text:p>
      <text:p text:style-name="Standard"><text:s text:c="2"/>10.318 | 1 <text:s/>| <text:s text:c="3"/>0.349 <text:s text:c="2"/>-0.930 <text:s text:c="3"/>0.191 | <text:s text:c="2"/>-78.5 <text:s text:c="2"/>-15.0 <text:s text:c="3"/>19.6</text:p>
      <text:p text:style-name="Standard"><text:s text:c="2"/>10.318 | 2 <text:s/>| <text:s text:c="3"/>0.117 <text:s text:c="3"/>1.004 <text:s text:c="3"/>0.079 | <text:s text:c="3"/>84.4 <text:s text:c="3"/>-9.1 <text:s text:c="3"/>54.7</text:p>
      <text:p text:style-name="Standard"><text:s text:c="2"/>10.318 | 3 <text:s/>| <text:s text:c="3"/>0.986 <text:s text:c="2"/>-0.073 <text:s text:c="3"/>0.284 | <text:s text:c="2"/>-10.0 <text:s text:c="2"/>-75.2 <text:s text:c="4"/>4.5</text:p>
      <text:p text:style-name="Standard"><text:s text:c="2"/>10.318 | 4 <text:s/>| <text:s text:c="3"/>0.960 <text:s text:c="3"/>0.046 <text:s text:c="3"/>0.195 | <text:s text:c="3"/>-9.2 <text:s text:c="2"/>-84.5 <text:s text:c="2"/>-78.6</text:p>
      <text:p text:style-name="Standard"><text:s text:c="2"/>10.318 | 5 <text:s/>| <text:s text:c="3"/>1.003 <text:s text:c="2"/>-0.100 <text:s text:c="2"/>-0.133 | <text:s/>-142.2 <text:s text:c="2"/>-80.8 <text:s/>-169.2</text:p>
      <text:p text:style-name="Standard"><text:s text:c="2"/>10.353 | 0 <text:s/>| <text:s text:c="8"/>Comm Error <text:s text:c="8"/>| <text:s text:c="11"/>- <text:s text:c="10"/></text:p>
      <text:p text:style-name="Standard"><text:s text:c="2"/>10.353 | 1 <text:s/>| <text:s text:c="3"/>0.338 <text:s text:c="2"/>-0.919 <text:s text:c="3"/>0.203 | <text:s text:c="2"/>-78.2 <text:s text:c="2"/>-16.1 <text:s text:c="3"/>20.5</text:p>
      <text:p text:style-name="Standard"><text:s text:c="2"/>10.353 | 2 <text:s/>| <text:s text:c="3"/>0.083 <text:s text:c="3"/>0.995 <text:s text:c="3"/>0.104 | <text:s text:c="3"/>84.3 <text:s text:c="3"/>-8.6 <text:s text:c="3"/>55.8</text:p>
      <text:p text:style-name="Standard"><text:s text:c="2"/>10.353 | 3 <text:s/>| <text:s text:c="3"/>0.952 <text:s text:c="2"/>-0.060 <text:s text:c="3"/>0.247 | <text:s text:c="2"/>-10.6 <text:s text:c="2"/>-74.7 <text:s text:c="4"/>6.4</text:p>
      <text:p text:style-name="Standard"><text:s text:c="2"/>10.353 | 4 <text:s/>| <text:s text:c="3"/>0.982 <text:s text:c="3"/>0.037 <text:s text:c="3"/>0.171 | <text:s text:c="3"/>-1.9 <text:s text:c="2"/>-84.6 <text:s text:c="2"/>-83.1</text:p>
      <text:p text:style-name="Standard"><text:s text:c="2"/>10.353 | 5 <text:s/>| <text:s text:c="3"/>1.010 <text:s text:c="2"/>-0.107 <text:s text:c="2"/>-0.109 | <text:s/>-139.7 <text:s text:c="2"/>-80.9 <text:s/>-172.6</text:p>
      <text:p text:style-name="Standard"><text:s text:c="2"/>10.386 | 0 <text:s/>| <text:s text:c="8"/>Comm Error <text:s text:c="8"/>| <text:s text:c="11"/>- <text:s text:c="10"/></text:p>
      <text:p text:style-name="Standard"><text:s text:c="2"/>10.386 | 1 <text:s/>| <text:s text:c="3"/>0.335 <text:s text:c="2"/>-0.867 <text:s text:c="3"/>0.189 | <text:s text:c="2"/>-78.1 <text:s text:c="2"/>-16.9 <text:s text:c="3"/>21.8</text:p>
      <text:p text:style-name="Standard"><text:s text:c="2"/>10.386 | 2 <text:s/>| <text:s text:c="3"/>0.066 <text:s text:c="3"/>0.957 <text:s text:c="3"/>0.079 | <text:s text:c="3"/>84.3 <text:s text:c="3"/>-8.2 <text:s text:c="3"/>57.0</text:p>
      <text:p text:style-name="Standard"><text:s text:c="2"/>10.386 | 3 <text:s/>| <text:s text:c="3"/>0.936 <text:s text:c="2"/>-0.032 <text:s text:c="3"/>0.215 | <text:s text:c="2"/>-10.4 <text:s text:c="2"/>-74.6 <text:s text:c="4"/>8.0</text:p>
      <text:p text:style-name="Standard"><text:s text:c="2"/>10.386 | 4 <text:s/>| <text:s text:c="3"/>1.035 <text:s text:c="3"/>0.023 <text:s text:c="3"/>0.039 | <text:s text:c="3"/>-6.3 <text:s text:c="2"/>-85.1 <text:s text:c="2"/>-73.0</text:p>
      <text:p text:style-name="Standard"><text:s text:c="2"/>10.386 | 5 <text:s/>| <text:s text:c="3"/>1.007 <text:s text:c="2"/>-0.144 <text:s text:c="2"/>-0.076 | <text:s/>-136.4 <text:s text:c="2"/>-81.1 <text:s/>-174.9</text:p>
      <text:p text:style-name="Standard"><text:s text:c="2"/>10.421 | 0 <text:s/>| <text:s text:c="8"/>Comm Error <text:s text:c="8"/>| <text:s text:c="11"/>- <text:s text:c="10"/></text:p>
      <text:p text:style-name="Standard"><text:s text:c="2"/>10.421 | 1 <text:s/>| <text:s text:c="3"/>0.369 <text:s text:c="2"/>-0.863 <text:s text:c="3"/>0.172 | <text:s text:c="2"/>-78.2 <text:s text:c="2"/>-17.9 <text:s text:c="3"/>24.2</text:p>
      <text:p text:style-name="Standard"><text:s text:c="2"/>10.421 | 2 <text:s/>| <text:s text:c="3"/>0.072 <text:s text:c="3"/>0.947 <text:s text:c="3"/>0.057 | <text:s text:c="3"/>84.5 <text:s text:c="3"/>-7.8 <text:s text:c="3"/>58.4</text:p>
      <text:p text:style-name="Standard"><text:s text:c="2"/>10.421 | 3 <text:s/>| <text:s text:c="3"/>0.972 <text:s text:c="2"/>-0.038 <text:s text:c="3"/>0.242 | <text:s text:c="2"/>-10.0 <text:s text:c="2"/>-74.5 <text:s text:c="4"/>9.5</text:p>
      <text:p text:style-name="Standard"><text:s text:c="2"/>10.421 | 4 <text:s/>| <text:s text:c="3"/>1.109 <text:s text:c="3"/>0.000 <text:s text:c="2"/>-0.007 | <text:s/>-177.8 <text:s text:c="2"/>-85.0 <text:s text:c="3"/>83.0</text:p>
      <text:p text:style-name="Standard"><text:s text:c="2"/>10.421 | 5 <text:s/>| <text:s text:c="3"/>1.029 <text:s text:c="2"/>-0.056 <text:s text:c="2"/>-0.092 | <text:s/>-135.2 <text:s text:c="2"/>-81.3 <text:s/>-175.5</text:p>
      <text:p text:style-name="Standard"><text:s text:c="2"/>10.455 | 0 <text:s/>| <text:s text:c="8"/>Comm Error <text:s text:c="8"/>| <text:s text:c="11"/>- <text:s text:c="10"/></text:p>
      <text:p text:style-name="Standard"><text:soft-page-break/><text:s text:c="2"/>10.455 | 1 <text:s/>| <text:s text:c="3"/>0.414 <text:s text:c="2"/>-0.923 <text:s text:c="3"/>0.186 | <text:s text:c="2"/>-78.6 <text:s text:c="2"/>-19.3 <text:s text:c="3"/>26.3</text:p>
      <text:p text:style-name="Standard"><text:s text:c="2"/>10.455 | 2 <text:s/>| <text:s text:c="3"/>0.070 <text:s text:c="3"/>1.018 <text:s text:c="3"/>0.109 | <text:s text:c="3"/>84.6 <text:s text:c="3"/>-7.4 <text:s text:c="3"/>60.9</text:p>
      <text:p text:style-name="Standard"><text:s text:c="2"/>10.455 | 3 <text:s/>| <text:s text:c="3"/>1.040 <text:s text:c="2"/>-0.038 <text:s text:c="3"/>0.299 | <text:s text:c="3"/>-9.4 <text:s text:c="2"/>-74.2 <text:s text:c="3"/>11.2</text:p>
      <text:p text:style-name="Standard"><text:s text:c="2"/>10.455 | 4 <text:s/>| <text:s text:c="3"/>1.073 <text:s text:c="2"/>-0.104 <text:s text:c="2"/>-0.083 | <text:s/>-169.0 <text:s text:c="2"/>-84.2 <text:s text:c="3"/>81.1</text:p>
      <text:p text:style-name="Standard"><text:s text:c="2"/>10.455 | 5 <text:s/>| <text:s text:c="3"/>1.044 <text:s text:c="2"/>-0.043 <text:s text:c="2"/>-0.108 | <text:s/>-138.3 <text:s text:c="2"/>-81.6 <text:s/>-171.1</text:p>
      <text:p text:style-name="Standard"><text:s text:c="2"/>10.489 | 0 <text:s/>| <text:s text:c="8"/>Comm Error <text:s text:c="8"/>| <text:s text:c="11"/>- <text:s text:c="10"/></text:p>
      <text:p text:style-name="Standard"><text:s text:c="2"/>10.489 | 1 <text:s/>| <text:s text:c="3"/>0.419 <text:s text:c="2"/>-0.980 <text:s text:c="3"/>0.227 | <text:s text:c="2"/>-78.5 <text:s text:c="2"/>-20.1 <text:s text:c="3"/>28.5</text:p>
      <text:p text:style-name="Standard"><text:s text:c="2"/>10.489 | 2 <text:s/>| <text:s text:c="3"/>0.045 <text:s text:c="3"/>1.087 <text:s text:c="3"/>0.156 | <text:s text:c="3"/>84.2 <text:s text:c="3"/>-7.0 <text:s text:c="3"/>63.6</text:p>
      <text:p text:style-name="Standard"><text:s text:c="2"/>10.489 | 3 <text:s/>| <text:s text:c="3"/>1.084 <text:s text:c="2"/>-0.053 <text:s text:c="3"/>0.332 | <text:s text:c="3"/>-8.7 <text:s text:c="2"/>-73.5 <text:s text:c="3"/>13.9</text:p>
      <text:p text:style-name="Standard"><text:s text:c="2"/>10.489 | 4 <text:s/>| <text:s text:c="3"/>1.060 <text:s text:c="3"/>0.015 <text:s text:c="2"/>-0.106 | <text:s/>-178.9 <text:s text:c="2"/>-83.2 <text:s text:c="3"/>98.5</text:p>
      <text:p text:style-name="Standard"><text:s text:c="2"/>10.489 | 5 <text:s/>| <text:s text:c="3"/>1.041 <text:s text:c="2"/>-0.044 <text:s text:c="2"/>-0.119 | <text:s/>-140.0 <text:s text:c="2"/>-81.6 <text:s/>-167.9</text:p>
      <text:p text:style-name="Standard"><text:s text:c="2"/>10.523 | 0 <text:s/>| <text:s text:c="8"/>Comm Error <text:s text:c="8"/>| <text:s text:c="11"/>- <text:s text:c="10"/></text:p>
      <text:p text:style-name="Standard"><text:s text:c="2"/>10.523 | 1 <text:s/>| <text:s text:c="3"/>0.410 <text:s text:c="2"/>-0.876 <text:s text:c="3"/>0.239 | <text:s text:c="2"/>-78.4 <text:s text:c="2"/>-20.7 <text:s text:c="3"/>32.0</text:p>
      <text:p text:style-name="Standard"><text:s text:c="2"/>10.523 | 2 <text:s/>| <text:s text:c="3"/>0.042 <text:s text:c="3"/>1.060 <text:s text:c="3"/>0.160 | <text:s text:c="3"/>83.6 <text:s text:c="3"/>-6.6 <text:s text:c="3"/>66.7</text:p>
      <text:p text:style-name="Standard"><text:s text:c="2"/>10.523 | 3 <text:s/>| <text:s text:c="3"/>1.067 <text:s text:c="2"/>-0.031 <text:s text:c="3"/>0.295 | <text:s text:c="3"/>-8.3 <text:s text:c="2"/>-73.1 <text:s text:c="3"/>16.3</text:p>
      <text:p text:style-name="Standard"><text:s text:c="2"/>10.523 | 4 <text:s/>| <text:s text:c="3"/>1.022 <text:s text:c="3"/>0.014 <text:s text:c="2"/>-0.105 | <text:s text:c="2"/>167.2 <text:s text:c="2"/>-82.8 <text:s text:c="2"/>117.8</text:p>
      <text:p text:style-name="Standard"><text:s text:c="2"/>10.523 | 5 <text:s/>| <text:s text:c="3"/>1.033 <text:s text:c="2"/>-0.056 <text:s text:c="2"/>-0.098 | <text:s/>-140.4 <text:s text:c="2"/>-81.6 <text:s/>-165.6</text:p>
      <text:p text:style-name="Standard"><text:s text:c="2"/>10.557 | 0 <text:s/>| <text:s text:c="8"/>Comm Error <text:s text:c="8"/>| <text:s text:c="11"/>- <text:s text:c="10"/></text:p>
      <text:p text:style-name="Standard"><text:s text:c="2"/>10.557 | 1 <text:s/>| <text:s text:c="3"/>0.401 <text:s text:c="2"/>-0.969 <text:s text:c="3"/>0.217 | <text:s text:c="2"/>-78.4 <text:s text:c="2"/>-21.0 <text:s text:c="3"/>34.2</text:p>
      <text:p text:style-name="Standard"><text:s text:c="2"/>10.557 | 2 <text:s/>| <text:s text:c="3"/>0.070 <text:s text:c="3"/>1.049 <text:s text:c="3"/>0.190 | <text:s text:c="3"/>82.8 <text:s text:c="3"/>-6.5 <text:s text:c="3"/>70.6</text:p>
      <text:p text:style-name="Standard"><text:s text:c="2"/>10.557 | 3 <text:s/>| <text:s text:c="3"/>0.993 <text:s text:c="3"/>0.025 <text:s text:c="3"/>0.233 | <text:s text:c="3"/>-6.2 <text:s text:c="2"/>-73.2 <text:s text:c="3"/>18.2</text:p>
      <text:p text:style-name="Standard"><text:s text:c="2"/>10.557 | 4 <text:s/>| <text:s text:c="3"/>0.985 <text:s text:c="2"/>-0.074 <text:s text:c="2"/>-0.121 | <text:s text:c="2"/>159.5 <text:s text:c="2"/>-82.6 <text:s text:c="2"/>131.3</text:p>
      <text:p text:style-name="Standard"><text:s text:c="2"/>10.557 | 5 <text:s/>| <text:s text:c="3"/>1.027 <text:s text:c="2"/>-0.072 <text:s text:c="2"/>-0.131 | <text:s/>-140.3 <text:s text:c="2"/>-81.4 <text:s/>-164.2</text:p>
      <text:p text:style-name="Standard"><text:s text:c="2"/>10.591 | 0 <text:s/>| <text:s text:c="8"/>Comm Error <text:s text:c="8"/>| <text:s text:c="11"/>- <text:s text:c="10"/></text:p>
      <text:p text:style-name="Standard"><text:s text:c="2"/>10.591 | 1 <text:s/>| <text:s text:c="3"/>0.368 <text:s text:c="2"/>-0.935 <text:s text:c="3"/>0.197 | <text:s text:c="2"/>-78.9 <text:s text:c="2"/>-21.5 <text:s text:c="3"/>39.4</text:p>
      <text:p text:style-name="Standard"><text:s text:c="2"/>10.591 | 2 <text:s/>| <text:s text:c="3"/>0.067 <text:s text:c="3"/>1.037 <text:s text:c="3"/>0.227 | <text:s text:c="3"/>82.1 <text:s text:c="3"/>-6.5 <text:s text:c="3"/>73.6</text:p>
      <text:p text:style-name="Standard"><text:s text:c="2"/>10.591 | 3 <text:s/>| <text:s text:c="3"/>0.959 <text:s text:c="3"/>0.034 <text:s text:c="3"/>0.260 | <text:s text:c="3"/>-3.8 <text:s text:c="2"/>-73.2 <text:s text:c="3"/>19.1</text:p>
      <text:p text:style-name="Standard"><text:s text:c="2"/>10.591 | 4 <text:s/>| <text:s text:c="3"/>0.999 <text:s text:c="2"/>-0.125 <text:s text:c="2"/>-0.145 | <text:s text:c="2"/>155.1 <text:s text:c="2"/>-82.6 <text:s text:c="2"/>144.8</text:p>
      <text:p text:style-name="Standard"><text:s text:c="2"/>10.591 | 5 <text:s/>| <text:s text:c="3"/>1.030 <text:s text:c="2"/>-0.059 <text:s text:c="2"/>-0.128 | <text:s/>-140.3 <text:s text:c="2"/>-81.2 <text:s/>-162.5</text:p>
      <text:p text:style-name="Standard"><text:s text:c="2"/>10.625 | 0 <text:s/>| <text:s text:c="8"/>Comm Error <text:s text:c="8"/>| <text:s text:c="11"/>- <text:s text:c="10"/></text:p>
      <text:p text:style-name="Standard"><text:s text:c="2"/>10.625 | 1 <text:s/>| <text:s text:c="3"/>0.317 <text:s text:c="2"/>-0.907 <text:s text:c="3"/>0.188 | <text:s text:c="2"/>-79.5 <text:s text:c="2"/>-21.6 <text:s text:c="3"/>43.7</text:p>
      <text:p text:style-name="Standard"><text:s text:c="2"/>10.625 | 2 <text:s/>| <text:s text:c="3"/>0.054 <text:s text:c="3"/>0.971 <text:s text:c="3"/>0.238 | <text:s text:c="3"/>80.8 <text:s text:c="3"/>-6.3 <text:s text:c="3"/>79.7</text:p>
      <text:p text:style-name="Standard"><text:s text:c="2"/>10.625 | 3 <text:s/>| <text:s text:c="3"/>0.979 <text:s text:c="3"/>0.033 <text:s text:c="3"/>0.249 | <text:s text:c="3"/>-1.9 <text:s text:c="2"/>-73.1 <text:s text:c="3"/>20.7</text:p>
      <text:p text:style-name="Standard"><text:s text:c="2"/>10.625 | 4 <text:s/>| <text:s text:c="3"/>1.005 <text:s text:c="2"/>-0.183 <text:s text:c="2"/>-0.139 | <text:s text:c="2"/>156.1 <text:s text:c="2"/>-82.8 <text:s text:c="2"/>151.8</text:p>
      <text:p text:style-name="Standard"><text:s text:c="2"/>10.625 | 5 <text:s/>| <text:s text:c="3"/>1.019 <text:s text:c="2"/>-0.040 <text:s text:c="2"/>-0.052 | <text:s/>-138.5 <text:s text:c="2"/>-81.4 <text:s/>-162.9</text:p>
      <text:p text:style-name="Standard"><text:s text:c="2"/>10.659 | 0 <text:s/>| <text:s text:c="8"/>Comm Error <text:s text:c="8"/>| <text:s text:c="11"/>- <text:s text:c="10"/></text:p>
      <text:p text:style-name="Standard"><text:s text:c="2"/>10.659 | 1 <text:s/>| <text:s text:c="3"/>0.302 <text:s text:c="2"/>-0.918 <text:s text:c="3"/>0.181 | <text:s text:c="2"/>-79.9 <text:s text:c="2"/>-21.4 <text:s text:c="3"/>48.0</text:p>
      <text:p text:style-name="Standard"><text:s text:c="2"/>10.659 | 2 <text:s/>| <text:s text:c="3"/>0.035 <text:s text:c="3"/>0.933 <text:s text:c="3"/>0.291 | <text:s text:c="3"/>79.6 <text:s text:c="3"/>-6.0 <text:s text:c="3"/>84.0</text:p>
      <text:p text:style-name="Standard"><text:s text:c="2"/>10.659 | 3 <text:s/>| <text:s text:c="3"/>1.006 <text:s text:c="3"/>0.071 <text:s text:c="3"/>0.219 | <text:s text:c="4"/>1.3 <text:s text:c="2"/>-73.5 <text:s text:c="3"/>22.3</text:p>
      <text:p text:style-name="Standard"><text:s text:c="2"/>10.659 | 4 <text:s/>| <text:s text:c="3"/>0.992 <text:s text:c="2"/>-0.238 <text:s text:c="2"/>-0.186 | <text:s text:c="2"/>166.4 <text:s text:c="2"/>-83.1 <text:s text:c="2"/>153.6</text:p>
      <text:p text:style-name="Standard"><text:s text:c="2"/>10.659 | 5 <text:s/>| <text:s text:c="3"/>1.013 <text:s text:c="2"/>-0.082 <text:s text:c="2"/>-0.039 | <text:s/>-134.2 <text:s text:c="2"/>-81.5 <text:s/>-165.8</text:p>
      <text:p text:style-name="Standard"><text:s text:c="2"/>10.694 | 0 <text:s/>| <text:s text:c="8"/>Comm Error <text:s text:c="8"/>| <text:s text:c="11"/>- <text:s text:c="10"/></text:p>
      <text:p text:style-name="Standard"><text:s text:c="2"/>10.694 | 1 <text:s/>| <text:s text:c="3"/>0.291 <text:s text:c="2"/>-0.954 <text:s text:c="3"/>0.183 | <text:s text:c="2"/>-80.2 <text:s text:c="2"/>-20.7 <text:s text:c="3"/>52.0</text:p>
      <text:p text:style-name="Standard"><text:s text:c="2"/>10.694 | 2 <text:s/>| <text:s text:c="3"/>0.012 <text:s text:c="3"/>0.973 <text:s text:c="3"/>0.344 | <text:s text:c="3"/>78.4 <text:s text:c="3"/>-5.4 <text:s text:c="3"/>89.4</text:p>
      <text:p text:style-name="Standard"><text:s text:c="2"/>10.694 | 3 <text:s/>| <text:s text:c="3"/>0.993 <text:s text:c="3"/>0.066 <text:s text:c="3"/>0.250 | <text:s text:c="4"/>3.6 <text:s text:c="2"/>-73.6 <text:s text:c="3"/>23.6</text:p>
      <text:p text:style-name="Standard"><text:s text:c="2"/>10.694 | 4 <text:s/>| <text:s text:c="3"/>0.983 <text:s text:c="2"/>-0.136 <text:s text:c="2"/>-0.211 | <text:s text:c="2"/>177.5 <text:s text:c="2"/>-83.2 <text:s text:c="2"/>151.6</text:p>
      <text:p text:style-name="Standard"><text:s text:c="2"/>10.694 | 5 <text:s/>| <text:s text:c="3"/>1.023 <text:s text:c="2"/>-0.083 <text:s text:c="2"/>-0.083 | <text:s/>-131.0 <text:s text:c="2"/>-81.0 <text:s/>-166.7</text:p>
      <text:p text:style-name="Standard"><text:s text:c="2"/>10.728 | 0 <text:s/>| <text:s text:c="8"/>Comm Error <text:s text:c="8"/>| <text:s text:c="11"/>- <text:s text:c="10"/></text:p>
      <text:p text:style-name="Standard"><text:s text:c="2"/>10.728 | 1 <text:s/>| <text:s text:c="3"/>0.288 <text:s text:c="2"/>-0.951 <text:s text:c="3"/>0.175 | <text:s text:c="2"/>-80.5 <text:s text:c="2"/>-20.1 <text:s text:c="3"/>56.0</text:p>
      <text:p text:style-name="Standard"><text:soft-page-break/><text:s text:c="2"/>10.728 | 2 <text:s/>| <text:s text:c="3"/>0.032 <text:s text:c="3"/>0.987 <text:s text:c="3"/>0.316 | <text:s text:c="3"/>77.3 <text:s text:c="3"/>-4.6 <text:s text:c="3"/>92.8</text:p>
      <text:p text:style-name="Standard"><text:s text:c="2"/>10.728 | 3 <text:s/>| <text:s text:c="3"/>0.986 <text:s text:c="3"/>0.071 <text:s text:c="3"/>0.247 | <text:s text:c="4"/>6.3 <text:s text:c="2"/>-73.6 <text:s text:c="3"/>25.9</text:p>
      <text:p text:style-name="Standard"><text:s text:c="2"/>10.728 | 4 <text:s/>| <text:s text:c="3"/>0.982 <text:s text:c="2"/>-0.080 <text:s text:c="2"/>-0.231 | <text:s/>-168.6 <text:s text:c="2"/>-83.3 <text:s text:c="2"/>146.9</text:p>
      <text:p text:style-name="Standard"><text:s text:c="2"/>10.728 | 5 <text:s/>| <text:s text:c="3"/>1.030 <text:s text:c="2"/>-0.126 <text:s text:c="2"/>-0.078 | <text:s/>-128.8 <text:s text:c="2"/>-80.4 <text:s/>-167.0</text:p>
      <text:p text:style-name="Standard"><text:s text:c="2"/>10.762 | 0 <text:s/>| <text:s text:c="8"/>Comm Error <text:s text:c="8"/>| <text:s text:c="11"/>- <text:s text:c="10"/></text:p>
      <text:p text:style-name="Standard"><text:s text:c="2"/>10.762 | 1 <text:s/>| <text:s text:c="3"/>0.268 <text:s text:c="2"/>-0.927 <text:s text:c="3"/>0.156 | <text:s text:c="2"/>-80.9 <text:s text:c="2"/>-19.3 <text:s text:c="3"/>61.3</text:p>
      <text:p text:style-name="Standard"><text:s text:c="2"/>10.762 | 2 <text:s/>| <text:s text:c="3"/>0.046 <text:s text:c="3"/>0.980 <text:s text:c="3"/>0.282 | <text:s text:c="3"/>77.0 <text:s text:c="3"/>-4.2 <text:s text:c="3"/>96.3</text:p>
      <text:p text:style-name="Standard"><text:s text:c="2"/>10.762 | 3 <text:s/>| <text:s text:c="3"/>0.987 <text:s text:c="3"/>0.076 <text:s text:c="3"/>0.209 | <text:s text:c="4"/>8.3 <text:s text:c="2"/>-73.8 <text:s text:c="3"/>27.6</text:p>
      <text:p text:style-name="Standard"><text:s text:c="2"/>10.762 | 4 <text:s/>| <text:s text:c="3"/>0.881 <text:s text:c="2"/>-0.019 <text:s text:c="2"/>-0.728 | <text:s/>-162.3 <text:s text:c="2"/>-80.6 <text:s text:c="2"/>144.7</text:p>
      <text:p text:style-name="Standard"><text:s text:c="2"/>10.762 | 5 <text:s/>| <text:s text:c="3"/>1.020 <text:s text:c="2"/>-0.114 <text:s text:c="2"/>-0.021 | <text:s/>-124.2 <text:s text:c="2"/>-79.9 <text:s/>-169.4</text:p>
      <text:p text:style-name="Standard"><text:s text:c="2"/>10.796 | 0 <text:s/>| <text:s text:c="8"/>Comm Error <text:s text:c="8"/>| <text:s text:c="11"/>- <text:s text:c="10"/></text:p>
      <text:p text:style-name="Standard"><text:s text:c="2"/>10.796 | 1 <text:s/>| <text:s text:c="3"/>0.214 <text:s text:c="2"/>-0.905 <text:s text:c="3"/>0.204 | <text:s text:c="2"/>-81.0 <text:s text:c="2"/>-18.4 <text:s text:c="3"/>65.3</text:p>
      <text:p text:style-name="Standard"><text:s text:c="2"/>10.796 | 2 <text:s/>| <text:s text:c="3"/>0.073 <text:s text:c="3"/>0.972 <text:s text:c="3"/>0.261 | <text:s text:c="3"/>76.8 <text:s text:c="3"/>-4.0 <text:s text:c="2"/>100.9</text:p>
      <text:p text:style-name="Standard"><text:s text:c="2"/>10.796 | 3 <text:s/>| <text:s text:c="3"/>0.985 <text:s text:c="3"/>0.051 <text:s text:c="3"/>0.195 | <text:s text:c="4"/>9.7 <text:s text:c="2"/>-74.2 <text:s text:c="3"/>30.0</text:p>
      <text:p text:style-name="Standard"><text:s text:c="2"/>10.796 | 4 <text:s/>| <text:s text:c="3"/>0.951 <text:s text:c="3"/>0.338 <text:s text:c="2"/>-0.518 | <text:s/>-173.0 <text:s text:c="2"/>-78.1 <text:s text:c="2"/>154.9</text:p>
      <text:p text:style-name="Standard"><text:s text:c="2"/>10.796 | 5 <text:s/>| <text:s text:c="3"/>1.022 <text:s text:c="2"/>-0.169 <text:s text:c="3"/>0.015 | <text:s/>-120.2 <text:s text:c="2"/>-79.2 <text:s/>-170.8</text:p>
      <text:p text:style-name="Standard"><text:s text:c="2"/>10.830 | 0 <text:s/>| <text:s text:c="8"/>Comm Error <text:s text:c="8"/>| <text:s text:c="11"/>- <text:s text:c="10"/></text:p>
      <text:p text:style-name="Standard"><text:s text:c="2"/>10.830 | 1 <text:s/>| <text:s text:c="3"/>0.167 <text:s text:c="2"/>-0.931 <text:s text:c="3"/>0.234 | <text:s text:c="2"/>-81.0 <text:s text:c="2"/>-17.0 <text:s text:c="3"/>69.8</text:p>
      <text:p text:style-name="Standard"><text:s text:c="2"/>10.830 | 2 <text:s/>| <text:s text:c="3"/>0.140 <text:s text:c="3"/>0.990 <text:s text:c="3"/>0.282 | <text:s text:c="3"/>76.8 <text:s text:c="3"/>-4.3 <text:s text:c="2"/>104.3</text:p>
      <text:p text:style-name="Standard"><text:s text:c="2"/>10.830 | 3 <text:s/>| <text:s text:c="3"/>1.043 <text:s text:c="3"/>0.005 <text:s text:c="3"/>0.186 | <text:s text:c="4"/>9.3 <text:s text:c="2"/>-74.9 <text:s text:c="3"/>34.1</text:p>
      <text:p text:style-name="Standard"><text:s text:c="2"/>10.830 | 4 <text:s/>| <text:s text:c="3"/>1.151 <text:s text:c="2"/>-0.305 <text:s text:c="3"/>0.119 | <text:s/>-171.9 <text:s text:c="2"/>-79.5 <text:s text:c="2"/>149.6</text:p>
      <text:p text:style-name="Standard"><text:s text:c="2"/>10.830 | 5 <text:s/>| <text:s text:c="3"/>1.017 <text:s text:c="2"/>-0.210 <text:s text:c="2"/>-0.041 | <text:s/>-118.3 <text:s text:c="2"/>-78.2 <text:s/>-170.6</text:p>
      <text:p text:style-name="Standard"><text:s text:c="2"/>10.864 | 0 <text:s/>| <text:s text:c="8"/>Comm Error <text:s text:c="8"/>| <text:s text:c="11"/>- <text:s text:c="10"/></text:p>
      <text:p text:style-name="Standard"><text:s text:c="2"/>10.864 | 1 <text:s/>| <text:s text:c="3"/>0.199 <text:s text:c="2"/>-1.023 <text:s text:c="3"/>0.291 | <text:s text:c="2"/>-80.7 <text:s text:c="2"/>-15.0 <text:s text:c="3"/>76.8</text:p>
      <text:p text:style-name="Standard"><text:s text:c="2"/>10.864 | 2 <text:s/>| <text:s text:c="3"/>0.228 <text:s text:c="3"/>1.001 <text:s text:c="3"/>0.256 | <text:s text:c="3"/>76.9 <text:s text:c="3"/>-5.2 <text:s text:c="2"/>107.5</text:p>
      <text:p text:style-name="Standard"><text:s text:c="2"/>10.864 | 3 <text:s/>| <text:s text:c="3"/>1.028 <text:s text:c="3"/>0.027 <text:s text:c="3"/>0.143 | <text:s text:c="4"/>8.7 <text:s text:c="2"/>-75.8 <text:s text:c="3"/>38.3</text:p>
      <text:p text:style-name="Standard"><text:s text:c="2"/>10.864 | 4 <text:s/>| <text:s text:c="3"/>1.005 <text:s text:c="2"/>-0.120 <text:s text:c="3"/>0.066 | <text:s/>-150.0 <text:s text:c="2"/>-81.4 <text:s text:c="2"/>128.6</text:p>
      <text:p text:style-name="Standard"><text:s text:c="2"/>10.864 | 5 <text:s/>| <text:s text:c="3"/>1.078 <text:s text:c="2"/>-0.174 <text:s text:c="2"/>-0.186 | <text:s/>-124.1 <text:s text:c="2"/>-76.6 <text:s/>-161.9</text:p>
      <text:p text:style-name="Standard"><text:s text:c="2"/>10.898 | 0 <text:s/>| <text:s text:c="8"/>Comm Error <text:s text:c="8"/>| <text:s text:c="11"/>- <text:s text:c="10"/></text:p>
      <text:p text:style-name="Standard"><text:s text:c="2"/>10.898 | 1 <text:s/>| <text:s text:c="3"/>0.155 <text:s text:c="2"/>-0.935 <text:s text:c="3"/>0.265 | <text:s text:c="2"/>-80.2 <text:s text:c="2"/>-13.7 <text:s text:c="3"/>82.1</text:p>
      <text:p text:style-name="Standard"><text:s text:c="2"/>10.898 | 2 <text:s/>| <text:s text:c="3"/>0.343 <text:s text:c="3"/>0.948 <text:s text:c="3"/>0.192 | <text:s text:c="3"/>77.8 <text:s text:c="3"/>-7.3 <text:s text:c="2"/>112.2</text:p>
      <text:p text:style-name="Standard"><text:s text:c="2"/>10.898 | 3 <text:s/>| <text:s text:c="3"/>0.923 <text:s text:c="3"/>0.047 <text:s text:c="3"/>0.092 | <text:s text:c="4"/>8.7 <text:s text:c="2"/>-77.4 <text:s text:c="3"/>42.1</text:p>
      <text:p text:style-name="Standard"><text:s text:c="2"/>10.898 | 4 <text:s/>| <text:s text:c="3"/>1.037 <text:s text:c="3"/>0.146 <text:s text:c="3"/>0.000 | <text:s/>-147.2 <text:s text:c="2"/>-83.3 <text:s text:c="2"/>126.0</text:p>
      <text:p text:style-name="Standard"><text:s text:c="2"/>10.898 | 5 <text:s/>| <text:s text:c="3"/>0.945 <text:s text:c="2"/>-0.187 <text:s text:c="2"/>-0.554 | <text:s/>-135.4 <text:s text:c="2"/>-74.4 <text:s/>-148.0</text:p>
      <text:p text:style-name="Standard"><text:s text:c="2"/>10.932 | 0 <text:s/>| <text:s text:c="8"/>Comm Error <text:s text:c="8"/>| <text:s text:c="11"/>- <text:s text:c="10"/></text:p>
      <text:p text:style-name="Standard"><text:s text:c="2"/>10.932 | 1 <text:s/>| <text:s text:c="3"/>0.066 <text:s text:c="2"/>-0.872 <text:s text:c="3"/>0.265 | <text:s text:c="2"/>-79.2 <text:s text:c="2"/>-11.7 <text:s text:c="3"/>88.7</text:p>
      <text:p text:style-name="Standard"><text:s text:c="2"/>10.932 | 2 <text:s/>| <text:s text:c="3"/>0.287 <text:s text:c="3"/>0.931 <text:s text:c="3"/>0.262 | <text:s text:c="3"/>77.7 <text:s text:c="3"/>-8.5 <text:s text:c="2"/>116.1</text:p>
      <text:p text:style-name="Standard"><text:s text:c="2"/>10.932 | 3 <text:s/>| <text:s text:c="3"/>0.957 <text:s text:c="3"/>0.040 <text:s text:c="3"/>0.250 | <text:s text:c="4"/>7.7 <text:s text:c="2"/>-77.7 <text:s text:c="3"/>45.8</text:p>
      <text:p text:style-name="Standard"><text:s text:c="2"/>10.932 | 4 <text:s/>| <text:s text:c="3"/>1.012 <text:s text:c="2"/>-0.037 <text:s text:c="3"/>0.047 | <text:s/>-133.9 <text:s text:c="2"/>-83.9 <text:s text:c="2"/>111.7</text:p>
      <text:p text:style-name="Standard"><text:s text:c="2"/>10.932 | 5 <text:s/>| <text:s text:c="3"/>0.877 <text:s text:c="2"/>-0.305 <text:s text:c="2"/>-0.776 | <text:s/>-146.2 <text:s text:c="2"/>-69.7 <text:s/>-129.1</text:p>
      <text:p text:style-name="Standard"><text:s text:c="2"/>10.966 | 0 <text:s/>| <text:s text:c="8"/>Comm Error <text:s text:c="8"/>| <text:s text:c="11"/>- <text:s text:c="10"/></text:p>
      <text:p text:style-name="Standard"><text:s text:c="2"/>10.966 | 1 <text:s/>| <text:s text:c="3"/>0.092 <text:s text:c="2"/>-0.951 <text:s text:c="3"/>0.275 | <text:s text:c="2"/>-78.4 <text:s text:c="2"/>-10.8 <text:s text:c="3"/>93.4</text:p>
      <text:p text:style-name="Standard"><text:s text:c="2"/>10.966 | 2 <text:s/>| <text:s text:c="3"/>0.298 <text:s text:c="3"/>0.947 <text:s text:c="3"/>0.297 | <text:s text:c="3"/>76.9 <text:s text:c="3"/>-9.9 <text:s text:c="2"/>120.2</text:p>
      <text:p text:style-name="Standard"><text:s text:c="2"/>10.966 | 3 <text:s/>| <text:s text:c="3"/>1.064 <text:s text:c="3"/>0.037 <text:s text:c="3"/>0.367 | <text:s text:c="4"/>6.3 <text:s text:c="2"/>-76.8 <text:s text:c="3"/>51.1</text:p>
      <text:p text:style-name="Standard"><text:s text:c="2"/>10.966 | 4 <text:s/>| <text:s text:c="3"/>0.981 <text:s text:c="2"/>-0.016 <text:s text:c="3"/>0.088 | <text:s/>-113.3 <text:s text:c="2"/>-84.4 <text:s text:c="3"/>84.8</text:p>
      <text:p text:style-name="Standard"><text:s text:c="2"/>10.966 | 5 <text:s/>| <text:s text:c="3"/>0.833 <text:s text:c="3"/>0.251 <text:s text:c="2"/>-0.677 | <text:s/>-153.3 <text:s text:c="2"/>-67.1 <text:s/>-110.8</text:p>
      <text:p text:style-name="Standard"><text:s text:c="2"/>11.001 | 0 <text:s/>| <text:s text:c="8"/>Comm Error <text:s text:c="8"/>| <text:s text:c="11"/>- <text:s text:c="10"/></text:p>
      <text:p text:style-name="Standard"><text:s text:c="2"/>11.001 | 1 <text:s/>| <text:s text:c="3"/>0.115 <text:s text:c="2"/>-1.043 <text:s text:c="3"/>0.250 | <text:s text:c="2"/>-77.9 <text:s text:c="2"/>-10.4 <text:s text:c="3"/>97.8</text:p>
      <text:p text:style-name="Standard"><text:s text:c="2"/>11.001 | 2 <text:s/>| <text:s text:c="3"/>0.290 <text:s text:c="3"/>0.896 <text:s text:c="3"/>0.305 | <text:s text:c="3"/>76.3 <text:s text:c="2"/>-10.8 <text:s text:c="2"/>122.7</text:p>
      <text:p text:style-name="Standard"><text:soft-page-break/><text:s text:c="2"/>11.001 | 3 <text:s/>| <text:s text:c="3"/>1.011 <text:s text:c="3"/>0.053 <text:s text:c="3"/>0.460 | <text:s text:c="4"/>5.6 <text:s text:c="2"/>-75.3 <text:s text:c="3"/>54.5</text:p>
      <text:p text:style-name="Standard"><text:s text:c="2"/>11.001 | 4 <text:s/>| <text:s text:c="3"/>0.989 <text:s text:c="2"/>-0.001 <text:s text:c="3"/>0.024 | <text:s text:c="2"/>-92.1 <text:s text:c="2"/>-84.5 <text:s text:c="3"/>72.3</text:p>
      <text:p text:style-name="Standard"><text:s text:c="2"/>11.001 | 5 <text:s/>| <text:s text:c="3"/>0.834 <text:s text:c="3"/>0.296 <text:s text:c="2"/>-0.539 | <text:s/>-163.2 <text:s text:c="2"/>-64.8 <text:s text:c="2"/>-91.3</text:p>
      <text:p text:style-name="Standard"><text:s text:c="2"/>11.035 | 0 <text:s/>| <text:s text:c="8"/>Comm Error <text:s text:c="8"/>| <text:s text:c="11"/>- <text:s text:c="10"/></text:p>
      <text:p text:style-name="Standard"><text:s text:c="2"/>11.035 | 1 <text:s/>| <text:s text:c="3"/>0.098 <text:s text:c="2"/>-0.994 <text:s text:c="3"/>0.136 | <text:s text:c="2"/>-77.9 <text:s text:c="2"/>-10.0 <text:s text:c="3"/>99.3</text:p>
      <text:p text:style-name="Standard"><text:s text:c="2"/>11.035 | 2 <text:s/>| <text:s text:c="3"/>0.257 <text:s text:c="3"/>0.821 <text:s text:c="3"/>0.284 | <text:s text:c="3"/>75.7 <text:s text:c="2"/>-11.3 <text:s text:c="2"/>124.9</text:p>
      <text:p text:style-name="Standard"><text:s text:c="2"/>11.035 | 3 <text:s/>| <text:s text:c="3"/>0.922 <text:s text:c="3"/>0.044 <text:s text:c="3"/>0.390 | <text:s text:c="4"/>5.4 <text:s text:c="2"/>-73.7 <text:s text:c="3"/>57.4</text:p>
      <text:p text:style-name="Standard"><text:s text:c="2"/>11.035 | 4 <text:s/>| <text:s text:c="3"/>0.997 <text:s text:c="2"/>-0.015 <text:s text:c="2"/>-0.025 | <text:s text:c="2"/>-90.1 <text:s text:c="2"/>-84.5 <text:s text:c="3"/>71.1</text:p>
      <text:p text:style-name="Standard"><text:s text:c="2"/>11.035 | 5 <text:s/>| <text:s text:c="3"/>0.856 <text:s text:c="3"/>0.035 <text:s text:c="2"/>-0.461 | <text:s/>-169.0 <text:s text:c="2"/>-61.7 <text:s text:c="2"/>-77.0</text:p>
      <text:p text:style-name="Standard"><text:s text:c="2"/>11.069 | 0 <text:s/>| <text:s text:c="8"/>Comm Error <text:s text:c="8"/>| <text:s text:c="11"/>- <text:s text:c="10"/></text:p>
      <text:p text:style-name="Standard"><text:s text:c="2"/>11.069 | 1 <text:s/>| <text:s text:c="3"/>0.097 <text:s text:c="2"/>-0.936 <text:s text:c="3"/>0.145 | <text:s text:c="2"/>-78.0 <text:s text:c="3"/>-9.7 <text:s text:c="3"/>99.5</text:p>
      <text:p text:style-name="Standard"><text:s text:c="2"/>11.069 | 2 <text:s/>| <text:s text:c="3"/>0.292 <text:s text:c="3"/>0.852 <text:s text:c="3"/>0.172 | <text:s text:c="3"/>75.9 <text:s text:c="2"/>-11.9 <text:s text:c="2"/>127.1</text:p>
      <text:p text:style-name="Standard"><text:s text:c="2"/>11.069 | 3 <text:s/>| <text:s text:c="3"/>0.953 <text:s text:c="2"/>-0.037 <text:s text:c="3"/>0.180 | <text:s text:c="4"/>3.7 <text:s text:c="2"/>-73.9 <text:s text:c="3"/>60.3</text:p>
      <text:p text:style-name="Standard"><text:s text:c="2"/>11.069 | 4 <text:s/>| <text:s text:c="3"/>1.011 <text:s text:c="2"/>-0.071 <text:s text:c="3"/>0.017 | <text:s text:c="2"/>-89.1 <text:s text:c="2"/>-84.3 <text:s text:c="3"/>70.9</text:p>
      <text:p text:style-name="Standard"><text:s text:c="2"/>11.069 | 5 <text:s/>| <text:s text:c="3"/>0.960 <text:s text:c="3"/>0.078 <text:s text:c="2"/>-0.309 | <text:s/>-171.2 <text:s text:c="2"/>-61.4 <text:s text:c="2"/>-69.9</text:p>
      <text:p text:style-name="Standard"><text:s text:c="2"/>11.103 | 0 <text:s/>| <text:s text:c="8"/>Comm Error <text:s text:c="8"/>| <text:s text:c="11"/>- <text:s text:c="10"/></text:p>
      <text:p text:style-name="Standard"><text:s text:c="2"/>11.103 | 1 <text:s/>| <text:s text:c="3"/>0.133 <text:s text:c="2"/>-0.941 <text:s text:c="3"/>0.185 | <text:s text:c="2"/>-77.6 <text:s text:c="3"/>-9.4 <text:s text:c="3"/>99.3</text:p>
      <text:p text:style-name="Standard"><text:s text:c="2"/>11.103 | 2 <text:s/>| <text:s text:c="3"/>0.255 <text:s text:c="3"/>0.956 <text:s text:c="3"/>0.229 | <text:s text:c="3"/>76.4 <text:s text:c="2"/>-11.5 <text:s text:c="2"/>129.8</text:p>
      <text:p text:style-name="Standard"><text:s text:c="2"/>11.103 | 3 <text:s/>| <text:s text:c="3"/>0.994 <text:s text:c="2"/>-0.046 <text:s text:c="3"/>0.236 | <text:s text:c="4"/>1.7 <text:s text:c="2"/>-74.3 <text:s text:c="3"/>63.8</text:p>
      <text:p text:style-name="Standard"><text:s text:c="2"/>11.103 | 4 <text:s/>| <text:s text:c="3"/>0.999 <text:s text:c="2"/>-0.077 <text:s text:c="3"/>0.025 | <text:s text:c="2"/>-84.4 <text:s text:c="2"/>-84.0 <text:s text:c="3"/>66.7</text:p>
      <text:p text:style-name="Standard"><text:s text:c="2"/>11.103 | 5 <text:s/>| <text:s text:c="3"/>0.954 <text:s text:c="2"/>-0.028 <text:s text:c="2"/>-0.179 | <text:s/>-170.6 <text:s text:c="2"/>-63.5 <text:s text:c="2"/>-65.1</text:p>
      <text:p text:style-name="Standard"><text:s text:c="2"/>11.137 | 0 <text:s/>| <text:s text:c="8"/>Comm Error <text:s text:c="8"/>| <text:s text:c="11"/>- <text:s text:c="10"/></text:p>
      <text:p text:style-name="Standard"><text:s text:c="2"/>11.137 | 1 <text:s/>| <text:s text:c="3"/>0.160 <text:s text:c="2"/>-0.964 <text:s text:c="3"/>0.215 | <text:s text:c="2"/>-77.3 <text:s text:c="3"/>-9.3 <text:s text:c="3"/>99.3</text:p>
      <text:p text:style-name="Standard"><text:s text:c="2"/>11.137 | 2 <text:s/>| <text:s text:c="3"/>0.200 <text:s text:c="3"/>0.999 <text:s text:c="3"/>0.264 | <text:s text:c="3"/>76.6 <text:s text:c="2"/>-10.3 <text:s text:c="2"/>133.2</text:p>
      <text:p text:style-name="Standard"><text:s text:c="2"/>11.137 | 3 <text:s/>| <text:s text:c="3"/>0.963 <text:s text:c="2"/>-0.003 <text:s text:c="3"/>0.301 | <text:s text:c="4"/>0.5 <text:s text:c="2"/>-74.1 <text:s text:c="3"/>66.5</text:p>
      <text:p text:style-name="Standard"><text:s text:c="2"/>11.137 | 4 <text:s/>| <text:s text:c="3"/>1.000 <text:s text:c="3"/>0.000 <text:s text:c="3"/>0.000 | <text:s text:c="2"/>-82.6 <text:s text:c="2"/>-84.1 <text:s text:c="3"/>65.5</text:p>
      <text:p text:style-name="Standard"><text:s text:c="2"/>11.137 | 5 <text:s/>| <text:s text:c="3"/>1.204 <text:s text:c="2"/>-0.005 <text:s text:c="3"/>0.064 | <text:s/>-168.5 <text:s text:c="2"/>-66.8 <text:s text:c="2"/>-64.1</text:p>
      <text:p text:style-name="Standard"><text:s text:c="2"/>11.171 | 0 <text:s/>| <text:s text:c="8"/>Comm Error <text:s text:c="8"/>| <text:s text:c="11"/>- <text:s text:c="10"/></text:p>
      <text:p text:style-name="Standard"><text:s text:c="2"/>11.171 | 1 <text:s/>| <text:s text:c="3"/>0.163 <text:s text:c="2"/>-0.969 <text:s text:c="3"/>0.224 | <text:s text:c="2"/>-76.9 <text:s text:c="3"/>-9.3 <text:s text:c="3"/>99.3</text:p>
      <text:p text:style-name="Standard"><text:s text:c="2"/>11.171 | 2 <text:s/>| <text:s text:c="3"/>0.240 <text:s text:c="3"/>1.007 <text:s text:c="3"/>0.238 | <text:s text:c="3"/>76.7 <text:s text:c="3"/>-9.9 <text:s text:c="2"/>135.0</text:p>
      <text:p text:style-name="Standard"><text:s text:c="2"/>11.171 | 3 <text:s/>| <text:s text:c="3"/>0.979 <text:s text:c="2"/>-0.021 <text:s text:c="3"/>0.240 | <text:s text:c="4"/>0.0 <text:s text:c="2"/>-74.2 <text:s text:c="3"/>67.9</text:p>
      <text:p text:style-name="Standard"><text:s text:c="2"/>11.171 | 4 <text:s/>| <text:s text:c="3"/>1.028 <text:s text:c="2"/>-0.115 <text:s text:c="3"/>0.020 | <text:s text:c="2"/>-82.7 <text:s text:c="2"/>-83.9 <text:s text:c="3"/>65.9</text:p>
      <text:p text:style-name="Standard"><text:s text:c="2"/>11.171 | 5 <text:s/>| <text:s text:c="3"/>1.514 <text:s text:c="2"/>-0.213 <text:s text:c="3"/>0.359 | <text:s/>-161.5 <text:s text:c="2"/>-73.5 <text:s text:c="2"/>-70.3</text:p>
      <text:p text:style-name="Standard"><text:s text:c="2"/>11.206 | 0 <text:s/>| <text:s text:c="8"/>Comm Error <text:s text:c="8"/>| <text:s text:c="11"/>- <text:s text:c="10"/></text:p>
      <text:p text:style-name="Standard"><text:s text:c="2"/>11.206 | 1 <text:s/>| <text:s text:c="3"/>0.175 <text:s text:c="2"/>-1.059 <text:s text:c="3"/>0.199 | <text:s text:c="2"/>-76.7 <text:s text:c="3"/>-9.3 <text:s text:c="3"/>99.4</text:p>
      <text:p text:style-name="Standard"><text:s text:c="2"/>11.206 | 2 <text:s/>| <text:s text:c="3"/>0.240 <text:s text:c="3"/>1.154 <text:s text:c="3"/>0.220 | <text:s text:c="3"/>77.0 <text:s text:c="3"/>-9.8 <text:s text:c="2"/>136.3</text:p>
      <text:p text:style-name="Standard"><text:s text:c="2"/>11.206 | 3 <text:s/>| <text:s text:c="3"/>1.136 <text:s text:c="3"/>0.003 <text:s text:c="3"/>0.257 | <text:s text:c="3"/>-0.0 <text:s text:c="2"/>-74.7 <text:s text:c="3"/>69.0</text:p>
      <text:p text:style-name="Standard"><text:s text:c="2"/>11.206 | 4 <text:s/>| <text:s text:c="3"/>1.029 <text:s text:c="2"/>-0.106 <text:s text:c="3"/>0.052 | <text:s text:c="2"/>-78.8 <text:s text:c="2"/>-83.5 <text:s text:c="3"/>61.5</text:p>
      <text:p text:style-name="Standard"><text:s text:c="2"/>11.206 | 5 <text:s/>| <text:s text:c="3"/>0.989 <text:s text:c="2"/>-0.577 <text:s text:c="3"/>0.170 | <text:s/>-144.8 <text:s text:c="2"/>-76.1 <text:s text:c="2"/>-89.2</text:p>
      <text:p text:style-name="Standard"><text:s text:c="2"/>11.240 | 0 <text:s/>| <text:s text:c="8"/>Comm Error <text:s text:c="8"/>| <text:s text:c="11"/>- <text:s text:c="10"/></text:p>
      <text:p text:style-name="Standard"><text:s text:c="2"/>11.240 | 1 <text:s/>| <text:s text:c="3"/>0.164 <text:s text:c="2"/>-1.152 <text:s text:c="3"/>0.158 | <text:s text:c="2"/>-77.1 <text:s text:c="3"/>-9.0 <text:s text:c="3"/>99.8</text:p>
      <text:p text:style-name="Standard"><text:s text:c="2"/>11.240 | 2 <text:s/>| <text:s text:c="3"/>0.183 <text:s text:c="3"/>1.144 <text:s text:c="3"/>0.242 | <text:s text:c="3"/>77.0 <text:s text:c="3"/>-9.3 <text:s text:c="2"/>137.3</text:p>
      <text:p text:style-name="Standard"><text:s text:c="2"/>11.240 | 3 <text:s/>| <text:s text:c="3"/>0.979 <text:s text:c="3"/>0.111 <text:s text:c="3"/>0.212 | <text:s text:c="4"/>2.7 <text:s text:c="2"/>-75.0 <text:s text:c="3"/>66.7</text:p>
      <text:p text:style-name="Standard"><text:s text:c="2"/>11.240 | 4 <text:s/>| <text:s text:c="3"/>0.995 <text:s text:c="2"/>-0.003 <text:s text:c="2"/>-0.051 | <text:s text:c="2"/>-81.2 <text:s text:c="2"/>-83.8 <text:s text:c="3"/>64.9</text:p>
      <text:p text:style-name="Standard"><text:s text:c="2"/>11.240 | 5 <text:s/>| <text:s text:c="3"/>0.950 <text:s text:c="2"/>-0.098 <text:s text:c="2"/>-0.178 | <text:s/>-137.0 <text:s text:c="2"/>-76.2 <text:s text:c="2"/>-99.7</text:p>
      <text:p text:style-name="Standard"><text:s text:c="2"/>11.274 | 0 <text:s/>| <text:s text:c="8"/>Comm Error <text:s text:c="8"/>| <text:s text:c="11"/>- <text:s text:c="10"/></text:p>
      <text:p text:style-name="Standard"><text:s text:c="2"/>11.274 | 1 <text:s/>| <text:s text:c="3"/>0.183 <text:s text:c="2"/>-0.922 <text:s text:c="3"/>0.069 | <text:s text:c="2"/>-78.6 <text:s text:c="3"/>-9.1 <text:s text:c="2"/>101.0</text:p>
      <text:p text:style-name="Standard"><text:s text:c="2"/>11.274 | 2 <text:s/>| <text:s text:c="3"/>0.297 <text:s text:c="3"/>0.827 <text:s text:c="3"/>0.138 | <text:s text:c="3"/>77.0 <text:s text:c="2"/>-10.4 <text:s text:c="2"/>138.0</text:p>
      <text:p text:style-name="Standard"><text:s text:c="2"/>11.274 | 3 <text:s/>| <text:s text:c="3"/>0.856 <text:s text:c="3"/>0.084 <text:s text:c="3"/>0.257 | <text:s text:c="4"/>4.9 <text:s text:c="2"/>-74.7 <text:s text:c="3"/>64.8</text:p>
      <text:p text:style-name="Standard"><text:soft-page-break/><text:s text:c="2"/>11.274 | 4 <text:s/>| <text:s text:c="3"/>0.999 <text:s text:c="2"/>-0.029 <text:s text:c="2"/>-0.075 | <text:s text:c="2"/>-90.5 <text:s text:c="2"/>-84.1 <text:s text:c="3"/>74.3</text:p>
      <text:p text:style-name="Standard"><text:s text:c="2"/>11.274 | 5 <text:s/>| <text:s text:c="3"/>0.894 <text:s text:c="2"/>-0.104 <text:s text:c="2"/>-0.357 | <text:s/>-143.1 <text:s text:c="2"/>-75.7 <text:s text:c="2"/>-95.8</text:p>
      <text:p text:style-name="Standard"><text:s text:c="2"/>11.308 | 0 <text:s/>| <text:s text:c="8"/>Comm Error <text:s text:c="8"/>| <text:s text:c="11"/>- <text:s text:c="10"/></text:p>
      <text:p text:style-name="Standard"><text:s text:c="2"/>11.308 | 1 <text:s/>| <text:s text:c="3"/>0.202 <text:s text:c="2"/>-0.818 <text:s text:c="3"/>0.121 | <text:s text:c="2"/>-79.5 <text:s text:c="3"/>-9.6 <text:s text:c="2"/>101.9</text:p>
      <text:p text:style-name="Standard"><text:s text:c="2"/>11.308 | 2 <text:s/>| <text:s text:c="3"/>0.228 <text:s text:c="3"/>0.832 <text:s text:c="3"/>0.150 | <text:s text:c="3"/>77.1 <text:s text:c="2"/>-11.4 <text:s text:c="2"/>138.9</text:p>
      <text:p text:style-name="Standard"><text:s text:c="2"/>11.308 | 3 <text:s/>| <text:s text:c="3"/>0.970 <text:s text:c="2"/>-0.116 <text:s text:c="3"/>0.333 | <text:s text:c="4"/>2.6 <text:s text:c="2"/>-74.1 <text:s text:c="3"/>67.6</text:p>
      <text:p text:style-name="Standard"><text:s text:c="2"/>11.308 | 4 <text:s/>| <text:s text:c="3"/>0.996 <text:s text:c="2"/>-0.095 <text:s text:c="3"/>0.001 | <text:s text:c="2"/>-93.7 <text:s text:c="2"/>-83.9 <text:s text:c="3"/>77.4</text:p>
      <text:p text:style-name="Standard"><text:s text:c="2"/>11.308 | 5 <text:s/>| <text:s text:c="3"/>0.994 <text:s text:c="3"/>0.073 <text:s text:c="2"/>-0.266 | <text:s/>-148.6 <text:s text:c="2"/>-75.7 <text:s text:c="2"/>-89.7</text:p>
      <text:p text:style-name="Standard"><text:s text:c="2"/>11.342 | 0 <text:s/>| <text:s text:c="8"/>Comm Error <text:s text:c="8"/>| <text:s text:c="11"/>- <text:s text:c="10"/></text:p>
      <text:p text:style-name="Standard"><text:s text:c="2"/>11.342 | 1 <text:s/>| <text:s text:c="3"/>0.204 <text:s text:c="2"/>-0.848 <text:s text:c="3"/>0.231 | <text:s text:c="2"/>-79.0 <text:s text:c="2"/>-10.2 <text:s text:c="2"/>102.2</text:p>
      <text:p text:style-name="Standard"><text:s text:c="2"/>11.342 | 2 <text:s/>| <text:s text:c="3"/>0.149 <text:s text:c="3"/>1.055 <text:s text:c="3"/>0.209 | <text:s text:c="3"/>77.4 <text:s text:c="2"/>-11.3 <text:s text:c="2"/>139.2</text:p>
      <text:p text:style-name="Standard"><text:s text:c="2"/>11.342 | 3 <text:s/>| <text:s text:c="3"/>1.044 <text:s text:c="2"/>-0.104 <text:s text:c="3"/>0.370 | <text:s text:c="3"/>-1.4 <text:s text:c="2"/>-73.5 <text:s text:c="3"/>71.8</text:p>
      <text:p text:style-name="Standard"><text:s text:c="2"/>11.342 | 4 <text:s/>| <text:s text:c="3"/>1.021 <text:s text:c="2"/>-0.038 <text:s text:c="3"/>0.028 | <text:s text:c="2"/>-89.2 <text:s text:c="2"/>-83.9 <text:s text:c="3"/>72.8</text:p>
      <text:p text:style-name="Standard"><text:s text:c="2"/>11.342 | 5 <text:s/>| <text:s text:c="3"/>1.040 <text:s text:c="2"/>-0.034 <text:s text:c="2"/>-0.213 | <text:s/>-151.8 <text:s text:c="2"/>-76.4 <text:s text:c="2"/>-86.8</text:p>
      <text:p text:style-name="Standard"><text:s text:c="2"/>11.376 | 0 <text:s/>| <text:s text:c="8"/>Comm Error <text:s text:c="8"/>| <text:s text:c="11"/>- <text:s text:c="10"/></text:p>
      <text:p text:style-name="Standard"><text:s text:c="2"/>11.376 | 1 <text:s/>| <text:s text:c="3"/>0.265 <text:s text:c="2"/>-1.013 <text:s text:c="3"/>0.254 | <text:s text:c="2"/>-78.1 <text:s text:c="2"/>-10.6 <text:s text:c="2"/>101.7</text:p>
      <text:p text:style-name="Standard"><text:s text:c="2"/>11.376 | 2 <text:s/>| <text:s text:c="3"/>0.174 <text:s text:c="3"/>1.092 <text:s text:c="3"/>0.203 | <text:s text:c="3"/>77.6 <text:s text:c="2"/>-11.0 <text:s text:c="2"/>139.5</text:p>
      <text:p text:style-name="Standard"><text:s text:c="2"/>11.376 | 3 <text:s/>| <text:s text:c="3"/>1.039 <text:s text:c="3"/>0.018 <text:s text:c="3"/>0.294 | <text:s text:c="3"/>-2.0 <text:s text:c="2"/>-73.2 <text:s text:c="3"/>72.4</text:p>
      <text:p text:style-name="Standard"><text:s text:c="2"/>11.376 | 4 <text:s/>| <text:s text:c="3"/>1.014 <text:s text:c="2"/>-0.021 <text:s text:c="3"/>0.010 | <text:s text:c="2"/>-84.3 <text:s text:c="2"/>-84.1 <text:s text:c="3"/>68.4</text:p>
      <text:p text:style-name="Standard"><text:s text:c="2"/>11.376 | 5 <text:s/>| <text:s text:c="3"/>1.002 <text:s text:c="2"/>-0.369 <text:s text:c="2"/>-0.195 | <text:s/>-144.9 <text:s text:c="2"/>-75.8 <text:s text:c="2"/>-94.0</text:p>
      <text:p text:style-name="Standard"><text:s text:c="2"/>11.410 | 0 <text:s/>| <text:s text:c="8"/>Comm Error <text:s text:c="8"/>| <text:s text:c="11"/>- <text:s text:c="10"/></text:p>
      <text:p text:style-name="Standard"><text:s text:c="2"/>11.410 | 1 <text:s/>| <text:s text:c="3"/>0.244 <text:s text:c="2"/>-1.040 <text:s text:c="3"/>0.158 | <text:s text:c="2"/>-77.9 <text:s text:c="2"/>-10.9 <text:s text:c="2"/>101.0</text:p>
      <text:p text:style-name="Standard"><text:s text:c="2"/>11.410 | 2 <text:s/>| <text:s text:c="3"/>0.181 <text:s text:c="3"/>0.998 <text:s text:c="3"/>0.186 | <text:s text:c="3"/>77.7 <text:s text:c="2"/>-10.9 <text:s text:c="2"/>139.7</text:p>
      <text:p text:style-name="Standard"><text:s text:c="2"/>11.410 | 3 <text:s/>| <text:s text:c="3"/>0.979 <text:s text:c="3"/>0.054 <text:s text:c="3"/>0.264 | <text:s text:c="3"/>-0.5 <text:s text:c="2"/>-73.3 <text:s text:c="3"/>71.0</text:p>
      <text:p text:style-name="Standard"><text:s text:c="2"/>11.410 | 4 <text:s/>| <text:s text:c="3"/>1.011 <text:s text:c="2"/>-0.042 <text:s text:c="2"/>-0.037 | <text:s text:c="2"/>-86.6 <text:s text:c="2"/>-84.2 <text:s text:c="3"/>71.1</text:p>
      <text:p text:style-name="Standard"><text:s text:c="2"/>11.410 | 5 <text:s/>| <text:s text:c="3"/>0.979 <text:s text:c="2"/>-0.180 <text:s text:c="2"/>-0.222 | <text:s/>-141.6 <text:s text:c="2"/>-75.2 <text:s text:c="2"/>-96.8</text:p>
      <text:p text:style-name="Standard"><text:s text:c="2"/>11.444 | 0 <text:s/>| <text:s text:c="8"/>Comm Error <text:s text:c="8"/>| <text:s text:c="11"/>- <text:s text:c="10"/></text:p>
      <text:p text:style-name="Standard"><text:s text:c="2"/>11.444 | 1 <text:s/>| <text:s text:c="3"/>0.247 <text:s text:c="2"/>-0.951 <text:s text:c="3"/>0.092 | <text:s text:c="2"/>-78.7 <text:s text:c="2"/>-11.5 <text:s text:c="2"/>100.9</text:p>
      <text:p text:style-name="Standard"><text:s text:c="2"/>11.444 | 2 <text:s/>| <text:s text:c="3"/>0.156 <text:s text:c="3"/>0.923 <text:s text:c="3"/>0.163 | <text:s text:c="3"/>77.9 <text:s text:c="2"/>-10.9 <text:s text:c="2"/>139.6</text:p>
      <text:p text:style-name="Standard"><text:s text:c="2"/>11.444 | 3 <text:s/>| <text:s text:c="3"/>0.943 <text:s text:c="2"/>-0.011 <text:s text:c="3"/>0.273 | <text:s text:c="3"/>-0.3 <text:s text:c="2"/>-73.2 <text:s text:c="3"/>71.3</text:p>
      <text:p text:style-name="Standard"><text:s text:c="2"/>11.444 | 4 <text:s/>| <text:s text:c="3"/>1.014 <text:s text:c="2"/>-0.047 <text:s text:c="2"/>-0.029 | <text:s text:c="2"/>-90.9 <text:s text:c="2"/>-84.3 <text:s text:c="3"/>75.4</text:p>
      <text:p text:style-name="Standard"><text:s text:c="2"/>11.444 | 5 <text:s/>| <text:s text:c="3"/>0.984 <text:s text:c="2"/>-0.060 <text:s text:c="2"/>-0.234 | <text:s/>-144.4 <text:s text:c="2"/>-75.4 <text:s text:c="2"/>-93.4</text:p>
      <text:p text:style-name="Standard"><text:s text:c="2"/>11.478 | 0 <text:s/>| <text:s text:c="8"/>Comm Error <text:s text:c="8"/>| <text:s text:c="11"/>- <text:s text:c="10"/></text:p>
      <text:p text:style-name="Standard"><text:s text:c="2"/>11.478 | 1 <text:s/>| <text:s text:c="3"/>0.199 <text:s text:c="2"/>-0.918 <text:s text:c="3"/>0.170 | <text:s text:c="2"/>-79.0 <text:s text:c="2"/>-11.7 <text:s text:c="2"/>101.1</text:p>
      <text:p text:style-name="Standard"><text:s text:c="2"/>11.478 | 2 <text:s/>| <text:s text:c="3"/>0.193 <text:s text:c="3"/>0.961 <text:s text:c="3"/>0.124 | <text:s text:c="3"/>78.6 <text:s text:c="2"/>-11.0 <text:s text:c="2"/>139.1</text:p>
      <text:p text:style-name="Standard"><text:s text:c="2"/>11.478 | 3 <text:s/>| <text:s text:c="3"/>0.978 <text:s text:c="2"/>-0.025 <text:s text:c="3"/>0.280 | <text:s text:c="3"/>-1.6 <text:s text:c="2"/>-73.2 <text:s text:c="3"/>72.4</text:p>
      <text:p text:style-name="Standard"><text:s text:c="2"/>11.478 | 4 <text:s/>| <text:s text:c="3"/>1.010 <text:s text:c="2"/>-0.041 <text:s text:c="2"/>-0.016 | <text:s text:c="2"/>-93.1 <text:s text:c="2"/>-84.3 <text:s text:c="3"/>77.6</text:p>
      <text:p text:style-name="Standard"><text:s text:c="2"/>11.478 | 5 <text:s/>| <text:s text:c="3"/>1.003 <text:s text:c="2"/>-0.083 <text:s text:c="2"/>-0.193 | <text:s/>-146.1 <text:s text:c="2"/>-75.7 <text:s text:c="2"/>-91.4</text:p>
      <text:p text:style-name="Standard"><text:s text:c="2"/>11.512 | 0 <text:s/>| <text:s text:c="8"/>Comm Error <text:s text:c="8"/>| <text:s text:c="11"/>- <text:s text:c="10"/></text:p>
      <text:p text:style-name="Standard"><text:s text:c="2"/>11.512 | 1 <text:s/>| <text:s text:c="3"/>0.195 <text:s text:c="2"/>-0.944 <text:s text:c="3"/>0.205 | <text:s text:c="2"/>-78.6 <text:s text:c="2"/>-11.6 <text:s text:c="2"/>101.0</text:p>
      <text:p text:style-name="Standard"><text:s text:c="2"/>11.512 | 2 <text:s/>| <text:s text:c="3"/>0.208 <text:s text:c="3"/>0.996 <text:s text:c="3"/>0.188 | <text:s text:c="3"/>79.1 <text:s text:c="2"/>-11.1 <text:s text:c="2"/>139.0</text:p>
      <text:p text:style-name="Standard"><text:s text:c="2"/>11.512 | 3 <text:s/>| <text:s text:c="3"/>0.994 <text:s text:c="3"/>0.003 <text:s text:c="3"/>0.285 | <text:s text:c="3"/>-2.0 <text:s text:c="2"/>-73.3 <text:s text:c="3"/>72.8</text:p>
      <text:p text:style-name="Standard"><text:s text:c="2"/>11.512 | 4 <text:s/>| <text:s text:c="3"/>1.015 <text:s text:c="2"/>-0.017 <text:s text:c="2"/>-0.017 | <text:s text:c="2"/>-91.6 <text:s text:c="2"/>-84.4 <text:s text:c="3"/>76.3</text:p>
      <text:p text:style-name="Standard"><text:s text:c="2"/>11.512 | 5 <text:s/>| <text:s text:c="3"/>1.005 <text:s text:c="2"/>-0.147 <text:s text:c="2"/>-0.165 | <text:s/>-145.5 <text:s text:c="2"/>-75.9 <text:s text:c="2"/>-92.3</text:p>
      <text:p text:style-name="Standard"><text:s text:c="2"/>11.547 | 0 <text:s/>| <text:s text:c="8"/>Comm Error <text:s text:c="8"/>| <text:s text:c="11"/>- <text:s text:c="10"/></text:p>
      <text:p text:style-name="Standard"><text:s text:c="2"/>11.547 | 1 <text:s/>| <text:s text:c="3"/>0.194 <text:s text:c="2"/>-0.991 <text:s text:c="3"/>0.150 | <text:s text:c="2"/>-78.6 <text:s text:c="2"/>-11.6 <text:s text:c="2"/>101.0</text:p>
      <text:p text:style-name="Standard"><text:s text:c="2"/>11.547 | 2 <text:s/>| <text:s text:c="3"/>0.204 <text:s text:c="3"/>0.970 <text:s text:c="3"/>0.224 | <text:s text:c="3"/>78.9 <text:s text:c="2"/>-11.2 <text:s text:c="2"/>139.4</text:p>
      <text:p text:style-name="Standard"><text:s text:c="2"/>11.547 | 3 <text:s/>| <text:s text:c="3"/>0.984 <text:s text:c="3"/>0.052 <text:s text:c="3"/>0.291 | <text:s text:c="3"/>-0.6 <text:s text:c="2"/>-73.1 <text:s text:c="3"/>71.3</text:p>
      <text:p text:style-name="Standard"><text:s text:c="2"/>11.547 | 4 <text:s/>| <text:s text:c="3"/>1.016 <text:s text:c="2"/>-0.011 <text:s text:c="2"/>-0.010 | <text:s text:c="2"/>-91.0 <text:s text:c="2"/>-84.7 <text:s text:c="3"/>75.8</text:p>
      <text:p text:style-name="Standard"><text:soft-page-break/><text:s text:c="2"/>11.547 | 5 <text:s/>| <text:s text:c="3"/>1.001 <text:s text:c="2"/>-0.182 <text:s text:c="2"/>-0.131 | <text:s/>-143.4 <text:s text:c="2"/>-76.0 <text:s text:c="2"/>-94.6</text:p>
      <text:p text:style-name="Standard"><text:s text:c="2"/>11.581 | 0 <text:s/>| <text:s text:c="8"/>Comm Error <text:s text:c="8"/>| <text:s text:c="11"/>- <text:s text:c="10"/></text:p>
      <text:p text:style-name="Standard"><text:s text:c="2"/>11.581 | 1 <text:s/>| <text:s text:c="3"/>0.169 <text:s text:c="2"/>-0.995 <text:s text:c="3"/>0.136 | <text:s text:c="2"/>-78.9 <text:s text:c="2"/>-11.3 <text:s text:c="2"/>100.9</text:p>
      <text:p text:style-name="Standard"><text:s text:c="2"/>11.581 | 2 <text:s/>| <text:s text:c="3"/>0.192 <text:s text:c="3"/>0.928 <text:s text:c="3"/>0.268 | <text:s text:c="3"/>78.0 <text:s text:c="2"/>-11.2 <text:s text:c="2"/>139.4</text:p>
      <text:p text:style-name="Standard"><text:s text:c="2"/>11.581 | 3 <text:s/>| <text:s text:c="3"/>0.954 <text:s text:c="3"/>0.069 <text:s text:c="3"/>0.269 | <text:s text:c="4"/>1.1 <text:s text:c="2"/>-73.1 <text:s text:c="3"/>69.2</text:p>
      <text:p text:style-name="Standard"><text:s text:c="2"/>11.581 | 4 <text:s/>| <text:s text:c="3"/>1.005 <text:s text:c="2"/>-0.078 <text:s text:c="3"/>0.002 | <text:s text:c="2"/>-87.4 <text:s text:c="2"/>-84.6 <text:s text:c="3"/>72.3</text:p>
      <text:p text:style-name="Standard"><text:s text:c="2"/>11.581 | 5 <text:s/>| <text:s text:c="3"/>0.988 <text:s text:c="2"/>-0.198 <text:s text:c="2"/>-0.077 | <text:s/>-140.1 <text:s text:c="2"/>-76.1 <text:s text:c="2"/>-97.8</text:p>
      <text:p text:style-name="Standard"><text:s text:c="2"/>11.616 | 0 <text:s/>| <text:s text:c="8"/>Comm Error <text:s text:c="8"/>| <text:s text:c="11"/>- <text:s text:c="10"/></text:p>
      <text:p text:style-name="Standard"><text:s text:c="2"/>11.616 | 1 <text:s/>| <text:s text:c="3"/>0.109 <text:s text:c="2"/>-0.982 <text:s text:c="3"/>0.147 | <text:s text:c="2"/>-79.2 <text:s text:c="2"/>-10.7 <text:s text:c="2"/>100.7</text:p>
      <text:p text:style-name="Standard"><text:s text:c="2"/>11.616 | 2 <text:s/>| <text:s text:c="3"/>0.200 <text:s text:c="3"/>0.920 <text:s text:c="3"/>0.258 | <text:s text:c="3"/>77.5 <text:s text:c="2"/>-11.4 <text:s text:c="2"/>138.6</text:p>
      <text:p text:style-name="Standard"><text:s text:c="2"/>11.616 | 3 <text:s/>| <text:s text:c="3"/>0.948 <text:s text:c="3"/>0.070 <text:s text:c="3"/>0.246 | <text:s text:c="4"/>3.5 <text:s text:c="2"/>-73.3 <text:s text:c="3"/>66.0</text:p>
      <text:p text:style-name="Standard"><text:s text:c="2"/>11.616 | 4 <text:s/>| <text:s text:c="3"/>0.986 <text:s text:c="2"/>-0.035 <text:s text:c="3"/>0.008 | <text:s text:c="2"/>-81.6 <text:s text:c="2"/>-84.5 <text:s text:c="3"/>66.9</text:p>
      <text:p text:style-name="Standard"><text:s text:c="2"/>11.616 | 5 <text:s/>| <text:s text:c="3"/>1.026 <text:s text:c="2"/>-0.145 <text:s text:c="2"/>-0.054 | <text:s/>-138.8 <text:s text:c="2"/>-76.2 <text:s text:c="2"/>-98.7</text:p>
      <text:p text:style-name="Standard"><text:s text:c="2"/>11.650 | 0 <text:s/>| <text:s text:c="8"/>Comm Error <text:s text:c="8"/>| <text:s text:c="11"/>- <text:s text:c="10"/></text:p>
      <text:p text:style-name="Standard"><text:s text:c="2"/>11.650 | 1 <text:s/>| <text:s text:c="3"/>0.083 <text:s text:c="2"/>-0.974 <text:s text:c="3"/>0.163 | <text:s text:c="2"/>-79.4 <text:s text:c="2"/>-10.0 <text:s text:c="2"/>100.2</text:p>
      <text:p text:style-name="Standard"><text:s text:c="2"/>11.650 | 2 <text:s/>| <text:s text:c="3"/>0.226 <text:s text:c="3"/>0.932 <text:s text:c="3"/>0.239 | <text:s text:c="3"/>77.2 <text:s text:c="2"/>-11.8 <text:s text:c="2"/>137.2</text:p>
      <text:p text:style-name="Standard"><text:s text:c="2"/>11.650 | 3 <text:s/>| <text:s text:c="3"/>0.971 <text:s text:c="3"/>0.061 <text:s text:c="3"/>0.246 | <text:s text:c="4"/>4.6 <text:s text:c="2"/>-73.4 <text:s text:c="3"/>64.3</text:p>
      <text:p text:style-name="Standard"><text:s text:c="2"/>11.650 | 4 <text:s/>| <text:s text:c="3"/>0.998 <text:s text:c="2"/>-0.020 <text:s text:c="3"/>0.004 | <text:s text:c="2"/>-77.4 <text:s text:c="2"/>-84.7 <text:s text:c="3"/>62.8</text:p>
      <text:p text:style-name="Standard"><text:s text:c="2"/>11.650 | 5 <text:s/>| <text:s text:c="3"/>1.080 <text:s text:c="2"/>-0.193 <text:s text:c="2"/>-0.080 | <text:s/>-138.5 <text:s text:c="2"/>-75.9 <text:s text:c="2"/>-98.7</text:p>
      <text:p text:style-name="Standard"><text:s text:c="2"/>11.684 | 0 <text:s/>| <text:s text:c="8"/>Comm Error <text:s text:c="8"/>| <text:s text:c="11"/>- <text:s text:c="10"/></text:p>
      <text:p text:style-name="Standard"><text:s text:c="2"/>11.684 | 1 <text:s/>| <text:s text:c="3"/>0.086 <text:s text:c="2"/>-0.997 <text:s text:c="3"/>0.175 | <text:s text:c="2"/>-79.5 <text:s text:c="3"/>-9.1 <text:s text:c="3"/>99.1</text:p>
      <text:p text:style-name="Standard"><text:s text:c="2"/>11.684 | 2 <text:s/>| <text:s text:c="3"/>0.241 <text:s text:c="3"/>0.957 <text:s text:c="3"/>0.243 | <text:s text:c="3"/>77.0 <text:s text:c="2"/>-12.4 <text:s text:c="2"/>135.0</text:p>
      <text:p text:style-name="Standard"><text:s text:c="2"/>11.684 | 3 <text:s/>| <text:s text:c="3"/>0.980 <text:s text:c="3"/>0.052 <text:s text:c="3"/>0.262 | <text:s text:c="4"/>6.4 <text:s text:c="2"/>-73.5 <text:s text:c="3"/>60.8</text:p>
      <text:p text:style-name="Standard"><text:s text:c="2"/>11.684 | 4 <text:s/>| <text:s text:c="3"/>1.018 <text:s text:c="2"/>-0.090 <text:s text:c="3"/>0.008 | <text:s text:c="2"/>-76.9 <text:s text:c="2"/>-84.5 <text:s text:c="3"/>61.5</text:p>
      <text:p text:style-name="Standard"><text:s text:c="2"/>11.684 | 5 <text:s/>| <text:s text:c="3"/>1.083 <text:s text:c="2"/>-0.126 <text:s text:c="2"/>-0.145 | <text:s/>-139.4 <text:s text:c="2"/>-75.0 <text:s text:c="2"/>-98.8</text:p>
      <text:p text:style-name="Standard"><text:s text:c="2"/>11.718 | 0 <text:s/>| <text:s text:c="8"/>Comm Error <text:s text:c="8"/>| <text:s text:c="11"/>- <text:s text:c="10"/></text:p>
      <text:p text:style-name="Standard"><text:s text:c="2"/>11.718 | 1 <text:s/>| <text:s text:c="3"/>0.086 <text:s text:c="2"/>-1.025 <text:s text:c="3"/>0.191 | <text:s text:c="2"/>-79.6 <text:s text:c="3"/>-8.7 <text:s text:c="3"/>98.3</text:p>
      <text:p text:style-name="Standard"><text:s text:c="2"/>11.718 | 2 <text:s/>| <text:s text:c="3"/>0.238 <text:s text:c="3"/>0.966 <text:s text:c="3"/>0.269 | <text:s text:c="3"/>76.6 <text:s text:c="2"/>-12.6 <text:s text:c="2"/>133.4</text:p>
      <text:p text:style-name="Standard"><text:s text:c="2"/>11.718 | 3 <text:s/>| <text:s text:c="3"/>1.016 <text:s text:c="3"/>0.053 <text:s text:c="3"/>0.268 | <text:s text:c="4"/>7.5 <text:s text:c="2"/>-73.6 <text:s text:c="3"/>58.1</text:p>
      <text:p text:style-name="Standard"><text:s text:c="2"/>11.718 | 4 <text:s/>| <text:s text:c="3"/>1.017 <text:s text:c="2"/>-0.069 <text:s text:c="2"/>-0.003 | <text:s text:c="2"/>-76.2 <text:s text:c="2"/>-84.4 <text:s text:c="3"/>60.6</text:p>
      <text:p text:style-name="Standard"><text:s text:c="2"/>11.718 | 5 <text:s/>| <text:s text:c="3"/>1.035 <text:s text:c="2"/>-0.152 <text:s text:c="2"/>-0.190 | <text:s/>-139.9 <text:s text:c="2"/>-74.0 <text:s/>-100.9</text:p>
      <text:p text:style-name="Standard"><text:s text:c="2"/>11.752 | 0 <text:s/>| <text:s text:c="8"/>Comm Error <text:s text:c="8"/>| <text:s text:c="11"/>- <text:s text:c="10"/></text:p>
      <text:p text:style-name="Standard"><text:s text:c="2"/>11.752 | 1 <text:s/>| <text:s text:c="3"/>0.115 <text:s text:c="2"/>-1.023 <text:s text:c="3"/>0.218 | <text:s text:c="2"/>-79.6 <text:s text:c="3"/>-8.2 <text:s text:c="3"/>95.8</text:p>
      <text:p text:style-name="Standard"><text:s text:c="2"/>11.752 | 2 <text:s/>| <text:s text:c="3"/>0.258 <text:s text:c="3"/>0.969 <text:s text:c="3"/>0.298 | <text:s text:c="3"/>75.8 <text:s text:c="2"/>-13.0 <text:s text:c="2"/>131.1</text:p>
      <text:p text:style-name="Standard"><text:s text:c="2"/>11.752 | 3 <text:s/>| <text:s text:c="3"/>1.034 <text:s text:c="3"/>0.059 <text:s text:c="3"/>0.288 | <text:s text:c="4"/>8.6 <text:s text:c="2"/>-73.5 <text:s text:c="3"/>54.9</text:p>
      <text:p text:style-name="Standard"><text:s text:c="2"/>11.752 | 4 <text:s/>| <text:s text:c="3"/>1.024 <text:s text:c="2"/>-0.025 <text:s text:c="2"/>-0.026 | <text:s text:c="2"/>-77.8 <text:s text:c="2"/>-84.5 <text:s text:c="3"/>61.7</text:p>
      <text:p text:style-name="Standard"><text:s text:c="2"/>11.752 | 5 <text:s/>| <text:s text:c="3"/>1.013 <text:s text:c="2"/>-0.198 <text:s text:c="2"/>-0.246 | <text:s/>-140.2 <text:s text:c="2"/>-72.6 <text:s/>-104.7</text:p>
      <text:p text:style-name="Standard"><text:s text:c="2"/>11.786 | 0 <text:s/>| <text:s text:c="8"/>Comm Error <text:s text:c="8"/>| <text:s text:c="11"/>- <text:s text:c="10"/></text:p>
      <text:p text:style-name="Standard"><text:s text:c="2"/>11.786 | 1 <text:s/>| <text:s text:c="3"/>0.135 <text:s text:c="2"/>-0.993 <text:s text:c="3"/>0.234 | <text:s text:c="2"/>-79.6 <text:s text:c="3"/>-8.1 <text:s text:c="3"/>93.3</text:p>
      <text:p text:style-name="Standard"><text:s text:c="2"/>11.786 | 2 <text:s/>| <text:s text:c="3"/>0.248 <text:s text:c="3"/>0.960 <text:s text:c="3"/>0.330 | <text:s text:c="3"/>75.1 <text:s text:c="2"/>-13.2 <text:s text:c="2"/>129.3</text:p>
      <text:p text:style-name="Standard"><text:s text:c="2"/>11.786 | 3 <text:s/>| <text:s text:c="3"/>1.020 <text:s text:c="3"/>0.045 <text:s text:c="3"/>0.302 | <text:s text:c="4"/>9.6 <text:s text:c="2"/>-73.3 <text:s text:c="3"/>50.7</text:p>
      <text:p text:style-name="Standard"><text:s text:c="2"/>11.786 | 4 <text:s/>| <text:s text:c="3"/>1.008 <text:s text:c="2"/>-0.082 <text:s text:c="3"/>0.000 | <text:s text:c="2"/>-76.0 <text:s text:c="2"/>-84.5 <text:s text:c="3"/>59.0</text:p>
      <text:p text:style-name="Standard"><text:s text:c="2"/>11.786 | 5 <text:s/>| <text:s text:c="3"/>0.949 <text:s text:c="2"/>-0.233 <text:s text:c="2"/>-0.271 | <text:s/>-137.5 <text:s text:c="2"/>-71.1 <text:s/>-112.5</text:p>
      <text:p text:style-name="Standard"><text:s text:c="2"/>11.821 | 0 <text:s/>| <text:s text:c="8"/>Comm Error <text:s text:c="8"/>| <text:s text:c="11"/>- <text:s text:c="10"/></text:p>
      <text:p text:style-name="Standard"><text:s text:c="2"/>11.821 | 1 <text:s/>| <text:s text:c="3"/>0.123 <text:s text:c="2"/>-0.973 <text:s text:c="3"/>0.263 | <text:s text:c="2"/>-79.2 <text:s text:c="3"/>-8.0 <text:s text:c="3"/>89.6</text:p>
      <text:p text:style-name="Standard"><text:s text:c="2"/>11.821 | 2 <text:s/>| <text:s text:c="3"/>0.251 <text:s text:c="3"/>0.950 <text:s text:c="3"/>0.337 | <text:s text:c="3"/>74.4 <text:s text:c="2"/>-13.4 <text:s text:c="2"/>127.0</text:p>
      <text:p text:style-name="Standard"><text:s text:c="2"/>11.821 | 3 <text:s/>| <text:s text:c="3"/>1.007 <text:s text:c="3"/>0.040 <text:s text:c="3"/>0.294 | <text:s text:c="4"/>9.9 <text:s text:c="2"/>-73.1 <text:s text:c="3"/>47.6</text:p>
      <text:p text:style-name="Standard"><text:s text:c="2"/>11.821 | 4 <text:s/>| <text:s text:c="3"/>1.016 <text:s text:c="2"/>-0.053 <text:s text:c="3"/>0.017 | <text:s text:c="2"/>-71.1 <text:s text:c="2"/>-84.6 <text:s text:c="3"/>53.4</text:p>
      <text:p text:style-name="Standard"><text:s text:c="2"/>11.821 | 5 <text:s/>| <text:s text:c="3"/>0.968 <text:s text:c="2"/>-0.177 <text:s text:c="2"/>-0.259 | <text:s/>-134.8 <text:s text:c="2"/>-69.7 <text:s/>-122.6</text:p>
      <text:p text:style-name="Standard"><text:soft-page-break/><text:s text:c="2"/>11.855 | 0 <text:s/>| <text:s text:c="8"/>Comm Error <text:s text:c="8"/>| <text:s text:c="11"/>- <text:s text:c="10"/></text:p>
      <text:p text:style-name="Standard"><text:s text:c="2"/>11.855 | 1 <text:s/>| <text:s text:c="3"/>0.124 <text:s text:c="2"/>-0.968 <text:s text:c="3"/>0.288 | <text:s text:c="2"/>-78.9 <text:s text:c="3"/>-7.9 <text:s text:c="3"/>86.5</text:p>
      <text:p text:style-name="Standard"><text:s text:c="2"/>11.855 | 2 <text:s/>| <text:s text:c="3"/>0.209 <text:s text:c="3"/>0.960 <text:s text:c="3"/>0.333 | <text:s text:c="3"/>73.7 <text:s text:c="2"/>-13.7 <text:s text:c="2"/>122.9</text:p>
      <text:p text:style-name="Standard"><text:s text:c="2"/>11.855 | 3 <text:s/>| <text:s text:c="3"/>1.005 <text:s text:c="3"/>0.036 <text:s text:c="3"/>0.250 | <text:s text:c="3"/>10.0 <text:s text:c="2"/>-73.2 <text:s text:c="3"/>43.1</text:p>
      <text:p text:style-name="Standard"><text:s text:c="2"/>11.855 | 4 <text:s/>| <text:s text:c="3"/>0.999 <text:s text:c="2"/>-0.079 <text:s text:c="3"/>0.028 | <text:s text:c="2"/>-63.0 <text:s text:c="2"/>-84.6 <text:s text:c="3"/>43.8</text:p>
      <text:p text:style-name="Standard"><text:s text:c="2"/>11.855 | 5 <text:s/>| <text:s text:c="3"/>0.984 <text:s text:c="2"/>-0.031 <text:s text:c="2"/>-0.303 | <text:s/>-135.3 <text:s text:c="2"/>-69.5 <text:s/>-128.9</text:p>
      <text:p text:style-name="Standard"><text:s text:c="2"/>11.889 | 0 <text:s/>| <text:s text:c="8"/>Comm Error <text:s text:c="8"/>| <text:s text:c="11"/>- <text:s text:c="10"/></text:p>
      <text:p text:style-name="Standard"><text:s text:c="2"/>11.889 | 1 <text:s/>| <text:s text:c="3"/>0.124 <text:s text:c="2"/>-0.956 <text:s text:c="3"/>0.306 | <text:s text:c="2"/>-78.5 <text:s text:c="3"/>-7.8 <text:s text:c="3"/>83.0</text:p>
      <text:p text:style-name="Standard"><text:s text:c="2"/>11.889 | 2 <text:s/>| <text:s text:c="3"/>0.179 <text:s text:c="3"/>0.973 <text:s text:c="3"/>0.297 | <text:s text:c="3"/>73.7 <text:s text:c="2"/>-13.7 <text:s text:c="2"/>119.0</text:p>
      <text:p text:style-name="Standard"><text:s text:c="2"/>11.889 | 3 <text:s/>| <text:s text:c="3"/>0.987 <text:s text:c="3"/>0.003 <text:s text:c="3"/>0.210 | <text:s text:c="4"/>9.7 <text:s text:c="2"/>-73.4 <text:s text:c="3"/>41.0</text:p>
      <text:p text:style-name="Standard"><text:s text:c="2"/>11.889 | 4 <text:s/>| <text:s text:c="3"/>1.010 <text:s text:c="2"/>-0.011 <text:s text:c="3"/>0.044 | <text:s text:c="2"/>-52.5 <text:s text:c="2"/>-84.8 <text:s text:c="3"/>32.2</text:p>
      <text:p text:style-name="Standard"><text:s text:c="2"/>11.889 | 5 <text:s/>| <text:s text:c="3"/>0.990 <text:s text:c="3"/>0.015 <text:s text:c="2"/>-0.326 | <text:s/>-137.4 <text:s text:c="2"/>-69.9 <text:s/>-134.8</text:p>
      <text:p text:style-name="Standard"><text:s text:c="2"/>11.923 | 0 <text:s/>| <text:s text:c="8"/>Comm Error <text:s text:c="8"/>| <text:s text:c="11"/>- <text:s text:c="10"/></text:p>
      <text:p text:style-name="Standard"><text:s text:c="2"/>11.923 | 1 <text:s/>| <text:s text:c="3"/>0.134 <text:s text:c="2"/>-0.938 <text:s text:c="3"/>0.330 | <text:s text:c="2"/>-77.8 <text:s text:c="3"/>-7.8 <text:s text:c="3"/>77.8</text:p>
      <text:p text:style-name="Standard"><text:s text:c="2"/>11.923 | 2 <text:s/>| <text:s text:c="3"/>0.169 <text:s text:c="3"/>0.987 <text:s text:c="3"/>0.246 | <text:s text:c="3"/>74.5 <text:s text:c="2"/>-13.6 <text:s text:c="2"/>113.0</text:p>
      <text:p text:style-name="Standard"><text:s text:c="2"/>11.923 | 3 <text:s/>| <text:s text:c="3"/>1.003 <text:s text:c="2"/>-0.040 <text:s text:c="3"/>0.182 | <text:s text:c="4"/>8.5 <text:s text:c="2"/>-73.9 <text:s text:c="3"/>37.8</text:p>
      <text:p text:style-name="Standard"><text:s text:c="2"/>11.923 | 4 <text:s/>| <text:s text:c="3"/>1.009 <text:s text:c="2"/>-0.064 <text:s text:c="3"/>0.092 | <text:s text:c="2"/>-43.0 <text:s text:c="2"/>-84.8 <text:s text:c="3"/>21.7</text:p>
      <text:p text:style-name="Standard"><text:s text:c="2"/>11.923 | 5 <text:s/>| <text:s text:c="3"/>0.973 <text:s text:c="3"/>0.005 <text:s text:c="2"/>-0.334 | <text:s/>-140.6 <text:s text:c="2"/>-70.9 <text:s/>-143.1</text:p>
      <text:p text:style-name="Standard"><text:s text:c="2"/>11.958 | 0 <text:s/>| <text:s text:c="8"/>Comm Error <text:s text:c="8"/>| <text:s text:c="11"/>- <text:s text:c="10"/></text:p>
      <text:p text:style-name="Standard"><text:s text:c="2"/>11.958 | 1 <text:s/>| <text:s text:c="3"/>0.136 <text:s text:c="2"/>-0.923 <text:s text:c="3"/>0.350 | <text:s text:c="2"/>-77.2 <text:s text:c="3"/>-7.8 <text:s text:c="3"/>73.4</text:p>
      <text:p text:style-name="Standard"><text:s text:c="2"/>11.958 | 2 <text:s/>| <text:s text:c="3"/>0.173 <text:s text:c="3"/>1.003 <text:s text:c="3"/>0.186 | <text:s text:c="3"/>75.6 <text:s text:c="2"/>-13.5 <text:s text:c="2"/>108.1</text:p>
      <text:p text:style-name="Standard"><text:s text:c="2"/>11.958 | 3 <text:s/>| <text:s text:c="3"/>1.006 <text:s text:c="2"/>-0.089 <text:s text:c="3"/>0.167 | <text:s text:c="4"/>5.2 <text:s text:c="2"/>-74.9 <text:s text:c="3"/>36.4</text:p>
      <text:p text:style-name="Standard"><text:s text:c="2"/>11.958 | 4 <text:s/>| <text:s text:c="3"/>1.001 <text:s text:c="2"/>-0.021 <text:s text:c="3"/>0.086 | <text:s text:c="2"/>-21.0 <text:s text:c="2"/>-84.7 <text:s text:c="3"/>-2.4</text:p>
      <text:p text:style-name="Standard"><text:s text:c="2"/>11.958 | 5 <text:s/>| <text:s text:c="3"/>0.972 <text:s text:c="3"/>0.045 <text:s text:c="2"/>-0.396 | <text:s/>-143.9 <text:s text:c="2"/>-72.3 <text:s/>-148.3</text:p>
      <text:p text:style-name="Standard"><text:s text:c="2"/>11.993 | 0 <text:s/>| <text:s text:c="8"/>Comm Error <text:s text:c="8"/>| <text:s text:c="11"/>- <text:s text:c="10"/></text:p>
      <text:p text:style-name="Standard"><text:s text:c="2"/>11.993 | 1 <text:s/>| <text:s text:c="3"/>0.152 <text:s text:c="2"/>-0.898 <text:s text:c="3"/>0.373 | <text:s text:c="2"/>-76.1 <text:s text:c="3"/>-7.8 <text:s text:c="3"/>67.2</text:p>
      <text:p text:style-name="Standard"><text:s text:c="2"/>11.993 | 2 <text:s/>| <text:s text:c="3"/>0.173 <text:s text:c="3"/>0.988 <text:s text:c="3"/>0.145 | <text:s text:c="3"/>76.9 <text:s text:c="2"/>-13.4 <text:s text:c="2"/>101.3</text:p>
      <text:p text:style-name="Standard"><text:s text:c="2"/>11.993 | 3 <text:s/>| <text:s text:c="3"/>0.987 <text:s text:c="2"/>-0.089 <text:s text:c="3"/>0.179 | <text:s text:c="4"/>2.2 <text:s text:c="2"/>-75.6 <text:s text:c="3"/>34.9</text:p>
      <text:p text:style-name="Standard"><text:s text:c="2"/>11.993 | 4 <text:s/>| <text:s text:c="3"/>1.027 <text:s text:c="2"/>-0.004 <text:s text:c="3"/>0.049 | <text:s text:c="3"/>-5.3 <text:s text:c="2"/>-84.8 <text:s text:c="2"/>-19.6</text:p>
      <text:p text:style-name="Standard"><text:s text:c="2"/>11.993 | 5 <text:s/>| <text:s text:c="3"/>0.931 <text:s text:c="2"/>-0.083 <text:s text:c="2"/>-0.790 | <text:s/>-153.5 <text:s text:c="2"/>-72.5 <text:s/>-149.9</text:p>
      <text:p text:style-name="Standard"><text:s text:c="2"/>12.027 | 0 <text:s/>| <text:s text:c="8"/>Comm Error <text:s text:c="8"/>| <text:s text:c="11"/>- <text:s text:c="10"/></text:p>
      <text:p text:style-name="Standard"><text:s text:c="2"/>12.027 | 1 <text:s/>| <text:s text:c="3"/>0.156 <text:s text:c="2"/>-0.921 <text:s text:c="3"/>0.386 | <text:s text:c="2"/>-75.3 <text:s text:c="3"/>-7.8 <text:s text:c="3"/>62.3</text:p>
      <text:p text:style-name="Standard"><text:s text:c="2"/>12.027 | 2 <text:s/>| <text:s text:c="3"/>0.131 <text:s text:c="3"/>1.052 <text:s text:c="3"/>0.131 | <text:s text:c="3"/>78.9 <text:s text:c="2"/>-12.9 <text:s text:c="3"/>96.2</text:p>
      <text:p text:style-name="Standard"><text:s text:c="2"/>12.027 | 3 <text:s/>| <text:s text:c="3"/>1.024 <text:s text:c="2"/>-0.095 <text:s text:c="3"/>0.172 | <text:s text:c="3"/>-1.7 <text:s text:c="2"/>-76.5 <text:s text:c="3"/>33.7</text:p>
      <text:p text:style-name="Standard"><text:s text:c="2"/>12.027 | 4 <text:s/>| <text:s text:c="3"/>1.032 <text:s text:c="3"/>0.001 <text:s text:c="3"/>0.028 | <text:s text:c="3"/>18.6 <text:s text:c="2"/>-84.8 <text:s text:c="2"/>-46.4</text:p>
      <text:p text:style-name="Standard"><text:s text:c="2"/>12.027 | 5 <text:s/>| <text:s text:c="3"/>0.863 <text:s text:c="2"/>-0.071 <text:s text:c="2"/>-0.609 | <text:s/>-161.9 <text:s text:c="2"/>-70.6 <text:s/>-146.1</text:p>
      <text:p text:style-name="Standard"><text:s text:c="2"/>12.061 | 0 <text:s/>| <text:s text:c="8"/>Comm Error <text:s text:c="8"/>| <text:s text:c="11"/>- <text:s text:c="10"/></text:p>
      <text:p text:style-name="Standard"><text:s text:c="2"/>12.061 | 1 <text:s/>| <text:s text:c="3"/>0.171 <text:s text:c="2"/>-0.944 <text:s text:c="3"/>0.377 | <text:s text:c="2"/>-74.8 <text:s text:c="3"/>-7.8 <text:s text:c="3"/>57.5</text:p>
      <text:p text:style-name="Standard"><text:s text:c="2"/>12.061 | 2 <text:s/>| <text:s text:c="3"/>0.076 <text:s text:c="3"/>1.049 <text:s text:c="3"/>0.125 | <text:s text:c="3"/>80.3 <text:s text:c="2"/>-11.9 <text:s text:c="3"/>90.9</text:p>
      <text:p text:style-name="Standard"><text:s text:c="2"/>12.061 | 3 <text:s/>| <text:s text:c="3"/>0.988 <text:s text:c="2"/>-0.096 <text:s text:c="3"/>0.148 | <text:s text:c="3"/>-5.1 <text:s text:c="2"/>-77.2 <text:s text:c="3"/>32.8</text:p>
      <text:p text:style-name="Standard"><text:s text:c="2"/>12.061 | 4 <text:s/>| <text:s text:c="3"/>1.064 <text:s text:c="3"/>0.058 <text:s text:c="2"/>-0.021 | <text:s text:c="3"/>44.8 <text:s text:c="2"/>-84.6 <text:s text:c="2"/>-75.5</text:p>
      <text:p text:style-name="Standard"><text:s text:c="2"/>12.061 | 5 <text:s/>| <text:s text:c="3"/>1.012 <text:s text:c="2"/>-0.277 <text:s text:c="2"/>-0.440 | <text:s/>-158.3 <text:s text:c="2"/>-70.0 <text:s/>-147.5</text:p>
      <text:p text:style-name="Standard"><text:s text:c="2"/>12.095 | 0 <text:s/>| <text:s text:c="8"/>Comm Error <text:s text:c="8"/>| <text:s text:c="11"/>- <text:s text:c="10"/></text:p>
      <text:p text:style-name="Standard"><text:s text:c="2"/>12.095 | 1 <text:s/>| <text:s text:c="3"/>0.227 <text:s text:c="2"/>-0.938 <text:s text:c="3"/>0.285 | <text:s text:c="2"/>-74.6 <text:s text:c="3"/>-8.1 <text:s text:c="3"/>52.8</text:p>
      <text:p text:style-name="Standard"><text:s text:c="2"/>12.095 | 2 <text:s/>| <text:s text:c="3"/>0.056 <text:s text:c="3"/>1.025 <text:s text:c="3"/>0.079 | <text:s text:c="3"/>82.3 <text:s text:c="2"/>-10.3 <text:s text:c="3"/>83.6</text:p>
      <text:p text:style-name="Standard"><text:s text:c="2"/>12.095 | 3 <text:s/>| <text:s text:c="3"/>1.036 <text:s text:c="2"/>-0.055 <text:s text:c="3"/>0.111 | <text:s text:c="3"/>-8.0 <text:s text:c="2"/>-78.6 <text:s text:c="3"/>30.1</text:p>
      <text:p text:style-name="Standard"><text:s text:c="2"/>12.095 | 4 <text:s/>| <text:s text:c="3"/>1.074 <text:s text:c="3"/>0.027 <text:s text:c="2"/>-0.031 | <text:s text:c="3"/>64.0 <text:s text:c="2"/>-84.2 <text:s text:c="2"/>-98.5</text:p>
      <text:p text:style-name="Standard"><text:s text:c="2"/>12.095 | 5 <text:s/>| <text:s text:c="3"/>1.068 <text:s text:c="3"/>0.016 <text:s text:c="2"/>-0.070 | <text:s/>-159.6 <text:s text:c="2"/>-73.2 <text:s/>-145.9</text:p>
      <text:p text:style-name="Standard"><text:s text:c="2"/>12.129 | 0 <text:s/>| <text:s text:c="8"/>Comm Error <text:s text:c="8"/>| <text:s text:c="11"/>- <text:s text:c="10"/></text:p>
      <text:p text:style-name="Standard"><text:soft-page-break/><text:s text:c="2"/>12.129 | 1 <text:s/>| <text:s text:c="3"/>0.284 <text:s text:c="2"/>-0.964 <text:s text:c="3"/>0.230 | <text:s text:c="2"/>-74.8 <text:s text:c="3"/>-8.7 <text:s text:c="3"/>48.2</text:p>
      <text:p text:style-name="Standard"><text:s text:c="2"/>12.129 | 2 <text:s/>| <text:s text:c="2"/>-0.008 <text:s text:c="3"/>1.040 <text:s text:c="3"/>0.129 | <text:s text:c="3"/>83.5 <text:s text:c="3"/>-8.7 <text:s text:c="3"/>78.5</text:p>
      <text:p text:style-name="Standard"><text:s text:c="2"/>12.129 | 3 <text:s/>| <text:s text:c="3"/>1.012 <text:s text:c="2"/>-0.006 <text:s text:c="3"/>0.149 | <text:s text:c="3"/>-7.4 <text:s text:c="2"/>-79.7 <text:s text:c="3"/>25.6</text:p>
      <text:p text:style-name="Standard"><text:s text:c="2"/>12.129 | 4 <text:s/>| <text:s text:c="3"/>1.015 <text:s text:c="2"/>-0.016 <text:s text:c="3"/>0.081 | <text:s text:c="3"/>61.4 <text:s text:c="2"/>-83.8 <text:s text:c="2"/>-98.2</text:p>
      <text:p text:style-name="Standard"><text:s text:c="2"/>12.129 | 5 <text:s/>| <text:s text:c="3"/>1.015 <text:s text:c="2"/>-0.059 <text:s text:c="2"/>-0.143 | <text:s/>-161.6 <text:s text:c="2"/>-75.1 <text:s/>-146.0</text:p>
      <text:p text:style-name="Standard"><text:s text:c="2"/>12.163 | 0 <text:s/>| <text:s text:c="8"/>Comm Error <text:s text:c="8"/>| <text:s text:c="11"/>- <text:s text:c="10"/></text:p>
      <text:p text:style-name="Standard"><text:s text:c="2"/>12.163 | 1 <text:s/>| <text:s text:c="3"/>0.368 <text:s text:c="2"/>-0.952 <text:s text:c="3"/>0.169 | <text:s text:c="2"/>-75.7 <text:s text:c="3"/>-9.9 <text:s text:c="3"/>41.9</text:p>
      <text:p text:style-name="Standard"><text:s text:c="2"/>12.163 | 2 <text:s/>| <text:s text:c="2"/>-0.052 <text:s text:c="3"/>0.966 <text:s text:c="3"/>0.193 | <text:s text:c="3"/>83.5 <text:s text:c="3"/>-6.9 <text:s text:c="3"/>74.0</text:p>
      <text:p text:style-name="Standard"><text:s text:c="2"/>12.163 | 3 <text:s/>| <text:s text:c="3"/>0.935 <text:s text:c="3"/>0.027 <text:s text:c="3"/>0.220 | <text:s text:c="3"/>-4.7 <text:s text:c="2"/>-80.1 <text:s text:c="3"/>16.5</text:p>
      <text:p text:style-name="Standard"><text:s text:c="2"/>12.163 | 4 <text:s/>| <text:s text:c="3"/>1.015 <text:s text:c="3"/>0.034 <text:s text:c="2"/>-0.032 | <text:s text:c="3"/>59.8 <text:s text:c="2"/>-83.7 <text:s text:c="2"/>-98.8</text:p>
      <text:p text:style-name="Standard"><text:s text:c="2"/>12.163 | 5 <text:s/>| <text:s text:c="3"/>1.032 <text:s text:c="2"/>-0.216 <text:s text:c="2"/>-0.127 | <text:s/>-153.3 <text:s text:c="2"/>-76.3 <text:s/>-156.5</text:p>
      <text:p text:style-name="Standard"><text:s text:c="2"/>12.196 | 0 <text:s/>| <text:s text:c="8"/>Comm Error <text:s text:c="8"/>| <text:s text:c="11"/>- <text:s text:c="10"/></text:p>
      <text:p text:style-name="Standard"><text:s text:c="2"/>12.196 | 1 <text:s/>| <text:s text:c="3"/>0.414 <text:s text:c="2"/>-0.926 <text:s text:c="3"/>0.143 | <text:s text:c="2"/>-76.5 <text:s text:c="2"/>-11.2 <text:s text:c="3"/>37.0</text:p>
      <text:p text:style-name="Standard"><text:s text:c="2"/>12.196 | 2 <text:s/>| <text:s text:c="2"/>-0.034 <text:s text:c="3"/>0.931 <text:s text:c="3"/>0.170 | <text:s text:c="3"/>83.1 <text:s text:c="3"/>-5.2 <text:s text:c="3"/>68.6</text:p>
      <text:p text:style-name="Standard"><text:s text:c="2"/>12.196 | 3 <text:s/>| <text:s text:c="3"/>1.017 <text:s text:c="3"/>0.041 <text:s text:c="3"/>0.274 | <text:s text:c="4"/>0.7 <text:s text:c="2"/>-79.8 <text:s text:c="4"/>9.4</text:p>
      <text:p text:style-name="Standard"><text:s text:c="2"/>12.196 | 4 <text:s/>| <text:s text:c="3"/>1.000 <text:s text:c="2"/>-0.073 <text:s text:c="2"/>-0.241 | <text:s text:c="3"/>86.9 <text:s text:c="2"/>-84.5 <text:s/>-133.6</text:p>
      <text:p text:style-name="Standard"><text:s text:c="2"/>12.196 | 5 <text:s/>| <text:s text:c="3"/>1.029 <text:s text:c="2"/>-0.031 <text:s text:c="2"/>-0.040 | <text:s/>-151.6 <text:s text:c="2"/>-78.2 <text:s/>-158.0</text:p>
      <text:p text:style-name="Standard"><text:s text:c="2"/>12.231 | 0 <text:s/>| <text:s text:c="8"/>Comm Error <text:s text:c="8"/>| <text:s text:c="11"/>- <text:s text:c="10"/></text:p>
      <text:p text:style-name="Standard"><text:s text:c="2"/>12.231 | 1 <text:s/>| <text:s text:c="3"/>0.454 <text:s text:c="2"/>-0.932 <text:s text:c="3"/>0.171 | <text:s text:c="2"/>-77.3 <text:s text:c="2"/>-13.2 <text:s text:c="3"/>30.8</text:p>
      <text:p text:style-name="Standard"><text:s text:c="2"/>12.231 | 2 <text:s/>| <text:s text:c="2"/>-0.036 <text:s text:c="3"/>1.022 <text:s text:c="3"/>0.173 | <text:s text:c="3"/>82.8 <text:s text:c="3"/>-4.6 <text:s text:c="3"/>66.3</text:p>
      <text:p text:style-name="Standard"><text:s text:c="2"/>12.231 | 3 <text:s/>| <text:s text:c="3"/>1.088 <text:s text:c="3"/>0.022 <text:s text:c="3"/>0.293 | <text:s text:c="4"/>2.3 <text:s text:c="2"/>-79.5 <text:s text:c="4"/>6.1</text:p>
      <text:p text:style-name="Standard"><text:s text:c="2"/>12.231 | 4 <text:s/>| <text:s text:c="3"/>0.953 <text:s text:c="2"/>-0.088 <text:s text:c="2"/>-0.202 | <text:s text:c="2"/>149.1 <text:s text:c="2"/>-84.6 <text:s text:c="2"/>153.2</text:p>
      <text:p text:style-name="Standard"><text:s text:c="2"/>12.231 | 5 <text:s/>| <text:s text:c="3"/>1.015 <text:s text:c="2"/>-0.158 <text:s text:c="2"/>-0.055 | <text:s/>-144.8 <text:s text:c="2"/>-79.9 <text:s/>-166.2</text:p>
      <text:p text:style-name="Standard"><text:s text:c="2"/>12.265 | 0 <text:s/>| <text:s text:c="8"/>Comm Error <text:s text:c="8"/>| <text:s text:c="11"/>- <text:s text:c="10"/></text:p>
      <text:p text:style-name="Standard"><text:s text:c="2"/>12.265 | 1 <text:s/>| <text:s text:c="3"/>0.412 <text:s text:c="2"/>-0.916 <text:s text:c="3"/>0.249 | <text:s text:c="2"/>-77.4 <text:s text:c="2"/>-14.4 <text:s text:c="3"/>27.1</text:p>
      <text:p text:style-name="Standard"><text:s text:c="2"/>12.265 | 2 <text:s/>| <text:s text:c="2"/>-0.032 <text:s text:c="3"/>1.072 <text:s text:c="3"/>0.171 | <text:s text:c="3"/>82.3 <text:s text:c="3"/>-3.9 <text:s text:c="3"/>62.5</text:p>
      <text:p text:style-name="Standard"><text:s text:c="2"/>12.265 | 3 <text:s/>| <text:s text:c="3"/>1.043 <text:s text:c="3"/>0.002 <text:s text:c="3"/>0.310 | <text:s text:c="4"/>3.2 <text:s text:c="2"/>-78.6 <text:s text:c="4"/>2.1</text:p>
      <text:p text:style-name="Standard"><text:s text:c="2"/>12.265 | 4 <text:s/>| <text:s text:c="3"/>0.894 <text:s text:c="2"/>-0.256 <text:s text:c="2"/>-0.199 | <text:s/>-157.7 <text:s text:c="2"/>-82.4 <text:s text:c="3"/>90.5</text:p>
      <text:p text:style-name="Standard"><text:s text:c="2"/>12.265 | 5 <text:s/>| <text:s text:c="3"/>0.982 <text:s text:c="2"/>-0.128 <text:s text:c="2"/>-0.037 | <text:s/>-138.1 <text:s text:c="2"/>-80.6 <text:s/>-173.8</text:p>
      <text:p text:style-name="Standard"><text:s text:c="2"/>12.299 | 0 <text:s/>| <text:s text:c="8"/>Comm Error <text:s text:c="8"/>| <text:s text:c="11"/>- <text:s text:c="10"/></text:p>
      <text:p text:style-name="Standard"><text:s text:c="2"/>12.299 | 1 <text:s/>| <text:s text:c="3"/>0.395 <text:s text:c="2"/>-0.830 <text:s text:c="3"/>0.235 | <text:s text:c="2"/>-77.1 <text:s text:c="2"/>-15.3 <text:s text:c="3"/>24.6</text:p>
      <text:p text:style-name="Standard"><text:s text:c="2"/>12.299 | 2 <text:s/>| <text:s text:c="2"/>-0.009 <text:s text:c="3"/>0.978 <text:s text:c="3"/>0.127 | <text:s text:c="3"/>81.7 <text:s text:c="3"/>-3.5 <text:s text:c="3"/>60.5</text:p>
      <text:p text:style-name="Standard"><text:s text:c="2"/>12.299 | 3 <text:s/>| <text:s text:c="3"/>0.948 <text:s text:c="2"/>-0.034 <text:s text:c="3"/>0.358 | <text:s text:c="4"/>1.8 <text:s text:c="2"/>-77.5 <text:s text:c="4"/>1.5</text:p>
      <text:p text:style-name="Standard"><text:s text:c="2"/>12.299 | 4 <text:s/>| <text:s text:c="3"/>0.908 <text:s text:c="2"/>-0.264 <text:s text:c="2"/>-0.129 | <text:s/>-146.7 <text:s text:c="2"/>-79.4 <text:s text:c="3"/>72.1</text:p>
      <text:p text:style-name="Standard"><text:s text:c="2"/>12.299 | 5 <text:s/>| <text:s text:c="3"/>0.993 <text:s text:c="2"/>-0.094 <text:s text:c="2"/>-0.042 | <text:s/>-134.6 <text:s text:c="2"/>-81.1 <text:s/>-179.0</text:p>
      <text:p text:style-name="Standard"><text:s text:c="2"/>12.333 | 0 <text:s/>| <text:s text:c="8"/>Comm Error <text:s text:c="8"/>| <text:s text:c="11"/>- <text:s text:c="10"/></text:p>
      <text:p text:style-name="Standard"><text:s text:c="2"/>12.333 | 1 <text:s/>| <text:s text:c="3"/>0.449 <text:s text:c="2"/>-0.797 <text:s text:c="3"/>0.184 | <text:s text:c="2"/>-76.8 <text:s text:c="2"/>-17.1 <text:s text:c="3"/>22.2</text:p>
      <text:p text:style-name="Standard"><text:s text:c="2"/>12.333 | 2 <text:s/>| <text:s text:c="3"/>0.003 <text:s text:c="3"/>0.922 <text:s text:c="3"/>0.116 | <text:s text:c="3"/>81.2 <text:s text:c="3"/>-3.3 <text:s text:c="3"/>59.0</text:p>
      <text:p text:style-name="Standard"><text:s text:c="2"/>12.333 | 3 <text:s/>| <text:s text:c="3"/>0.935 <text:s text:c="2"/>-0.017 <text:s text:c="3"/>0.372 | <text:s text:c="4"/>0.1 <text:s text:c="2"/>-75.7 <text:s text:c="4"/>0.9</text:p>
      <text:p text:style-name="Standard"><text:s text:c="2"/>12.333 | 4 <text:s/>| <text:s text:c="3"/>0.926 <text:s text:c="2"/>-0.100 <text:s text:c="2"/>-0.098 | <text:s/>-146.9 <text:s text:c="2"/>-77.2 <text:s text:c="3"/>64.7</text:p>
      <text:p text:style-name="Standard"><text:s text:c="2"/>12.333 | 5 <text:s/>| <text:s text:c="3"/>1.009 <text:s text:c="2"/>-0.130 <text:s text:c="2"/>-0.072 | <text:s/>-130.8 <text:s text:c="2"/>-81.4 <text:s text:c="2"/>177.5</text:p>
      <text:p text:style-name="Standard"><text:s text:c="2"/>12.366 | 0 <text:s/>| <text:s text:c="8"/>Comm Error <text:s text:c="8"/>| <text:s text:c="11"/>- <text:s text:c="10"/></text:p>
      <text:p text:style-name="Standard"><text:s text:c="2"/>12.366 | 1 <text:s/>| <text:s text:c="3"/>0.419 <text:s text:c="2"/>-0.843 <text:s text:c="3"/>0.194 | <text:s text:c="2"/>-76.7 <text:s text:c="2"/>-18.2 <text:s text:c="3"/>20.5</text:p>
      <text:p text:style-name="Standard"><text:s text:c="2"/>12.366 | 2 <text:s/>| <text:s text:c="3"/>0.047 <text:s text:c="3"/>0.921 <text:s text:c="3"/>0.115 | <text:s text:c="3"/>80.9 <text:s text:c="3"/>-3.4 <text:s text:c="3"/>57.1</text:p>
      <text:p text:style-name="Standard"><text:s text:c="2"/>12.366 | 3 <text:s/>| <text:s text:c="3"/>0.952 <text:s text:c="3"/>0.038 <text:s text:c="3"/>0.315 | <text:s text:c="4"/>0.3 <text:s text:c="2"/>-74.7 <text:s text:c="3"/>-0.7</text:p>
      <text:p text:style-name="Standard"><text:s text:c="2"/>12.366 | 4 <text:s/>| <text:s text:c="3"/>0.926 <text:s text:c="2"/>-0.102 <text:s text:c="2"/>-0.035 | <text:s/>-150.9 <text:s text:c="2"/>-75.5 <text:s text:c="3"/>61.4</text:p>
      <text:p text:style-name="Standard"><text:s text:c="2"/>12.366 | 5 <text:s/>| <text:s text:c="3"/>1.012 <text:s text:c="2"/>-0.111 <text:s text:c="2"/>-0.086 | <text:s/>-129.3 <text:s text:c="2"/>-81.4 <text:s text:c="2"/>175.5</text:p>
      <text:p text:style-name="Standard"><text:s text:c="2"/>12.400 | 0 <text:s/>| <text:s text:c="8"/>Comm Error <text:s text:c="8"/>| <text:s text:c="11"/>- <text:s text:c="10"/></text:p>
      <text:p text:style-name="Standard"><text:s text:c="2"/>12.400 | 1 <text:s/>| <text:s text:c="3"/>0.353 <text:s text:c="2"/>-0.896 <text:s text:c="3"/>0.186 | <text:s text:c="2"/>-76.7 <text:s text:c="2"/>-18.4 <text:s text:c="3"/>18.8</text:p>
      <text:p text:style-name="Standard"><text:soft-page-break/><text:s text:c="2"/>12.400 | 2 <text:s/>| <text:s text:c="3"/>0.135 <text:s text:c="3"/>0.955 <text:s text:c="3"/>0.146 | <text:s text:c="3"/>80.7 <text:s text:c="3"/>-4.1 <text:s text:c="3"/>56.2</text:p>
      <text:p text:style-name="Standard"><text:s text:c="2"/>12.400 | 3 <text:s/>| <text:s text:c="3"/>0.946 <text:s text:c="3"/>0.046 <text:s text:c="3"/>0.257 | <text:s text:c="4"/>0.9 <text:s text:c="2"/>-74.1 <text:s text:c="3"/>-2.6</text:p>
      <text:p text:style-name="Standard"><text:s text:c="2"/>12.400 | 4 <text:s/>| <text:s text:c="3"/>0.906 <text:s text:c="2"/>-0.083 <text:s text:c="3"/>0.025 | <text:s/>-151.0 <text:s text:c="2"/>-75.4 <text:s text:c="3"/>57.2</text:p>
      <text:p text:style-name="Standard"><text:s text:c="2"/>12.400 | 5 <text:s/>| <text:s text:c="3"/>1.026 <text:s text:c="2"/>-0.135 <text:s text:c="2"/>-0.120 | <text:s/>-130.5 <text:s text:c="2"/>-81.1 <text:s text:c="2"/>175.9</text:p>
      <text:p text:style-name="Standard"><text:s text:c="2"/>12.434 | 0 <text:s/>| <text:s text:c="8"/>Comm Error <text:s text:c="8"/>| <text:s text:c="11"/>- <text:s text:c="10"/></text:p>
      <text:p text:style-name="Standard"><text:s text:c="2"/>12.434 | 1 <text:s/>| <text:s text:c="3"/>0.328 <text:s text:c="2"/>-0.863 <text:s text:c="3"/>0.133 | <text:s text:c="2"/>-77.1 <text:s text:c="2"/>-18.2 <text:s text:c="3"/>18.3</text:p>
      <text:p text:style-name="Standard"><text:s text:c="2"/>12.434 | 2 <text:s/>| <text:s text:c="3"/>0.159 <text:s text:c="3"/>0.943 <text:s text:c="3"/>0.150 | <text:s text:c="3"/>80.5 <text:s text:c="3"/>-5.0 <text:s text:c="3"/>55.8</text:p>
      <text:p text:style-name="Standard"><text:s text:c="2"/>12.434 | 3 <text:s/>| <text:s text:c="3"/>0.913 <text:s text:c="2"/>-0.034 <text:s text:c="3"/>0.238 | <text:s text:c="3"/>-0.5 <text:s text:c="2"/>-73.9 <text:s text:c="3"/>-2.6</text:p>
      <text:p text:style-name="Standard"><text:s text:c="2"/>12.434 | 4 <text:s/>| <text:s text:c="3"/>0.890 <text:s text:c="3"/>0.048 <text:s text:c="2"/>-0.061 | <text:s/>-150.3 <text:s text:c="2"/>-77.9 <text:s text:c="3"/>54.7</text:p>
      <text:p text:style-name="Standard"><text:s text:c="2"/>12.434 | 5 <text:s/>| <text:s text:c="3"/>1.022 <text:s text:c="2"/>-0.125 <text:s text:c="2"/>-0.094 | <text:s/>-130.9 <text:s text:c="2"/>-80.9 <text:s text:c="2"/>176.0</text:p>
      <text:p text:style-name="Standard"><text:s text:c="2"/>12.469 | 0 <text:s/>| <text:s text:c="8"/>Comm Error <text:s text:c="8"/>| <text:s text:c="11"/>- <text:s text:c="10"/></text:p>
      <text:p text:style-name="Standard"><text:s text:c="2"/>12.469 | 1 <text:s/>| <text:s text:c="3"/>0.324 <text:s text:c="2"/>-0.828 <text:s text:c="3"/>0.121 | <text:s text:c="2"/>-77.6 <text:s text:c="2"/>-18.2 <text:s text:c="3"/>18.2</text:p>
      <text:p text:style-name="Standard"><text:s text:c="2"/>12.469 | 2 <text:s/>| <text:s text:c="3"/>0.166 <text:s text:c="3"/>0.965 <text:s text:c="3"/>0.116 | <text:s text:c="3"/>80.6 <text:s text:c="3"/>-6.4 <text:s text:c="3"/>55.6</text:p>
      <text:p text:style-name="Standard"><text:s text:c="2"/>12.469 | 3 <text:s/>| <text:s text:c="3"/>1.027 <text:s text:c="2"/>-0.060 <text:s text:c="3"/>0.283 | <text:s text:c="3"/>-3.4 <text:s text:c="2"/>-73.8 <text:s text:c="3"/>-0.5</text:p>
      <text:p text:style-name="Standard"><text:s text:c="2"/>12.469 | 4 <text:s/>| <text:s text:c="3"/>2.299 <text:s text:c="2"/>-0.016 <text:s text:c="3"/>0.932 | <text:s/>-123.7 <text:s text:c="2"/>-82.8 <text:s text:c="3"/>29.7</text:p>
      <text:p text:style-name="Standard"><text:s text:c="2"/>12.469 | 5 <text:s/>| <text:s text:c="3"/>1.035 <text:s text:c="2"/>-0.103 <text:s text:c="2"/>-0.050 | <text:s/>-130.2 <text:s text:c="2"/>-81.0 <text:s text:c="2"/>175.1</text:p>
      <text:p text:style-name="Standard"><text:s text:c="2"/>12.502 | 0 <text:s/>| <text:s text:c="8"/>Comm Error <text:s text:c="8"/>| <text:s text:c="11"/>- <text:s text:c="10"/></text:p>
      <text:p text:style-name="Standard"><text:s text:c="2"/>12.502 | 1 <text:s/>| <text:s text:c="3"/>0.345 <text:s text:c="2"/>-1.157 <text:s text:c="3"/>0.245 | <text:s text:c="2"/>-77.4 <text:s text:c="2"/>-17.8 <text:s text:c="3"/>18.1</text:p>
      <text:p text:style-name="Standard"><text:s text:c="2"/>12.502 | 2 <text:s/>| <text:s text:c="3"/>0.135 <text:s text:c="3"/>1.311 <text:s text:c="3"/>0.192 | <text:s text:c="3"/>80.7 <text:s text:c="3"/>-7.0 <text:s text:c="3"/>55.4</text:p>
      <text:p text:style-name="Standard"><text:s text:c="2"/>12.502 | 3 <text:s/>| <text:s text:c="3"/>1.421 <text:s text:c="2"/>-0.034 <text:s text:c="3"/>0.358 | <text:s text:c="3"/>-6.0 <text:s text:c="2"/>-73.6 <text:s text:c="4"/>1.4</text:p>
      <text:p text:style-name="Standard"><text:s text:c="2"/>12.502 | 4 <text:s/>| <text:s text:c="3"/>0.654 <text:s text:c="3"/>0.746 <text:s text:c="3"/>0.038 | <text:s text:c="2"/>-92.0 <text:s text:c="2"/>-85.3 <text:s/>-168.1</text:p>
      <text:p text:style-name="Standard"><text:s text:c="2"/>12.502 | 5 <text:s/>| <text:s text:c="3"/>0.987 <text:s text:c="2"/>-0.141 <text:s text:c="2"/>-0.126 | <text:s/>-132.7 <text:s text:c="2"/>-81.2 <text:s text:c="2"/>177.5</text:p>
      <text:p text:style-name="Standard"><text:s text:c="2"/>12.536 | 0 <text:s/>| <text:s text:c="8"/>Comm Error <text:s text:c="8"/>| <text:s text:c="11"/>- <text:s text:c="10"/></text:p>
      <text:p text:style-name="Standard"><text:s text:c="2"/>12.536 | 1 <text:s/>| <text:s text:c="3"/>0.368 <text:s text:c="2"/>-1.164 <text:s text:c="3"/>0.240 | <text:s text:c="2"/>-77.4 <text:s text:c="2"/>-17.0 <text:s text:c="3"/>18.2</text:p>
      <text:p text:style-name="Standard"><text:s text:c="2"/>12.536 | 2 <text:s/>| <text:s text:c="3"/>0.171 <text:s text:c="3"/>1.287 <text:s text:c="3"/>0.167 | <text:s text:c="3"/>80.9 <text:s text:c="3"/>-7.3 <text:s text:c="3"/>54.9</text:p>
      <text:p text:style-name="Standard"><text:s text:c="2"/>12.536 | 3 <text:s/>| <text:s text:c="3"/>0.900 <text:s text:c="2"/>-0.146 <text:s text:c="3"/>0.145 | <text:s text:c="2"/>-10.1 <text:s text:c="2"/>-73.7 <text:s text:c="4"/>5.0</text:p>
      <text:p text:style-name="Standard"><text:s text:c="2"/>12.536 | 4 <text:s/>| <text:s text:c="3"/>1.060 <text:s text:c="2"/>-0.350 <text:s text:c="3"/>0.181 | <text:s text:c="2"/>-11.9 <text:s text:c="2"/>-85.0 <text:s text:c="2"/>-74.1</text:p>
      <text:p text:style-name="Standard"><text:s text:c="2"/>12.536 | 5 <text:s/>| <text:s text:c="3"/>0.999 <text:s text:c="2"/>-0.206 <text:s text:c="2"/>-0.250 | <text:s/>-134.0 <text:s text:c="2"/>-79.9 <text:s text:c="2"/>178.6</text:p>
      <text:p text:style-name="Standard"><text:s text:c="2"/>12.570 | 0 <text:s/>| <text:s text:c="8"/>Comm Error <text:s text:c="8"/>| <text:s text:c="11"/>- <text:s text:c="10"/></text:p>
      <text:p text:style-name="Standard"><text:s text:c="2"/>12.570 | 1 <text:s/>| <text:s text:c="3"/>0.360 <text:s text:c="2"/>-0.881 <text:s text:c="3"/>0.128 | <text:s text:c="2"/>-77.8 <text:s text:c="2"/>-17.4 <text:s text:c="3"/>17.9</text:p>
      <text:p text:style-name="Standard"><text:s text:c="2"/>12.570 | 2 <text:s/>| <text:s text:c="3"/>0.141 <text:s text:c="3"/>0.898 <text:s text:c="2"/>-0.052 | <text:s text:c="3"/>82.4 <text:s text:c="3"/>-7.9 <text:s text:c="3"/>53.7</text:p>
      <text:p text:style-name="Standard"><text:s text:c="2"/>12.570 | 3 <text:s/>| <text:s text:c="3"/>0.841 <text:s text:c="2"/>-0.123 <text:s text:c="3"/>0.165 | <text:s text:c="2"/>-15.1 <text:s text:c="2"/>-74.0 <text:s text:c="4"/>9.8</text:p>
      <text:p text:style-name="Standard"><text:s text:c="2"/>12.570 | 4 <text:s/>| <text:s text:c="3"/>0.908 <text:s text:c="3"/>0.060 <text:s text:c="3"/>0.055 | <text:s text:c="2"/>-20.6 <text:s text:c="2"/>-84.3 <text:s text:c="2"/>-68.2</text:p>
      <text:p text:style-name="Standard"><text:s text:c="2"/>12.570 | 5 <text:s/>| <text:s text:c="3"/>0.995 <text:s text:c="2"/>-0.146 <text:s text:c="2"/>-0.262 | <text:s/>-137.9 <text:s text:c="2"/>-78.5 <text:s/>-177.1</text:p>
      <text:p text:style-name="Standard"><text:s text:c="2"/>12.604 | 0 <text:s/>| <text:s text:c="8"/>Comm Error <text:s text:c="8"/>| <text:s text:c="11"/>- <text:s text:c="10"/></text:p>
      <text:p text:style-name="Standard"><text:s text:c="2"/>12.604 | 1 <text:s/>| <text:s text:c="3"/>0.219 <text:s text:c="2"/>-0.822 <text:s text:c="3"/>0.157 | <text:s text:c="2"/>-78.0 <text:s text:c="2"/>-17.5 <text:s text:c="3"/>17.8</text:p>
      <text:p text:style-name="Standard"><text:s text:c="2"/>12.604 | 2 <text:s/>| <text:s text:c="3"/>0.138 <text:s text:c="3"/>0.793 <text:s text:c="2"/>-0.057 | <text:s text:c="3"/>83.9 <text:s text:c="3"/>-8.6 <text:s text:c="3"/>52.4</text:p>
      <text:p text:style-name="Standard"><text:s text:c="2"/>12.604 | 3 <text:s/>| <text:s text:c="3"/>0.894 <text:s text:c="3"/>0.050 <text:s text:c="3"/>0.263 | <text:s text:c="2"/>-14.5 <text:s text:c="2"/>-74.1 <text:s text:c="4"/>9.4</text:p>
      <text:p text:style-name="Standard"><text:s text:c="2"/>12.604 | 4 <text:s/>| <text:s text:c="3"/>1.005 <text:s text:c="2"/>-0.067 <text:s text:c="3"/>0.123 | <text:s text:c="2"/>-16.0 <text:s text:c="2"/>-83.9 <text:s text:c="2"/>-73.9</text:p>
      <text:p text:style-name="Standard"><text:s text:c="2"/>12.604 | 5 <text:s/>| <text:s text:c="3"/>1.008 <text:s text:c="2"/>-0.038 <text:s text:c="2"/>-0.066 | <text:s/>-137.8 <text:s text:c="2"/>-78.9 <text:s/>-176.5</text:p>
      <text:p text:style-name="Standard"><text:s text:c="2"/>12.638 | 0 <text:s/>| <text:s text:c="8"/>Comm Error <text:s text:c="8"/>| <text:s text:c="11"/>- <text:s text:c="10"/></text:p>
      <text:p text:style-name="Standard"><text:s text:c="2"/>12.638 | 1 <text:s/>| <text:s text:c="3"/>0.210 <text:s text:c="2"/>-0.927 <text:s text:c="3"/>0.211 | <text:s text:c="2"/>-77.7 <text:s text:c="2"/>-17.1 <text:s text:c="3"/>18.3</text:p>
      <text:p text:style-name="Standard"><text:s text:c="2"/>12.638 | 2 <text:s/>| <text:s text:c="3"/>0.191 <text:s text:c="3"/>0.857 <text:s text:c="3"/>0.014 | <text:s text:c="3"/>85.1 <text:s text:c="3"/>-9.6 <text:s text:c="3"/>50.6</text:p>
      <text:p text:style-name="Standard"><text:s text:c="2"/>12.638 | 3 <text:s/>| <text:s text:c="3"/>0.983 <text:s text:c="3"/>0.120 <text:s text:c="3"/>0.327 | <text:s text:c="3"/>-9.8 <text:s text:c="2"/>-73.9 <text:s text:c="4"/>5.0</text:p>
      <text:p text:style-name="Standard"><text:s text:c="2"/>12.638 | 4 <text:s/>| <text:s text:c="3"/>0.968 <text:s text:c="2"/>-0.023 <text:s text:c="3"/>0.173 | <text:s text:c="2"/>-20.3 <text:s text:c="2"/>-83.0 <text:s text:c="2"/>-70.4</text:p>
      <text:p text:style-name="Standard"><text:s text:c="2"/>12.638 | 5 <text:s/>| <text:s text:c="3"/>1.015 <text:s text:c="2"/>-0.100 <text:s text:c="2"/>-0.049 | <text:s/>-135.3 <text:s text:c="2"/>-79.5 <text:s/>-178.3</text:p>
      <text:p text:style-name="Standard"><text:s text:c="2"/>12.673 | 0 <text:s/>| <text:s text:c="8"/>Comm Error <text:s text:c="8"/>| <text:s text:c="11"/>- <text:s text:c="10"/></text:p>
      <text:p text:style-name="Standard"><text:s text:c="2"/>12.673 | 1 <text:s/>| <text:s text:c="3"/>0.135 <text:s text:c="2"/>-1.070 <text:s text:c="3"/>0.213 | <text:s text:c="2"/>-77.7 <text:s text:c="2"/>-15.7 <text:s text:c="3"/>19.4</text:p>
      <text:p text:style-name="Standard"><text:s text:c="2"/>12.673 | 2 <text:s/>| <text:s text:c="3"/>0.191 <text:s text:c="3"/>1.045 <text:s text:c="3"/>0.160 | <text:s text:c="3"/>85.0 <text:s text:c="3"/>-9.9 <text:s text:c="3"/>50.5</text:p>
      <text:p text:style-name="Standard"><text:soft-page-break/><text:s text:c="2"/>12.673 | 3 <text:s/>| <text:s text:c="3"/>1.030 <text:s text:c="2"/>-0.003 <text:s text:c="3"/>0.224 | <text:s text:c="3"/>-7.4 <text:s text:c="2"/>-74.1 <text:s text:c="4"/>3.0</text:p>
      <text:p text:style-name="Standard"><text:s text:c="2"/>12.673 | 4 <text:s/>| <text:s text:c="3"/>1.006 <text:s text:c="2"/>-0.006 <text:s text:c="3"/>0.105 | <text:s text:c="2"/>-16.3 <text:s text:c="2"/>-82.7 <text:s text:c="2"/>-74.0</text:p>
      <text:p text:style-name="Standard"><text:s text:c="2"/>12.673 | 5 <text:s/>| <text:s text:c="3"/>1.027 <text:s text:c="2"/>-0.167 <text:s text:c="2"/>-0.155 | <text:s/>-134.9 <text:s text:c="2"/>-79.0 <text:s/>-179.1</text:p>
      <text:p text:style-name="Standard"><text:s text:c="2"/>12.707 | 0 <text:s/>| <text:s text:c="8"/>Comm Error <text:s text:c="8"/>| <text:s text:c="11"/>- <text:s text:c="10"/></text:p>
      <text:p text:style-name="Standard"><text:s text:c="2"/>12.707 | 1 <text:s/>| <text:s text:c="3"/>0.161 <text:s text:c="2"/>-1.037 <text:s text:c="3"/>0.167 | <text:s text:c="2"/>-78.1 <text:s text:c="2"/>-14.7 <text:s text:c="3"/>20.4</text:p>
      <text:p text:style-name="Standard"><text:s text:c="2"/>12.707 | 2 <text:s/>| <text:s text:c="3"/>0.137 <text:s text:c="3"/>1.064 <text:s text:c="3"/>0.163 | <text:s text:c="3"/>84.6 <text:s text:c="3"/>-9.6 <text:s text:c="3"/>51.3</text:p>
      <text:p text:style-name="Standard"><text:s text:c="2"/>12.707 | 3 <text:s/>| <text:s text:c="3"/>1.014 <text:s text:c="2"/>-0.154 <text:s text:c="3"/>0.185 | <text:s text:c="2"/>-10.8 <text:s text:c="2"/>-74.6 <text:s text:c="4"/>6.4</text:p>
      <text:p text:style-name="Standard"><text:s text:c="2"/>12.707 | 4 <text:s/>| <text:s text:c="3"/>1.026 <text:s text:c="2"/>-0.061 <text:s text:c="2"/>-0.015 | <text:s text:c="2"/>-21.1 <text:s text:c="2"/>-83.1 <text:s text:c="2"/>-68.8</text:p>
      <text:p text:style-name="Standard"><text:s text:c="2"/>12.707 | 5 <text:s/>| <text:s text:c="3"/>1.023 <text:s text:c="2"/>-0.121 <text:s text:c="2"/>-0.168 | <text:s/>-136.0 <text:s text:c="2"/>-78.7 <text:s/>-177.8</text:p>
      <text:p text:style-name="Standard"><text:s text:c="2"/>12.741 | 0 <text:s/>| <text:s text:c="8"/>Comm Error <text:s text:c="8"/>| <text:s text:c="11"/>- <text:s text:c="10"/></text:p>
      <text:p text:style-name="Standard"><text:s text:c="2"/>12.741 | 1 <text:s/>| <text:s text:c="3"/>0.194 <text:s text:c="2"/>-0.959 <text:s text:c="3"/>0.161 | <text:s text:c="2"/>-78.5 <text:s text:c="2"/>-14.0 <text:s text:c="3"/>21.1</text:p>
      <text:p text:style-name="Standard"><text:s text:c="2"/>12.741 | 2 <text:s/>| <text:s text:c="3"/>0.182 <text:s text:c="3"/>0.959 <text:s text:c="3"/>0.122 | <text:s text:c="3"/>84.0 <text:s text:c="3"/>-9.5 <text:s text:c="3"/>52.3</text:p>
      <text:p text:style-name="Standard"><text:s text:c="2"/>12.741 | 3 <text:s/>| <text:s text:c="3"/>0.978 <text:s text:c="2"/>-0.074 <text:s text:c="3"/>0.278 | <text:s text:c="2"/>-13.0 <text:s text:c="2"/>-74.7 <text:s text:c="4"/>8.7</text:p>
      <text:p text:style-name="Standard"><text:s text:c="2"/>12.741 | 4 <text:s/>| <text:s text:c="3"/>1.021 <text:s text:c="2"/>-0.053 <text:s text:c="2"/>-0.041 | <text:s text:c="2"/>-28.4 <text:s text:c="2"/>-83.6 <text:s text:c="2"/>-61.0</text:p>
      <text:p text:style-name="Standard"><text:s text:c="2"/>12.741 | 5 <text:s/>| <text:s text:c="3"/>1.004 <text:s text:c="2"/>-0.110 <text:s text:c="2"/>-0.129 | <text:s/>-135.9 <text:s text:c="2"/>-78.6 <text:s/>-177.5</text:p>
      <text:p text:style-name="Standard"><text:s text:c="2"/>12.775 | 0 <text:s/>| <text:s text:c="8"/>Comm Error <text:s text:c="8"/>| <text:s text:c="11"/>- <text:s text:c="10"/></text:p>
      <text:p text:style-name="Standard"><text:s text:c="2"/>12.775 | 1 <text:s/>| <text:s text:c="3"/>0.228 <text:s text:c="2"/>-0.914 <text:s text:c="3"/>0.172 | <text:s text:c="2"/>-78.5 <text:s text:c="2"/>-13.8 <text:s text:c="3"/>21.0</text:p>
      <text:p text:style-name="Standard"><text:s text:c="2"/>12.775 | 2 <text:s/>| <text:s text:c="3"/>0.226 <text:s text:c="3"/>0.916 <text:s text:c="3"/>0.115 | <text:s text:c="3"/>83.7 <text:s text:c="3"/>-9.9 <text:s text:c="3"/>52.7</text:p>
      <text:p text:style-name="Standard"><text:s text:c="2"/>12.775 | 3 <text:s/>| <text:s text:c="3"/>0.969 <text:s text:c="3"/>0.012 <text:s text:c="3"/>0.376 | <text:s text:c="2"/>-10.6 <text:s text:c="2"/>-73.8 <text:s text:c="4"/>6.7</text:p>
      <text:p text:style-name="Standard"><text:s text:c="2"/>12.775 | 4 <text:s/>| <text:s text:c="3"/>1.006 <text:s text:c="2"/>-0.033 <text:s text:c="3"/>0.031 | <text:s text:c="2"/>-33.8 <text:s text:c="2"/>-83.9 <text:s text:c="2"/>-55.3</text:p>
      <text:p text:style-name="Standard"><text:s text:c="2"/>12.775 | 5 <text:s/>| <text:s text:c="3"/>0.999 <text:s text:c="2"/>-0.114 <text:s text:c="2"/>-0.144 | <text:s/>-136.7 <text:s text:c="2"/>-78.6 <text:s/>-176.4</text:p>
      <text:p text:style-name="Standard"><text:s text:c="2"/>12.809 | 0 <text:s/>| <text:s text:c="8"/>Comm Error <text:s text:c="8"/>| <text:s text:c="11"/>- <text:s text:c="10"/></text:p>
      <text:p text:style-name="Standard"><text:s text:c="2"/>12.809 | 1 <text:s/>| <text:s text:c="3"/>0.221 <text:s text:c="2"/>-0.935 <text:s text:c="3"/>0.195 | <text:s text:c="2"/>-78.4 <text:s text:c="2"/>-13.6 <text:s text:c="3"/>20.6</text:p>
      <text:p text:style-name="Standard"><text:s text:c="2"/>12.809 | 2 <text:s/>| <text:s text:c="3"/>0.282 <text:s text:c="3"/>0.936 <text:s text:c="3"/>0.120 | <text:s text:c="3"/>83.4 <text:s text:c="2"/>-10.8 <text:s text:c="3"/>53.3</text:p>
      <text:p text:style-name="Standard"><text:s text:c="2"/>12.809 | 3 <text:s/>| <text:s text:c="3"/>0.989 <text:s text:c="2"/>-0.039 <text:s text:c="3"/>0.297 | <text:s text:c="3"/>-9.5 <text:s text:c="2"/>-73.3 <text:s text:c="4"/>5.8</text:p>
      <text:p text:style-name="Standard"><text:s text:c="2"/>12.809 | 4 <text:s/>| <text:s text:c="3"/>0.995 <text:s text:c="2"/>-0.039 <text:s text:c="3"/>0.065 | <text:s text:c="2"/>-34.0 <text:s text:c="2"/>-83.8 <text:s text:c="2"/>-55.3</text:p>
      <text:p text:style-name="Standard"><text:s text:c="2"/>12.809 | 5 <text:s/>| <text:s text:c="3"/>1.018 <text:s text:c="2"/>-0.129 <text:s text:c="2"/>-0.175 | <text:s/>-137.5 <text:s text:c="2"/>-78.3 <text:s/>-175.6</text:p>
      <text:p text:style-name="Standard"><text:s text:c="2"/>12.843 | 0 <text:s/>| <text:s text:c="8"/>Comm Error <text:s text:c="8"/>| <text:s text:c="11"/>- <text:s text:c="10"/></text:p>
      <text:p text:style-name="Standard"><text:s text:c="2"/>12.843 | 1 <text:s/>| <text:s text:c="3"/>0.224 <text:s text:c="2"/>-0.980 <text:s text:c="3"/>0.204 | <text:s text:c="2"/>-78.2 <text:s text:c="2"/>-13.3 <text:s text:c="3"/>20.3</text:p>
      <text:p text:style-name="Standard"><text:s text:c="2"/>12.843 | 2 <text:s/>| <text:s text:c="3"/>0.270 <text:s text:c="3"/>0.989 <text:s text:c="3"/>0.153 | <text:s text:c="3"/>83.1 <text:s text:c="2"/>-11.3 <text:s text:c="3"/>53.7</text:p>
      <text:p text:style-name="Standard"><text:s text:c="2"/>12.843 | 3 <text:s/>| <text:s text:c="3"/>1.004 <text:s text:c="2"/>-0.059 <text:s text:c="3"/>0.229 | <text:s text:c="2"/>-10.3 <text:s text:c="2"/>-73.5 <text:s text:c="4"/>6.6</text:p>
      <text:p text:style-name="Standard"><text:s text:c="2"/>12.843 | 4 <text:s/>| <text:s text:c="3"/>1.008 <text:s text:c="2"/>-0.057 <text:s text:c="3"/>0.046 | <text:s text:c="2"/>-36.7 <text:s text:c="2"/>-83.8 <text:s text:c="2"/>-52.6</text:p>
      <text:p text:style-name="Standard"><text:s text:c="2"/>12.843 | 5 <text:s/>| <text:s text:c="3"/>1.035 <text:s text:c="2"/>-0.134 <text:s text:c="2"/>-0.142 | <text:s/>-137.1 <text:s text:c="2"/>-78.2 <text:s/>-176.0</text:p>
      <text:p text:style-name="Standard"><text:s text:c="2"/>12.877 | 0 <text:s/>| <text:s text:c="8"/>Comm Error <text:s text:c="8"/>| <text:s text:c="11"/>- <text:s text:c="10"/></text:p>
      <text:p text:style-name="Standard"><text:s text:c="2"/>12.877 | 1 <text:s/>| <text:s text:c="3"/>0.239 <text:s text:c="2"/>-0.993 <text:s text:c="3"/>0.199 | <text:s text:c="2"/>-78.2 <text:s text:c="2"/>-13.3 <text:s text:c="3"/>20.5</text:p>
      <text:p text:style-name="Standard"><text:s text:c="2"/>12.877 | 2 <text:s/>| <text:s text:c="3"/>0.243 <text:s text:c="3"/>0.996 <text:s text:c="3"/>0.161 | <text:s text:c="3"/>82.7 <text:s text:c="2"/>-11.7 <text:s text:c="3"/>54.2</text:p>
      <text:p text:style-name="Standard"><text:s text:c="2"/>12.877 | 3 <text:s/>| <text:s text:c="3"/>0.997 <text:s text:c="2"/>-0.032 <text:s text:c="3"/>0.268 | <text:s text:c="2"/>-10.1 <text:s text:c="2"/>-73.6 <text:s text:c="4"/>6.5</text:p>
      <text:p text:style-name="Standard"><text:s text:c="2"/>12.877 | 4 <text:s/>| <text:s text:c="3"/>1.013 <text:s text:c="2"/>-0.048 <text:s text:c="3"/>0.018 | <text:s text:c="2"/>-40.1 <text:s text:c="2"/>-83.8 <text:s text:c="2"/>-49.1</text:p>
      <text:p text:style-name="Standard"><text:s text:c="2"/>12.877 | 5 <text:s/>| <text:s text:c="3"/>1.006 <text:s text:c="2"/>-0.122 <text:s text:c="2"/>-0.132 | <text:s/>-136.8 <text:s text:c="2"/>-78.3 <text:s/>-176.3</text:p>
      <text:p text:style-name="Standard"><text:s text:c="2"/>12.911 | 0 <text:s/>| <text:s text:c="8"/>Comm Error <text:s text:c="8"/>| <text:s text:c="11"/>- <text:s text:c="10"/></text:p>
      <text:p text:style-name="Standard"><text:s text:c="2"/>12.911 | 1 <text:s/>| <text:s text:c="3"/>0.228 <text:s text:c="2"/>-0.971 <text:s text:c="3"/>0.202 | <text:s text:c="2"/>-78.3 <text:s text:c="2"/>-13.4 <text:s text:c="3"/>21.3</text:p>
      <text:p text:style-name="Standard"><text:s text:c="2"/>12.911 | 2 <text:s/>| <text:s text:c="3"/>0.240 <text:s text:c="3"/>0.978 <text:s text:c="3"/>0.148 | <text:s text:c="3"/>82.3 <text:s text:c="2"/>-12.1 <text:s text:c="3"/>54.3</text:p>
      <text:p text:style-name="Standard"><text:s text:c="2"/>12.911 | 3 <text:s/>| <text:s text:c="3"/>0.986 <text:s text:c="2"/>-0.037 <text:s text:c="3"/>0.295 | <text:s text:c="3"/>-9.6 <text:s text:c="2"/>-73.4 <text:s text:c="4"/>6.1</text:p>
      <text:p text:style-name="Standard"><text:s text:c="2"/>12.911 | 4 <text:s/>| <text:s text:c="3"/>1.007 <text:s text:c="2"/>-0.026 <text:s text:c="3"/>0.003 | <text:s text:c="2"/>-43.7 <text:s text:c="2"/>-84.1 <text:s text:c="2"/>-45.2</text:p>
      <text:p text:style-name="Standard"><text:s text:c="2"/>12.911 | 5 <text:s/>| <text:s text:c="3"/>1.012 <text:s text:c="2"/>-0.153 <text:s text:c="2"/>-0.146 | <text:s/>-136.0 <text:s text:c="2"/>-78.2 <text:s/>-177.0</text:p>
      <text:p text:style-name="Standard"><text:s text:c="2"/>12.946 | 0 <text:s/>| <text:s text:c="8"/>Comm Error <text:s text:c="8"/>| <text:s text:c="11"/>- <text:s text:c="10"/></text:p>
      <text:p text:style-name="Standard"><text:s text:c="2"/>12.946 | 1 <text:s/>| <text:s text:c="3"/>0.210 <text:s text:c="2"/>-0.931 <text:s text:c="3"/>0.193 | <text:s text:c="2"/>-78.3 <text:s text:c="2"/>-13.5 <text:s text:c="3"/>22.0</text:p>
      <text:p text:style-name="Standard"><text:s text:c="2"/>12.946 | 2 <text:s/>| <text:s text:c="3"/>0.241 <text:s text:c="3"/>0.970 <text:s text:c="3"/>0.116 | <text:s text:c="3"/>82.3 <text:s text:c="2"/>-12.5 <text:s text:c="3"/>54.2</text:p>
      <text:p text:style-name="Standard"><text:s text:c="2"/>12.946 | 3 <text:s/>| <text:s text:c="3"/>0.981 <text:s text:c="2"/>-0.061 <text:s text:c="3"/>0.278 | <text:s text:c="3"/>-9.8 <text:s text:c="2"/>-73.2 <text:s text:c="4"/>6.4</text:p>
      <text:p text:style-name="Standard"><text:soft-page-break/><text:s text:c="2"/>12.946 | 4 <text:s/>| <text:s text:c="3"/>1.011 <text:s text:c="2"/>-0.066 <text:s text:c="3"/>0.022 | <text:s text:c="2"/>-47.7 <text:s text:c="2"/>-84.1 <text:s text:c="2"/>-41.3</text:p>
      <text:p text:style-name="Standard"><text:s text:c="2"/>12.946 | 5 <text:s/>| <text:s text:c="3"/>1.011 <text:s text:c="2"/>-0.130 <text:s text:c="2"/>-0.158 | <text:s/>-136.1 <text:s text:c="2"/>-78.1 <text:s/>-176.8</text:p>
      <text:p text:style-name="Standard"><text:s text:c="2"/>12.980 | 0 <text:s/>| <text:s text:c="8"/>Comm Error <text:s text:c="8"/>| <text:s text:c="11"/>- <text:s text:c="10"/></text:p>
      <text:p text:style-name="Standard"><text:s text:c="2"/>12.980 | 1 <text:s/>| <text:s text:c="3"/>0.203 <text:s text:c="2"/>-0.932 <text:s text:c="3"/>0.182 | <text:s text:c="2"/>-78.3 <text:s text:c="2"/>-13.4 <text:s text:c="3"/>22.5</text:p>
      <text:p text:style-name="Standard"><text:s text:c="2"/>12.980 | 2 <text:s/>| <text:s text:c="3"/>0.227 <text:s text:c="3"/>0.979 <text:s text:c="3"/>0.113 | <text:s text:c="3"/>82.5 <text:s text:c="2"/>-12.8 <text:s text:c="3"/>54.1</text:p>
      <text:p text:style-name="Standard"><text:s text:c="2"/>12.980 | 3 <text:s/>| <text:s text:c="3"/>0.985 <text:s text:c="2"/>-0.068 <text:s text:c="3"/>0.267 | <text:s text:c="2"/>-10.5 <text:s text:c="2"/>-73.2 <text:s text:c="4"/>7.4</text:p>
      <text:p text:style-name="Standard"><text:s text:c="2"/>12.980 | 4 <text:s/>| <text:s text:c="3"/>1.004 <text:s text:c="2"/>-0.067 <text:s text:c="3"/>0.032 | <text:s text:c="2"/>-50.8 <text:s text:c="2"/>-84.0 <text:s text:c="2"/>-38.1</text:p>
      <text:p text:style-name="Standard"><text:s text:c="2"/>12.980 | 5 <text:s/>| <text:s text:c="3"/>1.015 <text:s text:c="2"/>-0.118 <text:s text:c="2"/>-0.128 | <text:s/>-136.1 <text:s text:c="2"/>-78.1 <text:s/>-176.7</text:p>
      <text:p text:style-name="Standard"><text:s text:c="2"/>13.014 | 0 <text:s/>| <text:s text:c="8"/>Comm Error <text:s text:c="8"/>| <text:s text:c="11"/>- <text:s text:c="10"/></text:p>
      <text:p text:style-name="Standard"><text:s text:c="2"/>13.014 | 1 <text:s/>| <text:s text:c="3"/>0.209 <text:s text:c="2"/>-0.960 <text:s text:c="3"/>0.189 | <text:s text:c="2"/>-78.3 <text:s text:c="2"/>-13.1 <text:s text:c="3"/>22.6</text:p>
      <text:p text:style-name="Standard"><text:s text:c="2"/>13.014 | 2 <text:s/>| <text:s text:c="3"/>0.228 <text:s text:c="3"/>0.980 <text:s text:c="3"/>0.119 | <text:s text:c="3"/>82.5 <text:s text:c="2"/>-12.9 <text:s text:c="3"/>54.2</text:p>
      <text:p text:style-name="Standard"><text:s text:c="2"/>13.014 | 3 <text:s/>| <text:s text:c="3"/>0.988 <text:s text:c="2"/>-0.054 <text:s text:c="3"/>0.274 | <text:s text:c="2"/>-11.1 <text:s text:c="2"/>-73.1 <text:s text:c="4"/>7.8</text:p>
      <text:p text:style-name="Standard"><text:s text:c="2"/>13.014 | 4 <text:s/>| <text:s text:c="3"/>1.005 <text:s text:c="2"/>-0.059 <text:s text:c="3"/>0.038 | <text:s text:c="2"/>-52.5 <text:s text:c="2"/>-83.9 <text:s text:c="2"/>-37.3</text:p>
      <text:p text:style-name="Standard"><text:s text:c="2"/>13.014 | 5 <text:s/>| <text:s text:c="3"/>1.011 <text:s text:c="2"/>-0.127 <text:s text:c="2"/>-0.129 | <text:s/>-135.9 <text:s text:c="2"/>-78.2 <text:s/>-176.9</text:p>
      <text:p text:style-name="Standard"><text:s text:c="2"/>13.049 | 0 <text:s/>| <text:s text:c="8"/>Comm Error <text:s text:c="8"/>| <text:s text:c="11"/>- <text:s text:c="10"/></text:p>
      <text:p text:style-name="Standard"><text:s text:c="2"/>13.049 | 1 <text:s/>| <text:s text:c="3"/>0.212 <text:s text:c="2"/>-0.963 <text:s text:c="3"/>0.195 | <text:s text:c="2"/>-78.2 <text:s text:c="2"/>-13.0 <text:s text:c="3"/>22.5</text:p>
      <text:p text:style-name="Standard"><text:s text:c="2"/>13.049 | 2 <text:s/>| <text:s text:c="3"/>0.231 <text:s text:c="3"/>0.974 <text:s text:c="3"/>0.127 | <text:s text:c="3"/>82.4 <text:s text:c="2"/>-13.0 <text:s text:c="3"/>54.4</text:p>
      <text:p text:style-name="Standard"><text:s text:c="2"/>13.049 | 3 <text:s/>| <text:s text:c="3"/>0.981 <text:s text:c="2"/>-0.050 <text:s text:c="3"/>0.275 | <text:s text:c="2"/>-11.2 <text:s text:c="2"/>-73.1 <text:s text:c="4"/>7.9</text:p>
      <text:p text:style-name="Standard"><text:s text:c="2"/>13.049 | 4 <text:s/>| <text:s text:c="3"/>1.008 <text:s text:c="2"/>-0.045 <text:s text:c="3"/>0.027 | <text:s text:c="2"/>-53.0 <text:s text:c="2"/>-83.9 <text:s text:c="2"/>-36.8</text:p>
      <text:p text:style-name="Standard"><text:s text:c="2"/>13.049 | 5 <text:s/>| <text:s text:c="3"/>1.008 <text:s text:c="2"/>-0.157 <text:s text:c="2"/>-0.133 | <text:s/>-134.9 <text:s text:c="2"/>-78.1 <text:s/>-177.9</text:p>
      <text:p text:style-name="Standard"><text:s text:c="2"/>13.083 | 0 <text:s/>| <text:s text:c="8"/>Comm Error <text:s text:c="8"/>| <text:s text:c="11"/>- <text:s text:c="10"/></text:p>
      <text:p text:style-name="Standard"><text:s text:c="2"/>13.083 | 1 <text:s/>| <text:s text:c="3"/>0.219 <text:s text:c="2"/>-0.951 <text:s text:c="3"/>0.190 | <text:s text:c="2"/>-78.1 <text:s text:c="2"/>-12.9 <text:s text:c="3"/>22.4</text:p>
      <text:p text:style-name="Standard"><text:s text:c="2"/>13.083 | 2 <text:s/>| <text:s text:c="3"/>0.237 <text:s text:c="3"/>0.967 <text:s text:c="3"/>0.127 | <text:s text:c="3"/>82.3 <text:s text:c="2"/>-13.2 <text:s text:c="3"/>54.5</text:p>
      <text:p text:style-name="Standard"><text:s text:c="2"/>13.083 | 3 <text:s/>| <text:s text:c="3"/>0.979 <text:s text:c="2"/>-0.051 <text:s text:c="3"/>0.270 | <text:s text:c="2"/>-11.3 <text:s text:c="2"/>-73.1 <text:s text:c="4"/>8.1</text:p>
      <text:p text:style-name="Standard"><text:s text:c="2"/>13.083 | 4 <text:s/>| <text:s text:c="3"/>1.007 <text:s text:c="2"/>-0.059 <text:s text:c="3"/>0.028 | <text:s text:c="2"/>-54.6 <text:s text:c="2"/>-84.0 <text:s text:c="2"/>-35.1</text:p>
      <text:p text:style-name="Standard"><text:s text:c="2"/>13.083 | 5 <text:s/>| <text:s text:c="3"/>1.006 <text:s text:c="2"/>-0.126 <text:s text:c="2"/>-0.136 | <text:s/>-134.9 <text:s text:c="2"/>-78.1 <text:s/>-177.8</text:p>
      <text:p text:style-name="Standard"><text:s text:c="2"/>13.117 | 0 <text:s/>| <text:s text:c="8"/>Comm Error <text:s text:c="8"/>| <text:s text:c="11"/>- <text:s text:c="10"/></text:p>
      <text:p text:style-name="Standard"><text:s text:c="2"/>13.117 | 1 <text:s/>| <text:s text:c="3"/>0.215 <text:s text:c="2"/>-0.953 <text:s text:c="3"/>0.187 | <text:s text:c="2"/>-78.1 <text:s text:c="2"/>-12.9 <text:s text:c="3"/>22.5</text:p>
      <text:p text:style-name="Standard"><text:s text:c="2"/>13.117 | 2 <text:s/>| <text:s text:c="3"/>0.244 <text:s text:c="3"/>0.966 <text:s text:c="3"/>0.126 | <text:s text:c="3"/>82.3 <text:s text:c="2"/>-13.3 <text:s text:c="3"/>54.5</text:p>
      <text:p text:style-name="Standard"><text:s text:c="2"/>13.117 | 3 <text:s/>| <text:s text:c="3"/>0.985 <text:s text:c="2"/>-0.050 <text:s text:c="3"/>0.278 | <text:s text:c="2"/>-11.3 <text:s text:c="2"/>-73.0 <text:s text:c="4"/>8.1</text:p>
      <text:p text:style-name="Standard"><text:s text:c="2"/>13.117 | 4 <text:s/>| <text:s text:c="3"/>1.010 <text:s text:c="2"/>-0.049 <text:s text:c="3"/>0.025 | <text:s text:c="2"/>-55.9 <text:s text:c="2"/>-84.0 <text:s text:c="2"/>-33.8</text:p>
      <text:p text:style-name="Standard"><text:s text:c="2"/>13.117 | 5 <text:s/>| <text:s text:c="3"/>1.017 <text:s text:c="2"/>-0.128 <text:s text:c="2"/>-0.146 | <text:s/>-135.4 <text:s text:c="2"/>-78.1 <text:s/>-177.0</text:p>
      <text:p text:style-name="Standard"><text:s text:c="2"/>13.151 | 0 <text:s/>| <text:s text:c="8"/>Comm Error <text:s text:c="8"/>| <text:s text:c="11"/>- <text:s text:c="10"/></text:p>
      <text:p text:style-name="Standard"><text:s text:c="2"/>13.151 | 1 <text:s/>| <text:s text:c="3"/>0.216 <text:s text:c="2"/>-0.963 <text:s text:c="3"/>0.191 | <text:s text:c="2"/>-78.2 <text:s text:c="2"/>-12.8 <text:s text:c="3"/>22.6</text:p>
      <text:p text:style-name="Standard"><text:s text:c="2"/>13.151 | 2 <text:s/>| <text:s text:c="3"/>0.245 <text:s text:c="3"/>0.969 <text:s text:c="3"/>0.129 | <text:s text:c="3"/>82.2 <text:s text:c="2"/>-13.5 <text:s text:c="3"/>54.5</text:p>
      <text:p text:style-name="Standard"><text:s text:c="2"/>13.151 | 3 <text:s/>| <text:s text:c="3"/>0.989 <text:s text:c="2"/>-0.048 <text:s text:c="3"/>0.283 | <text:s text:c="2"/>-11.0 <text:s text:c="2"/>-72.9 <text:s text:c="4"/>8.0</text:p>
      <text:p text:style-name="Standard"><text:s text:c="2"/>13.151 | 4 <text:s/>| <text:s text:c="3"/>1.011 <text:s text:c="2"/>-0.058 <text:s text:c="3"/>0.024 | <text:s text:c="2"/>-57.8 <text:s text:c="2"/>-84.0 <text:s text:c="2"/>-31.9</text:p>
      <text:p text:style-name="Standard"><text:s text:c="2"/>13.151 | 5 <text:s/>| <text:s text:c="3"/>1.013 <text:s text:c="2"/>-0.131 <text:s text:c="2"/>-0.162 | <text:s/>-136.5 <text:s text:c="2"/>-78.0 <text:s/>-176.1</text:p>
      <text:p text:style-name="Standard"><text:s text:c="2"/>13.186 | 0 <text:s/>| <text:s text:c="8"/>Comm Error <text:s text:c="8"/>| <text:s text:c="11"/>- <text:s text:c="10"/></text:p>
      <text:p text:style-name="Standard"><text:s text:c="2"/>13.186 | 1 <text:s/>| <text:s text:c="3"/>0.203 <text:s text:c="2"/>-0.965 <text:s text:c="3"/>0.196 | <text:s text:c="2"/>-78.2 <text:s text:c="2"/>-12.7 <text:s text:c="3"/>22.7</text:p>
      <text:p text:style-name="Standard"><text:s text:c="2"/>13.186 | 2 <text:s/>| <text:s text:c="3"/>0.236 <text:s text:c="3"/>0.976 <text:s text:c="3"/>0.142 | <text:s text:c="3"/>82.1 <text:s text:c="2"/>-13.6 <text:s text:c="3"/>54.6</text:p>
      <text:p text:style-name="Standard"><text:s text:c="2"/>13.186 | 3 <text:s/>| <text:s text:c="3"/>0.986 <text:s text:c="2"/>-0.046 <text:s text:c="3"/>0.282 | <text:s text:c="2"/>-10.8 <text:s text:c="2"/>-72.8 <text:s text:c="4"/>7.7</text:p>
      <text:p text:style-name="Standard"><text:s text:c="2"/>13.186 | 4 <text:s/>| <text:s text:c="3"/>1.011 <text:s text:c="2"/>-0.052 <text:s text:c="3"/>0.012 | <text:s text:c="2"/>-59.7 <text:s text:c="2"/>-84.1 <text:s text:c="2"/>-30.1</text:p>
      <text:p text:style-name="Standard"><text:s text:c="2"/>13.186 | 5 <text:s/>| <text:s text:c="3"/>1.013 <text:s text:c="2"/>-0.141 <text:s text:c="2"/>-0.159 | <text:s/>-136.8 <text:s text:c="2"/>-77.9 <text:s/>-175.9</text:p>
      <text:p text:style-name="Standard"><text:s text:c="2"/>13.220 | 0 <text:s/>| <text:s text:c="8"/>Comm Error <text:s text:c="8"/>| <text:s text:c="11"/>- <text:s text:c="10"/></text:p>
      <text:p text:style-name="Standard"><text:s text:c="2"/>13.220 | 1 <text:s/>| <text:s text:c="3"/>0.201 <text:s text:c="2"/>-0.962 <text:s text:c="3"/>0.188 | <text:s text:c="2"/>-78.2 <text:s text:c="2"/>-12.6 <text:s text:c="3"/>22.7</text:p>
      <text:p text:style-name="Standard"><text:s text:c="2"/>13.220 | 2 <text:s/>| <text:s text:c="3"/>0.234 <text:s text:c="3"/>0.968 <text:s text:c="3"/>0.137 | <text:s text:c="3"/>81.9 <text:s text:c="2"/>-13.6 <text:s text:c="3"/>54.6</text:p>
      <text:p text:style-name="Standard"><text:s text:c="2"/>13.220 | 3 <text:s/>| <text:s text:c="3"/>0.981 <text:s text:c="2"/>-0.048 <text:s text:c="3"/>0.268 | <text:s text:c="2"/>-10.7 <text:s text:c="2"/>-72.9 <text:s text:c="4"/>7.5</text:p>
      <text:p text:style-name="Standard"><text:s text:c="2"/>13.220 | 4 <text:s/>| <text:s text:c="3"/>1.007 <text:s text:c="2"/>-0.056 <text:s text:c="3"/>0.022 | <text:s text:c="2"/>-60.5 <text:s text:c="2"/>-84.1 <text:s text:c="2"/>-29.3</text:p>
      <text:p text:style-name="Standard"><text:soft-page-break/><text:s text:c="2"/>13.220 | 5 <text:s/>| <text:s text:c="3"/>1.011 <text:s text:c="2"/>-0.141 <text:s text:c="2"/>-0.141 | <text:s/>-136.7 <text:s text:c="2"/>-77.8 <text:s/>-175.9</text:p>
      <text:p text:style-name="Standard"><text:s text:c="2"/>13.254 | 0 <text:s/>| <text:s text:c="8"/>Comm Error <text:s text:c="8"/>| <text:s text:c="11"/>- <text:s text:c="10"/></text:p>
      <text:p text:style-name="Standard"><text:s text:c="2"/>13.254 | 1 <text:s/>| <text:s text:c="3"/>0.209 <text:s text:c="2"/>-0.959 <text:s text:c="3"/>0.184 | <text:s text:c="2"/>-78.3 <text:s text:c="2"/>-12.5 <text:s text:c="3"/>22.7</text:p>
      <text:p text:style-name="Standard"><text:s text:c="2"/>13.254 | 2 <text:s/>| <text:s text:c="3"/>0.240 <text:s text:c="3"/>0.968 <text:s text:c="3"/>0.122 | <text:s text:c="3"/>81.9 <text:s text:c="2"/>-13.7 <text:s text:c="3"/>54.6</text:p>
      <text:p text:style-name="Standard"><text:s text:c="2"/>13.254 | 3 <text:s/>| <text:s text:c="3"/>0.979 <text:s text:c="2"/>-0.048 <text:s text:c="3"/>0.274 | <text:s text:c="2"/>-10.6 <text:s text:c="2"/>-72.9 <text:s text:c="4"/>7.4</text:p>
      <text:p text:style-name="Standard"><text:s text:c="2"/>13.254 | 4 <text:s/>| <text:s text:c="3"/>1.009 <text:s text:c="2"/>-0.058 <text:s text:c="3"/>0.026 | <text:s text:c="2"/>-60.7 <text:s text:c="2"/>-84.0 <text:s text:c="2"/>-29.2</text:p>
      <text:p text:style-name="Standard"><text:s text:c="2"/>13.254 | 5 <text:s/>| <text:s text:c="3"/>1.009 <text:s text:c="2"/>-0.144 <text:s text:c="2"/>-0.139 | <text:s/>-136.6 <text:s text:c="2"/>-77.8 <text:s/>-176.1</text:p>
      <text:p text:style-name="Standard"><text:s text:c="2"/>13.289 | 0 <text:s/>| <text:s text:c="8"/>Comm Error <text:s text:c="8"/>| <text:s text:c="11"/>- <text:s text:c="10"/></text:p>
      <text:p text:style-name="Standard"><text:s text:c="2"/>13.289 | 1 <text:s/>| <text:s text:c="3"/>0.205 <text:s text:c="2"/>-0.963 <text:s text:c="3"/>0.185 | <text:s text:c="2"/>-78.3 <text:s text:c="2"/>-12.4 <text:s text:c="3"/>22.6</text:p>
      <text:p text:style-name="Standard"><text:s text:c="2"/>13.289 | 2 <text:s/>| <text:s text:c="3"/>0.241 <text:s text:c="3"/>0.974 <text:s text:c="3"/>0.124 | <text:s text:c="3"/>82.0 <text:s text:c="2"/>-13.7 <text:s text:c="3"/>54.5</text:p>
      <text:p text:style-name="Standard"><text:s text:c="2"/>13.289 | 3 <text:s/>| <text:s text:c="3"/>0.982 <text:s text:c="2"/>-0.049 <text:s text:c="3"/>0.276 | <text:s text:c="2"/>-10.6 <text:s text:c="2"/>-73.0 <text:s text:c="4"/>7.2</text:p>
      <text:p text:style-name="Standard"><text:s text:c="2"/>13.289 | 4 <text:s/>| <text:s text:c="3"/>1.008 <text:s text:c="2"/>-0.053 <text:s text:c="3"/>0.023 | <text:s text:c="2"/>-61.4 <text:s text:c="2"/>-84.1 <text:s text:c="2"/>-28.6</text:p>
      <text:p text:style-name="Standard"><text:s text:c="2"/>13.289 | 5 <text:s/>| <text:s text:c="3"/>1.009 <text:s text:c="2"/>-0.134 <text:s text:c="2"/>-0.141 | <text:s/>-136.7 <text:s text:c="2"/>-77.8 <text:s/>-176.0</text:p>
      <text:p text:style-name="Standard"><text:s text:c="2"/>13.323 | 0 <text:s/>| <text:s text:c="8"/>Comm Error <text:s text:c="8"/>| <text:s text:c="11"/>- <text:s text:c="10"/></text:p>
      <text:p text:style-name="Standard"><text:s text:c="2"/>13.323 | 1 <text:s/>| <text:s text:c="3"/>0.199 <text:s text:c="2"/>-0.965 <text:s text:c="3"/>0.196 | <text:s text:c="2"/>-78.3 <text:s text:c="2"/>-12.2 <text:s text:c="3"/>22.6</text:p>
      <text:p text:style-name="Standard"><text:s text:c="2"/>13.323 | 2 <text:s/>| <text:s text:c="3"/>0.241 <text:s text:c="3"/>0.975 <text:s text:c="3"/>0.126 | <text:s text:c="3"/>82.0 <text:s text:c="2"/>-13.7 <text:s text:c="3"/>54.4</text:p>
      <text:p text:style-name="Standard"><text:s text:c="2"/>13.323 | 3 <text:s/>| <text:s text:c="3"/>0.982 <text:s text:c="2"/>-0.061 <text:s text:c="3"/>0.276 | <text:s text:c="2"/>-10.7 <text:s text:c="2"/>-73.0 <text:s text:c="4"/>7.2</text:p>
      <text:p text:style-name="Standard"><text:s text:c="2"/>13.323 | 4 <text:s/>| <text:s text:c="3"/>1.008 <text:s text:c="2"/>-0.054 <text:s text:c="3"/>0.027 | <text:s text:c="2"/>-61.5 <text:s text:c="2"/>-84.1 <text:s text:c="2"/>-28.5</text:p>
      <text:p text:style-name="Standard"><text:s text:c="2"/>13.323 | 5 <text:s/>| <text:s text:c="3"/>1.006 <text:s text:c="2"/>-0.139 <text:s text:c="2"/>-0.167 | <text:s/>-137.2 <text:s text:c="2"/>-77.6 <text:s/>-175.5</text:p>
      <text:p text:style-name="Standard"><text:s text:c="2"/>13.357 | 0 <text:s/>| <text:s text:c="8"/>Comm Error <text:s text:c="8"/>| <text:s text:c="11"/>- <text:s text:c="10"/></text:p>
      <text:p text:style-name="Standard"><text:s text:c="2"/>13.357 | 1 <text:s/>| <text:s text:c="3"/>0.207 <text:s text:c="2"/>-0.969 <text:s text:c="3"/>0.195 | <text:s text:c="2"/>-78.3 <text:s text:c="2"/>-12.2 <text:s text:c="3"/>22.6</text:p>
      <text:p text:style-name="Standard"><text:s text:c="2"/>13.357 | 2 <text:s/>| <text:s text:c="3"/>0.235 <text:s text:c="3"/>0.971 <text:s text:c="3"/>0.126 | <text:s text:c="3"/>82.0 <text:s text:c="2"/>-13.7 <text:s text:c="3"/>54.3</text:p>
      <text:p text:style-name="Standard"><text:s text:c="2"/>13.357 | 3 <text:s/>| <text:s text:c="3"/>0.983 <text:s text:c="2"/>-0.054 <text:s text:c="3"/>0.276 | <text:s text:c="2"/>-10.8 <text:s text:c="2"/>-73.0 <text:s text:c="4"/>7.2</text:p>
      <text:p text:style-name="Standard"><text:s text:c="2"/>13.357 | 4 <text:s/>| <text:s text:c="3"/>1.009 <text:s text:c="2"/>-0.046 <text:s text:c="3"/>0.019 | <text:s text:c="2"/>-61.6 <text:s text:c="2"/>-84.1 <text:s text:c="2"/>-28.3</text:p>
      <text:p text:style-name="Standard"><text:s text:c="2"/>13.357 | 5 <text:s/>| <text:s text:c="3"/>1.012 <text:s text:c="2"/>-0.131 <text:s text:c="2"/>-0.175 | <text:s/>-138.3 <text:s text:c="2"/>-77.5 <text:s/>-174.4</text:p>
      <text:p text:style-name="Standard"><text:s text:c="2"/>13.391 | 0 <text:s/>| <text:s text:c="8"/>Comm Error <text:s text:c="8"/>| <text:s text:c="11"/>- <text:s text:c="10"/></text:p>
      <text:p text:style-name="Standard"><text:s text:c="2"/>13.391 | 1 <text:s/>| <text:s text:c="3"/>0.229 <text:s text:c="2"/>-0.962 <text:s text:c="3"/>0.193 | <text:s text:c="2"/>-78.3 <text:s text:c="2"/>-12.4 <text:s text:c="3"/>22.7</text:p>
      <text:p text:style-name="Standard"><text:s text:c="2"/>13.391 | 2 <text:s/>| <text:s text:c="3"/>0.236 <text:s text:c="3"/>0.970 <text:s text:c="3"/>0.129 | <text:s text:c="3"/>82.0 <text:s text:c="2"/>-13.7 <text:s text:c="3"/>54.2</text:p>
      <text:p text:style-name="Standard"><text:s text:c="2"/>13.391 | 3 <text:s/>| <text:s text:c="3"/>0.986 <text:s text:c="2"/>-0.049 <text:s text:c="3"/>0.285 | <text:s text:c="2"/>-10.5 <text:s text:c="2"/>-73.0 <text:s text:c="4"/>6.8</text:p>
      <text:p text:style-name="Standard"><text:s text:c="2"/>13.391 | 4 <text:s/>| <text:s text:c="3"/>1.008 <text:s text:c="2"/>-0.066 <text:s text:c="3"/>0.029 | <text:s text:c="2"/>-62.0 <text:s text:c="2"/>-84.0 <text:s text:c="2"/>-28.1</text:p>
      <text:p text:style-name="Standard"><text:s text:c="2"/>13.391 | 5 <text:s/>| <text:s text:c="3"/>1.015 <text:s text:c="2"/>-0.127 <text:s text:c="2"/>-0.167 | <text:s/>-139.1 <text:s text:c="2"/>-77.4 <text:s/>-173.7</text:p>
      <text:p text:style-name="Standard"><text:s text:c="2"/>13.425 | 0 <text:s/>| <text:s text:c="8"/>Comm Error <text:s text:c="8"/>| <text:s text:c="11"/>- <text:s text:c="10"/></text:p>
      <text:p text:style-name="Standard"><text:s text:c="2"/>13.425 | 1 <text:s/>| <text:s text:c="3"/>0.224 <text:s text:c="2"/>-0.950 <text:s text:c="3"/>0.197 | <text:s text:c="2"/>-78.3 <text:s text:c="2"/>-12.5 <text:s text:c="3"/>22.7</text:p>
      <text:p text:style-name="Standard"><text:s text:c="2"/>13.425 | 2 <text:s/>| <text:s text:c="3"/>0.238 <text:s text:c="3"/>0.974 <text:s text:c="3"/>0.134 | <text:s text:c="3"/>81.9 <text:s text:c="2"/>-13.6 <text:s text:c="3"/>54.1</text:p>
      <text:p text:style-name="Standard"><text:s text:c="2"/>13.425 | 3 <text:s/>| <text:s text:c="3"/>0.984 <text:s text:c="2"/>-0.054 <text:s text:c="3"/>0.282 | <text:s text:c="2"/>-10.4 <text:s text:c="2"/>-73.0 <text:s text:c="4"/>6.6</text:p>
      <text:p text:style-name="Standard"><text:s text:c="2"/>13.425 | 4 <text:s/>| <text:s text:c="3"/>1.006 <text:s text:c="2"/>-0.052 <text:s text:c="3"/>0.025 | <text:s text:c="2"/>-62.0 <text:s text:c="2"/>-84.0 <text:s text:c="2"/>-28.2</text:p>
      <text:p text:style-name="Standard"><text:s text:c="2"/>13.425 | 5 <text:s/>| <text:s text:c="3"/>1.011 <text:s text:c="2"/>-0.130 <text:s text:c="2"/>-0.164 | <text:s/>-139.5 <text:s text:c="2"/>-77.4 <text:s/>-173.3</text:p>
      <text:p text:style-name="Standard"><text:s text:c="2"/>13.460 | 0 <text:s/>| <text:s text:c="8"/>Comm Error <text:s text:c="8"/>| <text:s text:c="11"/>- <text:s text:c="10"/></text:p>
      <text:p text:style-name="Standard"><text:s text:c="2"/>13.460 | 1 <text:s/>| <text:s text:c="3"/>0.228 <text:s text:c="2"/>-0.943 <text:s text:c="3"/>0.191 | <text:s text:c="2"/>-78.3 <text:s text:c="2"/>-12.7 <text:s text:c="3"/>22.7</text:p>
      <text:p text:style-name="Standard"><text:s text:c="2"/>13.460 | 2 <text:s/>| <text:s text:c="3"/>0.237 <text:s text:c="3"/>0.974 <text:s text:c="3"/>0.130 | <text:s text:c="3"/>81.9 <text:s text:c="2"/>-13.6 <text:s text:c="3"/>54.0</text:p>
      <text:p text:style-name="Standard"><text:s text:c="2"/>13.460 | 3 <text:s/>| <text:s text:c="3"/>0.982 <text:s text:c="2"/>-0.063 <text:s text:c="3"/>0.271 | <text:s text:c="2"/>-10.7 <text:s text:c="2"/>-73.1 <text:s text:c="4"/>6.7</text:p>
      <text:p text:style-name="Standard"><text:s text:c="2"/>13.460 | 4 <text:s/>| <text:s text:c="3"/>1.009 <text:s text:c="2"/>-0.053 <text:s text:c="3"/>0.021 | <text:s text:c="2"/>-62.1 <text:s text:c="2"/>-84.1 <text:s text:c="2"/>-28.0</text:p>
      <text:p text:style-name="Standard"><text:s text:c="2"/>13.460 | 5 <text:s/>| <text:s text:c="3"/>1.010 <text:s text:c="2"/>-0.143 <text:s text:c="2"/>-0.163 | <text:s/>-139.6 <text:s text:c="2"/>-77.3 <text:s/>-173.3</text:p>
      <text:p text:style-name="Standard"><text:s text:c="2"/>13.495 | 0 <text:s/>| <text:s text:c="8"/>Comm Error <text:s text:c="8"/>| <text:s text:c="11"/>- <text:s text:c="10"/></text:p>
      <text:p text:style-name="Standard"><text:s text:c="2"/>13.495 | 1 <text:s/>| <text:s text:c="3"/>0.232 <text:s text:c="2"/>-0.946 <text:s text:c="3"/>0.190 | <text:s text:c="2"/>-78.3 <text:s text:c="2"/>-12.8 <text:s text:c="3"/>22.6</text:p>
      <text:p text:style-name="Standard"><text:s text:c="2"/>13.495 | 2 <text:s/>| <text:s text:c="3"/>0.237 <text:s text:c="3"/>0.976 <text:s text:c="3"/>0.121 | <text:s text:c="3"/>82.0 <text:s text:c="2"/>-13.5 <text:s text:c="3"/>53.7</text:p>
      <text:p text:style-name="Standard"><text:s text:c="2"/>13.495 | 3 <text:s/>| <text:s text:c="3"/>0.983 <text:s text:c="2"/>-0.066 <text:s text:c="3"/>0.276 | <text:s text:c="2"/>-11.0 <text:s text:c="2"/>-73.1 <text:s text:c="4"/>6.8</text:p>
      <text:p text:style-name="Standard"><text:s text:c="2"/>13.495 | 4 <text:s/>| <text:s text:c="3"/>1.010 <text:s text:c="2"/>-0.057 <text:s text:c="3"/>0.022 | <text:s text:c="2"/>-62.5 <text:s text:c="2"/>-84.1 <text:s text:c="2"/>-27.5</text:p>
      <text:p text:style-name="Standard"><text:s text:c="2"/>13.495 | 5 <text:s/>| <text:s text:c="3"/>1.009 <text:s text:c="2"/>-0.140 <text:s text:c="2"/>-0.163 | <text:s/>-139.6 <text:s text:c="2"/>-77.3 <text:s/>-173.4</text:p>
      <text:p text:style-name="Standard"><text:soft-page-break/><text:s text:c="2"/>13.529 | 0 <text:s/>| <text:s text:c="8"/>Comm Error <text:s text:c="8"/>| <text:s text:c="11"/>- <text:s text:c="10"/></text:p>
      <text:p text:style-name="Standard"><text:s text:c="2"/>13.529 | 1 <text:s/>| <text:s text:c="3"/>0.232 <text:s text:c="2"/>-0.952 <text:s text:c="3"/>0.193 | <text:s text:c="2"/>-78.3 <text:s text:c="2"/>-12.9 <text:s text:c="3"/>22.6</text:p>
      <text:p text:style-name="Standard"><text:s text:c="2"/>13.529 | 2 <text:s/>| <text:s text:c="3"/>0.237 <text:s text:c="3"/>0.973 <text:s text:c="3"/>0.119 | <text:s text:c="3"/>82.1 <text:s text:c="2"/>-13.5 <text:s text:c="3"/>53.6</text:p>
      <text:p text:style-name="Standard"><text:s text:c="2"/>13.529 | 3 <text:s/>| <text:s text:c="3"/>0.986 <text:s text:c="2"/>-0.062 <text:s text:c="3"/>0.289 | <text:s text:c="2"/>-11.1 <text:s text:c="2"/>-73.1 <text:s text:c="4"/>6.8</text:p>
      <text:p text:style-name="Standard"><text:s text:c="2"/>13.529 | 4 <text:s/>| <text:s text:c="3"/>1.008 <text:s text:c="2"/>-0.055 <text:s text:c="3"/>0.019 | <text:s text:c="2"/>-63.2 <text:s text:c="2"/>-84.1 <text:s text:c="2"/>-26.8</text:p>
      <text:p text:style-name="Standard"><text:s text:c="2"/>13.529 | 5 <text:s/>| <text:s text:c="3"/>1.010 <text:s text:c="2"/>-0.131 <text:s text:c="2"/>-0.163 | <text:s/>-139.8 <text:s text:c="2"/>-77.3 <text:s/>-173.2</text:p>
      <text:p text:style-name="Standard"><text:s text:c="2"/>13.563 | 0 <text:s/>| <text:s text:c="8"/>Comm Error <text:s text:c="8"/>| <text:s text:c="11"/>- <text:s text:c="10"/></text:p>
      <text:p text:style-name="Standard"><text:s text:c="2"/>13.563 | 1 <text:s/>| <text:s text:c="3"/>0.231 <text:s text:c="2"/>-0.956 <text:s text:c="3"/>0.196 | <text:s text:c="2"/>-78.3 <text:s text:c="2"/>-12.9 <text:s text:c="3"/>22.5</text:p>
      <text:p text:style-name="Standard"><text:s text:c="2"/>13.563 | 2 <text:s/>| <text:s text:c="3"/>0.233 <text:s text:c="3"/>0.974 <text:s text:c="3"/>0.122 | <text:s text:c="3"/>82.1 <text:s text:c="2"/>-13.5 <text:s text:c="3"/>53.4</text:p>
      <text:p text:style-name="Standard"><text:s text:c="2"/>13.563 | 3 <text:s/>| <text:s text:c="3"/>0.986 <text:s text:c="2"/>-0.056 <text:s text:c="3"/>0.286 | <text:s text:c="2"/>-11.0 <text:s text:c="2"/>-73.1 <text:s text:c="4"/>6.7</text:p>
      <text:p text:style-name="Standard"><text:s text:c="2"/>13.563 | 4 <text:s/>| <text:s text:c="3"/>1.007 <text:s text:c="2"/>-0.057 <text:s text:c="3"/>0.031 | <text:s text:c="2"/>-62.9 <text:s text:c="2"/>-84.1 <text:s text:c="2"/>-27.1</text:p>
      <text:p text:style-name="Standard"><text:s text:c="2"/>13.563 | 5 <text:s/>| <text:s text:c="3"/>1.006 <text:s text:c="2"/>-0.137 <text:s text:c="2"/>-0.168 | <text:s/>-139.9 <text:s text:c="2"/>-77.3 <text:s/>-173.2</text:p>
      <text:p text:style-name="Standard"><text:s text:c="2"/>13.597 | 0 <text:s/>| <text:s text:c="8"/>Comm Error <text:s text:c="8"/>| <text:s text:c="11"/>- <text:s text:c="10"/></text:p>
      <text:p text:style-name="Standard"><text:s text:c="2"/>13.597 | 1 <text:s/>| <text:s text:c="3"/>0.230 <text:s text:c="2"/>-0.953 <text:s text:c="3"/>0.198 | <text:s text:c="2"/>-78.3 <text:s text:c="2"/>-12.9 <text:s text:c="3"/>22.5</text:p>
      <text:p text:style-name="Standard"><text:s text:c="2"/>13.597 | 2 <text:s/>| <text:s text:c="3"/>0.229 <text:s text:c="3"/>0.978 <text:s text:c="3"/>0.126 | <text:s text:c="3"/>82.1 <text:s text:c="2"/>-13.4 <text:s text:c="3"/>53.3</text:p>
      <text:p text:style-name="Standard"><text:s text:c="2"/>13.597 | 3 <text:s/>| <text:s text:c="3"/>0.989 <text:s text:c="2"/>-0.056 <text:s text:c="3"/>0.276 | <text:s text:c="2"/>-11.0 <text:s text:c="2"/>-73.1 <text:s text:c="4"/>6.6</text:p>
      <text:p text:style-name="Standard"><text:s text:c="2"/>13.597 | 4 <text:s/>| <text:s text:c="3"/>1.006 <text:s text:c="2"/>-0.046 <text:s text:c="3"/>0.026 | <text:s text:c="2"/>-62.3 <text:s text:c="2"/>-84.1 <text:s text:c="2"/>-27.6</text:p>
      <text:p text:style-name="Standard"><text:s text:c="2"/>13.597 | 5 <text:s/>| <text:s text:c="3"/>1.011 <text:s text:c="2"/>-0.143 <text:s text:c="2"/>-0.167 | <text:s/>-139.8 <text:s text:c="2"/>-77.2 <text:s/>-173.3</text:p>
      <text:p text:style-name="Standard"><text:s text:c="2"/>13.631 | 0 <text:s/>| <text:s text:c="8"/>Comm Error <text:s text:c="8"/>| <text:s text:c="11"/>- <text:s text:c="10"/></text:p>
      <text:p text:style-name="Standard"><text:s text:c="2"/>13.631 | 1 <text:s/>| <text:s text:c="3"/>0.228 <text:s text:c="2"/>-0.950 <text:s text:c="3"/>0.194 | <text:s text:c="2"/>-78.3 <text:s text:c="2"/>-12.9 <text:s text:c="3"/>22.5</text:p>
      <text:p text:style-name="Standard"><text:s text:c="2"/>13.631 | 2 <text:s/>| <text:s text:c="3"/>0.229 <text:s text:c="3"/>0.978 <text:s text:c="3"/>0.125 | <text:s text:c="3"/>82.2 <text:s text:c="2"/>-13.3 <text:s text:c="3"/>53.3</text:p>
      <text:p text:style-name="Standard"><text:s text:c="2"/>13.631 | 3 <text:s/>| <text:s text:c="3"/>0.987 <text:s text:c="2"/>-0.065 <text:s text:c="3"/>0.271 | <text:s text:c="2"/>-11.2 <text:s text:c="2"/>-73.2 <text:s text:c="4"/>6.8</text:p>
      <text:p text:style-name="Standard"><text:s text:c="2"/>13.631 | 4 <text:s/>| <text:s text:c="3"/>1.009 <text:s text:c="2"/>-0.061 <text:s text:c="3"/>0.018 | <text:s text:c="2"/>-63.5 <text:s text:c="2"/>-84.2 <text:s text:c="2"/>-26.5</text:p>
      <text:p text:style-name="Standard"><text:s text:c="2"/>13.631 | 5 <text:s/>| <text:s text:c="3"/>1.010 <text:s text:c="2"/>-0.136 <text:s text:c="2"/>-0.161 | <text:s/>-139.8 <text:s text:c="2"/>-77.2 <text:s/>-173.4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3.665 | 0 <text:s/>| <text:s text:c="8"/>Comm Error <text:s text:c="8"/>| <text:s text:c="11"/>- <text:s text:c="10"/></text:p>
      <text:p text:style-name="Standard"><text:s text:c="2"/>13.665 | 1 <text:s/>| <text:s text:c="3"/>0.232 <text:s text:c="2"/>-0.949 <text:s text:c="3"/>0.193 | <text:s text:c="2"/>-78.3 <text:s text:c="2"/>-13.0 <text:s text:c="3"/>22.5</text:p>
      <text:p text:style-name="Standard"><text:s text:c="2"/>13.665 | 2 <text:s/>| <text:s text:c="3"/>0.230 <text:s text:c="3"/>0.979 <text:s text:c="3"/>0.128 | <text:s text:c="3"/>82.1 <text:s text:c="2"/>-13.2 <text:s text:c="3"/>53.3</text:p>
      <text:p text:style-name="Standard"><text:s text:c="2"/>13.665 | 3 <text:s/>| <text:s text:c="3"/>0.984 <text:s text:c="2"/>-0.062 <text:s text:c="3"/>0.278 | <text:s text:c="2"/>-11.4 <text:s text:c="2"/>-73.2 <text:s text:c="4"/>6.9</text:p>
      <text:p text:style-name="Standard"><text:s text:c="2"/>13.665 | 4 <text:s/>| <text:s text:c="3"/>1.010 <text:s text:c="2"/>-0.052 <text:s text:c="3"/>0.024 | <text:s text:c="2"/>-63.7 <text:s text:c="2"/>-84.2 <text:s text:c="2"/>-26.2</text:p>
      <text:p text:style-name="Standard"><text:s text:c="2"/>13.665 | 5 <text:s/>| <text:s text:c="3"/>1.006 <text:s text:c="2"/>-0.141 <text:s text:c="2"/>-0.168 | <text:s/>-139.8 <text:s text:c="2"/>-77.2 <text:s/>-173.5</text:p>
      <text:p text:style-name="Standard"><text:s text:c="2"/>13.699 | 0 <text:s/>| <text:s text:c="8"/>Comm Error <text:s text:c="8"/>| <text:s text:c="11"/>- <text:s text:c="10"/></text:p>
      <text:p text:style-name="Standard"><text:s text:c="2"/>13.699 | 1 <text:s/>| <text:s text:c="3"/>0.234 <text:s text:c="2"/>-0.946 <text:s text:c="3"/>0.191 | <text:s text:c="2"/>-78.3 <text:s text:c="2"/>-13.0 <text:s text:c="3"/>22.5</text:p>
      <text:p text:style-name="Standard"><text:s text:c="2"/>13.699 | 2 <text:s/>| <text:s text:c="3"/>0.236 <text:s text:c="3"/>0.975 <text:s text:c="3"/>0.119 | <text:s text:c="3"/>82.2 <text:s text:c="2"/>-13.2 <text:s text:c="3"/>53.3</text:p>
      <text:p text:style-name="Standard"><text:s text:c="2"/>13.699 | 3 <text:s/>| <text:s text:c="3"/>0.983 <text:s text:c="2"/>-0.059 <text:s text:c="3"/>0.282 | <text:s text:c="2"/>-11.4 <text:s text:c="2"/>-73.1 <text:s text:c="4"/>6.9</text:p>
      <text:p text:style-name="Standard"><text:s text:c="2"/>13.699 | 4 <text:s/>| <text:s text:c="3"/>1.006 <text:s text:c="2"/>-0.051 <text:s text:c="3"/>0.029 | <text:s text:c="2"/>-63.0 <text:s text:c="2"/>-84.2 <text:s text:c="2"/>-26.9</text:p>
      <text:p text:style-name="Standard"><text:s text:c="2"/>13.699 | 5 <text:s/>| <text:s text:c="3"/>1.010 <text:s text:c="2"/>-0.131 <text:s text:c="2"/>-0.166 | <text:s/>-140.2 <text:s text:c="2"/>-77.3 <text:s/>-173.1</text:p>
      <text:p text:style-name="Standard"><text:s text:c="2"/>13.733 | 0 <text:s/>| <text:s text:c="8"/>Comm Error <text:s text:c="8"/>| <text:s text:c="11"/>- <text:s text:c="10"/></text:p>
      <text:p text:style-name="Standard"><text:s text:c="2"/>13.733 | 1 <text:s/>| <text:s text:c="3"/>0.231 <text:s text:c="2"/>-0.947 <text:s text:c="3"/>0.192 | <text:s text:c="2"/>-78.3 <text:s text:c="2"/>-13.1 <text:s text:c="3"/>22.6</text:p>
      <text:p text:style-name="Standard"><text:s text:c="2"/>13.733 | 2 <text:s/>| <text:s text:c="3"/>0.234 <text:s text:c="3"/>0.975 <text:s text:c="3"/>0.124 | <text:s text:c="3"/>82.2 <text:s text:c="2"/>-13.3 <text:s text:c="3"/>53.4</text:p>
      <text:p text:style-name="Standard"><text:s text:c="2"/>13.733 | 3 <text:s/>| <text:s text:c="3"/>0.986 <text:s text:c="2"/>-0.054 <text:s text:c="3"/>0.272 | <text:s text:c="2"/>-11.3 <text:s text:c="2"/>-73.1 <text:s text:c="4"/>6.9</text:p>
      <text:p text:style-name="Standard"><text:s text:c="2"/>13.733 | 4 <text:s/>| <text:s text:c="3"/>1.006 <text:s text:c="2"/>-0.053 <text:s text:c="3"/>0.029 | <text:s text:c="2"/>-62.5 <text:s text:c="2"/>-84.2 <text:s text:c="2"/>-27.3</text:p>
      <text:p text:style-name="Standard"><text:s text:c="2"/>13.733 | 5 <text:s/>| <text:s text:c="3"/>1.011 <text:s text:c="2"/>-0.136 <text:s text:c="2"/>-0.161 | <text:s/>-140.2 <text:s text:c="2"/>-77.3 <text:s/>-173.1</text:p>
      <text:p text:style-name="Standard"><text:s text:c="2"/>13.767 | 0 <text:s/>| <text:s text:c="8"/>Comm Error <text:s text:c="8"/>| <text:s text:c="11"/>- <text:s text:c="10"/></text:p>
      <text:p text:style-name="Standard"><text:s text:c="2"/>13.767 | 1 <text:s/>| <text:s text:c="3"/>0.233 <text:s text:c="2"/>-0.948 <text:s text:c="3"/>0.192 | <text:s text:c="2"/>-78.3 <text:s text:c="2"/>-13.2 <text:s text:c="3"/>22.7</text:p>
      <text:p text:style-name="Standard"><text:s text:c="2"/>13.767 | 2 <text:s/>| <text:s text:c="3"/>0.228 <text:s text:c="3"/>0.978 <text:s text:c="3"/>0.139 | <text:s text:c="3"/>82.1 <text:s text:c="2"/>-13.2 <text:s text:c="3"/>53.5</text:p>
      <text:p text:style-name="Standard"><text:soft-page-break/><text:s text:c="2"/>13.767 | 3 <text:s/>| <text:s text:c="3"/>0.985 <text:s text:c="2"/>-0.053 <text:s text:c="3"/>0.271 | <text:s text:c="2"/>-11.2 <text:s text:c="2"/>-73.2 <text:s text:c="4"/>6.8</text:p>
      <text:p text:style-name="Standard"><text:s text:c="2"/>13.767 | 4 <text:s/>| <text:s text:c="3"/>1.010 <text:s text:c="2"/>-0.044 <text:s text:c="3"/>0.020 | <text:s text:c="2"/>-62.6 <text:s text:c="2"/>-84.3 <text:s text:c="2"/>-27.0</text:p>
      <text:p text:style-name="Standard"><text:s text:c="2"/>13.767 | 5 <text:s/>| <text:s text:c="3"/>1.011 <text:s text:c="2"/>-0.135 <text:s text:c="2"/>-0.153 | <text:s/>-140.3 <text:s text:c="2"/>-77.4 <text:s/>-173.1</text:p>
      <text:p text:style-name="Standard"><text:s text:c="2"/>13.802 | 0 <text:s/>| <text:s text:c="8"/>Comm Error <text:s text:c="8"/>| <text:s text:c="11"/>- <text:s text:c="10"/></text:p>
      <text:p text:style-name="Standard"><text:s text:c="2"/>13.802 | 1 <text:s/>| <text:s text:c="3"/>0.233 <text:s text:c="2"/>-0.952 <text:s text:c="3"/>0.185 | <text:s text:c="2"/>-78.3 <text:s text:c="2"/>-13.2 <text:s text:c="3"/>22.8</text:p>
      <text:p text:style-name="Standard"><text:s text:c="2"/>13.802 | 2 <text:s/>| <text:s text:c="3"/>0.227 <text:s text:c="3"/>0.981 <text:s text:c="3"/>0.138 | <text:s text:c="3"/>82.0 <text:s text:c="2"/>-13.1 <text:s text:c="3"/>53.6</text:p>
      <text:p text:style-name="Standard"><text:s text:c="2"/>13.802 | 3 <text:s/>| <text:s text:c="3"/>0.980 <text:s text:c="2"/>-0.056 <text:s text:c="3"/>0.276 | <text:s text:c="2"/>-11.2 <text:s text:c="2"/>-73.2 <text:s text:c="4"/>6.9</text:p>
      <text:p text:style-name="Standard"><text:s text:c="2"/>13.802 | 4 <text:s/>| <text:s text:c="3"/>1.009 <text:s text:c="2"/>-0.045 <text:s text:c="3"/>0.015 | <text:s text:c="2"/>-63.6 <text:s text:c="2"/>-84.4 <text:s text:c="2"/>-25.8</text:p>
      <text:p text:style-name="Standard"><text:s text:c="2"/>13.802 | 5 <text:s/>| <text:s text:c="3"/>1.008 <text:s text:c="2"/>-0.136 <text:s text:c="2"/>-0.150 | <text:s/>-140.3 <text:s text:c="2"/>-77.4 <text:s/>-173.1</text:p>
      <text:p text:style-name="Standard"><text:s text:c="2"/>13.836 | 0 <text:s/>| <text:s text:c="8"/>Comm Error <text:s text:c="8"/>| <text:s text:c="11"/>- <text:s text:c="10"/></text:p>
      <text:p text:style-name="Standard"><text:s text:c="2"/>13.836 | 1 <text:s/>| <text:s text:c="3"/>0.227 <text:s text:c="2"/>-0.951 <text:s text:c="3"/>0.184 | <text:s text:c="2"/>-78.4 <text:s text:c="2"/>-13.3 <text:s text:c="3"/>22.9</text:p>
      <text:p text:style-name="Standard"><text:s text:c="2"/>13.836 | 2 <text:s/>| <text:s text:c="3"/>0.231 <text:s text:c="3"/>0.976 <text:s text:c="3"/>0.127 | <text:s text:c="3"/>82.0 <text:s text:c="2"/>-13.1 <text:s text:c="3"/>53.7</text:p>
      <text:p text:style-name="Standard"><text:s text:c="2"/>13.836 | 3 <text:s/>| <text:s text:c="3"/>0.985 <text:s text:c="2"/>-0.050 <text:s text:c="3"/>0.273 | <text:s text:c="2"/>-11.1 <text:s text:c="2"/>-73.2 <text:s text:c="4"/>6.9</text:p>
      <text:p text:style-name="Standard"><text:s text:c="2"/>13.836 | 4 <text:s/>| <text:s text:c="3"/>1.009 <text:s text:c="2"/>-0.050 <text:s text:c="3"/>0.019 | <text:s text:c="2"/>-64.2 <text:s text:c="2"/>-84.4 <text:s text:c="2"/>-25.1</text:p>
      <text:p text:style-name="Standard"><text:s text:c="2"/>13.836 | 5 <text:s/>| <text:s text:c="3"/>1.010 <text:s text:c="2"/>-0.118 <text:s text:c="2"/>-0.158 | <text:s/>-140.6 <text:s text:c="2"/>-77.5 <text:s/>-172.5</text:p>
      <text:p text:style-name="Standard"><text:s text:c="2"/>13.870 | 0 <text:s/>| <text:s text:c="8"/>Comm Error <text:s text:c="8"/>| <text:s text:c="11"/>- <text:s text:c="10"/></text:p>
      <text:p text:style-name="Standard"><text:s text:c="2"/>13.870 | 1 <text:s/>| <text:s text:c="3"/>0.221 <text:s text:c="2"/>-0.960 <text:s text:c="3"/>0.188 | <text:s text:c="2"/>-78.5 <text:s text:c="2"/>-13.2 <text:s text:c="3"/>23.2</text:p>
      <text:p text:style-name="Standard"><text:s text:c="2"/>13.870 | 2 <text:s/>| <text:s text:c="3"/>0.232 <text:s text:c="3"/>0.971 <text:s text:c="3"/>0.129 | <text:s text:c="3"/>82.0 <text:s text:c="2"/>-13.1 <text:s text:c="3"/>53.8</text:p>
      <text:p text:style-name="Standard"><text:s text:c="2"/>13.870 | 3 <text:s/>| <text:s text:c="3"/>0.986 <text:s text:c="2"/>-0.043 <text:s text:c="3"/>0.275 | <text:s text:c="2"/>-10.7 <text:s text:c="2"/>-73.3 <text:s text:c="4"/>6.6</text:p>
      <text:p text:style-name="Standard"><text:s text:c="2"/>13.870 | 4 <text:s/>| <text:s text:c="3"/>1.008 <text:s text:c="2"/>-0.040 <text:s text:c="3"/>0.014 | <text:s text:c="2"/>-65.2 <text:s text:c="2"/>-84.5 <text:s text:c="2"/>-23.9</text:p>
      <text:p text:style-name="Standard"><text:s text:c="2"/>13.870 | 5 <text:s/>| <text:s text:c="3"/>1.011 <text:s text:c="2"/>-0.130 <text:s text:c="2"/>-0.167 | <text:s/>-141.4 <text:s text:c="2"/>-77.4 <text:s/>-171.9</text:p>
      <text:p text:style-name="Standard"><text:s text:c="2"/>13.904 | 0 <text:s/>| <text:s text:c="8"/>Comm Error <text:s text:c="8"/>| <text:s text:c="11"/>- <text:s text:c="10"/></text:p>
      <text:p text:style-name="Standard"><text:s text:c="2"/>13.904 | 1 <text:s/>| <text:s text:c="3"/>0.219 <text:s text:c="2"/>-0.960 <text:s text:c="3"/>0.184 | <text:s text:c="2"/>-78.5 <text:s text:c="2"/>-13.1 <text:s text:c="3"/>23.4</text:p>
      <text:p text:style-name="Standard"><text:s text:c="2"/>13.904 | 2 <text:s/>| <text:s text:c="3"/>0.232 <text:s text:c="3"/>0.970 <text:s text:c="3"/>0.137 | <text:s text:c="3"/>81.9 <text:s text:c="2"/>-13.1 <text:s text:c="3"/>53.9</text:p>
      <text:p text:style-name="Standard"><text:s text:c="2"/>13.904 | 3 <text:s/>| <text:s text:c="3"/>0.984 <text:s text:c="2"/>-0.039 <text:s text:c="3"/>0.272 | <text:s text:c="2"/>-10.2 <text:s text:c="2"/>-73.3 <text:s text:c="4"/>6.3</text:p>
      <text:p text:style-name="Standard"><text:s text:c="2"/>13.904 | 4 <text:s/>| <text:s text:c="3"/>1.009 <text:s text:c="2"/>-0.042 <text:s text:c="3"/>0.011 | <text:s text:c="2"/>-65.7 <text:s text:c="2"/>-84.5 <text:s text:c="2"/>-23.2</text:p>
      <text:p text:style-name="Standard"><text:s text:c="2"/>13.904 | 5 <text:s/>| <text:s text:c="3"/>1.013 <text:s text:c="2"/>-0.118 <text:s text:c="2"/>-0.170 | <text:s/>-142.1 <text:s text:c="2"/>-77.4 <text:s/>-171.2</text:p>
      <text:p text:style-name="Standard"><text:s text:c="2"/>13.938 | 0 <text:s/>| <text:s text:c="8"/>Comm Error <text:s text:c="8"/>| <text:s text:c="11"/>- <text:s text:c="10"/></text:p>
      <text:p text:style-name="Standard"><text:s text:c="2"/>13.938 | 1 <text:s/>| <text:s text:c="3"/>0.219 <text:s text:c="2"/>-0.957 <text:s text:c="3"/>0.177 | <text:s text:c="2"/>-78.6 <text:s text:c="2"/>-13.0 <text:s text:c="3"/>23.6</text:p>
      <text:p text:style-name="Standard"><text:s text:c="2"/>13.938 | 2 <text:s/>| <text:s text:c="3"/>0.229 <text:s text:c="3"/>0.972 <text:s text:c="3"/>0.148 | <text:s text:c="3"/>81.7 <text:s text:c="2"/>-13.1 <text:s text:c="3"/>54.2</text:p>
      <text:p text:style-name="Standard"><text:s text:c="2"/>13.938 | 3 <text:s/>| <text:s text:c="3"/>0.986 <text:s text:c="2"/>-0.040 <text:s text:c="3"/>0.276 | <text:s text:c="3"/>-9.8 <text:s text:c="2"/>-73.3 <text:s text:c="4"/>5.9</text:p>
      <text:p text:style-name="Standard"><text:s text:c="2"/>13.938 | 4 <text:s/>| <text:s text:c="3"/>1.009 <text:s text:c="2"/>-0.047 <text:s text:c="3"/>0.011 | <text:s text:c="2"/>-67.6 <text:s text:c="2"/>-84.6 <text:s text:c="2"/>-21.3</text:p>
      <text:p text:style-name="Standard"><text:s text:c="2"/>13.938 | 5 <text:s/>| <text:s text:c="3"/>1.010 <text:s text:c="2"/>-0.122 <text:s text:c="2"/>-0.176 | <text:s/>-142.7 <text:s text:c="2"/>-77.4 <text:s/>-170.5</text:p>
      <text:p text:style-name="Standard"><text:s text:c="2"/>13.972 | 0 <text:s/>| <text:s text:c="8"/>Comm Error <text:s text:c="8"/>| <text:s text:c="11"/>- <text:s text:c="10"/></text:p>
      <text:p text:style-name="Standard"><text:s text:c="2"/>13.972 | 1 <text:s/>| <text:s text:c="3"/>0.213 <text:s text:c="2"/>-0.961 <text:s text:c="3"/>0.182 | <text:s text:c="2"/>-78.7 <text:s text:c="2"/>-12.9 <text:s text:c="3"/>23.7</text:p>
      <text:p text:style-name="Standard"><text:s text:c="2"/>13.972 | 2 <text:s/>| <text:s text:c="3"/>0.231 <text:s text:c="3"/>0.971 <text:s text:c="3"/>0.146 | <text:s text:c="3"/>81.6 <text:s text:c="2"/>-13.1 <text:s text:c="3"/>54.3</text:p>
      <text:p text:style-name="Standard"><text:s text:c="2"/>13.972 | 3 <text:s/>| <text:s text:c="3"/>0.989 <text:s text:c="2"/>-0.035 <text:s text:c="3"/>0.277 | <text:s text:c="3"/>-9.3 <text:s text:c="2"/>-73.3 <text:s text:c="4"/>5.6</text:p>
      <text:p text:style-name="Standard"><text:s text:c="2"/>13.972 | 4 <text:s/>| <text:s text:c="3"/>1.009 <text:s text:c="2"/>-0.043 <text:s text:c="3"/>0.020 | <text:s text:c="2"/>-67.7 <text:s text:c="2"/>-84.6 <text:s text:c="2"/>-21.0</text:p>
      <text:p text:style-name="Standard"><text:s text:c="2"/>13.972 | 5 <text:s/>| <text:s text:c="3"/>1.016 <text:s text:c="2"/>-0.123 <text:s text:c="2"/>-0.192 | <text:s/>-143.1 <text:s text:c="2"/>-77.3 <text:s/>-170.1</text:p>
      <text:p text:style-name="Standard"><text:s text:c="2"/>14.006 | 0 <text:s/>| <text:s text:c="8"/>Comm Error <text:s text:c="8"/>| <text:s text:c="11"/>- <text:s text:c="10"/></text:p>
      <text:p text:style-name="Standard"><text:s text:c="2"/>14.006 | 1 <text:s/>| <text:s text:c="3"/>0.214 <text:s text:c="2"/>-0.961 <text:s text:c="3"/>0.184 | <text:s text:c="2"/>-78.8 <text:s text:c="2"/>-12.8 <text:s text:c="3"/>23.8</text:p>
      <text:p text:style-name="Standard"><text:s text:c="2"/>14.006 | 2 <text:s/>| <text:s text:c="3"/>0.232 <text:s text:c="3"/>0.974 <text:s text:c="3"/>0.145 | <text:s text:c="3"/>81.5 <text:s text:c="2"/>-13.1 <text:s text:c="3"/>54.3</text:p>
      <text:p text:style-name="Standard"><text:s text:c="2"/>14.006 | 3 <text:s/>| <text:s text:c="3"/>0.989 <text:s text:c="2"/>-0.032 <text:s text:c="3"/>0.276 | <text:s text:c="3"/>-8.9 <text:s text:c="2"/>-73.3 <text:s text:c="4"/>5.2</text:p>
      <text:p text:style-name="Standard"><text:s text:c="2"/>14.006 | 4 <text:s/>| <text:s text:c="3"/>1.008 <text:s text:c="2"/>-0.031 <text:s text:c="3"/>0.007 | <text:s text:c="2"/>-68.4 <text:s text:c="2"/>-84.7 <text:s text:c="2"/>-20.0</text:p>
      <text:p text:style-name="Standard"><text:s text:c="2"/>14.006 | 5 <text:s/>| <text:s text:c="3"/>1.016 <text:s text:c="2"/>-0.127 <text:s text:c="2"/>-0.200 | <text:s/>-144.2 <text:s text:c="2"/>-77.2 <text:s/>-169.1</text:p>
      <text:p text:style-name="Standard"><text:s text:c="2"/>14.040 | 0 <text:s/>| <text:s text:c="8"/>Comm Error <text:s text:c="8"/>| <text:s text:c="11"/>- <text:s text:c="10"/></text:p>
      <text:p text:style-name="Standard"><text:s text:c="2"/>14.040 | 1 <text:s/>| <text:s text:c="3"/>0.217 <text:s text:c="2"/>-0.963 <text:s text:c="3"/>0.176 | <text:s text:c="2"/>-78.9 <text:s text:c="2"/>-12.7 <text:s text:c="3"/>23.8</text:p>
      <text:p text:style-name="Standard"><text:s text:c="2"/>14.040 | 2 <text:s/>| <text:s text:c="3"/>0.229 <text:s text:c="3"/>0.984 <text:s text:c="3"/>0.137 | <text:s text:c="3"/>81.5 <text:s text:c="2"/>-13.1 <text:s text:c="3"/>54.4</text:p>
      <text:p text:style-name="Standard"><text:s text:c="2"/>14.040 | 3 <text:s/>| <text:s text:c="3"/>0.987 <text:s text:c="2"/>-0.036 <text:s text:c="3"/>0.272 | <text:s text:c="3"/>-8.5 <text:s text:c="2"/>-73.4 <text:s text:c="4"/>4.8</text:p>
      <text:p text:style-name="Standard"><text:soft-page-break/><text:s text:c="2"/>14.040 | 4 <text:s/>| <text:s text:c="3"/>1.010 <text:s text:c="2"/>-0.040 <text:s text:c="3"/>0.007 | <text:s text:c="2"/>-70.0 <text:s text:c="2"/>-84.7 <text:s text:c="2"/>-18.2</text:p>
      <text:p text:style-name="Standard"><text:s text:c="2"/>14.040 | 5 <text:s/>| <text:s text:c="3"/>1.011 <text:s text:c="2"/>-0.111 <text:s text:c="2"/>-0.180 | <text:s/>-144.8 <text:s text:c="2"/>-77.2 <text:s/>-168.6</text:p>
      <text:p text:style-name="Standard"><text:s text:c="2"/>14.074 | 0 <text:s/>| <text:s text:c="8"/>Comm Error <text:s text:c="8"/>| <text:s text:c="11"/>- <text:s text:c="10"/></text:p>
      <text:p text:style-name="Standard"><text:s text:c="2"/>14.074 | 1 <text:s/>| <text:s text:c="3"/>0.219 <text:s text:c="2"/>-0.961 <text:s text:c="3"/>0.172 | <text:s text:c="2"/>-79.0 <text:s text:c="2"/>-12.7 <text:s text:c="3"/>23.8</text:p>
      <text:p text:style-name="Standard"><text:s text:c="2"/>14.074 | 2 <text:s/>| <text:s text:c="3"/>0.223 <text:s text:c="3"/>0.980 <text:s text:c="3"/>0.130 | <text:s text:c="3"/>81.6 <text:s text:c="2"/>-13.0 <text:s text:c="3"/>54.3</text:p>
      <text:p text:style-name="Standard"><text:s text:c="2"/>14.074 | 3 <text:s/>| <text:s text:c="3"/>0.986 <text:s text:c="2"/>-0.042 <text:s text:c="3"/>0.264 | <text:s text:c="3"/>-8.4 <text:s text:c="2"/>-73.5 <text:s text:c="4"/>4.7</text:p>
      <text:p text:style-name="Standard"><text:s text:c="2"/>14.074 | 4 <text:s/>| <text:s text:c="3"/>1.011 <text:s text:c="2"/>-0.043 <text:s text:c="2"/>-0.002 | <text:s text:c="2"/>-73.0 <text:s text:c="2"/>-84.8 <text:s text:c="2"/>-15.2</text:p>
      <text:p text:style-name="Standard"><text:s text:c="2"/>14.074 | 5 <text:s/>| <text:s text:c="3"/>1.009 <text:s text:c="2"/>-0.113 <text:s text:c="2"/>-0.161 | <text:s/>-144.8 <text:s text:c="2"/>-77.4 <text:s/>-168.6</text:p>
      <text:p text:style-name="Standard"><text:s text:c="2"/>14.108 | 0 <text:s/>| <text:s text:c="8"/>Comm Error <text:s text:c="8"/>| <text:s text:c="11"/>- <text:s text:c="10"/></text:p>
      <text:p text:style-name="Standard"><text:s text:c="2"/>14.108 | 1 <text:s/>| <text:s text:c="3"/>0.217 <text:s text:c="2"/>-0.957 <text:s text:c="3"/>0.176 | <text:s text:c="2"/>-79.1 <text:s text:c="2"/>-12.7 <text:s text:c="3"/>23.8</text:p>
      <text:p text:style-name="Standard"><text:s text:c="2"/>14.108 | 2 <text:s/>| <text:s text:c="3"/>0.218 <text:s text:c="3"/>0.977 <text:s text:c="3"/>0.126 | <text:s text:c="3"/>81.8 <text:s text:c="2"/>-12.8 <text:s text:c="3"/>54.2</text:p>
      <text:p text:style-name="Standard"><text:s text:c="2"/>14.108 | 3 <text:s/>| <text:s text:c="3"/>0.982 <text:s text:c="2"/>-0.045 <text:s text:c="3"/>0.265 | <text:s text:c="3"/>-8.5 <text:s text:c="2"/>-73.6 <text:s text:c="4"/>4.9</text:p>
      <text:p text:style-name="Standard"><text:s text:c="2"/>14.108 | 4 <text:s/>| <text:s text:c="3"/>1.008 <text:s text:c="2"/>-0.023 <text:s text:c="2"/>-0.012 | <text:s text:c="2"/>-77.6 <text:s text:c="2"/>-84.9 <text:s text:c="2"/>-10.2</text:p>
      <text:p text:style-name="Standard"><text:s text:c="2"/>14.108 | 5 <text:s/>| <text:s text:c="3"/>1.012 <text:s text:c="2"/>-0.127 <text:s text:c="2"/>-0.152 | <text:s/>-144.2 <text:s text:c="2"/>-77.6 <text:s/>-169.3</text:p>
      <text:p text:style-name="Standard"><text:s text:c="2"/>14.143 | 0 <text:s/>| <text:s text:c="8"/>Comm Error <text:s text:c="8"/>| <text:s text:c="11"/>- <text:s text:c="10"/></text:p>
      <text:p text:style-name="Standard"><text:s text:c="2"/>14.143 | 1 <text:s/>| <text:s text:c="3"/>0.220 <text:s text:c="2"/>-0.943 <text:s text:c="3"/>0.176 | <text:s text:c="2"/>-79.1 <text:s text:c="2"/>-12.6 <text:s text:c="3"/>23.9</text:p>
      <text:p text:style-name="Standard"><text:s text:c="2"/>14.143 | 2 <text:s/>| <text:s text:c="3"/>0.213 <text:s text:c="3"/>0.979 <text:s text:c="3"/>0.129 | <text:s text:c="3"/>81.9 <text:s text:c="2"/>-12.7 <text:s text:c="3"/>54.1</text:p>
      <text:p text:style-name="Standard"><text:s text:c="2"/>14.143 | 3 <text:s/>| <text:s text:c="3"/>0.979 <text:s text:c="2"/>-0.047 <text:s text:c="3"/>0.263 | <text:s text:c="3"/>-8.7 <text:s text:c="2"/>-73.7 <text:s text:c="4"/>5.0</text:p>
      <text:p text:style-name="Standard"><text:s text:c="2"/>14.143 | 4 <text:s/>| <text:s text:c="3"/>1.006 <text:s text:c="2"/>-0.033 <text:s text:c="2"/>-0.000 | <text:s text:c="2"/>-78.9 <text:s text:c="2"/>-84.9 <text:s text:c="3"/>-8.7</text:p>
      <text:p text:style-name="Standard"><text:s text:c="2"/>14.143 | 5 <text:s/>| <text:s text:c="3"/>1.011 <text:s text:c="2"/>-0.104 <text:s text:c="2"/>-0.164 | <text:s/>-144.3 <text:s text:c="2"/>-77.8 <text:s/>-169.1</text:p>
      <text:p text:style-name="Standard"><text:s text:c="2"/>14.178 | 0 <text:s/>| <text:s text:c="8"/>Comm Error <text:s text:c="8"/>| <text:s text:c="11"/>- <text:s text:c="10"/></text:p>
      <text:p text:style-name="Standard"><text:s text:c="2"/>14.178 | 1 <text:s/>| <text:s text:c="3"/>0.222 <text:s text:c="2"/>-0.950 <text:s text:c="3"/>0.174 | <text:s text:c="2"/>-79.1 <text:s text:c="2"/>-12.6 <text:s text:c="3"/>23.9</text:p>
      <text:p text:style-name="Standard"><text:s text:c="2"/>14.178 | 2 <text:s/>| <text:s text:c="3"/>0.211 <text:s text:c="3"/>0.979 <text:s text:c="3"/>0.126 | <text:s text:c="3"/>82.0 <text:s text:c="2"/>-12.5 <text:s text:c="3"/>54.0</text:p>
      <text:p text:style-name="Standard"><text:s text:c="2"/>14.178 | 3 <text:s/>| <text:s text:c="3"/>0.985 <text:s text:c="2"/>-0.043 <text:s text:c="3"/>0.261 | <text:s text:c="3"/>-8.8 <text:s text:c="2"/>-73.9 <text:s text:c="4"/>5.2</text:p>
      <text:p text:style-name="Standard"><text:s text:c="2"/>14.178 | 4 <text:s/>| <text:s text:c="3"/>1.009 <text:s text:c="2"/>-0.027 <text:s text:c="3"/>0.002 | <text:s text:c="2"/>-79.1 <text:s text:c="2"/>-84.9 <text:s text:c="3"/>-8.0</text:p>
      <text:p text:style-name="Standard"><text:s text:c="2"/>14.178 | 5 <text:s/>| <text:s text:c="3"/>1.010 <text:s text:c="2"/>-0.120 <text:s text:c="2"/>-0.154 | <text:s/>-144.5 <text:s text:c="2"/>-77.9 <text:s/>-169.0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8:47:26.491864144</meta:creation-date>
    <dc:date>2025-12-26T18:48:03.855843505</dc:date>
    <meta:editing-duration>PT38S</meta:editing-duration>
    <meta:editing-cycles>1</meta:editing-cycles>
    <meta:document-statistic meta:table-count="0" meta:image-count="0" meta:object-count="0" meta:page-count="52" meta:paragraph-count="2521" meta:word-count="26331" meta:character-count="171297" meta:non-whitespace-character-count="91411"/>
    <meta:generator>LibreOffice/6.0.7.3$Linux_AARCH64 LibreOffice_project/00m0$Build-3</meta:generator>
  </office:meta>
</office:document-meta>
</file>